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2" draw:name="Object2" text:anchor-type="paragraph" svg:x="9.53cm" svg:y="0.439cm" svg:width="9.798cm" svg:height="11.501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3" text:anchor-type="paragraph" svg:x="4.602cm" svg:y="12.799cm" svg:width="9.798cm" svg:height="11.501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1" text:anchor-type="paragraph" svg:x="0.086cm" svg:y="0.439cm" svg:width="9.798cm" svg:height="11.5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3" draw:name="Object4" text:anchor-type="paragraph" svg:y="0.09cm" svg:width="12.991cm" svg:height="9.27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3" draw:name="Object5" text:anchor-type="paragraph" svg:y="7.761cm" svg:width="12.991cm" svg:height="9.27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2" draw:name="Object6" text:anchor-type="paragraph" svg:x="3.006cm" svg:y="16.078cm" svg:width="12.991cm" svg:height="9.271cm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20:01:24.566846014</meta:creation-date>
    <dc:date>2014-10-17T20:37:42.191046327</dc:date>
    <meta:editing-duration>PT24M50S</meta:editing-duration>
    <meta:editing-cycles>4</meta:editing-cycles>
    <meta:generator>LibreOffice/4.2.6.3$Linux_X86_64 LibreOffice_project/420m0$Build-3</meta:generator>
    <meta:document-statistic meta:table-count="0" meta:image-count="0" meta:object-count="6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98cm" svg:height="11.5cm" xlink:href="." xlink:type="simple" chart:class="chart:scatter" chart:style-name="ch1">
        <chart:title svg:x="2.752cm" svg:y="0.366cm" chart:style-name="ch2">
          <text:p>ZDT 2 - population 10</text:p>
        </chart:title>
        <chart:subtitle svg:x="2.487cm" svg:y="1.375cm" chart:style-name="ch3">
          <text:p>10000 generations, 992 ms</text:p>
        </chart:subtitle>
        <chart:plot-area chart:style-name="ch4" chart:data-source-has-labels="both" svg:x="0.371cm" svg:y="2.378cm" svg:width="8.963cm" svg:height="8.843cm">
          <chartooo:coordinate-region svg:x="1.098cm" svg:y="2.578cm" svg:width="7.996cm" svg:height="7.996cm"/>
          <chart:axis chart:dimension="x" chart:name="primary-x" chart:style-name="ch5" chartooo:axis-type="auto">
            <chart:categories table:cell-range-address="local-table.$A$2:.$A$10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.88178419700126E-016">
                <text:p>8.88178419700126E-01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.88178419700126E-016">
                <text:p>8.88178419700126E-016</text:p>
              </table:table-cell>
            </table:table-row>
            <table:table-row>
              <table:table-cell office:value-type="float" office:value="0.618323435153536">
                <text:p>0</text:p>
              </table:table-cell>
              <table:table-cell office:value-type="float" office:value="0.618323435153536">
                <text:p>0.618323435153536</text:p>
              </table:table-cell>
              <table:table-cell office:value-type="float" office:value="0.631190059158196">
                <text:p>0.631190059158196</text:p>
              </table:table-cell>
            </table:table-row>
            <table:table-row>
              <table:table-cell office:value-type="float" office:value="0.425995516226944">
                <text:p>0</text:p>
              </table:table-cell>
              <table:table-cell office:value-type="float" office:value="0.425995516226944">
                <text:p>0.425995516226944</text:p>
              </table:table-cell>
              <table:table-cell office:value-type="float" office:value="0.819224349745903">
                <text:p>0.819224349745903</text:p>
              </table:table-cell>
            </table:table-row>
            <table:table-row>
              <table:table-cell office:value-type="float" office:value="0.0928333828165018">
                <text:p>0</text:p>
              </table:table-cell>
              <table:table-cell office:value-type="float" office:value="0.0928333828165018">
                <text:p>0.0928333828165018</text:p>
              </table:table-cell>
              <table:table-cell office:value-type="float" office:value="0.993668753313591">
                <text:p>0.993668753313591</text:p>
              </table:table-cell>
            </table:table-row>
            <table:table-row>
              <table:table-cell office:value-type="float" office:value="0.810973726147084">
                <text:p>0</text:p>
              </table:table-cell>
              <table:table-cell office:value-type="float" office:value="0.810973726147084">
                <text:p>0.810973726147084</text:p>
              </table:table-cell>
              <table:table-cell office:value-type="float" office:value="0.342321615499115">
                <text:p>0.342321615499115</text:p>
              </table:table-cell>
            </table:table-row>
            <table:table-row>
              <table:table-cell office:value-type="float" office:value="0.43263224894749">
                <text:p>0</text:p>
              </table:table-cell>
              <table:table-cell office:value-type="float" office:value="0.43263224894749">
                <text:p>0.43263224894749</text:p>
              </table:table-cell>
              <table:table-cell office:value-type="float" office:value="0.816098167755119">
                <text:p>0.816098167755119</text:p>
              </table:table-cell>
            </table:table-row>
            <table:table-row>
              <table:table-cell office:value-type="float" office:value="0.986046144091661">
                <text:p>0</text:p>
              </table:table-cell>
              <table:table-cell office:value-type="float" office:value="0.986046144091661">
                <text:p>0.986046144091661</text:p>
              </table:table-cell>
              <table:table-cell office:value-type="float" office:value="0.0430063777355863">
                <text:p>0.0430063777355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98cm" svg:height="11.5cm" xlink:href="." xlink:type="simple" chart:class="chart:scatter" chart:style-name="ch1">
        <chart:title svg:x="2.633cm" svg:y="0.366cm" chart:style-name="ch2">
          <text:p>ZDT 2 - population 100</text:p>
        </chart:title>
        <chart:subtitle svg:x="2.276cm" svg:y="1.375cm" chart:style-name="ch3">
          <text:p>10000 generations, 14451 ms</text:p>
        </chart:subtitle>
        <chart:plot-area chart:style-name="ch4" chart:data-source-has-labels="both" svg:x="0.371cm" svg:y="2.375cm" svg:width="8.963cm" svg:height="8.843cm">
          <chartooo:coordinate-region svg:x="1.098cm" svg:y="2.575cm" svg:width="7.996cm" svg:height="7.996cm"/>
          <chart:axis chart:dimension="x" chart:name="primary-x" chart:style-name="ch5" chartooo:axis-type="auto">
            <chart:categories table:cell-range-address="local-table.$A$2:.$A$10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012330727999">
                <text:p>0.892012330727999</text:p>
              </table:table-cell>
              <table:table-cell office:value-type="float" office:value="0.204316398298055">
                <text:p>0.204316398298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1431373397327">
                <text:p>0.031431373397327</text:p>
              </table:table-cell>
              <table:table-cell office:value-type="float" office:value="0.999012073013753">
                <text:p>0.999012073013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297501096277">
                <text:p>0.28297501096277</text:p>
              </table:table-cell>
              <table:table-cell office:value-type="float" office:value="0.919925943788393">
                <text:p>0.919925943788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1114898509265">
                <text:p>0.491114898509265</text:p>
              </table:table-cell>
              <table:table-cell office:value-type="float" office:value="0.758815129846756">
                <text:p>0.758815129846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8412050916741">
                <text:p>0.418412050916741</text:p>
              </table:table-cell>
              <table:table-cell office:value-type="float" office:value="0.826458466766898">
                <text:p>0.826458466766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48119193827701">
                <text:p>0.0748119193827701</text:p>
              </table:table-cell>
              <table:table-cell office:value-type="float" office:value="0.994403731440948">
                <text:p>0.994403731440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2963091280016">
                <text:p>0.462963091280016</text:p>
              </table:table-cell>
              <table:table-cell office:value-type="float" office:value="0.785667677488078">
                <text:p>0.785667677488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8110163773964">
                <text:p>0.438110163773964</text:p>
              </table:table-cell>
              <table:table-cell office:value-type="float" office:value="0.808059564093553">
                <text:p>0.808059564093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4773512062599">
                <text:p>0.944773512062599</text:p>
              </table:table-cell>
              <table:table-cell office:value-type="float" office:value="0.107403029629627">
                <text:p>0.107403029629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5219373618417">
                <text:p>0.655219373618417</text:p>
              </table:table-cell>
              <table:table-cell office:value-type="float" office:value="0.570765441286304">
                <text:p>0.570765441286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8523341067061">
                <text:p>0.128523341067061</text:p>
              </table:table-cell>
              <table:table-cell office:value-type="float" office:value="0.985281691903374">
                <text:p>0.985281691903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9930554236362">
                <text:p>0.149930554236362</text:p>
              </table:table-cell>
              <table:table-cell office:value-type="float" office:value="0.977521182897337">
                <text:p>0.977521182897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0836186787">
                <text:p>0.830836186787</text:p>
              </table:table-cell>
              <table:table-cell office:value-type="float" office:value="0.30971189525488">
                <text:p>0.30971189525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6831633749003">
                <text:p>0.576831633749003</text:p>
              </table:table-cell>
              <table:table-cell office:value-type="float" office:value="0.667265768077888">
                <text:p>0.667265768077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0016230984689">
                <text:p>0.720016230984689</text:p>
              </table:table-cell>
              <table:table-cell office:value-type="float" office:value="0.481625603069595">
                <text:p>0.481625603069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9207829737651">
                <text:p>0.839207829737651</text:p>
              </table:table-cell>
              <table:table-cell office:value-type="float" office:value="0.295730967502951">
                <text:p>0.295730967502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96415280637789">
                <text:p>0.796415280637789</text:p>
              </table:table-cell>
              <table:table-cell office:value-type="float" office:value="0.384701621647739">
                <text:p>0.384701621647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8968748695326">
                <text:p>0.908968748695326</text:p>
              </table:table-cell>
              <table:table-cell office:value-type="float" office:value="0.173775835660069">
                <text:p>0.173775835660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5805456971024">
                <text:p>0.165805456971024</text:p>
              </table:table-cell>
              <table:table-cell office:value-type="float" office:value="0.972509472457844">
                <text:p>0.972509472457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33801699130262">
                <text:p>0.733801699130262</text:p>
              </table:table-cell>
              <table:table-cell office:value-type="float" office:value="0.461753800874092">
                <text:p>0.461753800874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889970432549">
                <text:p>0.30889970432549</text:p>
              </table:table-cell>
              <table:table-cell office:value-type="float" office:value="0.915865870150529">
                <text:p>0.915865870150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8014306163317">
                <text:p>0.238014306163317</text:p>
              </table:table-cell>
              <table:table-cell office:value-type="float" office:value="0.943349222913815">
                <text:p>0.943349222913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7121445927014">
                <text:p>0.447121445927014</text:p>
              </table:table-cell>
              <table:table-cell office:value-type="float" office:value="0.800082558381605">
                <text:p>0.8000825583816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6226087433824">
                <text:p>0.626226087433824</text:p>
              </table:table-cell>
              <table:table-cell office:value-type="float" office:value="0.607840916696685">
                <text:p>0.607840916696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551332676648">
                <text:p>0.34551332676648</text:p>
              </table:table-cell>
              <table:table-cell office:value-type="float" office:value="0.880620563705686">
                <text:p>0.8806205637056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09786671899041">
                <text:p>0.809786671899041</text:p>
              </table:table-cell>
              <table:table-cell office:value-type="float" office:value="0.344245762855791">
                <text:p>0.344245762855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7661717074046">
                <text:p>0.957661717074046</text:p>
              </table:table-cell>
              <table:table-cell office:value-type="float" office:value="0.0829179902773441">
                <text:p>0.08291799027734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2292246554083">
                <text:p>0.642292246554083</text:p>
              </table:table-cell>
              <table:table-cell office:value-type="float" office:value="0.587460675661987">
                <text:p>0.5874606756619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70156806357019">
                <text:p>0.870156806357019</text:p>
              </table:table-cell>
              <table:table-cell office:value-type="float" office:value="0.242828658898197">
                <text:p>0.2428286588981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5268022982282">
                <text:p>0.185268022982282</text:p>
              </table:table-cell>
              <table:table-cell office:value-type="float" office:value="0.965675788407588">
                <text:p>0.965675788407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69184980005846">
                <text:p>0.0869184980005846</text:p>
              </table:table-cell>
              <table:table-cell office:value-type="float" office:value="0.992445189729045">
                <text:p>0.9924451897290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95841607460268">
                <text:p>0.695841607460268</text:p>
              </table:table-cell>
              <table:table-cell office:value-type="float" office:value="0.515870239376845">
                <text:p>0.515870239376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83168662925125">
                <text:p>0.683168662925125</text:p>
              </table:table-cell>
              <table:table-cell office:value-type="float" office:value="0.533284557906576">
                <text:p>0.5332845579065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000205491823">
                <text:p>0.99000205491823</text:p>
              </table:table-cell>
              <table:table-cell office:value-type="float" office:value="0.019896008854346">
                <text:p>0.0198960088543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9097111731403">
                <text:p>0.259097111731403</text:p>
              </table:table-cell>
              <table:table-cell office:value-type="float" office:value="0.932868740890265">
                <text:p>0.9328687408902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6070471374302">
                <text:p>0.966070471374302</text:p>
              </table:table-cell>
              <table:table-cell office:value-type="float" office:value="0.0667078646732661">
                <text:p>0.0667078646732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0144942834005">
                <text:p>0.850144942834005</text:p>
              </table:table-cell>
              <table:table-cell office:value-type="float" office:value="0.281236993801629">
                <text:p>0.2812369938016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19882002185109">
                <text:p>0.919882002185109</text:p>
              </table:table-cell>
              <table:table-cell office:value-type="float" office:value="0.1538361818634">
                <text:p>0.15383618186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478423340421">
                <text:p>0.66478423340421</text:p>
              </table:table-cell>
              <table:table-cell office:value-type="float" office:value="0.558061937056241">
                <text:p>0.5580619370562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20727713744912">
                <text:p>0.820727713744912</text:p>
              </table:table-cell>
              <table:table-cell office:value-type="float" office:value="0.326406039768222">
                <text:p>0.326406039768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31875399456958">
                <text:p>0.331875399456958</text:p>
              </table:table-cell>
              <table:table-cell office:value-type="float" office:value="0.889858760504615">
                <text:p>0.8898587605046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2895412618424">
                <text:p>0.982895412618424</text:p>
              </table:table-cell>
              <table:table-cell office:value-type="float" office:value="0.0339166344116662">
                <text:p>0.03391663441166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7149966794568">
                <text:p>0.637149966794568</text:p>
              </table:table-cell>
              <table:table-cell office:value-type="float" office:value="0.594040069621557">
                <text:p>0.5940400696215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1753971298985">
                <text:p>0.781753971298985</text:p>
              </table:table-cell>
              <table:table-cell office:value-type="float" office:value="0.388860909879654">
                <text:p>0.3888609098796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14081364533448">
                <text:p>0.714081364533448</text:p>
              </table:table-cell>
              <table:table-cell office:value-type="float" office:value="0.490087951794442">
                <text:p>0.4900879517944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39051119618117">
                <text:p>0.739051119618117</text:p>
              </table:table-cell>
              <table:table-cell office:value-type="float" office:value="0.453803796943585">
                <text:p>0.4538037969435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6103963921044">
                <text:p>0.586103963921044</text:p>
              </table:table-cell>
              <table:table-cell office:value-type="float" office:value="0.656910844229005">
                <text:p>0.656910844229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3050787135698">
                <text:p>0.323050787135698</text:p>
              </table:table-cell>
              <table:table-cell office:value-type="float" office:value="0.895638190525098">
                <text:p>0.8956381905250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2742440325123">
                <text:p>0.502742440325123</text:p>
              </table:table-cell>
              <table:table-cell office:value-type="float" office:value="0.747250164556844">
                <text:p>0.7472501645568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65698600713679">
                <text:p>0.765698600713679</text:p>
              </table:table-cell>
              <table:table-cell office:value-type="float" office:value="0.413840500411675">
                <text:p>0.4138405004116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4496078575153">
                <text:p>0.974496078575153</text:p>
              </table:table-cell>
              <table:table-cell office:value-type="float" office:value="0.0573604510905939">
                <text:p>0.05736045109059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54518744863566">
                <text:p>0.754518744863566</text:p>
              </table:table-cell>
              <table:table-cell office:value-type="float" office:value="0.435995582194211">
                <text:p>0.4359955821942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4963272057575">
                <text:p>0.564963272057575</text:p>
              </table:table-cell>
              <table:table-cell office:value-type="float" office:value="0.684830490925773">
                <text:p>0.6848304909257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61443436765704">
                <text:p>0.761443436765704</text:p>
              </table:table-cell>
              <table:table-cell office:value-type="float" office:value="0.420204075069253">
                <text:p>0.4202040750692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4809215832494">
                <text:p>0.74809215832494</text:p>
              </table:table-cell>
              <table:table-cell office:value-type="float" office:value="0.440358307674437">
                <text:p>0.4403583076744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2588791574454">
                <text:p>0.372588791574454</text:p>
              </table:table-cell>
              <table:table-cell office:value-type="float" office:value="0.861177750199218">
                <text:p>0.8611777501992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62552091725927">
                <text:p>0.562552091725927</text:p>
              </table:table-cell>
              <table:table-cell office:value-type="float" office:value="0.686480485103185">
                <text:p>0.6864804851031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7672500810447">
                <text:p>0.977672500810447</text:p>
              </table:table-cell>
              <table:table-cell office:value-type="float" office:value="0.0441572479593255">
                <text:p>0.0441572479593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40406955446312">
                <text:p>0.540406955446312</text:p>
              </table:table-cell>
              <table:table-cell office:value-type="float" office:value="0.707960837329107">
                <text:p>0.7079608373291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15114073629647">
                <text:p>0.515114073629647</text:p>
              </table:table-cell>
              <table:table-cell office:value-type="float" office:value="0.737584672069256">
                <text:p>0.7375846720692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4176712706023">
                <text:p>0.404176712706023</text:p>
              </table:table-cell>
              <table:table-cell office:value-type="float" office:value="0.83664712560563">
                <text:p>0.836647125605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32742198126586">
                <text:p>0.532742198126586</text:p>
              </table:table-cell>
              <table:table-cell office:value-type="float" office:value="0.716208256486681">
                <text:p>0.7162082564866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9000175228038">
                <text:p>0.939000175228038</text:p>
              </table:table-cell>
              <table:table-cell office:value-type="float" office:value="0.118278739703398">
                <text:p>0.1182787397033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00686534851496">
                <text:p>0.900686534851496</text:p>
              </table:table-cell>
              <table:table-cell office:value-type="float" office:value="0.18876378982885">
                <text:p>0.188763789828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18274603313329">
                <text:p>0.618274603313329</text:p>
              </table:table-cell>
              <table:table-cell office:value-type="float" office:value="0.617736548370941">
                <text:p>0.617736548370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0015517150463">
                <text:p>0.80015517150463</text:p>
              </table:table-cell>
              <table:table-cell office:value-type="float" office:value="0.359751896880346">
                <text:p>0.359751896880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4301261590114">
                <text:p>0.24301261590114</text:p>
              </table:table-cell>
              <table:table-cell office:value-type="float" office:value="0.940944883208352">
                <text:p>0.9409448832083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07276493341465">
                <text:p>0.0107276493341465</text:p>
              </table:table-cell>
              <table:table-cell office:value-type="float" office:value="0.999884948046597">
                <text:p>0.9998849480465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578789561492">
                <text:p>0.99578789561492</text:p>
              </table:table-cell>
              <table:table-cell office:value-type="float" office:value="0.00840727291699952">
                <text:p>0.008407272916999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11627065022009">
                <text:p>0.211627065022009</text:p>
              </table:table-cell>
              <table:table-cell office:value-type="float" office:value="0.955214787673848">
                <text:p>0.9552147876738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71331153965699">
                <text:p>0.671331153965699</text:p>
              </table:table-cell>
              <table:table-cell office:value-type="float" office:value="0.549314494708883">
                <text:p>0.5493144947088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7636640059843">
                <text:p>0.527636640059843</text:p>
              </table:table-cell>
              <table:table-cell office:value-type="float" office:value="0.726285621333079">
                <text:p>0.7262856213330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16848674205648">
                <text:p>0.816848674205648</text:p>
              </table:table-cell>
              <table:table-cell office:value-type="float" office:value="0.332774805553241">
                <text:p>0.332774805553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00393451032454">
                <text:p>0.400393451032454</text:p>
              </table:table-cell>
              <table:table-cell office:value-type="float" office:value="0.839685115469218">
                <text:p>0.8396851154692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85882221180272">
                <text:p>0.385882221180272</text:p>
              </table:table-cell>
              <table:table-cell office:value-type="float" office:value="0.851099229280151">
                <text:p>0.8510992292801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60708434649861">
                <text:p>0.460708434649861</text:p>
              </table:table-cell>
              <table:table-cell office:value-type="float" office:value="0.7877526734434">
                <text:p>0.78775267344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29423401501774">
                <text:p>0.929423401501774</text:p>
              </table:table-cell>
              <table:table-cell office:value-type="float" office:value="0.136174102553495">
                <text:p>0.136174102553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22295426933395">
                <text:p>0.922295426933395</text:p>
              </table:table-cell>
              <table:table-cell office:value-type="float" office:value="0.149371202198769">
                <text:p>0.1493712021987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8628577897793">
                <text:p>0.108628577897793</text:p>
              </table:table-cell>
              <table:table-cell office:value-type="float" office:value="0.988199862075244">
                <text:p>0.9881998620752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70156806357019">
                <text:p>0.870156806357019</text:p>
              </table:table-cell>
              <table:table-cell office:value-type="float" office:value="0.242828658898197">
                <text:p>0.2428286588981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05234762467267">
                <text:p>0.705234762467267</text:p>
              </table:table-cell>
              <table:table-cell office:value-type="float" office:value="0.502644623647164">
                <text:p>0.5026446236471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2210718331234">
                <text:p>0.862210718331234</text:p>
              </table:table-cell>
              <table:table-cell office:value-type="float" office:value="0.257144849519954">
                <text:p>0.2571448495199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459367851074">
                <text:p>0.59459367851074</text:p>
              </table:table-cell>
              <table:table-cell office:value-type="float" office:value="0.646458392363639">
                <text:p>0.6464583923636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8235768408551">
                <text:p>0.388235768408551</text:p>
              </table:table-cell>
              <table:table-cell office:value-type="float" office:value="0.849293637510008">
                <text:p>0.8492936375100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6827717430252">
                <text:p>0.356827717430252</text:p>
              </table:table-cell>
              <table:table-cell office:value-type="float" office:value="0.872674682310011">
                <text:p>0.8726746823100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95347715070755">
                <text:p>0.195347715070755</text:p>
              </table:table-cell>
              <table:table-cell office:value-type="float" office:value="0.961839432638692">
                <text:p>0.9618394326386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01448185318374">
                <text:p>0.801448185318374</text:p>
              </table:table-cell>
              <table:table-cell office:value-type="float" office:value="0.359376008592003">
                <text:p>0.359376008592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53243630666675">
                <text:p>0.853243630666675</text:p>
              </table:table-cell>
              <table:table-cell office:value-type="float" office:value="0.271975327412295">
                <text:p>0.2719753274122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9224746237016">
                <text:p>0.959224746237016</text:p>
              </table:table-cell>
              <table:table-cell office:value-type="float" office:value="0.0799234422401253">
                <text:p>0.07992344224012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58103429344432">
                <text:p>0.258103429344432</text:p>
              </table:table-cell>
              <table:table-cell office:value-type="float" office:value="0.933382759964277">
                <text:p>0.9333827599642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05519023723794">
                <text:p>0.605519023723794</text:p>
              </table:table-cell>
              <table:table-cell office:value-type="float" office:value="0.634653587191499">
                <text:p>0.6346535871914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8390729388568">
                <text:p>0.518390729388568</text:p>
              </table:table-cell>
              <table:table-cell office:value-type="float" office:value="0.73127159127876">
                <text:p>0.731271591278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57771747753442">
                <text:p>0.857771747753442</text:p>
              </table:table-cell>
              <table:table-cell office:value-type="float" office:value="0.264227639261059">
                <text:p>0.2642276392610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03088921892612">
                <text:p>0.903088921892612</text:p>
              </table:table-cell>
              <table:table-cell office:value-type="float" office:value="0.184547884839087">
                <text:p>0.1845478848390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6456438962218">
                <text:p>0.496456438962218</text:p>
              </table:table-cell>
              <table:table-cell office:value-type="float" office:value="0.753601310549124">
                <text:p>0.7536013105491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3914011355803">
                <text:p>0.203914011355803</text:p>
              </table:table-cell>
              <table:table-cell office:value-type="float" office:value="0.958419242242934">
                <text:p>0.9584192422429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98cm" svg:height="11.5cm" xlink:href="." xlink:type="simple" chart:class="chart:scatter" chart:style-name="ch1">
        <chart:title svg:x="2.514cm" svg:y="0.366cm" chart:style-name="ch2">
          <text:p>ZDT 2 - population 1000</text:p>
        </chart:title>
        <chart:subtitle svg:x="2.17cm" svg:y="1.375cm" chart:style-name="ch3">
          <text:p>10000 generations, 719312 ms</text:p>
        </chart:subtitle>
        <chart:plot-area chart:style-name="ch4" chart:data-source-has-labels="both" svg:x="0.37cm" svg:y="2.378cm" svg:width="8.963cm" svg:height="8.843cm">
          <chartooo:coordinate-region svg:x="1.097cm" svg:y="2.578cm" svg:width="7.996cm" svg:height="7.996cm"/>
          <chart:axis chart:dimension="x" chart:name="primary-x" chart:style-name="ch5" chartooo:axis-type="auto">
            <chart:categories table:cell-range-address="local-table.$A$2:.$A$100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001" chart:label-cell-address="local-table.$C$1" chart:class="chart:scatter">
            <chart:domain table:cell-range-address="local-table.$B$2:.$B$1001"/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3226762955019E-015">
                <text:p>1.33226762955019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33226762955019E-015">
                <text:p>1.33226762955019E-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4409278082029">
                <text:p>0.574409278082029</text:p>
              </table:table-cell>
              <table:table-cell office:value-type="float" office:value="0.670054032689743">
                <text:p>0.670054032689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097651476901">
                <text:p>0.81097651476901</text:p>
              </table:table-cell>
              <table:table-cell office:value-type="float" office:value="0.342488663725187">
                <text:p>0.342488663725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9657652743434">
                <text:p>0.579657652743434</text:p>
              </table:table-cell>
              <table:table-cell office:value-type="float" office:value="0.663997005617867">
                <text:p>0.663997005617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34550299996985">
                <text:p>0.734550299996985</text:p>
              </table:table-cell>
              <table:table-cell office:value-type="float" office:value="0.460435856774382">
                <text:p>0.460435856774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8890543817084">
                <text:p>0.858890543817084</text:p>
              </table:table-cell>
              <table:table-cell office:value-type="float" office:value="0.262307033741764">
                <text:p>0.262307033741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9876533182948">
                <text:p>0.519876533182948</text:p>
              </table:table-cell>
              <table:table-cell office:value-type="float" office:value="0.729728390272412">
                <text:p>0.729728390272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405638777361">
                <text:p>0.27405638777361</text:p>
              </table:table-cell>
              <table:table-cell office:value-type="float" office:value="0.924893096561523">
                <text:p>0.924893096561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6536373065085">
                <text:p>0.156536373065085</text:p>
              </table:table-cell>
              <table:table-cell office:value-type="float" office:value="0.975496363907976">
                <text:p>0.975496363907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4100003881317">
                <text:p>0.304100003881317</text:p>
              </table:table-cell>
              <table:table-cell office:value-type="float" office:value="0.907523187641141">
                <text:p>0.907523187641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60356320239382">
                <text:p>0.0860356320239382</text:p>
              </table:table-cell>
              <table:table-cell office:value-type="float" office:value="0.992597870022273">
                <text:p>0.992597870022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6714732061983">
                <text:p>0.776714732061983</text:p>
              </table:table-cell>
              <table:table-cell office:value-type="float" office:value="0.396714224998171">
                <text:p>0.396714224998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0625911886294">
                <text:p>0.450625911886294</text:p>
              </table:table-cell>
              <table:table-cell office:value-type="float" office:value="0.796939402244773">
                <text:p>0.7969394022447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5064434531773">
                <text:p>0.615064434531773</text:p>
              </table:table-cell>
              <table:table-cell office:value-type="float" office:value="0.621695741374162">
                <text:p>0.6216957413741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6932077801179">
                <text:p>0.926932077801179</text:p>
              </table:table-cell>
              <table:table-cell office:value-type="float" office:value="0.140796963220481">
                <text:p>0.140796963220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03547260619853">
                <text:p>0.0903547260619853</text:p>
              </table:table-cell>
              <table:table-cell office:value-type="float" office:value="0.99183602347832">
                <text:p>0.99183602347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3803997503233">
                <text:p>0.103803997503233</text:p>
              </table:table-cell>
              <table:table-cell office:value-type="float" office:value="0.989224735283714">
                <text:p>0.9892247352837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1596803836188">
                <text:p>0.971596803836188</text:p>
              </table:table-cell>
              <table:table-cell office:value-type="float" office:value="0.0559996507753292">
                <text:p>0.05599965077532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5326246593163">
                <text:p>0.385326246593163</text:p>
              </table:table-cell>
              <table:table-cell office:value-type="float" office:value="0.851523683686444">
                <text:p>0.851523683686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2598174279493">
                <text:p>0.762598174279493</text:p>
              </table:table-cell>
              <table:table-cell office:value-type="float" office:value="0.418444024585991">
                <text:p>0.418444024585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7113306050562">
                <text:p>0.587113306050562</text:p>
              </table:table-cell>
              <table:table-cell office:value-type="float" office:value="0.655297965858451">
                <text:p>0.6552979658584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4977154383661">
                <text:p>0.564977154383661</text:p>
              </table:table-cell>
              <table:table-cell office:value-type="float" office:value="0.680800815024577">
                <text:p>0.6808008150245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3111443762604">
                <text:p>0.813111443762604</text:p>
              </table:table-cell>
              <table:table-cell office:value-type="float" office:value="0.338849780022574">
                <text:p>0.3388497800225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7575829008597">
                <text:p>0.857575829008597</text:p>
              </table:table-cell>
              <table:table-cell office:value-type="float" office:value="0.264563697500252">
                <text:p>0.2645636975002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01297795627124">
                <text:p>0.401297795627124</text:p>
              </table:table-cell>
              <table:table-cell office:value-type="float" office:value="0.838960079224841">
                <text:p>0.8389600792248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4673413122154">
                <text:p>0.714673413122154</text:p>
              </table:table-cell>
              <table:table-cell office:value-type="float" office:value="0.490589975163907">
                <text:p>0.4905899751639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1284127089362">
                <text:p>0.271284127089362</text:p>
              </table:table-cell>
              <table:table-cell office:value-type="float" office:value="0.926404922618397">
                <text:p>0.926404922618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887693940618">
                <text:p>0.35887693940618</text:p>
              </table:table-cell>
              <table:table-cell office:value-type="float" office:value="0.871207342362503">
                <text:p>0.871207342362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5922392926508">
                <text:p>0.625922392926508</text:p>
              </table:table-cell>
              <table:table-cell office:value-type="float" office:value="0.608221158033226">
                <text:p>0.6082211580332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8229275530873">
                <text:p>0.668229275530873</text:p>
              </table:table-cell>
              <table:table-cell office:value-type="float" office:value="0.553470006232062">
                <text:p>0.5534700062320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92055977722012">
                <text:p>0.592055977722012</text:p>
              </table:table-cell>
              <table:table-cell office:value-type="float" office:value="0.649469719251818">
                <text:p>0.6494697192518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881740492722">
                <text:p>0.78881740492722</text:p>
              </table:table-cell>
              <table:table-cell office:value-type="float" office:value="0.377767101683959">
                <text:p>0.3777671016839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69852396461729">
                <text:p>0.469852396461729</text:p>
              </table:table-cell>
              <table:table-cell office:value-type="float" office:value="0.779238924072804">
                <text:p>0.779238924072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6309285293376">
                <text:p>0.136309285293376</text:p>
              </table:table-cell>
              <table:table-cell office:value-type="float" office:value="0.981419778742829">
                <text:p>0.9814197787428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65144650865471">
                <text:p>0.465144650865471</text:p>
              </table:table-cell>
              <table:table-cell office:value-type="float" office:value="0.783640453771288">
                <text:p>0.783640453771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0609146824233">
                <text:p>0.980609146824233</text:p>
              </table:table-cell>
              <table:table-cell office:value-type="float" office:value="0.0384057011831416">
                <text:p>0.03840570118314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59360391792994">
                <text:p>0.759360391792994</text:p>
              </table:table-cell>
              <table:table-cell office:value-type="float" office:value="0.423371795376044">
                <text:p>0.423371795376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6029939984619">
                <text:p>0.356029939984619</text:p>
              </table:table-cell>
              <table:table-cell office:value-type="float" office:value="0.873242681834613">
                <text:p>0.8732426818346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77808581886297">
                <text:p>0.577808581886297</text:p>
              </table:table-cell>
              <table:table-cell office:value-type="float" office:value="0.666137242719395">
                <text:p>0.666137242719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0628083667616">
                <text:p>0.490628083667616</text:p>
              </table:table-cell>
              <table:table-cell office:value-type="float" office:value="0.759284083516666">
                <text:p>0.759284083516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7644464514702">
                <text:p>0.597644464514702</text:p>
              </table:table-cell>
              <table:table-cell office:value-type="float" office:value="0.644093510114963">
                <text:p>0.6440935101149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6015320217027">
                <text:p>0.546015320217027</text:p>
              </table:table-cell>
              <table:table-cell office:value-type="float" office:value="0.701867271524431">
                <text:p>0.7018672715244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20110932606467">
                <text:p>0.420110932606467</text:p>
              </table:table-cell>
              <table:table-cell office:value-type="float" office:value="0.823506810215656">
                <text:p>0.823506810215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31534713292702">
                <text:p>0.731534713292702</text:p>
              </table:table-cell>
              <table:table-cell office:value-type="float" office:value="0.464856963316351">
                <text:p>0.464856963316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3746602549593">
                <text:p>0.153746602549593</text:p>
              </table:table-cell>
              <table:table-cell office:value-type="float" office:value="0.976361982204776">
                <text:p>0.9763619822047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68876387736029">
                <text:p>0.0768876387736029</text:p>
              </table:table-cell>
              <table:table-cell office:value-type="float" office:value="0.994088291950643">
                <text:p>0.9940882919506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81228085250686">
                <text:p>0.581228085250686</text:p>
              </table:table-cell>
              <table:table-cell office:value-type="float" office:value="0.662173912917268">
                <text:p>0.6621739129172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5947277080225">
                <text:p>0.215947277080225</text:p>
              </table:table-cell>
              <table:table-cell office:value-type="float" office:value="0.953366773534204">
                <text:p>0.9533667735342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1261700315366">
                <text:p>0.71261700315366</text:p>
              </table:table-cell>
              <table:table-cell office:value-type="float" office:value="0.492177006816319">
                <text:p>0.4921770068163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79201416108914">
                <text:p>0.779201416108914</text:p>
              </table:table-cell>
              <table:table-cell office:value-type="float" office:value="0.392845153136801">
                <text:p>0.3928451531368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64772229179437">
                <text:p>0.964772229179437</text:p>
              </table:table-cell>
              <table:table-cell office:value-type="float" office:value="0.0692145458111976">
                <text:p>0.0692145458111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57881857761897">
                <text:p>0.757881857761897</text:p>
              </table:table-cell>
              <table:table-cell office:value-type="float" office:value="0.425615089885576">
                <text:p>0.4256150898855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07958506695402">
                <text:p>0.407958506695402</text:p>
              </table:table-cell>
              <table:table-cell office:value-type="float" office:value="0.833569856843371">
                <text:p>0.8335698568433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19190794781236">
                <text:p>0.719190794781236</text:p>
              </table:table-cell>
              <table:table-cell office:value-type="float" office:value="0.482764601076905">
                <text:p>0.4827646010769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94554267045975">
                <text:p>0.794554267045975</text:p>
              </table:table-cell>
              <table:table-cell office:value-type="float" office:value="0.368683516719093">
                <text:p>0.3686835167190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35370883650353">
                <text:p>0.835370883650353</text:p>
              </table:table-cell>
              <table:table-cell office:value-type="float" office:value="0.302155503583345">
                <text:p>0.3021555035833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42680148099582">
                <text:p>0.642680148099582</text:p>
              </table:table-cell>
              <table:table-cell office:value-type="float" office:value="0.586984496967007">
                <text:p>0.586984496967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39060502673221">
                <text:p>0.439060502673221</text:p>
              </table:table-cell>
              <table:table-cell office:value-type="float" office:value="0.807225874992382">
                <text:p>0.8072258749923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25316972439863">
                <text:p>0.825316972439863</text:p>
              </table:table-cell>
              <table:table-cell office:value-type="float" office:value="0.318851895003463">
                <text:p>0.3188518950034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92162778224021">
                <text:p>0.492162778224021</text:p>
              </table:table-cell>
              <table:table-cell office:value-type="float" office:value="0.757775799942252">
                <text:p>0.7577757999422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96118850582137">
                <text:p>0.896118850582137</text:p>
              </table:table-cell>
              <table:table-cell office:value-type="float" office:value="0.196971005634923">
                <text:p>0.1969710056349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66502423803721">
                <text:p>0.666502423803721</text:p>
              </table:table-cell>
              <table:table-cell office:value-type="float" office:value="0.555800299528991">
                <text:p>0.555800299528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39690103554201">
                <text:p>0.339690103554201</text:p>
              </table:table-cell>
              <table:table-cell office:value-type="float" office:value="0.884610669013956">
                <text:p>0.8846106690139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15127888878209">
                <text:p>0.715127888878209</text:p>
              </table:table-cell>
              <table:table-cell office:value-type="float" office:value="0.488592112497011">
                <text:p>0.4885921124970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41560885666691">
                <text:p>0.341560885666691</text:p>
              </table:table-cell>
              <table:table-cell office:value-type="float" office:value="0.883336161385553">
                <text:p>0.8833361613855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73485550985908">
                <text:p>0.173485550985908</text:p>
              </table:table-cell>
              <table:table-cell office:value-type="float" office:value="0.969902763599146">
                <text:p>0.969902763599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32432512929833">
                <text:p>0.732432512929833</text:p>
              </table:table-cell>
              <table:table-cell office:value-type="float" office:value="0.463542614003339">
                <text:p>0.4635426140033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8706989178166">
                <text:p>0.78706989178166</text:p>
              </table:table-cell>
              <table:table-cell office:value-type="float" office:value="0.380520985450839">
                <text:p>0.3805209854508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60186528181237">
                <text:p>0.560186528181237</text:p>
              </table:table-cell>
              <table:table-cell office:value-type="float" office:value="0.686191053644823">
                <text:p>0.6861910536448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1456545693512">
                <text:p>0.931456545693512</text:p>
              </table:table-cell>
              <table:table-cell office:value-type="float" office:value="0.132388703484815">
                <text:p>0.1323887034848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95703565127793">
                <text:p>0.695703565127793</text:p>
              </table:table-cell>
              <table:table-cell office:value-type="float" office:value="0.515996549471999">
                <text:p>0.515996549471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58765999682788">
                <text:p>0.558765999682788</text:p>
              </table:table-cell>
              <table:table-cell office:value-type="float" office:value="0.687780557690389">
                <text:p>0.6877805576903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4717250426797">
                <text:p>0.934717250426797</text:p>
              </table:table-cell>
              <table:table-cell office:value-type="float" office:value="0.126304042712851">
                <text:p>0.1263040427128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86037581865981">
                <text:p>0.886037581865981</text:p>
              </table:table-cell>
              <table:table-cell office:value-type="float" office:value="0.214937403521258">
                <text:p>0.2149374035212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0075410811168">
                <text:p>0.600075410811168</text:p>
              </table:table-cell>
              <table:table-cell office:value-type="float" office:value="0.639909501339869">
                <text:p>0.6399095013398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57687625693865">
                <text:p>0.557687625693865</text:p>
              </table:table-cell>
              <table:table-cell office:value-type="float" office:value="0.688984512147968">
                <text:p>0.688984512147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6923519511297">
                <text:p>0.76923519511297</text:p>
              </table:table-cell>
              <table:table-cell office:value-type="float" office:value="0.408277214599629">
                <text:p>0.4082772145996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05328854914416">
                <text:p>0.505328854914416</text:p>
              </table:table-cell>
              <table:table-cell office:value-type="float" office:value="0.744642748390908">
                <text:p>0.7446427483909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68652784602746">
                <text:p>0.368652784602746</text:p>
              </table:table-cell>
              <table:table-cell office:value-type="float" office:value="0.864095124404674">
                <text:p>0.8640951244046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5702632638285">
                <text:p>0.635702632638285</text:p>
              </table:table-cell>
              <table:table-cell office:value-type="float" office:value="0.595882162856807">
                <text:p>0.5958821628568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7034191778599">
                <text:p>0.987034191778599</text:p>
              </table:table-cell>
              <table:table-cell office:value-type="float" office:value="0.0257635042600025">
                <text:p>0.02576350426000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93385309987512">
                <text:p>0.493385309987512</text:p>
              </table:table-cell>
              <table:table-cell office:value-type="float" office:value="0.756570935888562">
                <text:p>0.7565709358885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99144449900279">
                <text:p>0.599144449900279</text:p>
              </table:table-cell>
              <table:table-cell office:value-type="float" office:value="0.641025928154087">
                <text:p>0.6410259281540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16554458586356">
                <text:p>0.916554458586356</text:p>
              </table:table-cell>
              <table:table-cell office:value-type="float" office:value="0.159927924446014">
                <text:p>0.1599279244460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17894329734583">
                <text:p>0.717894329734583</text:p>
              </table:table-cell>
              <table:table-cell office:value-type="float" office:value="0.484627733015534">
                <text:p>0.4846277330155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6755299194305">
                <text:p>0.736755299194305</text:p>
              </table:table-cell>
              <table:table-cell office:value-type="float" office:value="0.457191629227616">
                <text:p>0.4571916292276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69969037237047">
                <text:p>0.869969037237047</text:p>
              </table:table-cell>
              <table:table-cell office:value-type="float" office:value="0.243153874252328">
                <text:p>0.2431538742523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5113935680799">
                <text:p>0.525113935680799</text:p>
              </table:table-cell>
              <table:table-cell office:value-type="float" office:value="0.724255354554156">
                <text:p>0.7242553545541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0478665566763">
                <text:p>0.120478665566763</text:p>
              </table:table-cell>
              <table:table-cell office:value-type="float" office:value="0.985485282972549">
                <text:p>0.9854852829725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8547324194144">
                <text:p>0.248547324194144</text:p>
              </table:table-cell>
              <table:table-cell office:value-type="float" office:value="0.938224227635967">
                <text:p>0.9382242276359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6672629816214">
                <text:p>0.146672629816214</text:p>
              </table:table-cell>
              <table:table-cell office:value-type="float" office:value="0.978487139663457">
                <text:p>0.978487139663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05997651374934">
                <text:p>0.405997651374934</text:p>
              </table:table-cell>
              <table:table-cell office:value-type="float" office:value="0.835165907078406">
                <text:p>0.8351659070784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7398489983722">
                <text:p>0.437398489983722</text:p>
              </table:table-cell>
              <table:table-cell office:value-type="float" office:value="0.80868256101544">
                <text:p>0.808682561015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18520913556188">
                <text:p>0.218520913556188</text:p>
              </table:table-cell>
              <table:table-cell office:value-type="float" office:value="0.9522486103386">
                <text:p>0.95224861033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6913934834154">
                <text:p>0.366913934834154</text:p>
              </table:table-cell>
              <table:table-cell office:value-type="float" office:value="0.865388477834031">
                <text:p>0.8653884778340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40008676708621">
                <text:p>0.540008676708621</text:p>
              </table:table-cell>
              <table:table-cell office:value-type="float" office:value="0.708390629079813">
                <text:p>0.7083906290798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16513983237136">
                <text:p>0.816513983237136</text:p>
              </table:table-cell>
              <table:table-cell office:value-type="float" office:value="0.333304915178259">
                <text:p>0.3333049151782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31029788535566">
                <text:p>0.831029788535566</text:p>
              </table:table-cell>
              <table:table-cell office:value-type="float" office:value="0.309389490566553">
                <text:p>0.3093894905665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2863933873961">
                <text:p>0.252863933873961</text:p>
              </table:table-cell>
              <table:table-cell office:value-type="float" office:value="0.936059830945975">
                <text:p>0.9360598309459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67347870596647">
                <text:p>0.467347870596647</text:p>
              </table:table-cell>
              <table:table-cell office:value-type="float" office:value="0.781585967849413">
                <text:p>0.7815859678494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90062726826524">
                <text:p>0.890062726826524</text:p>
              </table:table-cell>
              <table:table-cell office:value-type="float" office:value="0.20778836390435">
                <text:p>0.207788363904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56625818618272">
                <text:p>0.856625818618272</text:p>
              </table:table-cell>
              <table:table-cell office:value-type="float" office:value="0.266192206876772">
                <text:p>0.2661922068767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61270872113229">
                <text:p>0.561270872113229</text:p>
              </table:table-cell>
              <table:table-cell office:value-type="float" office:value="0.684975015321508">
                <text:p>0.6849750153215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65923416620862">
                <text:p>0.965923416620862</text:p>
              </table:table-cell>
              <table:table-cell office:value-type="float" office:value="0.0669919532236587">
                <text:p>0.06699195322365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23842114646863">
                <text:p>0.623842114646863</text:p>
              </table:table-cell>
              <table:table-cell office:value-type="float" office:value="0.610821015992993">
                <text:p>0.6108210159929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34379931893389">
                <text:p>0.234379931893389</text:p>
              </table:table-cell>
              <table:table-cell office:value-type="float" office:value="0.945066047525702">
                <text:p>0.9450660475257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4933059976913">
                <text:p>0.84933059976913</text:p>
              </table:table-cell>
              <table:table-cell office:value-type="float" office:value="0.278637679577054">
                <text:p>0.2786376795770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94484760042221">
                <text:p>0.894484760042221</text:p>
              </table:table-cell>
              <table:table-cell office:value-type="float" office:value="0.199897014052288">
                <text:p>0.1998970140522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27979575592389">
                <text:p>0.927979575592389</text:p>
              </table:table-cell>
              <table:table-cell office:value-type="float" office:value="0.138855552482571">
                <text:p>0.1388555524825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37823680077148">
                <text:p>0.737823680077148</text:p>
              </table:table-cell>
              <table:table-cell office:value-type="float" office:value="0.45561621711745">
                <text:p>0.455616217117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02473123737755">
                <text:p>0.802473123737755</text:p>
              </table:table-cell>
              <table:table-cell office:value-type="float" office:value="0.356036885678641">
                <text:p>0.3560368856786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19847674966076">
                <text:p>0.619847674966076</text:p>
              </table:table-cell>
              <table:table-cell office:value-type="float" office:value="0.615788859839195">
                <text:p>0.6157888598391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55508428708563">
                <text:p>0.655508428708563</text:p>
              </table:table-cell>
              <table:table-cell office:value-type="float" office:value="0.570308700227608">
                <text:p>0.5703087002276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34305689094744">
                <text:p>0.634305689094744</text:p>
              </table:table-cell>
              <table:table-cell office:value-type="float" office:value="0.597659434480781">
                <text:p>0.5976594344807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04348599190004">
                <text:p>0.604348599190004</text:p>
              </table:table-cell>
              <table:table-cell office:value-type="float" office:value="0.634762770657138">
                <text:p>0.6347627706571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7715817858121">
                <text:p>0.357715817858121</text:p>
              </table:table-cell>
              <table:table-cell office:value-type="float" office:value="0.87203939394439">
                <text:p>0.872039393944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64064247020992">
                <text:p>0.764064247020992</text:p>
              </table:table-cell>
              <table:table-cell office:value-type="float" office:value="0.416205826424278">
                <text:p>0.4162058264242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38323718871974">
                <text:p>0.338323718871974</text:p>
              </table:table-cell>
              <table:table-cell office:value-type="float" office:value="0.885537061248976">
                <text:p>0.8855370612489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44766876987709">
                <text:p>0.0244766876987709</text:p>
              </table:table-cell>
              <table:table-cell office:value-type="float" office:value="0.999400891759327">
                <text:p>0.9994008917593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80882038055311">
                <text:p>0.880882038055311</text:p>
              </table:table-cell>
              <table:table-cell office:value-type="float" office:value="0.224046835031591">
                <text:p>0.2240468350315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80626252479112">
                <text:p>0.780626252479112</text:p>
              </table:table-cell>
              <table:table-cell office:value-type="float" office:value="0.390622653942914">
                <text:p>0.3906226539429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36577139323877">
                <text:p>0.836577139323877</text:p>
              </table:table-cell>
              <table:table-cell office:value-type="float" office:value="0.300138689963905">
                <text:p>0.3001386899639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8437147459806">
                <text:p>0.528437147459806</text:p>
              </table:table-cell>
              <table:table-cell office:value-type="float" office:value="0.720754181184598">
                <text:p>0.7207541811845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22613483437015">
                <text:p>0.322613483437015</text:p>
              </table:table-cell>
              <table:table-cell office:value-type="float" office:value="0.895920540304848">
                <text:p>0.8959205403048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9452677814215">
                <text:p>0.109452677814215</text:p>
              </table:table-cell>
              <table:table-cell office:value-type="float" office:value="0.988020111319346">
                <text:p>0.9880201113193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94872002117154">
                <text:p>0.594872002117154</text:p>
              </table:table-cell>
              <table:table-cell office:value-type="float" office:value="0.646127301097458">
                <text:p>0.6461273010974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51600689036388">
                <text:p>0.851600689036388</text:p>
              </table:table-cell>
              <table:table-cell office:value-type="float" office:value="0.274776266432759">
                <text:p>0.2747762664327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03106445567982">
                <text:p>0.203106445567982</text:p>
              </table:table-cell>
              <table:table-cell office:value-type="float" office:value="0.958747771768775">
                <text:p>0.9587477717687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21189901530243">
                <text:p>0.621189901530243</text:p>
              </table:table-cell>
              <table:table-cell office:value-type="float" office:value="0.614123553681132">
                <text:p>0.6141235536811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90884121837572">
                <text:p>0.390884121837572</text:p>
              </table:table-cell>
              <table:table-cell office:value-type="float" office:value="0.84720960329553">
                <text:p>0.847209603295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72775187245596">
                <text:p>0.572775187245596</text:p>
              </table:table-cell>
              <table:table-cell office:value-type="float" office:value="0.671928584875943">
                <text:p>0.6719285848759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99527207688487">
                <text:p>0.799527207688487</text:p>
              </table:table-cell>
              <table:table-cell office:value-type="float" office:value="0.360756244167934">
                <text:p>0.3607562441679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62366421744531">
                <text:p>0.262366421744531</text:p>
              </table:table-cell>
              <table:table-cell office:value-type="float" office:value="0.931163860741012">
                <text:p>0.9311638607410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26356009565522">
                <text:p>0.826356009565522</text:p>
              </table:table-cell>
              <table:table-cell office:value-type="float" office:value="0.317135745456145">
                <text:p>0.3171357454561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16352135906075">
                <text:p>0.716352135906075</text:p>
              </table:table-cell>
              <table:table-cell office:value-type="float" office:value="0.48683980215558">
                <text:p>0.486839802155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32486196024223">
                <text:p>0.832486196024223</text:p>
              </table:table-cell>
              <table:table-cell office:value-type="float" office:value="0.306966733429145">
                <text:p>0.3069667334291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4911253153362">
                <text:p>0.44911253153362</text:p>
              </table:table-cell>
              <table:table-cell office:value-type="float" office:value="0.798300966968028">
                <text:p>0.7983009669680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82866953993932">
                <text:p>0.782866953993932</text:p>
              </table:table-cell>
              <table:table-cell office:value-type="float" office:value="0.387119332344388">
                <text:p>0.3871193323443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68566741733088">
                <text:p>0.868566741733088</text:p>
              </table:table-cell>
              <table:table-cell office:value-type="float" office:value="0.245600523670391">
                <text:p>0.2456005236703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03717894434102">
                <text:p>0.803717894434102</text:p>
              </table:table-cell>
              <table:table-cell office:value-type="float" office:value="0.354037547174735">
                <text:p>0.3540375471747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25119100438226">
                <text:p>0.625119100438226</text:p>
              </table:table-cell>
              <table:table-cell office:value-type="float" office:value="0.609226110267685">
                <text:p>0.6092261102676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84994832963154">
                <text:p>0.284994832963154</text:p>
              </table:table-cell>
              <table:table-cell office:value-type="float" office:value="0.918777945185875">
                <text:p>0.918777945185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30081848989616">
                <text:p>0.730081848989616</text:p>
              </table:table-cell>
              <table:table-cell office:value-type="float" office:value="0.466980493929734">
                <text:p>0.4669804939297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35274200593159">
                <text:p>0.435274200593159</text:p>
              </table:table-cell>
              <table:table-cell office:value-type="float" office:value="0.810536370298079">
                <text:p>0.8105363702980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3460998770109">
                <text:p>0.143460998770109</text:p>
              </table:table-cell>
              <table:table-cell office:value-type="float" office:value="0.97941894183769">
                <text:p>0.979418941837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60520790662636">
                <text:p>0.260520790662636</text:p>
              </table:table-cell>
              <table:table-cell office:value-type="float" office:value="0.932128917632582">
                <text:p>0.9321289176325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62525142006726">
                <text:p>0.562525142006726</text:p>
              </table:table-cell>
              <table:table-cell office:value-type="float" office:value="0.683565464610333">
                <text:p>0.683565464610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45916315498998">
                <text:p>0.645916315498998</text:p>
              </table:table-cell>
              <table:table-cell office:value-type="float" office:value="0.582792113372204">
                <text:p>0.5827921133722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47363147481367">
                <text:p>0.547363147481367</text:p>
              </table:table-cell>
              <table:table-cell office:value-type="float" office:value="0.70039358690799">
                <text:p>0.700393586907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01334368011329">
                <text:p>0.501334368011329</text:p>
              </table:table-cell>
              <table:table-cell office:value-type="float" office:value="0.74866385166287">
                <text:p>0.748663851662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24048119485475">
                <text:p>0.724048119485475</text:p>
              </table:table-cell>
              <table:table-cell office:value-type="float" office:value="0.475754320669639">
                <text:p>0.4757543206696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26462219685971">
                <text:p>0.326462219685971</text:p>
              </table:table-cell>
              <table:table-cell office:value-type="float" office:value="0.893422419118832">
                <text:p>0.8934224191188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7489162177037">
                <text:p>0.67489162177037</text:p>
              </table:table-cell>
              <table:table-cell office:value-type="float" office:value="0.54452129886428">
                <text:p>0.544521298864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8549286065709">
                <text:p>0.198549286065709</text:p>
              </table:table-cell>
              <table:table-cell office:value-type="float" office:value="0.960578184136207">
                <text:p>0.9605781841362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69840331067356">
                <text:p>0.569840331067356</text:p>
              </table:table-cell>
              <table:table-cell office:value-type="float" office:value="0.675285185464744">
                <text:p>0.6752851854647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08636557475309">
                <text:p>0.708636557475309</text:p>
              </table:table-cell>
              <table:table-cell office:value-type="float" office:value="0.497834229707114">
                <text:p>0.4978342297071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54348063591707">
                <text:p>0.254348063591707</text:p>
              </table:table-cell>
              <table:table-cell office:value-type="float" office:value="0.935307062547617">
                <text:p>0.9353070625476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4960686526408">
                <text:p>0.164960686526408</text:p>
              </table:table-cell>
              <table:table-cell office:value-type="float" office:value="0.972787971901056">
                <text:p>0.9727879719010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30648395106814">
                <text:p>0.530648395106814</text:p>
              </table:table-cell>
              <table:table-cell office:value-type="float" office:value="0.718412280770595">
                <text:p>0.7184122807705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9987847010301">
                <text:p>0.49987847010301</text:p>
              </table:table-cell>
              <table:table-cell office:value-type="float" office:value="0.750121515127744">
                <text:p>0.7501215151277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11867367348728">
                <text:p>0.511867367348728</text:p>
              </table:table-cell>
              <table:table-cell office:value-type="float" office:value="0.737991798253081">
                <text:p>0.7379917982530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8173284945741">
                <text:p>0.88173284945741</text:p>
              </table:table-cell>
              <table:table-cell office:value-type="float" office:value="0.222547455502088">
                <text:p>0.2225474555020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97345572103967">
                <text:p>0.897345572103967</text:p>
              </table:table-cell>
              <table:table-cell office:value-type="float" office:value="0.19477092422655">
                <text:p>0.194770924226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24297825864683">
                <text:p>0.324297825864683</text:p>
              </table:table-cell>
              <table:table-cell office:value-type="float" office:value="0.894830920149911">
                <text:p>0.8948309201499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46377870508429">
                <text:p>0.946377870508429</text:p>
              </table:table-cell>
              <table:table-cell office:value-type="float" office:value="0.104368926211989">
                <text:p>0.1043689262119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51390593925833">
                <text:p>0.0951390593925833</text:p>
              </table:table-cell>
              <table:table-cell office:value-type="float" office:value="0.990948559378288">
                <text:p>0.9909485593782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09200299250197">
                <text:p>0.309200299250197</text:p>
              </table:table-cell>
              <table:table-cell office:value-type="float" office:value="0.90439517494538">
                <text:p>0.904395174945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59092831149904">
                <text:p>0.659092831149904</text:p>
              </table:table-cell>
              <table:table-cell office:value-type="float" office:value="0.565596639926835">
                <text:p>0.5655966399268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95387598842209">
                <text:p>0.895387598842209</text:p>
              </table:table-cell>
              <table:table-cell office:value-type="float" office:value="0.19828104784003">
                <text:p>0.198281047840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60013369990178">
                <text:p>0.960013369990178</text:p>
              </table:table-cell>
              <table:table-cell office:value-type="float" office:value="0.0783743294402171">
                <text:p>0.07837432944021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81709914498587">
                <text:p>0.781709914498587</text:p>
              </table:table-cell>
              <table:table-cell office:value-type="float" office:value="0.388929609574696">
                <text:p>0.3889296095746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62551980389182">
                <text:p>0.962551980389182</text:p>
              </table:table-cell>
              <table:table-cell office:value-type="float" office:value="0.0734936852355581">
                <text:p>0.07349368523555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22518849969308">
                <text:p>0.222518849969308</text:p>
              </table:table-cell>
              <table:table-cell office:value-type="float" office:value="0.950485361408366">
                <text:p>0.9504853614083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8368094086347">
                <text:p>0.768368094086347</text:p>
              </table:table-cell>
              <table:table-cell office:value-type="float" office:value="0.409610471990175">
                <text:p>0.4096104719901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68426041746994">
                <text:p>0.568426041746994</text:p>
              </table:table-cell>
              <table:table-cell office:value-type="float" office:value="0.676891835064184">
                <text:p>0.6768918350641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82644314535721">
                <text:p>0.682644314535721</text:p>
              </table:table-cell>
              <table:table-cell office:value-type="float" office:value="0.53399743241397">
                <text:p>0.53399743241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08773008219114">
                <text:p>0.208773008219114</text:p>
              </table:table-cell>
              <table:table-cell office:value-type="float" office:value="0.956414328148428">
                <text:p>0.9564143281484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51651062824056">
                <text:p>0.751651062824056</text:p>
              </table:table-cell>
              <table:table-cell office:value-type="float" office:value="0.435020679755519">
                <text:p>0.4350206797555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2786437633597">
                <text:p>0.132786437633597</text:p>
              </table:table-cell>
              <table:table-cell office:value-type="float" office:value="0.982367761980597">
                <text:p>0.9823677619805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5517795882042">
                <text:p>0.915517795882042</text:p>
              </table:table-cell>
              <table:table-cell office:value-type="float" office:value="0.161827165430904">
                <text:p>0.1618271654309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82543228090712">
                <text:p>0.882543228090712</text:p>
              </table:table-cell>
              <table:table-cell office:value-type="float" office:value="0.221117450551386">
                <text:p>0.2211174505513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77474626678316">
                <text:p>0.377474626678316</text:p>
              </table:table-cell>
              <table:table-cell office:value-type="float" office:value="0.857512906214096">
                <text:p>0.8575129062140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28883482764756">
                <text:p>0.628883482764756</text:p>
              </table:table-cell>
              <table:table-cell office:value-type="float" office:value="0.60450556510576">
                <text:p>0.604505565105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95854163677155">
                <text:p>0.395854163677155</text:p>
              </table:table-cell>
              <table:table-cell office:value-type="float" office:value="0.843299481099501">
                <text:p>0.8432994810995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95950216536654">
                <text:p>0.795950216536654</text:p>
              </table:table-cell>
              <table:table-cell office:value-type="float" office:value="0.366463252795298">
                <text:p>0.3664632527952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10894082659567">
                <text:p>0.310894082659567</text:p>
              </table:table-cell>
              <table:table-cell office:value-type="float" office:value="0.903344869367293">
                <text:p>0.9033448693672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94171530335108">
                <text:p>0.0394171530335108</text:p>
              </table:table-cell>
              <table:table-cell office:value-type="float" office:value="0.998446288046845">
                <text:p>0.9984462880468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17022554694127">
                <text:p>0.617022554694127</text:p>
              </table:table-cell>
              <table:table-cell office:value-type="float" office:value="0.619283166998743">
                <text:p>0.6192831669987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34760192852408">
                <text:p>0.134760192852408</text:p>
              </table:table-cell>
              <table:table-cell office:value-type="float" office:value="0.981839690422528">
                <text:p>0.9818396904225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7865997712239">
                <text:p>0.67865997712239</text:p>
              </table:table-cell>
              <table:table-cell office:value-type="float" office:value="0.539420638964214">
                <text:p>0.5394206389642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49419714469089">
                <text:p>0.149419714469089</text:p>
              </table:table-cell>
              <table:table-cell office:value-type="float" office:value="0.977673748931375">
                <text:p>0.9776737489313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56679864981197">
                <text:p>0.956679864981197</text:p>
              </table:table-cell>
              <table:table-cell office:value-type="float" office:value="0.0847636359398153">
                <text:p>0.08476363593981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75801017170381">
                <text:p>0.275801017170381</text:p>
              </table:table-cell>
              <table:table-cell office:value-type="float" office:value="0.923933798927835">
                <text:p>0.9239337989278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72841097793401">
                <text:p>0.472841097793401</text:p>
              </table:table-cell>
              <table:table-cell office:value-type="float" office:value="0.776421296240256">
                <text:p>0.7764212962402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5123628622745">
                <text:p>0.805123628622745</text:p>
              </table:table-cell>
              <table:table-cell office:value-type="float" office:value="0.351775942633686">
                <text:p>0.3517759426336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43475102878948">
                <text:p>0.943475102878948</text:p>
              </table:table-cell>
              <table:table-cell office:value-type="float" office:value="0.109854730248953">
                <text:p>0.1098547302489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51019099224608">
                <text:p>0.251019099224608</text:p>
              </table:table-cell>
              <table:table-cell office:value-type="float" office:value="0.936989411874282">
                <text:p>0.9369894118742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97701084858743">
                <text:p>0.397701084858743</text:p>
              </table:table-cell>
              <table:table-cell office:value-type="float" office:value="0.841833847105478">
                <text:p>0.8418338471054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37913280873772">
                <text:p>0.837913280873772</text:p>
              </table:table-cell>
              <table:table-cell office:value-type="float" office:value="0.297901333735605">
                <text:p>0.2979013337356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62292576548249">
                <text:p>0.162292576548249</text:p>
              </table:table-cell>
              <table:table-cell office:value-type="float" office:value="0.973661284579847">
                <text:p>0.9736612845798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52566161512817">
                <text:p>0.852566161512817</text:p>
              </table:table-cell>
              <table:table-cell office:value-type="float" office:value="0.273130940421867">
                <text:p>0.2731309404218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968121384392156">
                <text:p>0.0968121384392156</text:p>
              </table:table-cell>
              <table:table-cell office:value-type="float" office:value="0.990627409851217">
                <text:p>0.9906274098512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73432202731383">
                <text:p>0.873432202731383</text:p>
              </table:table-cell>
              <table:table-cell office:value-type="float" office:value="0.23711647369563">
                <text:p>0.237116473695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33744700463208">
                <text:p>0.933744700463208</text:p>
              </table:table-cell>
              <table:table-cell office:value-type="float" office:value="0.128120834356945">
                <text:p>0.1281208343569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39398242821496">
                <text:p>0.139398242821496</text:p>
              </table:table-cell>
              <table:table-cell office:value-type="float" office:value="0.980569001174567">
                <text:p>0.9805690011745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29789627452865">
                <text:p>0.629789627452865</text:p>
              </table:table-cell>
              <table:table-cell office:value-type="float" office:value="0.603365025152821">
                <text:p>0.6033650251528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46363786329566">
                <text:p>0.746363786329566</text:p>
              </table:table-cell>
              <table:table-cell office:value-type="float" office:value="0.442941098455864">
                <text:p>0.4429410984558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8106922952549">
                <text:p>0.38106922952549</text:p>
              </table:table-cell>
              <table:table-cell office:value-type="float" office:value="0.854786242396136">
                <text:p>0.8547862423961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38744755859374">
                <text:p>0.738744755859374</text:p>
              </table:table-cell>
              <table:table-cell office:value-type="float" office:value="0.454256185691121">
                <text:p>0.4542561856911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31675249916043">
                <text:p>0.431675249916043</text:p>
              </table:table-cell>
              <table:table-cell office:value-type="float" office:value="0.813656478609974">
                <text:p>0.8136564786099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92325785382173">
                <text:p>0.792325785382173</text:p>
              </table:table-cell>
              <table:table-cell office:value-type="float" office:value="0.37221987037917">
                <text:p>0.372219870379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60908675004849">
                <text:p>0.960908675004849</text:p>
              </table:table-cell>
              <table:table-cell office:value-type="float" office:value="0.0766545183008076">
                <text:p>0.07665451830080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988301168206457">
                <text:p>0.0988301168206457</text:p>
              </table:table-cell>
              <table:table-cell office:value-type="float" office:value="0.990232608009605">
                <text:p>0.9902326080096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85820221903737">
                <text:p>0.785820221903737</text:p>
              </table:table-cell>
              <table:table-cell office:value-type="float" office:value="0.382486609130481">
                <text:p>0.3824866091304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64401842662351">
                <text:p>0.0264401842662351</text:p>
              </table:table-cell>
              <table:table-cell office:value-type="float" office:value="0.999300916655984">
                <text:p>0.9993009166559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63787915635639">
                <text:p>0.663787915635639</text:p>
              </table:table-cell>
              <table:table-cell office:value-type="float" office:value="0.559385612300507">
                <text:p>0.5593856123005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02192093417909">
                <text:p>0.502192093417909</text:p>
              </table:table-cell>
              <table:table-cell office:value-type="float" office:value="0.747803101531764">
                <text:p>0.7478031015317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22616676301696">
                <text:p>0.522616676301696</text:p>
              </table:table-cell>
              <table:table-cell office:value-type="float" office:value="0.726871809651412">
                <text:p>0.7268718096514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87471806094727">
                <text:p>0.387471806094727</text:p>
              </table:table-cell>
              <table:table-cell office:value-type="float" office:value="0.84986559948389">
                <text:p>0.849865599483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66141826156848">
                <text:p>0.866141826156848</text:p>
              </table:table-cell>
              <table:table-cell office:value-type="float" office:value="0.249800628874597">
                <text:p>0.2498006288745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60244833818154">
                <text:p>0.860244833818154</text:p>
              </table:table-cell>
              <table:table-cell office:value-type="float" office:value="0.259979040744508">
                <text:p>0.2599790407445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93711056185419">
                <text:p>0.193711056185419</text:p>
              </table:table-cell>
              <table:table-cell office:value-type="float" office:value="0.962476026840314">
                <text:p>0.9624760268403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56198739967301">
                <text:p>0.756198739967301</text:p>
              </table:table-cell>
              <table:table-cell office:value-type="float" office:value="0.42816346567198">
                <text:p>0.428163465671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11966043159971">
                <text:p>0.311966043159971</text:p>
              </table:table-cell>
              <table:table-cell office:value-type="float" office:value="0.902677187915196">
                <text:p>0.9026771879151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85841398545709">
                <text:p>0.985841398545709</text:p>
              </table:table-cell>
              <table:table-cell office:value-type="float" office:value="0.0281167369134511">
                <text:p>0.02811673691345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2429113557337">
                <text:p>0.82429113557337</text:p>
              </table:table-cell>
              <table:table-cell office:value-type="float" office:value="0.320544123815595">
                <text:p>0.3205441238155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14989441318507">
                <text:p>0.114989441318507</text:p>
              </table:table-cell>
              <table:table-cell office:value-type="float" office:value="0.98677742838527">
                <text:p>0.986777428385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84065222559702">
                <text:p>0.884065222559702</text:p>
              </table:table-cell>
              <table:table-cell office:value-type="float" office:value="0.218428682260541">
                <text:p>0.2184286822605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81381126594778">
                <text:p>0.681381126594778</text:p>
              </table:table-cell>
              <table:table-cell office:value-type="float" office:value="0.535719760321195">
                <text:p>0.5357197603211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88767289403502">
                <text:p>0.588767289403502</text:p>
              </table:table-cell>
              <table:table-cell office:value-type="float" office:value="0.653353078933709">
                <text:p>0.6533530789337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75373817868067">
                <text:p>0.775373817868067</text:p>
              </table:table-cell>
              <table:table-cell office:value-type="float" office:value="0.398795442567014">
                <text:p>0.3987954425670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8259220814497">
                <text:p>0.28259220814497</text:p>
              </table:table-cell>
              <table:table-cell office:value-type="float" office:value="0.920141643895764">
                <text:p>0.9201416438957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97290484280628">
                <text:p>0.697290484280628</text:p>
              </table:table-cell>
              <table:table-cell office:value-type="float" office:value="0.513785980531734">
                <text:p>0.5137859805317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34507854772202">
                <text:p>0.834507854772202</text:p>
              </table:table-cell>
              <table:table-cell office:value-type="float" office:value="0.303596788629224">
                <text:p>0.3035967886292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09495609254238">
                <text:p>0.709495609254238</text:p>
              </table:table-cell>
              <table:table-cell office:value-type="float" office:value="0.496615980449523">
                <text:p>0.4966159804495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26889135777256">
                <text:p>0.526889135777256</text:p>
              </table:table-cell>
              <table:table-cell office:value-type="float" office:value="0.722403002037849">
                <text:p>0.7224030020378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49151894564581">
                <text:p>0.349151894564581</text:p>
              </table:table-cell>
              <table:table-cell office:value-type="float" office:value="0.878092954524444">
                <text:p>0.8780929545244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71240055055427">
                <text:p>0.471240055055427</text:p>
              </table:table-cell>
              <table:table-cell office:value-type="float" office:value="0.777932810619357">
                <text:p>0.7779328106193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56962350687996">
                <text:p>0.656962350687996</text:p>
              </table:table-cell>
              <table:table-cell office:value-type="float" office:value="0.568400469778549">
                <text:p>0.5684004697785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03075872913966">
                <text:p>0.403075872913966</text:p>
              </table:table-cell>
              <table:table-cell office:value-type="float" office:value="0.83752984067472">
                <text:p>0.837529840674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07589756615316">
                <text:p>0.707589756615316</text:p>
              </table:table-cell>
              <table:table-cell office:value-type="float" office:value="0.499316736333122">
                <text:p>0.4993167363331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0857031434345">
                <text:p>0.80857031434345</text:p>
              </table:table-cell>
              <table:table-cell office:value-type="float" office:value="0.346385214682496">
                <text:p>0.3463852146824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71379392407197">
                <text:p>0.871379392407197</text:p>
              </table:table-cell>
              <table:table-cell office:value-type="float" office:value="0.240698219387361">
                <text:p>0.2406982193873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77503275132647">
                <text:p>0.877503275132647</text:p>
              </table:table-cell>
              <table:table-cell office:value-type="float" office:value="0.229988289754026">
                <text:p>0.2299882897540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24980186406309">
                <text:p>0.124980186406309</text:p>
              </table:table-cell>
              <table:table-cell office:value-type="float" office:value="0.984379953005937">
                <text:p>0.9843799530059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27833288454216">
                <text:p>0.627833288454216</text:p>
              </table:table-cell>
              <table:table-cell office:value-type="float" office:value="0.605914454996405">
                <text:p>0.6059144549964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18791427891554">
                <text:p>0.918791427891554</text:p>
              </table:table-cell>
              <table:table-cell office:value-type="float" office:value="0.155822312033037">
                <text:p>0.1558223120330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47412358605705">
                <text:p>0.347412358605705</text:p>
              </table:table-cell>
              <table:table-cell office:value-type="float" office:value="0.879304653088061">
                <text:p>0.8793046530880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83360565508558">
                <text:p>0.883360565508558</text:p>
              </table:table-cell>
              <table:table-cell office:value-type="float" office:value="0.219674111305911">
                <text:p>0.2196741113059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87218497740176">
                <text:p>0.487218497740176</text:p>
              </table:table-cell>
              <table:table-cell office:value-type="float" office:value="0.762618135459916">
                <text:p>0.7626181354599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93455448514146">
                <text:p>0.593455448514146</text:p>
              </table:table-cell>
              <table:table-cell office:value-type="float" office:value="0.647811768282718">
                <text:p>0.6478117682827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91597863609582">
                <text:p>0.791597863609582</text:p>
              </table:table-cell>
              <table:table-cell office:value-type="float" office:value="0.373375482394923">
                <text:p>0.3733754823949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21364598231633">
                <text:p>0.321364598231633</text:p>
              </table:table-cell>
              <table:table-cell office:value-type="float" office:value="0.896724795086617">
                <text:p>0.8967247950866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64054606963259">
                <text:p>0.864054606963259</text:p>
              </table:table-cell>
              <table:table-cell office:value-type="float" office:value="0.253409973969979">
                <text:p>0.2534099739699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92956355113953">
                <text:p>0.392956355113953</text:p>
              </table:table-cell>
              <table:table-cell office:value-type="float" office:value="0.845585302977358">
                <text:p>0.8455853029773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22915302057664">
                <text:p>0.622915302057664</text:p>
              </table:table-cell>
              <table:table-cell office:value-type="float" office:value="0.611976526462581">
                <text:p>0.6119765264625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16571241728523">
                <text:p>0.316571241728523</text:p>
              </table:table-cell>
              <table:table-cell office:value-type="float" office:value="0.899782648910623">
                <text:p>0.8997826489106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2526394006477">
                <text:p>0.72526394006477</text:p>
              </table:table-cell>
              <table:table-cell office:value-type="float" office:value="0.473992217241775">
                <text:p>0.4739922172417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69065626365727">
                <text:p>0.669065626365727</text:p>
              </table:table-cell>
              <table:table-cell office:value-type="float" office:value="0.552351187615909">
                <text:p>0.5523511876159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22072542012338">
                <text:p>0.422072542012338</text:p>
              </table:table-cell>
              <table:table-cell office:value-type="float" office:value="0.821854769279277">
                <text:p>0.8218547692792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57884270535494">
                <text:p>0.257884270535494</text:p>
              </table:table-cell>
              <table:table-cell office:value-type="float" office:value="0.933495703010442">
                <text:p>0.9334957030104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45485781221514">
                <text:p>0.145485781221514</text:p>
              </table:table-cell>
              <table:table-cell office:value-type="float" office:value="0.978833889179533">
                <text:p>0.9788338891795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49487701104665">
                <text:p>0.649487701104665</text:p>
              </table:table-cell>
              <table:table-cell office:value-type="float" office:value="0.578165726131887">
                <text:p>0.5781657261318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605073330944521">
                <text:p>0.00605073330944521</text:p>
              </table:table-cell>
              <table:table-cell office:value-type="float" office:value="0.999963388626425">
                <text:p>0.9999633886264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02548225893976">
                <text:p>0.902548225893976</text:p>
              </table:table-cell>
              <table:table-cell office:value-type="float" office:value="0.185406699935695">
                <text:p>0.1854066999356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05121521996099">
                <text:p>0.605121521996099</text:p>
              </table:table-cell>
              <table:table-cell office:value-type="float" office:value="0.633827943638849">
                <text:p>0.6338279436388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10869744796012">
                <text:p>0.510869744796012</text:p>
              </table:table-cell>
              <table:table-cell office:value-type="float" office:value="0.739012103853187">
                <text:p>0.7390121038531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50199748224927">
                <text:p>0.950199748224927</text:p>
              </table:table-cell>
              <table:table-cell office:value-type="float" office:value="0.0971204430357755">
                <text:p>0.09712044303577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42409390447087">
                <text:p>0.842409390447087</text:p>
              </table:table-cell>
              <table:table-cell office:value-type="float" office:value="0.290346418886647">
                <text:p>0.2903464188866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54007733448572">
                <text:p>0.554007733448572</text:p>
              </table:table-cell>
              <table:table-cell office:value-type="float" office:value="0.693075431609843">
                <text:p>0.6930754316098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48375453073369">
                <text:p>0.948375453073369</text:p>
              </table:table-cell>
              <table:table-cell office:value-type="float" office:value="0.10058400000899">
                <text:p>0.100584000008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17886964972171">
                <text:p>0.917886964972171</text:p>
              </table:table-cell>
              <table:table-cell office:value-type="float" office:value="0.157483519534219">
                <text:p>0.1574835195342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99970852767141">
                <text:p>0.899970852767141</text:p>
              </table:table-cell>
              <table:table-cell office:value-type="float" office:value="0.190052464169634">
                <text:p>0.1900524641696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76029233898518">
                <text:p>0.876029233898518</text:p>
              </table:table-cell>
              <table:table-cell office:value-type="float" office:value="0.232572781355424">
                <text:p>0.2325727813554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68187952336461">
                <text:p>0.468187952336461</text:p>
              </table:table-cell>
              <table:table-cell office:value-type="float" office:value="0.780800041287037">
                <text:p>0.7808000412870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70432221722971">
                <text:p>0.770432221722971</text:p>
              </table:table-cell>
              <table:table-cell office:value-type="float" office:value="0.406435280612265">
                <text:p>0.4064352806122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43911661923799">
                <text:p>0.443911661923799</text:p>
              </table:table-cell>
              <table:table-cell office:value-type="float" office:value="0.802942436408073">
                <text:p>0.8029424364080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89026483353967">
                <text:p>0.689026483353967</text:p>
              </table:table-cell>
              <table:table-cell office:value-type="float" office:value="0.525242505709281">
                <text:p>0.5252425057092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31753088446983">
                <text:p>0.331753088446983</text:p>
              </table:table-cell>
              <table:table-cell office:value-type="float" office:value="0.889939888310163">
                <text:p>0.8899398883101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85081936926672">
                <text:p>0.985081936926672</text:p>
              </table:table-cell>
              <table:table-cell office:value-type="float" office:value="0.0296135775414966">
                <text:p>0.02961357754149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67443413436792">
                <text:p>0.767443413436792</text:p>
              </table:table-cell>
              <table:table-cell office:value-type="float" office:value="0.411030607172559">
                <text:p>0.4110306071725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95525102185078">
                <text:p>0.295525102185078</text:p>
              </table:table-cell>
              <table:table-cell office:value-type="float" office:value="0.912664913978991">
                <text:p>0.912664913978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48329912900069">
                <text:p>0.748329912900069</text:p>
              </table:table-cell>
              <table:table-cell office:value-type="float" office:value="0.440002341458985">
                <text:p>0.4400023414589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310812491149115">
                <text:p>0.00310812491149115</text:p>
              </table:table-cell>
              <table:table-cell office:value-type="float" office:value="0.999990339559578">
                <text:p>0.9999903395595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35585871204808">
                <text:p>0.935585871204808</text:p>
              </table:table-cell>
              <table:table-cell office:value-type="float" office:value="0.124679078508494">
                <text:p>0.1246790785084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28184005693772">
                <text:p>0.328184005693772</text:p>
              </table:table-cell>
              <table:table-cell office:value-type="float" office:value="0.892295259059498">
                <text:p>0.8922952590594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922458861745">
                <text:p>0.1922458861745</text:p>
              </table:table-cell>
              <table:table-cell office:value-type="float" office:value="0.963041519249287">
                <text:p>0.9630415192492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45341080484272">
                <text:p>0.445341080484272</text:p>
              </table:table-cell>
              <table:table-cell office:value-type="float" office:value="0.80167132203332">
                <text:p>0.801671322033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20251447950316">
                <text:p>0.820251447950316</text:p>
              </table:table-cell>
              <table:table-cell office:value-type="float" office:value="0.327187562135578">
                <text:p>0.3271875621355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51147224690029">
                <text:p>0.351147224690029</text:p>
              </table:table-cell>
              <table:table-cell office:value-type="float" office:value="0.876695626592537">
                <text:p>0.8766956265925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02407323600305">
                <text:p>0.702407323600305</text:p>
              </table:table-cell>
              <table:table-cell office:value-type="float" office:value="0.506623951755815">
                <text:p>0.5066239517558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9839156227088">
                <text:p>0.49839156227088</text:p>
              </table:table-cell>
              <table:table-cell office:value-type="float" office:value="0.751605850665234">
                <text:p>0.7516058506652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7760428225504">
                <text:p>0.17760428225504</text:p>
              </table:table-cell>
              <table:table-cell office:value-type="float" office:value="0.968456718925783">
                <text:p>0.9684567189257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7667205073707">
                <text:p>0.97667205073707</text:p>
              </table:table-cell>
              <table:table-cell office:value-type="float" office:value="0.0461117054974034">
                <text:p>0.04611170549740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28846012586193">
                <text:p>0.728846012586193</text:p>
              </table:table-cell>
              <table:table-cell office:value-type="float" office:value="0.468783489937356">
                <text:p>0.4687834899373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66913151134971">
                <text:p>0.966913151134971</text:p>
              </table:table-cell>
              <table:table-cell office:value-type="float" office:value="0.0650789581623271">
                <text:p>0.06507895816232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85380945836808">
                <text:p>0.585380945836808</text:p>
              </table:table-cell>
              <table:table-cell office:value-type="float" office:value="0.657329148256632">
                <text:p>0.6573291482566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00941915033177">
                <text:p>0.100941915033177</text:p>
              </table:table-cell>
              <table:table-cell office:value-type="float" office:value="0.98981072978946">
                <text:p>0.989810729789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50791425748471">
                <text:p>0.850791425748471</text:p>
              </table:table-cell>
              <table:table-cell office:value-type="float" office:value="0.276153949873895">
                <text:p>0.2761539498738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57991435871369">
                <text:p>0.657991435871369</text:p>
              </table:table-cell>
              <table:table-cell office:value-type="float" office:value="0.567047270320843">
                <text:p>0.5670472703208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32481756797861">
                <text:p>0.532481756797861</text:p>
              </table:table-cell>
              <table:table-cell office:value-type="float" office:value="0.71646317868974">
                <text:p>0.716463178689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88136442835162">
                <text:p>0.288136442835162</text:p>
              </table:table-cell>
              <table:table-cell office:value-type="float" office:value="0.916977390318998">
                <text:p>0.9169773903189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59959680349439">
                <text:p>0.659959680349439</text:p>
              </table:table-cell>
              <table:table-cell office:value-type="float" office:value="0.564453220313119">
                <text:p>0.5644532203131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97011246911035">
                <text:p>0.497011246911035</text:p>
              </table:table-cell>
              <table:table-cell office:value-type="float" office:value="0.752979820444">
                <text:p>0.7529798204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8925009955379">
                <text:p>0.48925009955379</text:p>
              </table:table-cell>
              <table:table-cell office:value-type="float" office:value="0.76063434008666">
                <text:p>0.760634340086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59313533043268">
                <text:p>0.259313533043268</text:p>
              </table:table-cell>
              <table:table-cell office:value-type="float" office:value="0.932756491580639">
                <text:p>0.9327564915806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9889801455676">
                <text:p>0.29889801455676</text:p>
              </table:table-cell>
              <table:table-cell office:value-type="float" office:value="0.910659976894055">
                <text:p>0.9106599768940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740290379971921">
                <text:p>0.0740290379971921</text:p>
              </table:table-cell>
              <table:table-cell office:value-type="float" office:value="0.994519701533262">
                <text:p>0.9945197015332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40035133500106">
                <text:p>0.0340035133500106</text:p>
              </table:table-cell>
              <table:table-cell office:value-type="float" office:value="0.998843761112587">
                <text:p>0.9988437611125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64019829329298">
                <text:p>0.964019829329298</text:p>
              </table:table-cell>
              <table:table-cell office:value-type="float" office:value="0.0706665352911594">
                <text:p>0.07066653529115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25726696188522">
                <text:p>0.925726696188522</text:p>
              </table:table-cell>
              <table:table-cell office:value-type="float" office:value="0.143030083963941">
                <text:p>0.1430300839639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39566696086558">
                <text:p>0.939566696086558</text:p>
              </table:table-cell>
              <table:table-cell office:value-type="float" office:value="0.117214423605063">
                <text:p>0.1172144236050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36357878633529">
                <text:p>0.436357878633529</text:p>
              </table:table-cell>
              <table:table-cell office:value-type="float" office:value="0.809591801754589">
                <text:p>0.8095918017545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76922358858366">
                <text:p>0.276922358858366</text:p>
              </table:table-cell>
              <table:table-cell office:value-type="float" office:value="0.923314007417174">
                <text:p>0.9233140074171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45752221037169">
                <text:p>0.345752221037169</text:p>
              </table:table-cell>
              <table:table-cell office:value-type="float" office:value="0.880455444980749">
                <text:p>0.8804554449807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41587520943403">
                <text:p>0.541587520943403</text:p>
              </table:table-cell>
              <table:table-cell office:value-type="float" office:value="0.706695902729703">
                <text:p>0.7066959027297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23277284073703">
                <text:p>0.423277284073703</text:p>
              </table:table-cell>
              <table:table-cell office:value-type="float" office:value="0.82083634078721">
                <text:p>0.820836340787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42973133339648">
                <text:p>0.842973133339648</text:p>
              </table:table-cell>
              <table:table-cell office:value-type="float" office:value="0.289396296467588">
                <text:p>0.2893962964675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50454208024553">
                <text:p>0.750454208024553</text:p>
              </table:table-cell>
              <table:table-cell office:value-type="float" office:value="0.436818481705939">
                <text:p>0.4368184817059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95140296568774">
                <text:p>0.995140296568774</text:p>
              </table:table-cell>
              <table:table-cell office:value-type="float" office:value="0.00969598634001575">
                <text:p>0.009695986340015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01871845019614">
                <text:p>0.701871845019614</text:p>
              </table:table-cell>
              <table:table-cell office:value-type="float" office:value="0.507375913171055">
                <text:p>0.5073759131710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30170344715225">
                <text:p>0.430170344715225</text:p>
              </table:table-cell>
              <table:table-cell office:value-type="float" office:value="0.814953474527686">
                <text:p>0.8149534745276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79960665625738">
                <text:p>0.679960665625738</text:p>
              </table:table-cell>
              <table:table-cell office:value-type="float" office:value="0.537653493202553">
                <text:p>0.5376534932025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41767430626151">
                <text:p>0.641767430626151</text:p>
              </table:table-cell>
              <table:table-cell office:value-type="float" office:value="0.588135681399068">
                <text:p>0.5881356813990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68626746117502">
                <text:p>0.168626746117502</text:p>
              </table:table-cell>
              <table:table-cell office:value-type="float" office:value="0.971565020493923">
                <text:p>0.9715650204939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54554467671159">
                <text:p>0.554554467671159</text:p>
              </table:table-cell>
              <table:table-cell office:value-type="float" office:value="0.692469342386016">
                <text:p>0.6924693423860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87914793981349">
                <text:p>0.687914793981349</text:p>
              </table:table-cell>
              <table:table-cell office:value-type="float" office:value="0.526773236221788">
                <text:p>0.5267732362217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10455011455755">
                <text:p>0.610455011455755</text:p>
              </table:table-cell>
              <table:table-cell office:value-type="float" office:value="0.62734467898864">
                <text:p>0.627344678988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01806738855916">
                <text:p>0.601806738855916</text:p>
              </table:table-cell>
              <table:table-cell office:value-type="float" office:value="0.63782986917847">
                <text:p>0.637829869178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25221836041482">
                <text:p>0.225221836041482</text:p>
              </table:table-cell>
              <table:table-cell office:value-type="float" office:value="0.949275124570142">
                <text:p>0.9492751245701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06493119410489">
                <text:p>0.106493119410489</text:p>
              </table:table-cell>
              <table:table-cell office:value-type="float" office:value="0.988659216772936">
                <text:p>0.9886592167729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6824330057792">
                <text:p>0.96824330057792</text:p>
              </table:table-cell>
              <table:table-cell office:value-type="float" office:value="0.062504910886743">
                <text:p>0.0625049108867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44690957464045">
                <text:p>0.644690957464045</text:p>
              </table:table-cell>
              <table:table-cell office:value-type="float" office:value="0.584572262092292">
                <text:p>0.5845722620922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9387718607124">
                <text:p>0.99387718607124</text:p>
              </table:table-cell>
              <table:table-cell office:value-type="float" office:value="0.0122081390073238">
                <text:p>0.01220813900732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67834853850612">
                <text:p>0.967834853850612</text:p>
              </table:table-cell>
              <table:table-cell office:value-type="float" office:value="0.0632956956729681">
                <text:p>0.06329569567296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13349312511569">
                <text:p>0.113349312511569</text:p>
              </table:table-cell>
              <table:table-cell office:value-type="float" office:value="0.987151933353443">
                <text:p>0.9871519333534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39510404669014">
                <text:p>0.639510404669014</text:p>
              </table:table-cell>
              <table:table-cell office:value-type="float" office:value="0.59102644232035">
                <text:p>0.591026442320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78299838922714">
                <text:p>0.478299838922714</text:p>
              </table:table-cell>
              <table:table-cell office:value-type="float" office:value="0.771229264086571">
                <text:p>0.7712292640865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8929669236342">
                <text:p>0.18929669236342</text:p>
              </table:table-cell>
              <table:table-cell office:value-type="float" office:value="0.964166762276369">
                <text:p>0.9641667622763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31652903525761">
                <text:p>0.831652903525761</text:p>
              </table:table-cell>
              <table:table-cell office:value-type="float" office:value="0.3083534480572">
                <text:p>0.30835344805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33863518913344">
                <text:p>0.433863518913344</text:p>
              </table:table-cell>
              <table:table-cell office:value-type="float" office:value="0.811762446956226">
                <text:p>0.8117624469562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05462449439848">
                <text:p>0.905462449439848</text:p>
              </table:table-cell>
              <table:table-cell office:value-type="float" office:value="0.180137752654482">
                <text:p>0.1801377526544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00984109371206">
                <text:p>0.800984109371206</text:p>
              </table:table-cell>
              <table:table-cell office:value-type="float" office:value="0.358424456534853">
                <text:p>0.3584244565348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90708609441866">
                <text:p>0.590708609441866</text:p>
              </table:table-cell>
              <table:table-cell office:value-type="float" office:value="0.651063338731429">
                <text:p>0.6510633387314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98015597487369">
                <text:p>0.998015597487369</text:p>
              </table:table-cell>
              <table:table-cell office:value-type="float" office:value="0.00396486717208286">
                <text:p>0.003964867172082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70441694451741">
                <text:p>0.870441694451741</text:p>
              </table:table-cell>
              <table:table-cell office:value-type="float" office:value="0.242331256560364">
                <text:p>0.2423312565603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82490759203366">
                <text:p>0.382490759203366</text:p>
              </table:table-cell>
              <table:table-cell office:value-type="float" office:value="0.853700819124057">
                <text:p>0.8537008191240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42018206495844">
                <text:p>0.942018206495844</text:p>
              </table:table-cell>
              <table:table-cell office:value-type="float" office:value="0.112601698630619">
                <text:p>0.1126016986306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59113028496893">
                <text:p>0.459113028496893</text:p>
              </table:table-cell>
              <table:table-cell office:value-type="float" office:value="0.78921522706459">
                <text:p>0.789215227064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69166178877136">
                <text:p>0.969166178877136</text:p>
              </table:table-cell>
              <table:table-cell office:value-type="float" office:value="0.0607169179054913">
                <text:p>0.06071691790549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630827954620905">
                <text:p>0.630827954620905</text:p>
              </table:table-cell>
              <table:table-cell office:value-type="float" office:value="0.602056091973925">
                <text:p>0.6020560919739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83552344078263">
                <text:p>0.783552344078263</text:p>
              </table:table-cell>
              <table:table-cell office:value-type="float" office:value="0.386045724096454">
                <text:p>0.3860457240964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49047002220789">
                <text:p>0.749047002220789</text:p>
              </table:table-cell>
              <table:table-cell office:value-type="float" office:value="0.43892866159538">
                <text:p>0.438928661595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40320701672056">
                <text:p>0.440320701672056</text:p>
              </table:table-cell>
              <table:table-cell office:value-type="float" office:value="0.806117679687604">
                <text:p>0.8061176796876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96893579362375">
                <text:p>0.796893579362375</text:p>
              </table:table-cell>
              <table:table-cell office:value-type="float" office:value="0.364960623522517">
                <text:p>0.3649606235225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70580478805974">
                <text:p>0.570580478805974</text:p>
              </table:table-cell>
              <table:table-cell office:value-type="float" office:value="0.674437917205584">
                <text:p>0.6744379172055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60204834451917">
                <text:p>0.460204834451917</text:p>
              </table:table-cell>
              <table:table-cell office:value-type="float" office:value="0.788211510347108">
                <text:p>0.7882115103471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93289907847646">
                <text:p>0.793289907847646</text:p>
              </table:table-cell>
              <table:table-cell office:value-type="float" office:value="0.370691122107415">
                <text:p>0.3706911221074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66019880240453">
                <text:p>0.166019880240453</text:p>
              </table:table-cell>
              <table:table-cell office:value-type="float" office:value="0.972437399365022">
                <text:p>0.9724373993650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23511320300406">
                <text:p>0.123511320300406</text:p>
              </table:table-cell>
              <table:table-cell office:value-type="float" office:value="0.984744954005259">
                <text:p>0.9847449540052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21729503352217">
                <text:p>0.0321729503352217</text:p>
              </table:table-cell>
              <table:table-cell office:value-type="float" office:value="0.998964901266807">
                <text:p>0.9989649012668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45384965425942">
                <text:p>0.245384965425942</text:p>
              </table:table-cell>
              <table:table-cell office:value-type="float" office:value="0.939786218742925">
                <text:p>0.9397862187429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96378311729991">
                <text:p>0.496378311729991</text:p>
              </table:table-cell>
              <table:table-cell office:value-type="float" office:value="0.753608571644112">
                <text:p>0.7536085716441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22400915173546">
                <text:p>0.822400915173546</text:p>
              </table:table-cell>
              <table:table-cell office:value-type="float" office:value="0.323656735058392">
                <text:p>0.3236567350583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55274470026844">
                <text:p>0.755274470026844</text:p>
              </table:table-cell>
              <table:table-cell office:value-type="float" office:value="0.429560754193152">
                <text:p>0.4295607541931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49905677268727">
                <text:p>0.549905677268727</text:p>
              </table:table-cell>
              <table:table-cell office:value-type="float" office:value="0.697603746558404">
                <text:p>0.6976037465584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13650266945532">
                <text:p>0.413650266945532</text:p>
              </table:table-cell>
              <table:table-cell office:value-type="float" office:value="0.828893456656053">
                <text:p>0.8288934566560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51207919200133">
                <text:p>0.551207919200133</text:p>
              </table:table-cell>
              <table:table-cell office:value-type="float" office:value="0.696169829811094">
                <text:p>0.6961698298110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01834963122284">
                <text:p>0.801834963122284</text:p>
              </table:table-cell>
              <table:table-cell office:value-type="float" office:value="0.35706069191478">
                <text:p>0.357060691914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91470544960155">
                <text:p>0.291470544960155</text:p>
              </table:table-cell>
              <table:table-cell office:value-type="float" office:value="0.915047551343658">
                <text:p>0.9150475513436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17340079437876">
                <text:p>0.917340079437876</text:p>
              </table:table-cell>
              <table:table-cell office:value-type="float" office:value="0.158487178656951">
                <text:p>0.1584871786569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94713957884613">
                <text:p>0.994713957884613</text:p>
              </table:table-cell>
              <table:table-cell office:value-type="float" office:value="0.0105441419897479">
                <text:p>0.01054414198974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67976309025605">
                <text:p>0.267976309025605</text:p>
              </table:table-cell>
              <table:table-cell office:value-type="float" office:value="0.928188697801142">
                <text:p>0.9281886978011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367528431046557">
                <text:p>0.0367528431046557</text:p>
              </table:table-cell>
              <table:table-cell office:value-type="float" office:value="0.998649230136653">
                <text:p>0.9986492301366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21913514038952">
                <text:p>0.121913514038952</text:p>
              </table:table-cell>
              <table:table-cell office:value-type="float" office:value="0.985137179887686">
                <text:p>0.9851371798876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2689960728131">
                <text:p>0.12689960728131</text:p>
              </table:table-cell>
              <table:table-cell office:value-type="float" office:value="0.98389684403212">
                <text:p>0.983896844032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09709898812672">
                <text:p>0.609709898812672</text:p>
              </table:table-cell>
              <table:table-cell office:value-type="float" office:value="0.628253839289868">
                <text:p>0.6282538392898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18338318983596">
                <text:p>0.818338318983596</text:p>
              </table:table-cell>
              <table:table-cell office:value-type="float" office:value="0.330322395684274">
                <text:p>0.3303223956842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52050677098566">
                <text:p>0.952050677098566</text:p>
              </table:table-cell>
              <table:table-cell office:value-type="float" office:value="0.0935995082365256">
                <text:p>0.09359950823652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84140614659198">
                <text:p>0.284140614659198</text:p>
              </table:table-cell>
              <table:table-cell office:value-type="float" office:value="0.919264111101151">
                <text:p>0.91926411110115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27108231236148">
                <text:p>0.827108231236148</text:p>
              </table:table-cell>
              <table:table-cell office:value-type="float" office:value="0.315891973822725">
                <text:p>0.3158919738227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31202719291642">
                <text:p>0.131202719291642</text:p>
              </table:table-cell>
              <table:table-cell office:value-type="float" office:value="0.982785846453744">
                <text:p>0.9827858464537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2077623711125">
                <text:p>0.22077623711125</text:p>
              </table:table-cell>
              <table:table-cell office:value-type="float" office:value="0.951257853127055">
                <text:p>0.9512578531270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8446853853941">
                <text:p>0.18446853853941</text:p>
              </table:table-cell>
              <table:table-cell office:value-type="float" office:value="0.965971358289798">
                <text:p>0.9659713582897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72835182497404">
                <text:p>0.872835182497404</text:p>
              </table:table-cell>
              <table:table-cell office:value-type="float" office:value="0.238161215831605">
                <text:p>0.2381612158316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17075184663504">
                <text:p>0.717075184663504</text:p>
              </table:table-cell>
              <table:table-cell office:value-type="float" office:value="0.485803182250093">
                <text:p>0.48580318225009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558514898092914">
                <text:p>0.0558514898092914</text:p>
              </table:table-cell>
              <table:table-cell office:value-type="float" office:value="0.996880611086133">
                <text:p>0.9968806110861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84462980592483">
                <text:p>0.784462980592483</text:p>
              </table:table-cell>
              <table:table-cell office:value-type="float" office:value="0.384617832079965">
                <text:p>0.3846178320799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87586472572301">
                <text:p>0.987586472572301</text:p>
              </table:table-cell>
              <table:table-cell office:value-type="float" office:value="0.0246729591922463">
                <text:p>0.02467295919224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75565235880414">
                <text:p>0.375565235880414</text:p>
              </table:table-cell>
              <table:table-cell office:value-type="float" office:value="0.858950756270379">
                <text:p>0.8589507562703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31596721829444">
                <text:p>0.531596721829444</text:p>
              </table:table-cell>
              <table:table-cell office:value-type="float" office:value="0.717408053777124">
                <text:p>0.7174080537771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02150816125182">
                <text:p>0.902150816125182</text:p>
              </table:table-cell>
              <table:table-cell office:value-type="float" office:value="0.18612390496478">
                <text:p>0.186123904964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65747331821114">
                <text:p>0.365747331821114</text:p>
              </table:table-cell>
              <table:table-cell office:value-type="float" office:value="0.866228889279558">
                <text:p>0.8662288892795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88581200782915">
                <text:p>0.988581200782915</text:p>
              </table:table-cell>
              <table:table-cell office:value-type="float" office:value="0.0227072094662428">
                <text:p>0.02270720946624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49915119347605">
                <text:p>0.249915119347605</text:p>
              </table:table-cell>
              <table:table-cell office:value-type="float" office:value="0.937542433121508">
                <text:p>0.9375424331215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6210730039459">
                <text:p>0.46210730039459</text:p>
              </table:table-cell>
              <table:table-cell office:value-type="float" office:value="0.786456842922083">
                <text:p>0.7864568429220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78185739781023">
                <text:p>0.978185739781023</text:p>
              </table:table-cell>
              <table:table-cell office:value-type="float" office:value="0.0431526584976822">
                <text:p>0.04315265849768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12929614547046">
                <text:p>0.612929614547046</text:p>
              </table:table-cell>
              <table:table-cell office:value-type="float" office:value="0.624317287611275">
                <text:p>0.6243172876112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92478582375261">
                <text:p>0.892478582375261</text:p>
              </table:table-cell>
              <table:table-cell office:value-type="float" office:value="0.203487610097744">
                <text:p>0.2034876100977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9870429618915">
                <text:p>0.89870429618915</text:p>
              </table:table-cell>
              <table:table-cell office:value-type="float" office:value="0.192330588011234">
                <text:p>0.1923305880112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39031025406237">
                <text:p>0.539031025406237</text:p>
              </table:table-cell>
              <table:table-cell office:value-type="float" office:value="0.709445553674093">
                <text:p>0.7094455536740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70772542020866">
                <text:p>0.970772542020866</text:p>
              </table:table-cell>
              <table:table-cell office:value-type="float" office:value="0.0576006716583675">
                <text:p>0.05760067165836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04282902682925">
                <text:p>0.804282902682925</text:p>
              </table:table-cell>
              <table:table-cell office:value-type="float" office:value="0.353129012458365">
                <text:p>0.3531290124583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08755632679244">
                <text:p>0.608755632679244</text:p>
              </table:table-cell>
              <table:table-cell office:value-type="float" office:value="0.629416756293959">
                <text:p>0.6294167562939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818681174740691">
                <text:p>0.0818681174740691</text:p>
              </table:table-cell>
              <table:table-cell office:value-type="float" office:value="0.993297611341312">
                <text:p>0.9932976113413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83909925256299">
                <text:p>0.383909925256299</text:p>
              </table:table-cell>
              <table:table-cell office:value-type="float" office:value="0.852613363261708">
                <text:p>0.8526133632617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6110865679637">
                <text:p>0.46110865679637</text:p>
              </table:table-cell>
              <table:table-cell office:value-type="float" office:value="0.787378806627865">
                <text:p>0.7873788066278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03562576464282">
                <text:p>0.503562576464282</text:p>
              </table:table-cell>
              <table:table-cell office:value-type="float" office:value="0.746424740939333">
                <text:p>0.7464247409393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85979719024002">
                <text:p>0.185979719024002</text:p>
              </table:table-cell>
              <table:table-cell office:value-type="float" office:value="0.965411544111771">
                <text:p>0.9654115441117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29768302799195">
                <text:p>0.829768302799195</text:p>
              </table:table-cell>
              <table:table-cell office:value-type="float" office:value="0.311484563669825">
                <text:p>0.3114845636698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48133283029372">
                <text:p>0.448133283029372</text:p>
              </table:table-cell>
              <table:table-cell office:value-type="float" office:value="0.799179460995181">
                <text:p>0.7991794609951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89540356558513">
                <text:p>0.989540356558513</text:p>
              </table:table-cell>
              <table:table-cell office:value-type="float" office:value="0.0208098827626301">
                <text:p>0.02080988276263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94131625381025">
                <text:p>0.694131625381025</text:p>
              </table:table-cell>
              <table:table-cell office:value-type="float" office:value="0.518181286686141">
                <text:p>0.5181812866861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87118470244367">
                <text:p>0.287118470244367</text:p>
              </table:table-cell>
              <table:table-cell office:value-type="float" office:value="0.91756394088778">
                <text:p>0.917563940887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47190887325519">
                <text:p>0.447190887325519</text:p>
              </table:table-cell>
              <table:table-cell office:value-type="float" office:value="0.800020310293083">
                <text:p>0.8000203102930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82162902516691">
                <text:p>0.982162902516691</text:p>
              </table:table-cell>
              <table:table-cell office:value-type="float" office:value="0.0353560329201972">
                <text:p>0.03535603292019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42954660846695">
                <text:p>0.542954660846695</text:p>
              </table:table-cell>
              <table:table-cell office:value-type="float" office:value="0.705200236264913">
                <text:p>0.7052002362649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15148433995804">
                <text:p>0.315148433995804</text:p>
              </table:table-cell>
              <table:table-cell office:value-type="float" office:value="0.900681464550057">
                <text:p>0.9006814645500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40456604106628">
                <text:p>0.740456604106628</text:p>
              </table:table-cell>
              <table:table-cell office:value-type="float" office:value="0.45172401754731">
                <text:p>0.451724017547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07137474833561">
                <text:p>0.307137474833561</text:p>
              </table:table-cell>
              <table:table-cell office:value-type="float" office:value="0.905666571552968">
                <text:p>0.9056665715529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77251309171919">
                <text:p>0.477251309171919</text:p>
              </table:table-cell>
              <table:table-cell office:value-type="float" office:value="0.772231187893836">
                <text:p>0.7722311878938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48223946406225">
                <text:p>0.848223946406225</text:p>
              </table:table-cell>
              <table:table-cell office:value-type="float" office:value="0.280516136748426">
                <text:p>0.2805161367484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38885378697851">
                <text:p>0.638885378697851</text:p>
              </table:table-cell>
              <table:table-cell office:value-type="float" office:value="0.5918254728862">
                <text:p>0.59182547288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2386653780072">
                <text:p>0.52386653780072</text:p>
              </table:table-cell>
              <table:table-cell office:value-type="float" office:value="0.725563850572731">
                <text:p>0.7255638505727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60490231451358">
                <text:p>0.860490231451358</text:p>
              </table:table-cell>
              <table:table-cell office:value-type="float" office:value="0.259556776482976">
                <text:p>0.2595567764829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78978434615358">
                <text:p>0.978978434615358</text:p>
              </table:table-cell>
              <table:table-cell office:value-type="float" office:value="0.0416012245676512">
                <text:p>0.04160122456765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21141216229869">
                <text:p>0.821141216229869</text:p>
              </table:table-cell>
              <table:table-cell office:value-type="float" office:value="0.325727103008581">
                <text:p>0.32572710300858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85259934180757">
                <text:p>0.585259934180757</text:p>
              </table:table-cell>
              <table:table-cell office:value-type="float" office:value="0.657470809442918">
                <text:p>0.6574708094429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74005100490604">
                <text:p>0.374005100490604</text:p>
              </table:table-cell>
              <table:table-cell office:value-type="float" office:value="0.86012018480704">
                <text:p>0.860120184807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22922656000059">
                <text:p>0.922922656000059</text:p>
              </table:table-cell>
              <table:table-cell office:value-type="float" office:value="0.148213771041946">
                <text:p>0.1482137710419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88235352016619">
                <text:p>0.588235352016619</text:p>
              </table:table-cell>
              <table:table-cell office:value-type="float" office:value="0.653979170637929">
                <text:p>0.6539791706379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82131913223636">
                <text:p>0.482131913223636</text:p>
              </table:table-cell>
              <table:table-cell office:value-type="float" office:value="0.767548818272821">
                <text:p>0.7675488182728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75532544655175">
                <text:p>0.175532544655175</text:p>
              </table:table-cell>
              <table:table-cell office:value-type="float" office:value="0.96918832576733">
                <text:p>0.969188325767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52462755598371">
                <text:p>0.552462755598371</text:p>
              </table:table-cell>
              <table:table-cell office:value-type="float" office:value="0.694784905814556">
                <text:p>0.6947849058145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727992261693075">
                <text:p>0.727992261693075</text:p>
              </table:table-cell>
              <table:table-cell office:value-type="float" office:value="0.47002726692605">
                <text:p>0.470027266926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70346839972273">
                <text:p>0.970346839972273</text:p>
              </table:table-cell>
              <table:table-cell office:value-type="float" office:value="0.058427010155856">
                <text:p>0.0584270101558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06888597642227">
                <text:p>0.206888597642227</text:p>
              </table:table-cell>
              <table:table-cell office:value-type="float" office:value="0.957197108167582">
                <text:p>0.9571971081675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74333027092166">
                <text:p>0.474333027092166</text:p>
              </table:table-cell>
              <table:table-cell office:value-type="float" office:value="0.77500817940962">
                <text:p>0.775008179409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92841326318607">
                <text:p>0.992841326318607</text:p>
              </table:table-cell>
              <table:table-cell office:value-type="float" office:value="0.0142661007539251">
                <text:p>0.01426610075392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37180728736973">
                <text:p>0.837180728736973</text:p>
              </table:table-cell>
              <table:table-cell office:value-type="float" office:value="0.299128427432528">
                <text:p>0.2991284274325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25388405226814">
                <text:p>0.325388405226814</text:p>
              </table:table-cell>
              <table:table-cell office:value-type="float" office:value="0.894122385743973">
                <text:p>0.89412238574397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54091008851147">
                <text:p>0.454091008851147</text:p>
              </table:table-cell>
              <table:table-cell office:value-type="float" office:value="0.793801355685176">
                <text:p>0.7938013556851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54843883545182">
                <text:p>0.654843883545182</text:p>
              </table:table-cell>
              <table:table-cell office:value-type="float" office:value="0.571179488184701">
                <text:p>0.5711794881847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91531033645692">
                <text:p>0.891531033645692</text:p>
              </table:table-cell>
              <table:table-cell office:value-type="float" office:value="0.205172416046764">
                <text:p>0.2051724160467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09443456704326">
                <text:p>0.809443456704326</text:p>
              </table:table-cell>
              <table:table-cell office:value-type="float" office:value="0.344801290398665">
                <text:p>0.3448012903986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33544910657861">
                <text:p>0.633544910657861</text:p>
              </table:table-cell>
              <table:table-cell office:value-type="float" office:value="0.598620846180189">
                <text:p>0.5986208461801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99427060812207">
                <text:p>0.899427060812207</text:p>
              </table:table-cell>
              <table:table-cell office:value-type="float" office:value="0.191030962298274">
                <text:p>0.1910309622982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75093638417272">
                <text:p>0.875093638417272</text:p>
              </table:table-cell>
              <table:table-cell office:value-type="float" office:value="0.234211124004011">
                <text:p>0.2342111240040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14964180092841">
                <text:p>0.914964180092841</text:p>
              </table:table-cell>
              <table:table-cell office:value-type="float" office:value="0.162840549147072">
                <text:p>0.1628405491470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98323890717367">
                <text:p>0.398323890717367</text:p>
              </table:table-cell>
              <table:table-cell office:value-type="float" office:value="0.841338272861754">
                <text:p>0.8413382728617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651483790120541">
                <text:p>0.651483790120541</text:p>
              </table:table-cell>
              <table:table-cell office:value-type="float" office:value="0.57556887121027">
                <text:p>0.575568871210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715588728672">
                <text:p>0.1715588728672</text:p>
              </table:table-cell>
              <table:table-cell office:value-type="float" office:value="0.970567553141951">
                <text:p>0.9705675531419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37393973941974">
                <text:p>0.537393973941974</text:p>
              </table:table-cell>
              <table:table-cell office:value-type="float" office:value="0.711207716770925">
                <text:p>0.7112077167709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44173578817008">
                <text:p>0.644173578817008</text:p>
              </table:table-cell>
              <table:table-cell office:value-type="float" office:value="0.585040400354117">
                <text:p>0.5850404003541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64606441395431">
                <text:p>0.264606441395431</text:p>
              </table:table-cell>
              <table:table-cell office:value-type="float" office:value="0.929983431176152">
                <text:p>0.9299834311761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93923194588284">
                <text:p>0.393923194588284</text:p>
              </table:table-cell>
              <table:table-cell office:value-type="float" office:value="0.844824516769975">
                <text:p>0.8448245167699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690148702079174">
                <text:p>0.690148702079174</text:p>
              </table:table-cell>
              <table:table-cell office:value-type="float" office:value="0.523694769018451">
                <text:p>0.5236947690184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53610502350891">
                <text:p>0.953610502350891</text:p>
              </table:table-cell>
              <table:table-cell office:value-type="float" office:value="0.0906270098884155">
                <text:p>0.09062700988841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55742789279069">
                <text:p>0.855742789279069</text:p>
              </table:table-cell>
              <table:table-cell office:value-type="float" office:value="0.267704278596952">
                <text:p>0.2677042785969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36785930282216">
                <text:p>0.336785930282216</text:p>
              </table:table-cell>
              <table:table-cell office:value-type="float" office:value="0.886575237164357">
                <text:p>0.8865752371643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03550983090107">
                <text:p>0.703550983090107</text:p>
              </table:table-cell>
              <table:table-cell office:value-type="float" office:value="0.505016014199034">
                <text:p>0.5050160141990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00894404009011">
                <text:p>0.900894404009011</text:p>
              </table:table-cell>
              <table:table-cell office:value-type="float" office:value="0.188389681381384">
                <text:p>0.1883896813813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675881715644277">
                <text:p>0.675881715644277</text:p>
              </table:table-cell>
              <table:table-cell office:value-type="float" office:value="0.543183906457761">
                <text:p>0.5431839064577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44371679587017">
                <text:p>0.544371679587017</text:p>
              </table:table-cell>
              <table:table-cell office:value-type="float" office:value="0.703659474463663">
                <text:p>0.7036594744636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528510933451157">
                <text:p>0.0528510933451157</text:p>
              </table:table-cell>
              <table:table-cell office:value-type="float" office:value="0.99720680369593">
                <text:p>0.997206803695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33182147603302">
                <text:p>0.933182147603302</text:p>
              </table:table-cell>
              <table:table-cell office:value-type="float" office:value="0.129171079394721">
                <text:p>0.1291710793947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19795876845193">
                <text:p>0.919795876845193</text:p>
              </table:table-cell>
              <table:table-cell office:value-type="float" office:value="0.153975544938928">
                <text:p>0.1539755449389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36499279758343">
                <text:p>0.536499279758343</text:p>
              </table:table-cell>
              <table:table-cell office:value-type="float" office:value="0.712168916901799">
                <text:p>0.7121689169017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79869934691012">
                <text:p>0.79869934691012</text:p>
              </table:table-cell>
              <table:table-cell office:value-type="float" office:value="0.362079353245382">
                <text:p>0.3620793532453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70858665369176">
                <text:p>0.170858665369176</text:p>
              </table:table-cell>
              <table:table-cell office:value-type="float" office:value="0.970807316469696">
                <text:p>0.9708073164696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65944332984725">
                <text:p>0.265944332984725</text:p>
              </table:table-cell>
              <table:table-cell office:value-type="float" office:value="0.929273611753384">
                <text:p>0.9292736117533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00761550713545">
                <text:p>0.300761550713545</text:p>
              </table:table-cell>
              <table:table-cell office:value-type="float" office:value="0.909542489621823">
                <text:p>0.9095424896218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6955175748216">
                <text:p>0.96955175748216</text:p>
              </table:table-cell>
              <table:table-cell office:value-type="float" office:value="0.0599693895634342">
                <text:p>0.05996938956343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17779103299984">
                <text:p>0.117779103299984</text:p>
              </table:table-cell>
              <table:table-cell office:value-type="float" office:value="0.986128082826027">
                <text:p>0.9861280828260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04731775381832">
                <text:p>0.704731775381832</text:p>
              </table:table-cell>
              <table:table-cell office:value-type="float" office:value="0.503353124777149">
                <text:p>0.5033531247771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55818960608086">
                <text:p>0.455818960608086</text:p>
              </table:table-cell>
              <table:table-cell office:value-type="float" office:value="0.792229078657809">
                <text:p>0.7922290786578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1896942505155">
                <text:p>0.41896942505155</text:p>
              </table:table-cell>
              <table:table-cell office:value-type="float" office:value="0.824466561381073">
                <text:p>0.8244665613810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95195915907795">
                <text:p>0.395195915907795</text:p>
              </table:table-cell>
              <table:table-cell office:value-type="float" office:value="0.843820188059414">
                <text:p>0.8438201880594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575150035370502">
                <text:p>0.0575150035370502</text:p>
              </table:table-cell>
              <table:table-cell office:value-type="float" office:value="0.996692024368187">
                <text:p>0.9966920243681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9603442738528">
                <text:p>0.99603442738528</text:p>
              </table:table-cell>
              <table:table-cell office:value-type="float" office:value="0.00791542002780199">
                <text:p>0.007915420027801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23373919346296">
                <text:p>0.723373919346296</text:p>
              </table:table-cell>
              <table:table-cell office:value-type="float" office:value="0.47673017280969">
                <text:p>0.476730172809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84738516124888">
                <text:p>0.684738516124888</text:p>
              </table:table-cell>
              <table:table-cell office:value-type="float" office:value="0.531133164535224">
                <text:p>0.5311331645352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77728380923977">
                <text:p>0.977728380923977</text:p>
              </table:table-cell>
              <table:table-cell office:value-type="float" office:value="0.0440472131358233">
                <text:p>0.04404721313582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92850083518652">
                <text:p>0.692850083518652</text:p>
              </table:table-cell>
              <table:table-cell office:value-type="float" office:value="0.51995876179719">
                <text:p>0.519958761797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44628277933715">
                <text:p>0.544628277933715</text:p>
              </table:table-cell>
              <table:table-cell office:value-type="float" office:value="0.70338003887635">
                <text:p>0.703380038876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27773861478234">
                <text:p>0.827773861478234</text:p>
              </table:table-cell>
              <table:table-cell office:value-type="float" office:value="0.31479043425375">
                <text:p>0.314790434253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847473313950833">
                <text:p>0.0847473313950833</text:p>
              </table:table-cell>
              <table:table-cell office:value-type="float" office:value="0.992817889821447">
                <text:p>0.9928178898214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75654695836634">
                <text:p>0.975654695836634</text:p>
              </table:table-cell>
              <table:table-cell office:value-type="float" office:value="0.0480979145854688">
                <text:p>0.04809791458546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428990139122998">
                <text:p>0.0428990139122998</text:p>
              </table:table-cell>
              <table:table-cell office:value-type="float" office:value="0.998159679749916">
                <text:p>0.9981596797499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0099683386026">
                <text:p>0.20099683386026</text:p>
              </table:table-cell>
              <table:table-cell office:value-type="float" office:value="0.959600272791682">
                <text:p>0.9596002727916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44370837490489">
                <text:p>0.944370837490489</text:p>
              </table:table-cell>
              <table:table-cell office:value-type="float" office:value="0.108163721477784">
                <text:p>0.1081637214777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46497356491842">
                <text:p>0.246497356491842</text:p>
              </table:table-cell>
              <table:table-cell office:value-type="float" office:value="0.939239053242595">
                <text:p>0.9392390532425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13141908604393">
                <text:p>0.513141908604393</text:p>
              </table:table-cell>
              <table:table-cell office:value-type="float" office:value="0.736685571857119">
                <text:p>0.7366855718571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63644327733784">
                <text:p>0.263644327733784</text:p>
              </table:table-cell>
              <table:table-cell office:value-type="float" office:value="0.930491668453898">
                <text:p>0.9304916684538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11478159289204">
                <text:p>0.611478159289204</text:p>
              </table:table-cell>
              <table:table-cell office:value-type="float" office:value="0.626094460716281">
                <text:p>0.6260944607162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490984311379356">
                <text:p>0.0490984311379356</text:p>
              </table:table-cell>
              <table:table-cell office:value-type="float" office:value="0.997589344059916">
                <text:p>0.9975893440599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73415504826853">
                <text:p>0.973415504826853</text:p>
              </table:table-cell>
              <table:table-cell office:value-type="float" office:value="0.0524622549628609">
                <text:p>0.052462254962860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42364004703583">
                <text:p>0.242364004703583</text:p>
              </table:table-cell>
              <table:table-cell office:value-type="float" office:value="0.941259689224063">
                <text:p>0.9412596892240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59961251594332">
                <text:p>0.159961251594332</text:p>
              </table:table-cell>
              <table:table-cell office:value-type="float" office:value="0.974412397994176">
                <text:p>0.9744123979941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18236523157118">
                <text:p>0.518236523157118</text:p>
              </table:table-cell>
              <table:table-cell office:value-type="float" office:value="0.731430906067003">
                <text:p>0.7314309060670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43881406886771">
                <text:p>0.843881406886771</text:p>
              </table:table-cell>
              <table:table-cell office:value-type="float" office:value="0.287864171110864">
                <text:p>0.2878641711108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73283952179143">
                <text:p>0.373283952179143</text:p>
              </table:table-cell>
              <table:table-cell office:value-type="float" office:value="0.860659091057173">
                <text:p>0.8606590910571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55917016044056">
                <text:p>0.255917016044056</text:p>
              </table:table-cell>
              <table:table-cell office:value-type="float" office:value="0.934506480899136">
                <text:p>0.9345064808991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13971240797572">
                <text:p>0.213971240797572</text:p>
              </table:table-cell>
              <table:table-cell office:value-type="float" office:value="0.954216308170059">
                <text:p>0.95421630817005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47374154478677">
                <text:p>0.647374154478677</text:p>
              </table:table-cell>
              <table:table-cell office:value-type="float" office:value="0.580906709209276">
                <text:p>0.58090670920927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66249996076792">
                <text:p>0.66249996076792</text:p>
              </table:table-cell>
              <table:table-cell office:value-type="float" office:value="0.561093805586745">
                <text:p>0.56109380558674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41103067050812">
                <text:p>0.941103067050812</text:p>
              </table:table-cell>
              <table:table-cell office:value-type="float" office:value="0.114325017190344">
                <text:p>0.1143250171903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3574067196033">
                <text:p>0.73574067196033</text:p>
              </table:table-cell>
              <table:table-cell office:value-type="float" office:value="0.458685663808486">
                <text:p>0.4586856638084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65887952325532">
                <text:p>0.665887952325532</text:p>
              </table:table-cell>
              <table:table-cell office:value-type="float" office:value="0.556593234947727">
                <text:p>0.5565932349477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830977509926335">
                <text:p>0.0830977509926335</text:p>
              </table:table-cell>
              <table:table-cell office:value-type="float" office:value="0.993094763779995">
                <text:p>0.9930947637799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18997088164402">
                <text:p>0.818997088164402</text:p>
              </table:table-cell>
              <table:table-cell office:value-type="float" office:value="0.329243769579404">
                <text:p>0.3292437695794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66802570149371">
                <text:p>0.866802570149371</text:p>
              </table:table-cell>
              <table:table-cell office:value-type="float" office:value="0.248653304382501">
                <text:p>0.2486533043825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08072259641058">
                <text:p>0.308072259641058</text:p>
              </table:table-cell>
              <table:table-cell office:value-type="float" office:value="0.905091482839855">
                <text:p>0.9050914828398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60736547809227">
                <text:p>0.60736547809227</text:p>
              </table:table-cell>
              <table:table-cell office:value-type="float" office:value="0.631107176055427">
                <text:p>0.63110717605542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821895247220431">
                <text:p>0.821895247220431</text:p>
              </table:table-cell>
              <table:table-cell office:value-type="float" office:value="0.324488202931036">
                <text:p>0.32448820293103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541547863510079">
                <text:p>0.0541547863510079</text:p>
              </table:table-cell>
              <table:table-cell office:value-type="float" office:value="0.997078915505765">
                <text:p>0.9970789155057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49072629834171">
                <text:p>0.949072629834171</text:p>
              </table:table-cell>
              <table:table-cell office:value-type="float" office:value="0.099261143299811">
                <text:p>0.0992611432998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56281637016615">
                <text:p>0.556281637016615</text:p>
              </table:table-cell>
              <table:table-cell office:value-type="float" office:value="0.690550740325903">
                <text:p>0.6905507403259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91322494986">
                <text:p>0.991322494986</text:p>
              </table:table-cell>
              <table:table-cell office:value-type="float" office:value="0.0172797109361023">
                <text:p>0.01727971093610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12979644532515">
                <text:p>0.912979644532515</text:p>
              </table:table-cell>
              <table:table-cell office:value-type="float" office:value="0.166468189304002">
                <text:p>0.1664681893040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90209037503564">
                <text:p>0.590209037503564</text:p>
              </table:table-cell>
              <table:table-cell office:value-type="float" office:value="0.651653292049198">
                <text:p>0.6516532920491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56281637016615">
                <text:p>0.556281637016615</text:p>
              </table:table-cell>
              <table:table-cell office:value-type="float" office:value="0.690550740325903">
                <text:p>0.6905507403259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90102335569168">
                <text:p>0.290102335569168</text:p>
              </table:table-cell>
              <table:table-cell office:value-type="float" office:value="0.916229845641257">
                <text:p>0.9162298456412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58406868248089">
                <text:p>0.958406868248089</text:p>
              </table:table-cell>
              <table:table-cell office:value-type="float" office:value="0.0814562748967833">
                <text:p>0.08145627489678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36131677967941">
                <text:p>0.936131677967941</text:p>
              </table:table-cell>
              <table:table-cell office:value-type="float" office:value="0.123657481505791">
                <text:p>0.1236574815057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777941232845379">
                <text:p>0.777941232845379</text:p>
              </table:table-cell>
              <table:table-cell office:value-type="float" office:value="0.394807438241964">
                <text:p>0.3948074382419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42351634463893">
                <text:p>0.442351634463893</text:p>
              </table:table-cell>
              <table:table-cell office:value-type="float" office:value="0.804325031498082">
                <text:p>0.8043250314980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55903631480928">
                <text:p>0.955903631480928</text:p>
              </table:table-cell>
              <table:table-cell office:value-type="float" office:value="0.0862482473222913">
                <text:p>0.08624824732229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640594501959824">
                <text:p>0.640594501959824</text:p>
              </table:table-cell>
              <table:table-cell office:value-type="float" office:value="0.589638684061525">
                <text:p>0.5896386840615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793807189440538">
                <text:p>0.793807189440538</text:p>
              </table:table-cell>
              <table:table-cell office:value-type="float" office:value="0.369870145998317">
                <text:p>0.3698701459983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57251880503121">
                <text:p>0.457251880503121</text:p>
              </table:table-cell>
              <table:table-cell office:value-type="float" office:value="0.790920717998831">
                <text:p>0.7909207179988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10150855053027">
                <text:p>0.910150855053027</text:p>
              </table:table-cell>
              <table:table-cell office:value-type="float" office:value="0.171625421049759">
                <text:p>0.17162542104975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69911180725948">
                <text:p>0.369911180725948</text:p>
              </table:table-cell>
              <table:table-cell office:value-type="float" office:value="0.863165728424573">
                <text:p>0.8631657284245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49523304904931">
                <text:p>0.949523304904931</text:p>
              </table:table-cell>
              <table:table-cell office:value-type="float" office:value="0.0984054934424904">
                <text:p>0.09840549344249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653963151623026">
                <text:p>0.653963151623026</text:p>
              </table:table-cell>
              <table:table-cell office:value-type="float" office:value="0.572332196319318">
                <text:p>0.5723321963193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3269217070444">
                <text:p>0.23269217070444</text:p>
              </table:table-cell>
              <table:table-cell office:value-type="float" office:value="0.945854353692911">
                <text:p>0.9458543536929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672631798797887">
                <text:p>0.0672631798797887</text:p>
              </table:table-cell>
              <table:table-cell office:value-type="float" office:value="0.995475703741168">
                <text:p>0.99547570374116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06234875584065">
                <text:p>0.106234875584065</text:p>
              </table:table-cell>
              <table:table-cell office:value-type="float" office:value="0.988714151209642">
                <text:p>0.9887141512096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83718933354329">
                <text:p>0.583718933354329</text:p>
              </table:table-cell>
              <table:table-cell office:value-type="float" office:value="0.659272206843714">
                <text:p>0.6592722068437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691106116183728">
                <text:p>0.691106116183728</text:p>
              </table:table-cell>
              <table:table-cell office:value-type="float" office:value="0.522372339292669">
                <text:p>0.5223723392926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80034382887554">
                <text:p>0.280034382887554</text:p>
              </table:table-cell>
              <table:table-cell office:value-type="float" office:value="0.921580744660302">
                <text:p>0.92158074466030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19472653973144">
                <text:p>0.219472653973144</text:p>
              </table:table-cell>
              <table:table-cell office:value-type="float" office:value="0.951831754159314">
                <text:p>0.9518317541593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799502252577503">
                <text:p>0.0799502252577503</text:p>
              </table:table-cell>
              <table:table-cell office:value-type="float" office:value="0.993607961481266">
                <text:p>0.9936079614812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83718933354329">
                <text:p>0.583718933354329</text:p>
              </table:table-cell>
              <table:table-cell office:value-type="float" office:value="0.659272206843714">
                <text:p>0.6592722068437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03622963039534">
                <text:p>0.903622963039534</text:p>
              </table:table-cell>
              <table:table-cell office:value-type="float" office:value="0.183465941849173">
                <text:p>0.18346594184917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61570673746516">
                <text:p>0.861570673746516</text:p>
              </table:table-cell>
              <table:table-cell office:value-type="float" office:value="0.257696181963688">
                <text:p>0.2576961819636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11991920126052">
                <text:p>0.611991920126052</text:p>
              </table:table-cell>
              <table:table-cell office:value-type="float" office:value="0.62546588976755">
                <text:p>0.625465889767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17709305027015">
                <text:p>0.317709305027015</text:p>
              </table:table-cell>
              <table:table-cell office:value-type="float" office:value="0.899060797499288">
                <text:p>0.8990607974992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26156080896138">
                <text:p>0.426156080896138</text:p>
              </table:table-cell>
              <table:table-cell office:value-type="float" office:value="0.818390994716039">
                <text:p>0.81839099471603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510254692505">
                <text:p>0.9510254692505</text:p>
              </table:table-cell>
              <table:table-cell office:value-type="float" office:value="0.0955505568369905">
                <text:p>0.09555055683699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743114588647493">
                <text:p>0.743114588647493</text:p>
              </table:table-cell>
              <table:table-cell office:value-type="float" office:value="0.447780708139316">
                <text:p>0.44778070813931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7968033730229">
                <text:p>0.37968033730229</text:p>
              </table:table-cell>
              <table:table-cell office:value-type="float" office:value="0.855843029428668">
                <text:p>0.8558430294286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745659194493533">
                <text:p>0.745659194493533</text:p>
              </table:table-cell>
              <table:table-cell office:value-type="float" office:value="0.443992365667303">
                <text:p>0.4439923656673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20622986106566">
                <text:p>0.920622986106566</text:p>
              </table:table-cell>
              <table:table-cell office:value-type="float" office:value="0.152508704791951">
                <text:p>0.15250870479195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7835375603873">
                <text:p>0.27835375603873</text:p>
              </table:table-cell>
              <table:table-cell office:value-type="float" office:value="0.92251918649943">
                <text:p>0.922519186499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602904221753367">
                <text:p>0.602904221753367</text:p>
              </table:table-cell>
              <table:table-cell office:value-type="float" office:value="0.636506499392002">
                <text:p>0.6365064993920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63279647868936">
                <text:p>0.363279647868936</text:p>
              </table:table-cell>
              <table:table-cell office:value-type="float" office:value="0.868028058407669">
                <text:p>0.8680280584076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606214824006888">
                <text:p>0.606214824006888</text:p>
              </table:table-cell>
              <table:table-cell office:value-type="float" office:value="0.632503587154382">
                <text:p>0.63250358715438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88673925920865">
                <text:p>0.888673925920865</text:p>
              </table:table-cell>
              <table:table-cell office:value-type="float" office:value="0.210258653388727">
                <text:p>0.21025865338872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878615446620769">
                <text:p>0.878615446620769</text:p>
              </table:table-cell>
              <table:table-cell office:value-type="float" office:value="0.228036463343969">
                <text:p>0.2280364633439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805981295676984">
                <text:p>0.805981295676984</text:p>
              </table:table-cell>
              <table:table-cell office:value-type="float" office:value="0.350394151030676">
                <text:p>0.35039415103067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409116305022104">
                <text:p>0.0409116305022104</text:p>
              </table:table-cell>
              <table:table-cell office:value-type="float" office:value="0.998326238489685">
                <text:p>0.9983262384896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96291381149937">
                <text:p>0.596291381149937</text:p>
              </table:table-cell>
              <table:table-cell office:value-type="float" office:value="0.644436588766364">
                <text:p>0.6444365887663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807818417159385">
                <text:p>0.807818417159385</text:p>
              </table:table-cell>
              <table:table-cell office:value-type="float" office:value="0.347429404898228">
                <text:p>0.3474294048982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891531033645692">
                <text:p>0.891531033645692</text:p>
              </table:table-cell>
              <table:table-cell office:value-type="float" office:value="0.205172416046764">
                <text:p>0.2051724160467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65155364722032">
                <text:p>0.865155364722032</text:p>
              </table:table-cell>
              <table:table-cell office:value-type="float" office:value="0.251506194893066">
                <text:p>0.2515061948930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14138685145507">
                <text:p>0.614138685145507</text:p>
              </table:table-cell>
              <table:table-cell office:value-type="float" office:value="0.622833675407792">
                <text:p>0.62283367540779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722122694222037">
                <text:p>0.722122694222037</text:p>
              </table:table-cell>
              <table:table-cell office:value-type="float" office:value="0.478538814588085">
                <text:p>0.47853881458808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698038418482088">
                <text:p>0.698038418482088</text:p>
              </table:table-cell>
              <table:table-cell office:value-type="float" office:value="0.512742366323052">
                <text:p>0.5127423663230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47651479750606">
                <text:p>0.947651479750606</text:p>
              </table:table-cell>
              <table:table-cell office:value-type="float" office:value="0.101956672926554">
                <text:p>0.10195667292655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37924412758744">
                <text:p>0.637924412758744</text:p>
              </table:table-cell>
              <table:table-cell office:value-type="float" office:value="0.593052443628876">
                <text:p>0.5930524436288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14270787964443">
                <text:p>0.814270787964443</text:p>
              </table:table-cell>
              <table:table-cell office:value-type="float" office:value="0.336963083867888">
                <text:p>0.3369630838678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77021522303088">
                <text:p>0.977021522303088</text:p>
              </table:table-cell>
              <table:table-cell office:value-type="float" office:value="0.0454289449566411">
                <text:p>0.04542894495664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27303185564795">
                <text:p>0.427303185564795</text:p>
              </table:table-cell>
              <table:table-cell office:value-type="float" office:value="0.817412351663643">
                <text:p>0.81741235166364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63453803837217">
                <text:p>0.563453803837217</text:p>
              </table:table-cell>
              <table:table-cell office:value-type="float" office:value="0.682519810941533">
                <text:p>0.6825198109415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266876112564136">
                <text:p>0.266876112564136</text:p>
              </table:table-cell>
              <table:table-cell office:value-type="float" office:value="0.928777140544632">
                <text:p>0.9287771405446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0616231228058">
                <text:p>0.50616231228058</text:p>
              </table:table-cell>
              <table:table-cell office:value-type="float" office:value="0.743799713626839">
                <text:p>0.7437997136268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72054002600998">
                <text:p>0.472054002600998</text:p>
              </table:table-cell>
              <table:table-cell office:value-type="float" office:value="0.777165018629384">
                <text:p>0.77716501862938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41140914967514">
                <text:p>0.241140914967514</text:p>
              </table:table-cell>
              <table:table-cell office:value-type="float" office:value="0.942028254257226">
                <text:p>0.9420282542572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854669778903236">
                <text:p>0.854669778903236</text:p>
              </table:table-cell>
              <table:table-cell office:value-type="float" office:value="0.269539569030712">
                <text:p>0.2695395690307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34979517385604">
                <text:p>0.334979517385604</text:p>
              </table:table-cell>
              <table:table-cell office:value-type="float" office:value="0.887788722932147">
                <text:p>0.88778872293214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06145256784103">
                <text:p>0.906145256784103</text:p>
              </table:table-cell>
              <table:table-cell office:value-type="float" office:value="0.178900773610875">
                <text:p>0.1789007736108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304112817275809">
                <text:p>0.0304112817275809</text:p>
              </table:table-cell>
              <table:table-cell office:value-type="float" office:value="0.999075153943702">
                <text:p>0.9990751539437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914669261167289">
                <text:p>0.0914669261167289</text:p>
              </table:table-cell>
              <table:table-cell office:value-type="float" office:value="0.991633801442066">
                <text:p>0.9916338014420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93412773185122">
                <text:p>0.993412773185122</text:p>
              </table:table-cell>
              <table:table-cell office:value-type="float" office:value="0.0131484677883681">
                <text:p>0.013148467788368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884960981374477">
                <text:p>0.884960981374477</text:p>
              </table:table-cell>
              <table:table-cell office:value-type="float" office:value="0.216844061444787">
                <text:p>0.21684406144478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727384515373695">
                <text:p>0.727384515373695</text:p>
              </table:table-cell>
              <table:table-cell office:value-type="float" office:value="0.470911766794602">
                <text:p>0.47091176679460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623373820876637">
                <text:p>0.0623373820876637</text:p>
              </table:table-cell>
              <table:table-cell office:value-type="float" office:value="0.996126251025023">
                <text:p>0.9961262510250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99835597986184">
                <text:p>0.999835597986184</text:p>
              </table:table-cell>
              <table:table-cell office:value-type="float" office:value="0.000328777002890896">
                <text:p>0.0003287770028908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08843171271894">
                <text:p>0.908843171271894</text:p>
              </table:table-cell>
              <table:table-cell office:value-type="float" office:value="0.174004097770481">
                <text:p>0.1740040977704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61223089197212">
                <text:p>0.361223089197212</text:p>
              </table:table-cell>
              <table:table-cell office:value-type="float" office:value="0.869517879831897">
                <text:p>0.8695178798318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868248951678665">
                <text:p>0.868248951678665</text:p>
              </table:table-cell>
              <table:table-cell office:value-type="float" office:value="0.246155858962252">
                <text:p>0.2461558589622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61627108836679">
                <text:p>0.161627108836679</text:p>
              </table:table-cell>
              <table:table-cell office:value-type="float" office:value="0.973876677689144">
                <text:p>0.9738766776891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43689953150815">
                <text:p>0.243689953150815</text:p>
              </table:table-cell>
              <table:table-cell office:value-type="float" office:value="0.940615206733404">
                <text:p>0.9406152067334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608057571489294">
                <text:p>0.608057571489294</text:p>
              </table:table-cell>
              <table:table-cell office:value-type="float" office:value="0.630266166207">
                <text:p>0.63026616620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217956381139207">
                <text:p>0.0217956381139207</text:p>
              </table:table-cell>
              <table:table-cell office:value-type="float" office:value="0.999524950159226">
                <text:p>0.9995249501592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665049936829959">
                <text:p>0.665049936829959</text:p>
              </table:table-cell>
              <table:table-cell office:value-type="float" office:value="0.557708581522613">
                <text:p>0.5577085815226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70709540852667">
                <text:p>0.670709540852667</text:p>
              </table:table-cell>
              <table:table-cell office:value-type="float" office:value="0.550148711809238">
                <text:p>0.5501487118092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9028697883349">
                <text:p>0.39028697883349</text:p>
              </table:table-cell>
              <table:table-cell office:value-type="float" office:value="0.847694424143577">
                <text:p>0.84769442414357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72922035095098">
                <text:p>0.972922035095098</text:p>
              </table:table-cell>
              <table:table-cell office:value-type="float" office:value="0.0534227136264591">
                <text:p>0.05342271362645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98970326829866">
                <text:p>0.998970326829866</text:p>
              </table:table-cell>
              <table:table-cell office:value-type="float" office:value="0.00205920519343937">
                <text:p>0.002059205193439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815576159777833">
                <text:p>0.815576159777833</text:p>
              </table:table-cell>
              <table:table-cell office:value-type="float" office:value="0.334835527602096">
                <text:p>0.3348355276020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54648285417378">
                <text:p>0.954648285417378</text:p>
              </table:table-cell>
              <table:table-cell office:value-type="float" office:value="0.088646651151369">
                <text:p>0.0886466511513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86100697819343">
                <text:p>0.486100697819343</text:p>
              </table:table-cell>
              <table:table-cell office:value-type="float" office:value="0.763706111579625">
                <text:p>0.7637061115796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722638162468826">
                <text:p>0.722638162468826</text:p>
              </table:table-cell>
              <table:table-cell office:value-type="float" office:value="0.477794086143732">
                <text:p>0.4777940861437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24536622250411">
                <text:p>0.924536622250411</text:p>
              </table:table-cell>
              <table:table-cell office:value-type="float" office:value="0.145232034117852">
                <text:p>0.1452320341178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5236257304125">
                <text:p>0.65236257304125</text:p>
              </table:table-cell>
              <table:table-cell office:value-type="float" office:value="0.574423073297156">
                <text:p>0.57442307329715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29138293536421">
                <text:p>0.929138293536421</text:p>
              </table:table-cell>
              <table:table-cell office:value-type="float" office:value="0.136702031485899">
                <text:p>0.13670203148589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705303779455055">
                <text:p>0.705303779455055</text:p>
              </table:table-cell>
              <table:table-cell office:value-type="float" office:value="0.502546578686468">
                <text:p>0.5025465786864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61856529119631">
                <text:p>0.961856529119631</text:p>
              </table:table-cell>
              <table:table-cell office:value-type="float" office:value="0.0748320526385137">
                <text:p>0.074832052638513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62298217639448">
                <text:p>0.862298217639448</text:p>
              </table:table-cell>
              <table:table-cell office:value-type="float" office:value="0.256441783855888">
                <text:p>0.2564417838558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52903730027636">
                <text:p>0.952903730027636</text:p>
              </table:table-cell>
              <table:table-cell office:value-type="float" office:value="0.0919744942709804">
                <text:p>0.09197449427098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52716593003863">
                <text:p>0.352716593003863</text:p>
              </table:table-cell>
              <table:table-cell office:value-type="float" office:value="0.875591005022371">
                <text:p>0.87559100502237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729634375026708">
                <text:p>0.729634375026708</text:p>
              </table:table-cell>
              <table:table-cell office:value-type="float" office:value="0.467633678779971">
                <text:p>0.46763367877997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58424644514407">
                <text:p>0.458424644514407</text:p>
              </table:table-cell>
              <table:table-cell office:value-type="float" office:value="0.790286343849386">
                <text:p>0.7902863438493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98810068357097">
                <text:p>0.698810068357097</text:p>
              </table:table-cell>
              <table:table-cell office:value-type="float" office:value="0.511664488836798">
                <text:p>0.5116644888367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567712850358686">
                <text:p>0.567712850358686</text:p>
              </table:table-cell>
              <table:table-cell office:value-type="float" office:value="0.677702119538089">
                <text:p>0.67770211953808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72990302797721">
                <text:p>0.672990302797721</text:p>
              </table:table-cell>
              <table:table-cell office:value-type="float" office:value="0.547084052340586">
                <text:p>0.5470840523405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94772192805317">
                <text:p>0.494772192805317</text:p>
              </table:table-cell>
              <table:table-cell office:value-type="float" office:value="0.755200477226734">
                <text:p>0.7552004772267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7007660496798">
                <text:p>0.7007660496798</text:p>
              </table:table-cell>
              <table:table-cell office:value-type="float" office:value="0.508926943619538">
                <text:p>0.50892694361953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37510571138909">
                <text:p>0.637510571138909</text:p>
              </table:table-cell>
              <table:table-cell office:value-type="float" office:value="0.593580271686195">
                <text:p>0.59358027168619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08407031098648">
                <text:p>0.908407031098648</text:p>
              </table:table-cell>
              <table:table-cell office:value-type="float" office:value="0.174796665850797">
                <text:p>0.17479666585079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70003613892279">
                <text:p>0.670003613892279</text:p>
              </table:table-cell>
              <table:table-cell office:value-type="float" office:value="0.551095157397047">
                <text:p>0.5510951573970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81297637970566">
                <text:p>0.181297637970566</text:p>
              </table:table-cell>
              <table:table-cell office:value-type="float" office:value="0.967226851365829">
                <text:p>0.96722685136582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567007444293546">
                <text:p>0.567007444293546</text:p>
              </table:table-cell>
              <table:table-cell office:value-type="float" office:value="0.678502800268303">
                <text:p>0.6785028002683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453499823353396">
                <text:p>0.453499823353396</text:p>
              </table:table-cell>
              <table:table-cell office:value-type="float" office:value="0.794337910218574">
                <text:p>0.79433791021857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853235243155545">
                <text:p>0.853235243155545</text:p>
              </table:table-cell>
              <table:table-cell office:value-type="float" office:value="0.271989620080723">
                <text:p>0.27198962008072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10082580604117">
                <text:p>0.210082580604117</text:p>
              </table:table-cell>
              <table:table-cell office:value-type="float" office:value="0.955865309326748">
                <text:p>0.95586530932674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44441034072701">
                <text:p>0.344441034072701</text:p>
              </table:table-cell>
              <table:table-cell office:value-type="float" office:value="0.88136037404696">
                <text:p>0.8813603740469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54328183655289">
                <text:p>0.354328183655289</text:p>
              </table:table-cell>
              <table:table-cell office:value-type="float" office:value="0.874451538267556">
                <text:p>0.8744515382675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68965128237234">
                <text:p>0.168965128237234</text:p>
              </table:table-cell>
              <table:table-cell office:value-type="float" office:value="0.971450785440027">
                <text:p>0.9714507854400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73916225766732">
                <text:p>0.673916225766732</text:p>
              </table:table-cell>
              <table:table-cell office:value-type="float" office:value="0.545836920648344">
                <text:p>0.54583692064834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42835575653328">
                <text:p>0.942835575653328</text:p>
              </table:table-cell>
              <table:table-cell office:value-type="float" office:value="0.111061077282538">
                <text:p>0.1110610772825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56580822032694">
                <text:p>0.256580822032694</text:p>
              </table:table-cell>
              <table:table-cell office:value-type="float" office:value="0.934167903430557">
                <text:p>0.93416790343055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84682122995744">
                <text:p>0.84682122995744</text:p>
              </table:table-cell>
              <table:table-cell office:value-type="float" office:value="0.282908663445553">
                <text:p>0.2829086634455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99034005693129">
                <text:p>0.499034005693129</text:p>
              </table:table-cell>
              <table:table-cell office:value-type="float" office:value="0.750965061161894">
                <text:p>0.75096506116189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403658174987701">
                <text:p>0.403658174987701</text:p>
              </table:table-cell>
              <table:table-cell office:value-type="float" office:value="0.837060077765663">
                <text:p>0.83706007776566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286228009962973">
                <text:p>0.0286228009962973</text:p>
              </table:table-cell>
              <table:table-cell office:value-type="float" office:value="0.999180735263179">
                <text:p>0.99918073526317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404545569882275">
                <text:p>0.00404545569882275</text:p>
              </table:table-cell>
              <table:table-cell office:value-type="float" office:value="0.999983635397235">
                <text:p>0.99998363539723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79240598243204">
                <text:p>0.479240598243204</text:p>
              </table:table-cell>
              <table:table-cell office:value-type="float" office:value="0.770328448995634">
                <text:p>0.77032844899563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88291418197501">
                <text:p>0.988291418197501</text:p>
              </table:table-cell>
              <table:table-cell office:value-type="float" office:value="0.0232800727223958">
                <text:p>0.023280072722395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00065456755201">
                <text:p>0.200065456755201</text:p>
              </table:table-cell>
              <table:table-cell office:value-type="float" office:value="0.959973813142653">
                <text:p>0.95997381314265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775029971825059">
                <text:p>0.775029971825059</text:p>
              </table:table-cell>
              <table:table-cell office:value-type="float" office:value="0.399328542772902">
                <text:p>0.3993285427729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36112356328065">
                <text:p>0.236112356328065</text:p>
              </table:table-cell>
              <table:table-cell office:value-type="float" office:value="0.944320340311134">
                <text:p>0.94432034031113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359080906899821">
                <text:p>0.0359080906899821</text:p>
              </table:table-cell>
              <table:table-cell office:value-type="float" office:value="0.998710609023792">
                <text:p>0.99871060902379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43170885058108">
                <text:p>0.443170885058108</text:p>
              </table:table-cell>
              <table:table-cell office:value-type="float" office:value="0.803599566636902">
                <text:p>0.8035995666369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735394697638847">
                <text:p>0.735394697638847</text:p>
              </table:table-cell>
              <table:table-cell office:value-type="float" office:value="0.45919463873759">
                <text:p>0.4591946387375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88903259192467">
                <text:p>0.88903259192467</text:p>
              </table:table-cell>
              <table:table-cell office:value-type="float" office:value="0.209621050500096">
                <text:p>0.2096210505000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96759211191481">
                <text:p>0.196759211191481</text:p>
              </table:table-cell>
              <table:table-cell office:value-type="float" office:value="0.961285812811329">
                <text:p>0.96128581281132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845623090676378">
                <text:p>0.845623090676378</text:p>
              </table:table-cell>
              <table:table-cell office:value-type="float" office:value="0.284921588514974">
                <text:p>0.2849215885149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95092202859327">
                <text:p>0.495092202859327</text:p>
              </table:table-cell>
              <table:table-cell office:value-type="float" office:value="0.754883710668045">
                <text:p>0.75488371066804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814270787964443">
                <text:p>0.814270787964443</text:p>
              </table:table-cell>
              <table:table-cell office:value-type="float" office:value="0.336963083867888">
                <text:p>0.3369630838678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31239916036275">
                <text:p>0.331239916036275</text:p>
              </table:table-cell>
              <table:table-cell office:value-type="float" office:value="0.890280118198565">
                <text:p>0.89028011819856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739593033519574">
                <text:p>0.739593033519574</text:p>
              </table:table-cell>
              <table:table-cell office:value-type="float" office:value="0.453002144769357">
                <text:p>0.4530021447693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42882801243591">
                <text:p>0.342882801243591</text:p>
              </table:table-cell>
              <table:table-cell office:value-type="float" office:value="0.882431384614572">
                <text:p>0.8824313846145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887962488302152">
                <text:p>0.00887962488302152</text:p>
              </table:table-cell>
              <table:table-cell office:value-type="float" office:value="0.999921152263482">
                <text:p>0.99992115226348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710406570857607">
                <text:p>0.710406570857607</text:p>
              </table:table-cell>
              <table:table-cell office:value-type="float" office:value="0.495322504082368">
                <text:p>0.49532250408236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823340115392673">
                <text:p>0.823340115392673</text:p>
              </table:table-cell>
              <table:table-cell office:value-type="float" office:value="0.32211105472225">
                <text:p>0.322111054722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879910347282712">
                <text:p>0.879910347282712</text:p>
              </table:table-cell>
              <table:table-cell office:value-type="float" office:value="0.225772942175567">
                <text:p>0.2257729421755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92209411620398">
                <text:p>0.992209411620398</text:p>
              </table:table-cell>
              <table:table-cell office:value-type="float" office:value="0.0155204834948684">
                <text:p>0.01552048349486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137942735937192">
                <text:p>0.0137942735937192</text:p>
              </table:table-cell>
              <table:table-cell office:value-type="float" office:value="0.99980972153086">
                <text:p>0.999809721530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855330559486174">
                <text:p>0.855330559486174</text:p>
              </table:table-cell>
              <table:table-cell office:value-type="float" office:value="0.26840963400915">
                <text:p>0.2684096340091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02956974205877">
                <text:p>0.302956974205877</text:p>
              </table:table-cell>
              <table:table-cell office:value-type="float" office:value="0.908217071780178">
                <text:p>0.90821707178017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766302085703337">
                <text:p>0.766302085703337</text:p>
              </table:table-cell>
              <table:table-cell office:value-type="float" office:value="0.412781113447036">
                <text:p>0.41278111344703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66462555625651">
                <text:p>0.966462555625651</text:p>
              </table:table-cell>
              <table:table-cell office:value-type="float" office:value="0.0659501296740511">
                <text:p>0.06595012967405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27095706525971">
                <text:p>0.227095706525971</text:p>
              </table:table-cell>
              <table:table-cell office:value-type="float" office:value="0.948427540077949">
                <text:p>0.94842754007794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745079013994204">
                <text:p>0.745079013994204</text:p>
              </table:table-cell>
              <table:table-cell office:value-type="float" office:value="0.444857262905898">
                <text:p>0.44485726290589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766763938719692">
                <text:p>0.766763938719692</text:p>
              </table:table-cell>
              <table:table-cell office:value-type="float" office:value="0.412073062288606">
                <text:p>0.4120730622886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329993795801446">
                <text:p>0.329993795801446</text:p>
              </table:table-cell>
              <table:table-cell office:value-type="float" office:value="0.891104094737579">
                <text:p>0.8911040947375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44661280251045">
                <text:p>0.944661280251045</text:p>
              </table:table-cell>
              <table:table-cell office:value-type="float" office:value="0.107615065594778">
                <text:p>0.10761506559477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507586245118748">
                <text:p>0.507586245118748</text:p>
              </table:table-cell>
              <table:table-cell office:value-type="float" office:value="0.742356203792822">
                <text:p>0.7423562037928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876584233374503">
                <text:p>0.876584233374503</text:p>
              </table:table-cell>
              <table:table-cell office:value-type="float" office:value="0.23160008180627">
                <text:p>0.231600081806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576518983486857">
                <text:p>0.576518983486857</text:p>
              </table:table-cell>
              <table:table-cell office:value-type="float" office:value="0.667625861679343">
                <text:p>0.66762586167934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514437497975807">
                <text:p>0.514437497975807</text:p>
              </table:table-cell>
              <table:table-cell office:value-type="float" office:value="0.735354060677315">
                <text:p>0.7353540606773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10445508634979">
                <text:p>0.110445508634979</text:p>
              </table:table-cell>
              <table:table-cell office:value-type="float" office:value="0.987801789622372">
                <text:p>0.9878017896223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22332684600362">
                <text:p>0.922332684600362</text:p>
              </table:table-cell>
              <table:table-cell office:value-type="float" office:value="0.149302418918413">
                <text:p>0.1493024189184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828727042817266">
                <text:p>0.828727042817266</text:p>
              </table:table-cell>
              <table:table-cell office:value-type="float" office:value="0.313211488503391">
                <text:p>0.31321148850339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15842307234869">
                <text:p>0.0115842307234869</text:p>
              </table:table-cell>
              <table:table-cell office:value-type="float" office:value="0.999865805598605">
                <text:p>0.99986580559860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812744137215665">
                <text:p>0.00812744137215665</text:p>
              </table:table-cell>
              <table:table-cell office:value-type="float" office:value="0.999933944698284">
                <text:p>0.99993394469828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721262683908485">
                <text:p>0.721262683908485</text:p>
              </table:table-cell>
              <table:table-cell office:value-type="float" office:value="0.479780141566032">
                <text:p>0.47978014156603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506876383885608">
                <text:p>0.506876383885608</text:p>
              </table:table-cell>
              <table:table-cell office:value-type="float" office:value="0.743076331459163">
                <text:p>0.7430763314591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98812653201498">
                <text:p>0.998812653201498</text:p>
              </table:table-cell>
              <table:table-cell office:value-type="float" office:value="0.00237328416750889">
                <text:p>0.0023732841675088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833429279298398">
                <text:p>0.833429279298398</text:p>
              </table:table-cell>
              <table:table-cell office:value-type="float" office:value="0.305395638176394">
                <text:p>0.30539563817639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12235606873943">
                <text:p>0.212235606873943</text:p>
              </table:table-cell>
              <table:table-cell office:value-type="float" office:value="0.954956047191096">
                <text:p>0.95495604719109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483268648086555">
                <text:p>0.483268648086555</text:p>
              </table:table-cell>
              <table:table-cell office:value-type="float" office:value="0.766451858595092">
                <text:p>0.76645185859509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6082406464071">
                <text:p>0.66082406464071</text:p>
              </table:table-cell>
              <table:table-cell office:value-type="float" office:value="0.563311555592698">
                <text:p>0.5633115555926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19374656336237">
                <text:p>0.919374656336237</text:p>
              </table:table-cell>
              <table:table-cell office:value-type="float" office:value="0.154750241308059">
                <text:p>0.1547502413080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8980281085471">
                <text:p>0.98980281085471</text:p>
              </table:table-cell>
              <table:table-cell office:value-type="float" office:value="0.0202903956242448">
                <text:p>0.02029039562424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5759263075418">
                <text:p>0.95759263075418</text:p>
              </table:table-cell>
              <table:table-cell office:value-type="float" office:value="0.0830163535445322">
                <text:p>0.08301635354453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24926884449796">
                <text:p>0.924926884449796</text:p>
              </table:table-cell>
              <table:table-cell office:value-type="float" office:value="0.144510258422046">
                <text:p>0.14451025842204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11288053123745">
                <text:p>0.911288053123745</text:p>
              </table:table-cell>
              <table:table-cell office:value-type="float" office:value="0.169554084233984">
                <text:p>0.16955408423398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41274327805044">
                <text:p>0.41274327805044</text:p>
              </table:table-cell>
              <table:table-cell office:value-type="float" office:value="0.829642986424252">
                <text:p>0.8296429864242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703865538813032">
                <text:p>0.703865538813032</text:p>
              </table:table-cell>
              <table:table-cell office:value-type="float" office:value="0.504573303278031">
                <text:p>0.5045733032780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432522043519714">
                <text:p>0.432522043519714</text:p>
              </table:table-cell>
              <table:table-cell office:value-type="float" office:value="0.812924681898596">
                <text:p>0.8129246818985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639148559943744">
                <text:p>0.0639148559943744</text:p>
              </table:table-cell>
              <table:table-cell office:value-type="float" office:value="0.995914891190516">
                <text:p>0.9959148911905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874437324618023">
                <text:p>0.874437324618023</text:p>
              </table:table-cell>
              <table:table-cell office:value-type="float" office:value="0.235359365315114">
                <text:p>0.2353593653151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318538696001713">
                <text:p>0.318538696001713</text:p>
              </table:table-cell>
              <table:table-cell office:value-type="float" office:value="0.898533099150172">
                <text:p>0.89853309915017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05997239630696">
                <text:p>0.705997239630696</text:p>
              </table:table-cell>
              <table:table-cell office:value-type="float" office:value="0.501567897647028">
                <text:p>0.5015678976470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15576159777833">
                <text:p>0.815576159777833</text:p>
              </table:table-cell>
              <table:table-cell office:value-type="float" office:value="0.334835527602096">
                <text:p>0.33483552760209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72977472531179">
                <text:p>0.772977472531179</text:p>
              </table:table-cell>
              <table:table-cell office:value-type="float" office:value="0.402505826959391">
                <text:p>0.40250582695939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514976494335195">
                <text:p>0.514976494335195</text:p>
              </table:table-cell>
              <table:table-cell office:value-type="float" office:value="0.734799210285262">
                <text:p>0.73479921028526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567007444293546">
                <text:p>0.567007444293546</text:p>
              </table:table-cell>
              <table:table-cell office:value-type="float" office:value="0.678502800268303">
                <text:p>0.67850280026830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90496487370967">
                <text:p>0.990496487370967</text:p>
              </table:table-cell>
              <table:table-cell office:value-type="float" office:value="0.0189167085058318">
                <text:p>0.018916708505831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14598416537943">
                <text:p>0.214598416537943</text:p>
              </table:table-cell>
              <table:table-cell office:value-type="float" office:value="0.953947519621061">
                <text:p>0.95394751962106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71487765188262">
                <text:p>0.771487765188262</text:p>
              </table:table-cell>
              <table:table-cell office:value-type="float" office:value="0.404806628164867">
                <text:p>0.4048066281648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521738017673873">
                <text:p>0.521738017673873</text:p>
              </table:table-cell>
              <table:table-cell office:value-type="float" office:value="0.72778946210944">
                <text:p>0.727789462109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692190874943621">
                <text:p>0.692190874943621</text:p>
              </table:table-cell>
              <table:table-cell office:value-type="float" office:value="0.520871792676599">
                <text:p>0.5208717926765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76145769802376">
                <text:p>0.176145769802376</text:p>
              </table:table-cell>
              <table:table-cell office:value-type="float" office:value="0.968972667780766">
                <text:p>0.96897266778076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43767831024225">
                <text:p>0.743767831024225</text:p>
              </table:table-cell>
              <table:table-cell office:value-type="float" office:value="0.446809413533543">
                <text:p>0.44680941353354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650828197016932">
                <text:p>0.650828197016932</text:p>
              </table:table-cell>
              <table:table-cell office:value-type="float" office:value="0.576422657967755">
                <text:p>0.5764226579677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333683765873156">
                <text:p>0.333683765873156</text:p>
              </table:table-cell>
              <table:table-cell office:value-type="float" office:value="0.888655144392784">
                <text:p>0.88865514439278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307137474833561">
                <text:p>0.307137474833561</text:p>
              </table:table-cell>
              <table:table-cell office:value-type="float" office:value="0.905666571552968">
                <text:p>0.90566657155296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904159648454509">
                <text:p>0.904159648454509</text:p>
              </table:table-cell>
              <table:table-cell office:value-type="float" office:value="0.182495330106652">
                <text:p>0.1824953301066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452516260666727">
                <text:p>0.452516260666727</text:p>
              </table:table-cell>
              <table:table-cell office:value-type="float" office:value="0.795229033832224">
                <text:p>0.7952290338322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509672094272412">
                <text:p>0.509672094272412</text:p>
              </table:table-cell>
              <table:table-cell office:value-type="float" office:value="0.740234356320048">
                <text:p>0.74023435632004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521738017673873">
                <text:p>0.521738017673873</text:p>
              </table:table-cell>
              <table:table-cell office:value-type="float" office:value="0.72778946210944">
                <text:p>0.7277894621094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576970450433513">
                <text:p>0.576970450433513</text:p>
              </table:table-cell>
              <table:table-cell office:value-type="float" office:value="0.667105102285359">
                <text:p>0.66710510228535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81093219934654">
                <text:p>0.781093219934654</text:p>
              </table:table-cell>
              <table:table-cell office:value-type="float" office:value="0.389893382426608">
                <text:p>0.38989338242660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648476913817435">
                <text:p>0.0648476913817435</text:p>
              </table:table-cell>
              <table:table-cell office:value-type="float" office:value="0.995794777141614">
                <text:p>0.9957947771416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961713682576603">
                <text:p>0.961713682576603</text:p>
              </table:table-cell>
              <table:table-cell office:value-type="float" office:value="0.0757023600252792">
                <text:p>0.07570236002527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29664609043434">
                <text:p>0.829664609043434</text:p>
              </table:table-cell>
              <table:table-cell office:value-type="float" office:value="0.311672477292033">
                <text:p>0.3116724772920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429061332272356">
                <text:p>0.429061332272356</text:p>
              </table:table-cell>
              <table:table-cell office:value-type="float" office:value="0.816152575241778">
                <text:p>0.81615257524177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974079131700361">
                <text:p>0.974079131700361</text:p>
              </table:table-cell>
              <table:table-cell office:value-type="float" office:value="0.0511698451859705">
                <text:p>0.05116984518597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60987996414484">
                <text:p>0.760987996414484</text:p>
              </table:table-cell>
              <table:table-cell office:value-type="float" office:value="0.42089726931339">
                <text:p>0.4208972693133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09933987734538">
                <text:p>0.0109933987734538</text:p>
              </table:table-cell>
              <table:table-cell office:value-type="float" office:value="0.999880002914445">
                <text:p>0.99988000291444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182185043120707">
                <text:p>0.0182185043120707</text:p>
              </table:table-cell>
              <table:table-cell office:value-type="float" office:value="0.999668086100677">
                <text:p>0.99966808610067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940850693285398">
                <text:p>0.940850693285398</text:p>
              </table:table-cell>
              <table:table-cell office:value-type="float" office:value="0.114799972945016">
                <text:p>0.1147999729450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508449442556456">
                <text:p>0.508449442556456</text:p>
              </table:table-cell>
              <table:table-cell office:value-type="float" office:value="0.741479164365923">
                <text:p>0.74147916436592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5427728942418">
                <text:p>0.35427728942418</text:p>
              </table:table-cell>
              <table:table-cell office:value-type="float" office:value="0.87448760219828">
                <text:p>0.8744876021982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503509435575548">
                <text:p>0.503509435575548</text:p>
              </table:table-cell>
              <table:table-cell office:value-type="float" office:value="0.746478248286852">
                <text:p>0.74647824828685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10238422084935">
                <text:p>0.810238422084935</text:p>
              </table:table-cell>
              <table:table-cell office:value-type="float" office:value="0.343513699377793">
                <text:p>0.34351369937779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807297841576881">
                <text:p>0.807297841576881</text:p>
              </table:table-cell>
              <table:table-cell office:value-type="float" office:value="0.348270194985422">
                <text:p>0.34827019498542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61573342086245">
                <text:p>0.761573342086245</text:p>
              </table:table-cell>
              <table:table-cell office:value-type="float" office:value="0.420006044623678">
                <text:p>0.42000604462367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663705528482388">
                <text:p>0.0663705528482388</text:p>
              </table:table-cell>
              <table:table-cell office:value-type="float" office:value="0.995594949716532">
                <text:p>0.9955949497165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412092578877604">
                <text:p>0.412092578877604</text:p>
              </table:table-cell>
              <table:table-cell office:value-type="float" office:value="0.830179706462606">
                <text:p>0.8301797064626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817483091632383">
                <text:p>0.817483091632383</text:p>
              </table:table-cell>
              <table:table-cell office:value-type="float" office:value="0.331721394895315">
                <text:p>0.3317213948953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582268213249722">
                <text:p>0.582268213249722</text:p>
              </table:table-cell>
              <table:table-cell office:value-type="float" office:value="0.660963727839081">
                <text:p>0.66096372783908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938683169883991">
                <text:p>0.938683169883991</text:p>
              </table:table-cell>
              <table:table-cell office:value-type="float" office:value="0.11887391092794">
                <text:p>0.118873910927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887830341484532">
                <text:p>0.887830341484532</text:p>
              </table:table-cell>
              <table:table-cell office:value-type="float" office:value="0.211757285065169">
                <text:p>0.21175728506516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488270743585788">
                <text:p>0.488270743585788</text:p>
              </table:table-cell>
              <table:table-cell office:value-type="float" office:value="0.761591680958446">
                <text:p>0.7615916809584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375342876011662">
                <text:p>0.375342876011662</text:p>
              </table:table-cell>
              <table:table-cell office:value-type="float" office:value="0.859117725430499">
                <text:p>0.85911772543049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50287200602246">
                <text:p>0.150287200602246</text:p>
              </table:table-cell>
              <table:table-cell office:value-type="float" office:value="0.977413758915084">
                <text:p>0.9774137589150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841437726105171">
                <text:p>0.841437726105171</text:p>
              </table:table-cell>
              <table:table-cell office:value-type="float" office:value="0.291982553619523">
                <text:p>0.2919825536195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78182540727897">
                <text:p>0.378182540727897</text:p>
              </table:table-cell>
              <table:table-cell office:value-type="float" office:value="0.856977965982682">
                <text:p>0.85697796598268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25224175977207">
                <text:p>0.225224175977207</text:p>
              </table:table-cell>
              <table:table-cell office:value-type="float" office:value="0.949274070635417">
                <text:p>0.9492740706354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671668387220615">
                <text:p>0.671668387220615</text:p>
              </table:table-cell>
              <table:table-cell office:value-type="float" office:value="0.548861577608625">
                <text:p>0.5488615776086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40970196858627">
                <text:p>0.140970196858627</text:p>
              </table:table-cell>
              <table:table-cell office:value-type="float" office:value="0.980127403597706">
                <text:p>0.9801274035977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61223089197212">
                <text:p>0.361223089197212</text:p>
              </table:table-cell>
              <table:table-cell office:value-type="float" office:value="0.869517879831897">
                <text:p>0.86951787983189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974995846020917">
                <text:p>0.974995846020917</text:p>
              </table:table-cell>
              <table:table-cell office:value-type="float" office:value="0.0493831016906977">
                <text:p>0.049383101690697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686261884428488">
                <text:p>0.686261884428488</text:p>
              </table:table-cell>
              <table:table-cell office:value-type="float" office:value="0.529044625981244">
                <text:p>0.52904462598124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946072076227452">
                <text:p>0.946072076227452</text:p>
              </table:table-cell>
              <table:table-cell office:value-type="float" office:value="0.104947626582764">
                <text:p>0.10494762658276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862793244778791">
                <text:p>0.862793244778791</text:p>
              </table:table-cell>
              <table:table-cell office:value-type="float" office:value="0.255587888237468">
                <text:p>0.25558788823746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74352697085038">
                <text:p>0.974352697085038</text:p>
              </table:table-cell>
              <table:table-cell office:value-type="float" office:value="0.0506368216831547">
                <text:p>0.050636821683154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99667287683624">
                <text:p>0.399667287683624</text:p>
              </table:table-cell>
              <table:table-cell office:value-type="float" office:value="0.840266059155998">
                <text:p>0.84026605915599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677149629372621">
                <text:p>0.677149629372621</text:p>
              </table:table-cell>
              <table:table-cell office:value-type="float" office:value="0.541468379440695">
                <text:p>0.54146837944069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82162902516691">
                <text:p>0.982162902516691</text:p>
              </table:table-cell>
              <table:table-cell office:value-type="float" office:value="0.0353560329201972">
                <text:p>0.03535603292019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69333585299115">
                <text:p>0.269333585299115</text:p>
              </table:table-cell>
              <table:table-cell office:value-type="float" office:value="0.927459419866162">
                <text:p>0.9274594198661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454950804038365">
                <text:p>0.0454950804038365</text:p>
              </table:table-cell>
              <table:table-cell office:value-type="float" office:value="0.997930197659082">
                <text:p>0.9979301976590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452516260666727">
                <text:p>0.452516260666727</text:p>
              </table:table-cell>
              <table:table-cell office:value-type="float" office:value="0.795229033832224">
                <text:p>0.7952290338322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613650542185914">
                <text:p>0.613650542185914</text:p>
              </table:table-cell>
              <table:table-cell office:value-type="float" office:value="0.623433012075178">
                <text:p>0.62343301207517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865209379319897">
                <text:p>0.865209379319897</text:p>
              </table:table-cell>
              <table:table-cell office:value-type="float" office:value="0.251412730567413">
                <text:p>0.2514127305674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78438419731412">
                <text:p>0.778438419731412</text:p>
              </table:table-cell>
              <table:table-cell office:value-type="float" office:value="0.394033626686148">
                <text:p>0.3940336266861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618999901807268">
                <text:p>0.618999901807268</text:p>
              </table:table-cell>
              <table:table-cell office:value-type="float" office:value="0.616839121562669">
                <text:p>0.6168391215626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70849547763197">
                <text:p>0.770849547763197</text:p>
              </table:table-cell>
              <table:table-cell office:value-type="float" office:value="0.405790974713344">
                <text:p>0.4057909747133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53031459623756">
                <text:p>0.753031459623756</text:p>
              </table:table-cell>
              <table:table-cell office:value-type="float" office:value="0.432943620816969">
                <text:p>0.4329436208169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1086474360433">
                <text:p>0.41086474360433</text:p>
              </table:table-cell>
              <table:table-cell office:value-type="float" office:value="0.831190162462972">
                <text:p>0.83119016246297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535652239597235">
                <text:p>0.535652239597235</text:p>
              </table:table-cell>
              <table:table-cell office:value-type="float" office:value="0.7130769430026">
                <text:p>0.713076943002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10885741977679">
                <text:p>0.210885741977679</text:p>
              </table:table-cell>
              <table:table-cell office:value-type="float" office:value="0.955527203830719">
                <text:p>0.9555272038307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86908972827861">
                <text:p>0.886908972827861</text:p>
              </table:table-cell>
              <table:table-cell office:value-type="float" office:value="0.213392473917457">
                <text:p>0.21339247391745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640948213108346">
                <text:p>0.640948213108346</text:p>
              </table:table-cell>
              <table:table-cell office:value-type="float" office:value="0.589185388113275">
                <text:p>0.58918538811327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923854391248883">
                <text:p>0.923854391248883</text:p>
              </table:table-cell>
              <table:table-cell office:value-type="float" office:value="0.14649470527807">
                <text:p>0.1464947052780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689629139506416">
                <text:p>0.689629139506416</text:p>
              </table:table-cell>
              <table:table-cell office:value-type="float" office:value="0.524411649943693">
                <text:p>0.52441164994369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68575672193386">
                <text:p>0.68575672193386</text:p>
              </table:table-cell>
              <table:table-cell office:value-type="float" office:value="0.529737718322621">
                <text:p>0.5297377183226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09063572195587">
                <text:p>0.409063572195587</text:p>
              </table:table-cell>
              <table:table-cell office:value-type="float" office:value="0.832666993984853">
                <text:p>0.83266699398485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63273926265527">
                <text:p>0.63273926265527</text:p>
              </table:table-cell>
              <table:table-cell office:value-type="float" office:value="0.59964102549541">
                <text:p>0.5996410254954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60189005017962">
                <text:p>0.760189005017962</text:p>
              </table:table-cell>
              <table:table-cell office:value-type="float" office:value="0.422112676650206">
                <text:p>0.42211267665020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89741638005764">
                <text:p>0.789741638005764</text:p>
              </table:table-cell>
              <table:table-cell office:value-type="float" office:value="0.37630814520076">
                <text:p>0.3763081452007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653430731978981">
                <text:p>0.653430731978981</text:p>
              </table:table-cell>
              <table:table-cell office:value-type="float" office:value="0.573028278505458">
                <text:p>0.57302827850545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28245792713513">
                <text:p>0.228245792713513</text:p>
              </table:table-cell>
              <table:table-cell office:value-type="float" office:value="0.947903859830007">
                <text:p>0.9479038598300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582268213249722">
                <text:p>0.582268213249722</text:p>
              </table:table-cell>
              <table:table-cell office:value-type="float" office:value="0.660963727839081">
                <text:p>0.6609637278390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57430156050364">
                <text:p>0.957430156050364</text:p>
              </table:table-cell>
              <table:table-cell office:value-type="float" office:value="0.0833275020433044">
                <text:p>0.08332750204330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996740363693923">
                <text:p>0.996740363693923</text:p>
              </table:table-cell>
              <table:table-cell office:value-type="float" office:value="0.00650943626879134">
                <text:p>0.0065094362687913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923597568718156">
                <text:p>0.923597568718156</text:p>
              </table:table-cell>
              <table:table-cell office:value-type="float" office:value="0.14696753106148">
                <text:p>0.1469675310614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99667287683624">
                <text:p>0.399667287683624</text:p>
              </table:table-cell>
              <table:table-cell office:value-type="float" office:value="0.840266059155998">
                <text:p>0.84026605915599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947651479750606">
                <text:p>0.947651479750606</text:p>
              </table:table-cell>
              <table:table-cell office:value-type="float" office:value="0.101956672926554">
                <text:p>0.10195667292655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91865670271741">
                <text:p>0.991865670271741</text:p>
              </table:table-cell>
              <table:table-cell office:value-type="float" office:value="0.0162024921364768">
                <text:p>0.016202492136476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813276505203957">
                <text:p>0.813276505203957</text:p>
              </table:table-cell>
              <table:table-cell office:value-type="float" office:value="0.338581326083315">
                <text:p>0.3385813260833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687003801581884">
                <text:p>0.687003801581884</text:p>
              </table:table-cell>
              <table:table-cell office:value-type="float" office:value="0.528025776616821">
                <text:p>0.5280257766168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42478520068151">
                <text:p>0.742478520068151</text:p>
              </table:table-cell>
              <table:table-cell office:value-type="float" office:value="0.448725647486476">
                <text:p>0.44872564748647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41380892682829">
                <text:p>0.741380892682829</text:p>
              </table:table-cell>
              <table:table-cell office:value-type="float" office:value="0.4503543719649">
                <text:p>0.450354371964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955380201242035">
                <text:p>0.955380201242035</text:p>
              </table:table-cell>
              <table:table-cell office:value-type="float" office:value="0.0872491104570712">
                <text:p>0.08724911045707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67215653451494">
                <text:p>0.67215653451494</text:p>
              </table:table-cell>
              <table:table-cell office:value-type="float" office:value="0.548205593108884">
                <text:p>0.5482055931088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576518983486857">
                <text:p>0.576518983486857</text:p>
              </table:table-cell>
              <table:table-cell office:value-type="float" office:value="0.667625861679343">
                <text:p>0.6676258616793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343294647153112">
                <text:p>0.343294647153112</text:p>
              </table:table-cell>
              <table:table-cell office:value-type="float" office:value="0.882148785236047">
                <text:p>0.88214878523604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513557417715113">
                <text:p>0.513557417715113</text:p>
              </table:table-cell>
              <table:table-cell office:value-type="float" office:value="0.736258778709812">
                <text:p>0.7362587787098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533541262865009">
                <text:p>0.533541262865009</text:p>
              </table:table-cell>
              <table:table-cell office:value-type="float" office:value="0.715333720974567">
                <text:p>0.71533372097456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13717737759114">
                <text:p>0.913717737759114</text:p>
              </table:table-cell>
              <table:table-cell office:value-type="float" office:value="0.165119896354582">
                <text:p>0.1651198963545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661923367808694">
                <text:p>0.661923367808694</text:p>
              </table:table-cell>
              <table:table-cell office:value-type="float" office:value="0.561857455149703">
                <text:p>0.5618574551497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409770919645925">
                <text:p>0.409770919645925</text:p>
              </table:table-cell>
              <table:table-cell office:value-type="float" office:value="0.832087793412569">
                <text:p>0.83208779341256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229044944913891">
                <text:p>0.229044944913891</text:p>
              </table:table-cell>
              <table:table-cell office:value-type="float" office:value="0.947538413209867">
                <text:p>0.9475384132098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95379091595632">
                <text:p>0.195379091595632</text:p>
              </table:table-cell>
              <table:table-cell office:value-type="float" office:value="0.961827010723005">
                <text:p>0.9618270107230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84650681762207">
                <text:p>0.484650681762207</text:p>
              </table:table-cell>
              <table:table-cell office:value-type="float" office:value="0.765241530912833">
                <text:p>0.76524153091283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48358420821216">
                <text:p>0.48358420821216</text:p>
              </table:table-cell>
              <table:table-cell office:value-type="float" office:value="0.766146313791849">
                <text:p>0.76614631379184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04912821450799">
                <text:p>0.204912821450799</text:p>
              </table:table-cell>
              <table:table-cell office:value-type="float" office:value="0.958010735605129">
                <text:p>0.95801073560512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772199335930214">
                <text:p>0.772199335930214</text:p>
              </table:table-cell>
              <table:table-cell office:value-type="float" office:value="0.403708185909622">
                <text:p>0.4037081859096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333683765873156">
                <text:p>0.333683765873156</text:p>
              </table:table-cell>
              <table:table-cell office:value-type="float" office:value="0.888655144392784">
                <text:p>0.88865514439278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55370857359358">
                <text:p>0.455370857359358</text:p>
              </table:table-cell>
              <table:table-cell office:value-type="float" office:value="0.792637382268477">
                <text:p>0.79263738226847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14352509817271">
                <text:p>0.314352509817271</text:p>
              </table:table-cell>
              <table:table-cell office:value-type="float" office:value="0.901182499571643">
                <text:p>0.9011824995716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37629385516656">
                <text:p>0.237629385516656</text:p>
              </table:table-cell>
              <table:table-cell office:value-type="float" office:value="0.943532275139599">
                <text:p>0.9435322751395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589488213588114">
                <text:p>0.0589488213588114</text:p>
              </table:table-cell>
              <table:table-cell office:value-type="float" office:value="0.996525036460483">
                <text:p>0.99652503646048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167862811366296">
                <text:p>0.0167862811366296</text:p>
              </table:table-cell>
              <table:table-cell office:value-type="float" office:value="0.999718220765625">
                <text:p>0.9997182207656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648378688661795">
                <text:p>0.648378688661795</text:p>
              </table:table-cell>
              <table:table-cell office:value-type="float" office:value="0.579605076107279">
                <text:p>0.57960507610727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692372701550015">
                <text:p>0.0692372701550015</text:p>
              </table:table-cell>
              <table:table-cell office:value-type="float" office:value="0.995206200421515">
                <text:p>0.99520620042151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4988814271144">
                <text:p>0.74988814271144</text:p>
              </table:table-cell>
              <table:table-cell office:value-type="float" office:value="0.437718885325532">
                <text:p>0.4377188853255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64385776180694">
                <text:p>0.364385776180694</text:p>
              </table:table-cell>
              <table:table-cell office:value-type="float" office:value="0.867223006117234">
                <text:p>0.86722300611723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661188662320135">
                <text:p>0.661188662320135</text:p>
              </table:table-cell>
              <table:table-cell office:value-type="float" office:value="0.562829552831056">
                <text:p>0.56282955283105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720174617359238">
                <text:p>0.720174617359238</text:p>
              </table:table-cell>
              <table:table-cell office:value-type="float" office:value="0.481348521561502">
                <text:p>0.48134852156150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90222093956612">
                <text:p>0.290222093956612</text:p>
              </table:table-cell>
              <table:table-cell office:value-type="float" office:value="0.915771136179491">
                <text:p>0.91577113617949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60655264367086">
                <text:p>0.60655264367086</text:p>
              </table:table-cell>
              <table:table-cell office:value-type="float" office:value="0.63209389045594">
                <text:p>0.632093890455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734189294931035">
                <text:p>0.0734189294931035</text:p>
              </table:table-cell>
              <table:table-cell office:value-type="float" office:value="0.994609660792207">
                <text:p>0.99460966079220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20440330591242">
                <text:p>0.20440330591242</text:p>
              </table:table-cell>
              <table:table-cell office:value-type="float" office:value="0.958219288888215">
                <text:p>0.9582192888882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938756436028018">
                <text:p>0.938756436028018</text:p>
              </table:table-cell>
              <table:table-cell office:value-type="float" office:value="0.118736358167566">
                <text:p>0.11873635816756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004614146927">
                <text:p>0.1004614146927</text:p>
              </table:table-cell>
              <table:table-cell office:value-type="float" office:value="0.989907504157962">
                <text:p>0.9899075041579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789347259823241">
                <text:p>0.0789347259823241</text:p>
              </table:table-cell>
              <table:table-cell office:value-type="float" office:value="0.993769309034126">
                <text:p>0.9937693090341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33766434467889">
                <text:p>0.833766434467889</text:p>
              </table:table-cell>
              <table:table-cell office:value-type="float" office:value="0.30483353275474">
                <text:p>0.3048335327547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77076097003874">
                <text:p>0.877076097003874</text:p>
              </table:table-cell>
              <table:table-cell office:value-type="float" office:value="0.230737521202771">
                <text:p>0.23073752120277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93673054040308">
                <text:p>0.93673054040308</text:p>
              </table:table-cell>
              <table:table-cell office:value-type="float" office:value="0.122535894676224">
                <text:p>0.12253589467622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80209173138813">
                <text:p>0.180209173138813</text:p>
              </table:table-cell>
              <table:table-cell office:value-type="float" office:value="0.967524654198466">
                <text:p>0.96752465419846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79970203052623">
                <text:p>0.879970203052623</text:p>
              </table:table-cell>
              <table:table-cell office:value-type="float" office:value="0.225652441739571">
                <text:p>0.22565244173957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418229796924382">
                <text:p>0.418229796924382</text:p>
              </table:table-cell>
              <table:table-cell office:value-type="float" office:value="0.825083836965341">
                <text:p>0.82508383696534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684302328899064">
                <text:p>0.684302328899064</text:p>
              </table:table-cell>
              <table:table-cell office:value-type="float" office:value="0.531730322663345">
                <text:p>0.5317303226633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06769385828904">
                <text:p>0.806769385828904</text:p>
              </table:table-cell>
              <table:table-cell office:value-type="float" office:value="0.349123158089498">
                <text:p>0.34912315808949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22080940619949">
                <text:p>0.222080940619949</text:p>
              </table:table-cell>
              <table:table-cell office:value-type="float" office:value="0.950680055813388">
                <text:p>0.95068005581338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710815517412704">
                <text:p>0.710815517412704</text:p>
              </table:table-cell>
              <table:table-cell office:value-type="float" office:value="0.49474130050349">
                <text:p>0.4947413005034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383256603502292">
                <text:p>0.383256603502292</text:p>
              </table:table-cell>
              <table:table-cell office:value-type="float" office:value="0.853114375904892">
                <text:p>0.8531143759048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93615785916492">
                <text:p>0.893615785916492</text:p>
              </table:table-cell>
              <table:table-cell office:value-type="float" office:value="0.201450827163719">
                <text:p>0.2014508271637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720174617359238">
                <text:p>0.720174617359238</text:p>
              </table:table-cell>
              <table:table-cell office:value-type="float" office:value="0.481348521561502">
                <text:p>0.48134852156150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3319935738852">
                <text:p>0.43319935738852</text:p>
              </table:table-cell>
              <table:table-cell office:value-type="float" office:value="0.812338316904633">
                <text:p>0.8123383169046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39064943607637">
                <text:p>0.839064943607637</text:p>
              </table:table-cell>
              <table:table-cell office:value-type="float" office:value="0.295970020411143">
                <text:p>0.2959700204111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89156261307911">
                <text:p>0.389156261307911</text:p>
              </table:table-cell>
              <table:table-cell office:value-type="float" office:value="0.848557404284875">
                <text:p>0.8485574042848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98265419271778">
                <text:p>0.298265419271778</text:p>
              </table:table-cell>
              <table:table-cell office:value-type="float" office:value="0.91103774003758">
                <text:p>0.9110377400375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517948994898215">
                <text:p>0.517948994898215</text:p>
              </table:table-cell>
              <table:table-cell office:value-type="float" office:value="0.731728838684053">
                <text:p>0.7317288386840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40484342238723">
                <text:p>0.840484342238723</text:p>
              </table:table-cell>
              <table:table-cell office:value-type="float" office:value="0.293586070473973">
                <text:p>0.29358607047397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747419096130899">
                <text:p>0.747419096130899</text:p>
              </table:table-cell>
              <table:table-cell office:value-type="float" office:value="0.441364694739159">
                <text:p>0.44136469473915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680819535387923">
                <text:p>0.680819535387923</text:p>
              </table:table-cell>
              <table:table-cell office:value-type="float" office:value="0.536484760234912">
                <text:p>0.5364847602349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19444138645293">
                <text:p>0.319444138645293</text:p>
              </table:table-cell>
              <table:table-cell office:value-type="float" office:value="0.897955442285534">
                <text:p>0.89795544228553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84921078809261">
                <text:p>0.884921078809261</text:p>
              </table:table-cell>
              <table:table-cell office:value-type="float" office:value="0.216914684322912">
                <text:p>0.2169146843229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790697895770595">
                <text:p>0.790697895770595</text:p>
              </table:table-cell>
              <table:table-cell office:value-type="float" office:value="0.374796837624016">
                <text:p>0.3747968376240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907195212176074">
                <text:p>0.907195212176074</text:p>
              </table:table-cell>
              <table:table-cell office:value-type="float" office:value="0.176996847008905">
                <text:p>0.1769968470089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16862791488963">
                <text:p>0.116862791488963</text:p>
              </table:table-cell>
              <table:table-cell office:value-type="float" office:value="0.986343087992155">
                <text:p>0.9863430879921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990752373501951">
                <text:p>0.990752373501951</text:p>
              </table:table-cell>
              <table:table-cell office:value-type="float" office:value="0.0184097344032178">
                <text:p>0.018409734403217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652809096302073">
                <text:p>0.652809096302073</text:p>
              </table:table-cell>
              <table:table-cell office:value-type="float" office:value="0.573840283785323">
                <text:p>0.5738402837853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627839028238568">
                <text:p>0.627839028238568</text:p>
              </table:table-cell>
              <table:table-cell office:value-type="float" office:value="0.605906775524967">
                <text:p>0.6059067755249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718085524255253">
                <text:p>0.0718085524255253</text:p>
              </table:table-cell>
              <table:table-cell office:value-type="float" office:value="0.994843531798656">
                <text:p>0.99484353179865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796286126440925">
                <text:p>0.796286126440925</text:p>
              </table:table-cell>
              <table:table-cell office:value-type="float" office:value="0.365928404838346">
                <text:p>0.3659284048383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80003463436869">
                <text:p>0.380003463436869</text:p>
              </table:table-cell>
              <table:table-cell office:value-type="float" office:value="0.855597367775987">
                <text:p>0.85559736777598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929715578953604">
                <text:p>0.0929715578953604</text:p>
              </table:table-cell>
              <table:table-cell office:value-type="float" office:value="0.991356289422565">
                <text:p>0.9913562894225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979405166852069">
                <text:p>0.979405166852069</text:p>
              </table:table-cell>
              <table:table-cell office:value-type="float" office:value="0.0407655191493659">
                <text:p>0.040765519149365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157335800605397">
                <text:p>0.0157335800605397</text:p>
              </table:table-cell>
              <table:table-cell office:value-type="float" office:value="0.999752454458496">
                <text:p>0.99975245445849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797809887939637">
                <text:p>0.797809887939637</text:p>
              </table:table-cell>
              <table:table-cell office:value-type="float" office:value="0.363499382705807">
                <text:p>0.36349938270580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58912720451429">
                <text:p>0.158912720451429</text:p>
              </table:table-cell>
              <table:table-cell office:value-type="float" office:value="0.974746747279046">
                <text:p>0.9747467472790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509827500801886">
                <text:p>0.509827500801886</text:p>
              </table:table-cell>
              <table:table-cell office:value-type="float" office:value="0.740075919458063">
                <text:p>0.74007591945806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747419096130899">
                <text:p>0.747419096130899</text:p>
              </table:table-cell>
              <table:table-cell office:value-type="float" office:value="0.441364694739159">
                <text:p>0.44136469473915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86865093508693">
                <text:p>0.886865093508693</text:p>
              </table:table-cell>
              <table:table-cell office:value-type="float" office:value="0.213470305916197">
                <text:p>0.2134703059161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12165703917666">
                <text:p>0.912165703917666</text:p>
              </table:table-cell>
              <table:table-cell office:value-type="float" office:value="0.167953728596418">
                <text:p>0.16795372859641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937807079744252">
                <text:p>0.937807079744252</text:p>
              </table:table-cell>
              <table:table-cell office:value-type="float" office:value="0.120517881181718">
                <text:p>0.12051788118171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70767504701558">
                <text:p>0.370767504701558</text:p>
              </table:table-cell>
              <table:table-cell office:value-type="float" office:value="0.862531457457429">
                <text:p>0.86253145745742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67436168203064">
                <text:p>0.867436168203064</text:p>
              </table:table-cell>
              <table:table-cell office:value-type="float" office:value="0.247554494710374">
                <text:p>0.24755449471037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78616769369804">
                <text:p>0.78616769369804</text:p>
              </table:table-cell>
              <table:table-cell office:value-type="float" office:value="0.381955538747155">
                <text:p>0.3819555387471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711739197949063">
                <text:p>0.711739197949063</text:p>
              </table:table-cell>
              <table:table-cell office:value-type="float" office:value="0.493427315790075">
                <text:p>0.4934273157900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28658744002172">
                <text:p>0.928658744002172</text:p>
              </table:table-cell>
              <table:table-cell office:value-type="float" office:value="0.137592937327339">
                <text:p>0.13759293732733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50944525713657">
                <text:p>0.950944525713657</text:p>
              </table:table-cell>
              <table:table-cell office:value-type="float" office:value="0.0957045090153599">
                <text:p>0.095704509015359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79124126735738">
                <text:p>0.179124126735738</text:p>
              </table:table-cell>
              <table:table-cell office:value-type="float" office:value="0.967914547221184">
                <text:p>0.9679145472211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70140142311129">
                <text:p>0.270140142311129</text:p>
              </table:table-cell>
              <table:table-cell office:value-type="float" office:value="0.927024304942032">
                <text:p>0.9270243049420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44949872107427">
                <text:p>0.844949872107427</text:p>
              </table:table-cell>
              <table:table-cell office:value-type="float" office:value="0.286059713627158">
                <text:p>0.2860597136271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752321788782994">
                <text:p>0.752321788782994</text:p>
              </table:table-cell>
              <table:table-cell office:value-type="float" office:value="0.434167994565385">
                <text:p>0.43416799456538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757003482623124">
                <text:p>0.757003482623124</text:p>
              </table:table-cell>
              <table:table-cell office:value-type="float" office:value="0.426945727310766">
                <text:p>0.42694572731076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52196100417129">
                <text:p>0.152196100417129</text:p>
              </table:table-cell>
              <table:table-cell office:value-type="float" office:value="0.976836347019964">
                <text:p>0.9768363470199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789395598893334">
                <text:p>0.789395598893334</text:p>
              </table:table-cell>
              <table:table-cell office:value-type="float" office:value="0.376854588447899">
                <text:p>0.37685458844789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980199439910175">
                <text:p>0.980199439910175</text:p>
              </table:table-cell>
              <table:table-cell office:value-type="float" office:value="0.0392094165873772">
                <text:p>0.039209416587377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657356843879249">
                <text:p>0.657356843879249</text:p>
              </table:table-cell>
              <table:table-cell office:value-type="float" office:value="0.567881979816859">
                <text:p>0.56788197981685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742052826774969">
                <text:p>0.742052826774969</text:p>
              </table:table-cell>
              <table:table-cell office:value-type="float" office:value="0.449357602522561">
                <text:p>0.44935760252256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797764586964181">
                <text:p>0.797764586964181</text:p>
              </table:table-cell>
              <table:table-cell office:value-type="float" office:value="0.363571665370691">
                <text:p>0.3635716653706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912165703917666">
                <text:p>0.912165703917666</text:p>
              </table:table-cell>
              <table:table-cell office:value-type="float" office:value="0.167953728596418">
                <text:p>0.16795372859641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297331655311915">
                <text:p>0.297331655311915</text:p>
              </table:table-cell>
              <table:table-cell office:value-type="float" office:value="0.911593886749498">
                <text:p>0.91159388674949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548227612417487">
                <text:p>0.548227612417487</text:p>
              </table:table-cell>
              <table:table-cell office:value-type="float" office:value="0.699446486723078">
                <text:p>0.6994464867230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725748422795238">
                <text:p>0.725748422795238</text:p>
              </table:table-cell>
              <table:table-cell office:value-type="float" office:value="0.473289226810872">
                <text:p>0.47328922681087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942440599322712">
                <text:p>0.942440599322712</text:p>
              </table:table-cell>
              <table:table-cell office:value-type="float" office:value="0.111805716771758">
                <text:p>0.11180571677175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480441550931424">
                <text:p>0.480441550931424</text:p>
              </table:table-cell>
              <table:table-cell office:value-type="float" office:value="0.769175965065373">
                <text:p>0.76917596506537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64765800929782">
                <text:p>0.364765800929782</text:p>
              </table:table-cell>
              <table:table-cell office:value-type="float" office:value="0.866960204054151">
                <text:p>0.86696020405415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84650681762207">
                <text:p>0.484650681762207</text:p>
              </table:table-cell>
              <table:table-cell office:value-type="float" office:value="0.765241530912833">
                <text:p>0.76524153091283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15483985173355">
                <text:p>0.415483985173355</text:p>
              </table:table-cell>
              <table:table-cell office:value-type="float" office:value="0.827373058066425">
                <text:p>0.8273730580664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441427812526124">
                <text:p>0.441427812526124</text:p>
              </table:table-cell>
              <table:table-cell office:value-type="float" office:value="0.805141486328603">
                <text:p>0.80514148632860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47981635429698">
                <text:p>0.47981635429698</text:p>
              </table:table-cell>
              <table:table-cell office:value-type="float" office:value="0.769776266569718">
                <text:p>0.76977626656971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979804209439695">
                <text:p>0.979804209439695</text:p>
              </table:table-cell>
              <table:table-cell office:value-type="float" office:value="0.0399837111728978">
                <text:p>0.039983711172897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20530909100796">
                <text:p>0.820530909100796</text:p>
              </table:table-cell>
              <table:table-cell office:value-type="float" office:value="0.326729078411441">
                <text:p>0.32672907841144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549394217193251">
                <text:p>0.549394217193251</text:p>
              </table:table-cell>
              <table:table-cell office:value-type="float" office:value="0.698165994117081">
                <text:p>0.69816599411708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8420543463007">
                <text:p>0.98420543463007</text:p>
              </table:table-cell>
              <table:table-cell office:value-type="float" office:value="0.0313396624450709">
                <text:p>0.03133966244507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87892787541681">
                <text:p>0.887892787541681</text:p>
              </table:table-cell>
              <table:table-cell office:value-type="float" office:value="0.211646398067967">
                <text:p>0.2116463980679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784363783262045">
                <text:p>0.784363783262045</text:p>
              </table:table-cell>
              <table:table-cell office:value-type="float" office:value="0.384773455512509">
                <text:p>0.38477345551250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974281928172">
                <text:p>0.9974281928172</text:p>
              </table:table-cell>
              <table:table-cell office:value-type="float" office:value="0.00513700017366902">
                <text:p>0.0051370001736690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509847781380533">
                <text:p>0.0509847781380533</text:p>
              </table:table-cell>
              <table:table-cell office:value-type="float" office:value="0.997400552400116">
                <text:p>0.9974005524001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786754409662519">
                <text:p>0.786754409662519</text:p>
              </table:table-cell>
              <table:table-cell office:value-type="float" office:value="0.381017498876622">
                <text:p>0.38101749887662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774214018133887">
                <text:p>0.774214018133887</text:p>
              </table:table-cell>
              <table:table-cell office:value-type="float" office:value="0.400592654125063">
                <text:p>0.40059265412506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83584726758813">
                <text:p>0.983584726758813</text:p>
              </table:table-cell>
              <table:table-cell office:value-type="float" office:value="0.0325610852963401">
                <text:p>0.03256108529634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46322050550254">
                <text:p>0.46322050550254</text:p>
              </table:table-cell>
              <table:table-cell office:value-type="float" office:value="0.785426896716537">
                <text:p>0.78542689671653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404719398237744">
                <text:p>0.404719398237744</text:p>
              </table:table-cell>
              <table:table-cell office:value-type="float" office:value="0.836202208690391">
                <text:p>0.83620220869039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872063956331329">
                <text:p>0.872063956331329</text:p>
              </table:table-cell>
              <table:table-cell office:value-type="float" office:value="0.239504456067786">
                <text:p>0.23950445606778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294778957663713">
                <text:p>0.294778957663713</text:p>
              </table:table-cell>
              <table:table-cell office:value-type="float" office:value="0.913105366177758">
                <text:p>0.91310536617775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37807079744252">
                <text:p>0.937807079744252</text:p>
              </table:table-cell>
              <table:table-cell office:value-type="float" office:value="0.120517881181718">
                <text:p>0.12051788118171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602902406710157">
                <text:p>0.602902406710157</text:p>
              </table:table-cell>
              <table:table-cell office:value-type="float" office:value="0.636508687991281">
                <text:p>0.63650868799128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5367536317293">
                <text:p>0.85367536317293</text:p>
              </table:table-cell>
              <table:table-cell office:value-type="float" office:value="0.271238374311832">
                <text:p>0.27123837431183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79042849884894">
                <text:p>0.79042849884894</text:p>
              </table:table-cell>
              <table:table-cell office:value-type="float" office:value="0.37522278843998">
                <text:p>0.3752227884399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4295564535386">
                <text:p>0.4295564535386</text:p>
              </table:table-cell>
              <table:table-cell office:value-type="float" office:value="0.815481253223378">
                <text:p>0.81548125322337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29341689552263">
                <text:p>0.29341689552263</text:p>
              </table:table-cell>
              <table:table-cell office:value-type="float" office:value="0.913906525423615">
                <text:p>0.9139065254236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2155899435489">
                <text:p>0.92155899435489</text:p>
              </table:table-cell>
              <table:table-cell office:value-type="float" office:value="0.150729020975856">
                <text:p>0.15072902097585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754336191624472">
                <text:p>0.754336191624472</text:p>
              </table:table-cell>
              <table:table-cell office:value-type="float" office:value="0.430976910005891">
                <text:p>0.4309769100058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236390215394181">
                <text:p>0.236390215394181</text:p>
              </table:table-cell>
              <table:table-cell office:value-type="float" office:value="0.944119666065931">
                <text:p>0.94411966606593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551964471380525">
                <text:p>0.551964471380525</text:p>
              </table:table-cell>
              <table:table-cell office:value-type="float" office:value="0.69586629935512">
                <text:p>0.695866299355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51532095101114">
                <text:p>0.351532095101114</text:p>
              </table:table-cell>
              <table:table-cell office:value-type="float" office:value="0.876425186113872">
                <text:p>0.87642518611387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683295650387235">
                <text:p>0.683295650387235</text:p>
              </table:table-cell>
              <table:table-cell office:value-type="float" office:value="0.533107054161935">
                <text:p>0.53310705416193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648102357167335">
                <text:p>0.648102357167335</text:p>
              </table:table-cell>
              <table:table-cell office:value-type="float" office:value="0.579963334636986">
                <text:p>0.57996333463698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72922035095098">
                <text:p>0.972922035095098</text:p>
              </table:table-cell>
              <table:table-cell office:value-type="float" office:value="0.0534227136264591">
                <text:p>0.053422713626459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3704061256736">
                <text:p>0.93704061256736</text:p>
              </table:table-cell>
              <table:table-cell office:value-type="float" office:value="0.121954890399469">
                <text:p>0.12195489039946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28268140745142">
                <text:p>0.128268140745142</text:p>
              </table:table-cell>
              <table:table-cell office:value-type="float" office:value="0.983547284069823">
                <text:p>0.98354728406982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474692958104572">
                <text:p>0.474692958104572</text:p>
              </table:table-cell>
              <table:table-cell office:value-type="float" office:value="0.774686869237774">
                <text:p>0.77468686923777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25535492925453">
                <text:p>0.925535492925453</text:p>
              </table:table-cell>
              <table:table-cell office:value-type="float" office:value="0.143384051339485">
                <text:p>0.14338405133948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631489062901727">
                <text:p>0.631489062901727</text:p>
              </table:table-cell>
              <table:table-cell office:value-type="float" office:value="0.601221566153401">
                <text:p>0.60122156615340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62245004937838">
                <text:p>0.362245004937838</text:p>
              </table:table-cell>
              <table:table-cell office:value-type="float" office:value="0.868778556415908">
                <text:p>0.86877855641590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5273621756442">
                <text:p>0.5273621756442</text:p>
              </table:table-cell>
              <table:table-cell office:value-type="float" office:value="0.721889135699876">
                <text:p>0.72188913569987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63410735606579">
                <text:p>0.963410735606579</text:p>
              </table:table-cell>
              <table:table-cell office:value-type="float" office:value="0.0718397546227405">
                <text:p>0.07183975462274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23952386925777">
                <text:p>0.23952386925777</text:p>
              </table:table-cell>
              <table:table-cell office:value-type="float" office:value="0.942628316057353">
                <text:p>0.94262831605735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45369307732496">
                <text:p>0.945369307732496</text:p>
              </table:table-cell>
              <table:table-cell office:value-type="float" office:value="0.106276871997441">
                <text:p>0.10627687199744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85575273589828">
                <text:p>0.985575273589828</text:p>
              </table:table-cell>
              <table:table-cell office:value-type="float" office:value="0.0286413800884041">
                <text:p>0.028641380088404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0777187912424">
                <text:p>0.90777187912424</text:p>
              </table:table-cell>
              <table:table-cell office:value-type="float" office:value="0.175950215507796">
                <text:p>0.17595021550779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17551709084594">
                <text:p>0.817551709084594</text:p>
              </table:table-cell>
              <table:table-cell office:value-type="float" office:value="0.331609202986916">
                <text:p>0.33160920298691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863290326805143">
                <text:p>0.863290326805143</text:p>
              </table:table-cell>
              <table:table-cell office:value-type="float" office:value="0.254729811644742">
                <text:p>0.25472981164474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82419944655286">
                <text:p>0.182419944655286</text:p>
              </table:table-cell>
              <table:table-cell office:value-type="float" office:value="0.966722963870664">
                <text:p>0.96672296387066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695072601925363">
                <text:p>0.695072601925363</text:p>
              </table:table-cell>
              <table:table-cell office:value-type="float" office:value="0.516874078054688">
                <text:p>0.51687407805468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411244412181526">
                <text:p>0.411244412181526</text:p>
              </table:table-cell>
              <table:table-cell office:value-type="float" office:value="0.830878051005275">
                <text:p>0.83087805100527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425206789649932">
                <text:p>0.425206789649932</text:p>
              </table:table-cell>
              <table:table-cell office:value-type="float" office:value="0.819199186035693">
                <text:p>0.81919918603569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8781815655668">
                <text:p>0.18781815655668</text:p>
              </table:table-cell>
              <table:table-cell office:value-type="float" office:value="0.964724340071684">
                <text:p>0.96472434007168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90780991325463">
                <text:p>0.190780991325463</text:p>
              </table:table-cell>
              <table:table-cell office:value-type="float" office:value="0.963602613348915">
                <text:p>0.9636026133489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88870502783523">
                <text:p>0.388870502783523</text:p>
              </table:table-cell>
              <table:table-cell office:value-type="float" office:value="0.848779732755141">
                <text:p>0.84877973275514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45070355814809">
                <text:p>0.345070355814809</text:p>
              </table:table-cell>
              <table:table-cell office:value-type="float" office:value="0.880926449540566">
                <text:p>0.88092644954056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01016658668544">
                <text:p>0.801016658668544</text:p>
              </table:table-cell>
              <table:table-cell office:value-type="float" office:value="0.358373073926572">
                <text:p>0.35837307392657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732391615187306">
                <text:p>0.732391615187306</text:p>
              </table:table-cell>
              <table:table-cell office:value-type="float" office:value="0.463602522003353">
                <text:p>0.46360252200335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528303242183214">
                <text:p>0.528303242183214</text:p>
              </table:table-cell>
              <table:table-cell office:value-type="float" office:value="0.720895684298741">
                <text:p>0.72089568429874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757148641944455">
                <text:p>0.757148641944455</text:p>
              </table:table-cell>
              <table:table-cell office:value-type="float" office:value="0.426725934106338">
                <text:p>0.42672593410633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72070723463737">
                <text:p>0.372070723463737</text:p>
              </table:table-cell>
              <table:table-cell office:value-type="float" office:value="0.861563376741195">
                <text:p>0.86156337674119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48613969200401">
                <text:p>0.48613969200401</text:p>
              </table:table-cell>
              <table:table-cell office:value-type="float" office:value="0.763668199858276">
                <text:p>0.76366819985827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534577484057141">
                <text:p>0.534577484057141</text:p>
              </table:table-cell>
              <table:table-cell office:value-type="float" office:value="0.714226913539158">
                <text:p>0.71422691353915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2191192091687">
                <text:p>0.92191192091687</text:p>
              </table:table-cell>
              <table:table-cell office:value-type="float" office:value="0.150078410071519">
                <text:p>0.1500784100715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541912360933707">
                <text:p>0.541912360933707</text:p>
              </table:table-cell>
              <table:table-cell office:value-type="float" office:value="0.70633100765134">
                <text:p>0.706331007651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481440734347679">
                <text:p>0.481440734347679</text:p>
              </table:table-cell>
              <table:table-cell office:value-type="float" office:value="0.768214819310842">
                <text:p>0.76821481931084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14826606175059">
                <text:p>0.414826606175059</text:p>
              </table:table-cell>
              <table:table-cell office:value-type="float" office:value="0.827918904426933">
                <text:p>0.82791890442693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28913162234213">
                <text:p>0.328913162234213</text:p>
              </table:table-cell>
              <table:table-cell office:value-type="float" office:value="0.89181613171203">
                <text:p>0.8918161317120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72070723463737">
                <text:p>0.372070723463737</text:p>
              </table:table-cell>
              <table:table-cell office:value-type="float" office:value="0.861563376741195">
                <text:p>0.86156337674119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17595204932264">
                <text:p>0.417595204932264</text:p>
              </table:table-cell>
              <table:table-cell office:value-type="float" office:value="0.825614244827224">
                <text:p>0.8256142448272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83235589480187">
                <text:p>0.183235589480187</text:p>
              </table:table-cell>
              <table:table-cell office:value-type="float" office:value="0.966424718747878">
                <text:p>0.96642471874787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542635270856084">
                <text:p>0.542635270856084</text:p>
              </table:table-cell>
              <table:table-cell office:value-type="float" office:value="0.705547248702832">
                <text:p>0.70554724870283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677797565830413">
                <text:p>0.677797565830413</text:p>
              </table:table-cell>
              <table:table-cell office:value-type="float" office:value="0.540727564706312">
                <text:p>0.5407275647063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416131026319535">
                <text:p>0.416131026319535</text:p>
              </table:table-cell>
              <table:table-cell office:value-type="float" office:value="0.826835160248674">
                <text:p>0.82683516024867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678071087725021">
                <text:p>0.678071087725021</text:p>
              </table:table-cell>
              <table:table-cell office:value-type="float" office:value="0.540219599991436">
                <text:p>0.54021959999143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04766376181949">
                <text:p>0.904766376181949</text:p>
              </table:table-cell>
              <table:table-cell office:value-type="float" office:value="0.181397804530677">
                <text:p>0.18139780453067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281395538734161">
                <text:p>0.281395538734161</text:p>
              </table:table-cell>
              <table:table-cell office:value-type="float" office:value="0.920816550826217">
                <text:p>0.9208165508262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695206009274427">
                <text:p>0.0695206009274427</text:p>
              </table:table-cell>
              <table:table-cell office:value-type="float" office:value="0.99516688604686">
                <text:p>0.9951668860468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687373678755444">
                <text:p>0.687373678755444</text:p>
              </table:table-cell>
              <table:table-cell office:value-type="float" office:value="0.527517425754763">
                <text:p>0.52751742575476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94069796242669">
                <text:p>0.294069796242669</text:p>
              </table:table-cell>
              <table:table-cell office:value-type="float" office:value="0.913522954938098">
                <text:p>0.91352295493809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83418487268863">
                <text:p>0.983418487268863</text:p>
              </table:table-cell>
              <table:table-cell office:value-type="float" office:value="0.0328880788978357">
                <text:p>0.03288807889783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516992506757221">
                <text:p>0.516992506757221</text:p>
              </table:table-cell>
              <table:table-cell office:value-type="float" office:value="0.732729680114542">
                <text:p>0.73272968011454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47392444118805">
                <text:p>0.847392444118805</text:p>
              </table:table-cell>
              <table:table-cell office:value-type="float" office:value="0.281926045650404">
                <text:p>0.28192604565040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423504326576847">
                <text:p>0.0423504326576847</text:p>
              </table:table-cell>
              <table:table-cell office:value-type="float" office:value="0.9982185603169">
                <text:p>0.998218560316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764738255146684">
                <text:p>0.764738255146684</text:p>
              </table:table-cell>
              <table:table-cell office:value-type="float" office:value="0.415175401115332">
                <text:p>0.41517540111533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799153864203297">
                <text:p>0.799153864203297</text:p>
              </table:table-cell>
              <table:table-cell office:value-type="float" office:value="0.361361285930056">
                <text:p>0.36136128593005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32526536686023">
                <text:p>0.932526536686023</text:p>
              </table:table-cell>
              <table:table-cell office:value-type="float" office:value="0.130394258376525">
                <text:p>0.13039425837652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464242238874225">
                <text:p>0.464242238874225</text:p>
              </table:table-cell>
              <table:table-cell office:value-type="float" office:value="0.784479145137202">
                <text:p>0.78447914513720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446212974110326">
                <text:p>0.446212974110326</text:p>
              </table:table-cell>
              <table:table-cell office:value-type="float" office:value="0.800893981740141">
                <text:p>0.80089398174014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463034513592773">
                <text:p>0.463034513592773</text:p>
              </table:table-cell>
              <table:table-cell office:value-type="float" office:value="0.785599172637524">
                <text:p>0.7855991726375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533751319062743">
                <text:p>0.533751319062743</text:p>
              </table:table-cell>
              <table:table-cell office:value-type="float" office:value="0.715109529411049">
                <text:p>0.71510952941104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516992506757221">
                <text:p>0.516992506757221</text:p>
              </table:table-cell>
              <table:table-cell office:value-type="float" office:value="0.732729680114542">
                <text:p>0.73272968011454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739924056025093">
                <text:p>0.739924056025093</text:p>
              </table:table-cell>
              <table:table-cell office:value-type="float" office:value="0.45251239131539">
                <text:p>0.4525123913153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39769414409701">
                <text:p>0.839769414409701</text:p>
              </table:table-cell>
              <table:table-cell office:value-type="float" office:value="0.294787330625665">
                <text:p>0.2947873306256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828401725688657">
                <text:p>0.828401725688657</text:p>
              </table:table-cell>
              <table:table-cell office:value-type="float" office:value="0.31375058087624">
                <text:p>0.3137505808762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8977576641146">
                <text:p>0.8977576641146</text:p>
              </table:table-cell>
              <table:table-cell office:value-type="float" office:value="0.194031184214165">
                <text:p>0.19403118421416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711807201262774">
                <text:p>0.711807201262774</text:p>
              </table:table-cell>
              <table:table-cell office:value-type="float" office:value="0.493330609618814">
                <text:p>0.49333060961881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52196100417129">
                <text:p>0.152196100417129</text:p>
              </table:table-cell>
              <table:table-cell office:value-type="float" office:value="0.976836347019964">
                <text:p>0.97683634701996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281205347924668">
                <text:p>0.281205347924668</text:p>
              </table:table-cell>
              <table:table-cell office:value-type="float" office:value="0.92092355382471">
                <text:p>0.9209235538247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850059403969771">
                <text:p>0.850059403969771</text:p>
              </table:table-cell>
              <table:table-cell office:value-type="float" office:value="0.277399009722612">
                <text:p>0.27739900972261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721349416036327">
                <text:p>0.721349416036327</text:p>
              </table:table-cell>
              <table:table-cell office:value-type="float" office:value="0.479655019984304">
                <text:p>0.47965501998430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8420543463007">
                <text:p>0.98420543463007</text:p>
              </table:table-cell>
              <table:table-cell office:value-type="float" office:value="0.0313396624450709">
                <text:p>0.03133966244507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13566559827867">
                <text:p>0.313566559827867</text:p>
              </table:table-cell>
              <table:table-cell office:value-type="float" office:value="0.901676012557756">
                <text:p>0.90167601255775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823683518253598">
                <text:p>0.823683518253598</text:p>
              </table:table-cell>
              <table:table-cell office:value-type="float" office:value="0.321545461761293">
                <text:p>0.32154546176129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13339663240218">
                <text:p>0.913339663240218</text:p>
              </table:table-cell>
              <table:table-cell office:value-type="float" office:value="0.165810659552479">
                <text:p>0.16581065955247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744497561586367">
                <text:p>0.744497561586367</text:p>
              </table:table-cell>
              <table:table-cell office:value-type="float" office:value="0.445723380830167">
                <text:p>0.44572338083016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87130220743385">
                <text:p>0.187130220743385</text:p>
              </table:table-cell>
              <table:table-cell office:value-type="float" office:value="0.964982280485395">
                <text:p>0.9649822804853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54113269581415">
                <text:p>0.954113269581415</text:p>
              </table:table-cell>
              <table:table-cell office:value-type="float" office:value="0.0896678688088536">
                <text:p>0.08966786880885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1.3" chart:maximum="1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9cm" svg:height="9.272cm" xlink:href="." xlink:type="simple" chart:class="chart:scatter" chart:style-name="ch1">
        <chart:title svg:x="4.348cm" svg:y="0.321cm" chart:style-name="ch2">
          <text:p>ZDT 3 - population 10</text:p>
        </chart:title>
        <chart:subtitle svg:x="3.977cm" svg:y="1.285cm" chart:style-name="ch3">
          <text:p>10000 generations, 1292 ms</text:p>
        </chart:subtitle>
        <chart:plot-area chart:style-name="ch4" chart:data-source-has-labels="both" svg:x="0.709cm" svg:y="2.338cm" svg:width="11.763cm" svg:height="6.329cm">
          <chartooo:coordinate-region svg:x="1.542cm" svg:y="2.537cm" svg:width="10.69cm" svg:height="5.931cm"/>
          <chart:axis chart:dimension="x" chart:name="primary-x" chart:style-name="ch5" chartooo:axis-type="auto">
            <chart:categories table:cell-range-address="local-table.$A$2:.$A$1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6333634234434E-017">
                <text:p>4.16333634234434E-017</text:p>
              </table:table-cell>
              <table:table-cell office:value-type="float" office:value="0.999999993547608">
                <text:p>0.9999999935476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1830436807762">
                <text:p>0.851830436807762</text:p>
              </table:table-cell>
              <table:table-cell office:value-type="float" office:value="-0.773369009839753">
                <text:p>-0.773369009839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6333634234434E-017">
                <text:p>4.16333634234434E-017</text:p>
              </table:table-cell>
              <table:table-cell office:value-type="float" office:value="0.999999993547608">
                <text:p>0.999999993547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1830436807762">
                <text:p>0.851830436807762</text:p>
              </table:table-cell>
              <table:table-cell office:value-type="float" office:value="-0.773369009839753">
                <text:p>-0.773369009839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0041256518409">
                <text:p>0.600041256518409</text:p>
              </table:table-cell>
              <table:table-cell office:value-type="float" office:value="0.224598984616846">
                <text:p>0.224598984616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0290896712614">
                <text:p>0.220290896712614</text:p>
              </table:table-cell>
              <table:table-cell office:value-type="float" office:value="0.399541412234047">
                <text:p>0.399541412234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9561497980049">
                <text:p>0.629561497980049</text:p>
              </table:table-cell>
              <table:table-cell office:value-type="float" office:value="-0.297623271334494">
                <text:p>-0.297623271334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98566313415239">
                <text:p>0.00498566313415239</text:p>
              </table:table-cell>
              <table:table-cell office:value-type="float" office:value="0.928613060066991">
                <text:p>0.928613060066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7320918054853">
                <text:p>0.257320918054853</text:p>
              </table:table-cell>
              <table:table-cell office:value-type="float" office:value="0.242186790699802">
                <text:p>0.242186790699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4698034002917">
                <text:p>0.824698034002917</text:p>
              </table:table-cell>
              <table:table-cell office:value-type="float" office:value="-0.474128634433038">
                <text:p>-0.4741286344330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1.3" chart:maximum="1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9cm" svg:height="9.27cm" xlink:href="." xlink:type="simple" chart:class="chart:scatter" chart:style-name="ch1">
        <chart:title svg:x="4.229cm" svg:y="0.321cm" chart:style-name="ch2">
          <text:p>ZDT 3 - population 100</text:p>
        </chart:title>
        <chart:subtitle svg:x="3.872cm" svg:y="1.285cm" chart:style-name="ch3">
          <text:p>10000 generations, 12673 ms</text:p>
        </chart:subtitle>
        <chart:plot-area chart:style-name="ch4" chart:data-source-has-labels="both" svg:x="0.708cm" svg:y="2.336cm" svg:width="11.762cm" svg:height="6.326cm">
          <chartooo:coordinate-region svg:x="1.541cm" svg:y="2.535cm" svg:width="10.689cm" svg:height="5.928cm"/>
          <chart:axis chart:dimension="x" chart:name="primary-x" chart:style-name="ch5" chartooo:axis-type="auto">
            <chart:categories table:cell-range-address="local-table.$A$2:.$A$10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518328298957">
                <text:p>0.8518328298957</text:p>
              </table:table-cell>
              <table:table-cell office:value-type="float" office:value="-0.773369012326108">
                <text:p>-0.7733690123261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18328298957">
                <text:p>0.8518328298957</text:p>
              </table:table-cell>
              <table:table-cell office:value-type="float" office:value="-0.773369012326108">
                <text:p>-0.773369012326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3331945782395">
                <text:p>0.823331945782395</text:p>
              </table:table-cell>
              <table:table-cell office:value-type="float" office:value="-0.458266340098426">
                <text:p>-0.458266340098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8396883758644">
                <text:p>0.618396883758644</text:p>
              </table:table-cell>
              <table:table-cell office:value-type="float" office:value="-0.124220003753346">
                <text:p>-0.124220003753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9313825916968">
                <text:p>0.409313825916968</text:p>
              </table:table-cell>
              <table:table-cell office:value-type="float" office:value="0.242159063285903">
                <text:p>0.242159063285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251125877377">
                <text:p>0.65251125877377</text:p>
              </table:table-cell>
              <table:table-cell office:value-type="float" office:value="-0.458263325608494">
                <text:p>-0.458263325608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3883685499489">
                <text:p>0.453883685499489</text:p>
              </table:table-cell>
              <table:table-cell office:value-type="float" office:value="-0.124218444182018">
                <text:p>-0.124218444182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7764917299114">
                <text:p>0.257764917299114</text:p>
              </table:table-cell>
              <table:table-cell office:value-type="float" office:value="0.242161086337601">
                <text:p>0.242161086337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29996187764709">
                <text:p>0.0829996187764709</text:p>
              </table:table-cell>
              <table:table-cell office:value-type="float" office:value="0.669652356744844">
                <text:p>0.6696523567448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2229127317208">
                <text:p>0.182229127317208</text:p>
              </table:table-cell>
              <table:table-cell office:value-type="float" office:value="0.669650161599806">
                <text:p>0.669650161599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9419445703596">
                <text:p>0.249419445703596</text:p>
              </table:table-cell>
              <table:table-cell office:value-type="float" office:value="0.251202930202097">
                <text:p>0.251202930202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0126980409023">
                <text:p>0.630126980409023</text:p>
              </table:table-cell>
              <table:table-cell office:value-type="float" office:value="-0.30442483385428">
                <text:p>-0.30442483385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3163718931623">
                <text:p>0.413163718931623</text:p>
              </table:table-cell>
              <table:table-cell office:value-type="float" office:value="0.201199626893307">
                <text:p>0.201199626893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91518886747145">
                <text:p>0.191518886747145</text:p>
              </table:table-cell>
              <table:table-cell office:value-type="float" office:value="0.612805205103466">
                <text:p>0.612805205103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423785103799">
                <text:p>0.218423785103799</text:p>
              </table:table-cell>
              <table:table-cell office:value-type="float" office:value="0.413161925742382">
                <text:p>0.413161925742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7659765546658">
                <text:p>0.437659765546658</text:p>
              </table:table-cell>
              <table:table-cell office:value-type="float" office:value="-0.0664620594706305">
                <text:p>-0.06646205947063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9252153432587">
                <text:p>0.429252153432587</text:p>
              </table:table-cell>
              <table:table-cell office:value-type="float" office:value="0.00359746979423144">
                <text:p>0.00359746979423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8776258670046">
                <text:p>0.828776258670046</text:p>
              </table:table-cell>
              <table:table-cell office:value-type="float" office:value="-0.561646391460877">
                <text:p>-0.5616463914608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3864041427549">
                <text:p>0.443864041427549</text:p>
              </table:table-cell>
              <table:table-cell office:value-type="float" office:value="-0.09678155514164">
                <text:p>-0.09678155514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2231648601918">
                <text:p>0.212231648601918</text:p>
              </table:table-cell>
              <table:table-cell office:value-type="float" office:value="0.474210598430758">
                <text:p>0.4742105984307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3231789333945">
                <text:p>0.233231789333945</text:p>
              </table:table-cell>
              <table:table-cell office:value-type="float" office:value="0.315528036270024">
                <text:p>0.315528036270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32920140076154">
                <text:p>0.832920140076154</text:p>
              </table:table-cell>
              <table:table-cell office:value-type="float" office:value="-0.628507861169722">
                <text:p>-0.6285078611697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45407256418724">
                <text:p>0.0545407256418724</text:p>
              </table:table-cell>
              <table:table-cell office:value-type="float" office:value="0.71247730831522">
                <text:p>0.71247730831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0087729166218">
                <text:p>0.200087729166218</text:p>
              </table:table-cell>
              <table:table-cell office:value-type="float" office:value="0.552440799686446">
                <text:p>0.552440799686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2393627658443">
                <text:p>0.432393627658443</text:p>
              </table:table-cell>
              <table:table-cell office:value-type="float" office:value="-0.0254836338262377">
                <text:p>-0.02548363382623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7413271134103">
                <text:p>0.627413271134103</text:p>
              </table:table-cell>
              <table:table-cell office:value-type="float" office:value="-0.268071004184268">
                <text:p>-0.268071004184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63671218795016">
                <text:p>0.0663671218795016</text:p>
              </table:table-cell>
              <table:table-cell office:value-type="float" office:value="0.684600042579443">
                <text:p>0.684600042579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5873190716265">
                <text:p>0.825873190716265</text:p>
              </table:table-cell>
              <table:table-cell office:value-type="float" office:value="-0.49724090146461">
                <text:p>-0.49724090146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21584041863471">
                <text:p>0.221584041863471</text:p>
              </table:table-cell>
              <table:table-cell office:value-type="float" office:value="0.390292549390785">
                <text:p>0.390292549390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70776314144162">
                <text:p>0.0270776314144162</text:p>
              </table:table-cell>
              <table:table-cell office:value-type="float" office:value="0.820939927636544">
                <text:p>0.8209399276365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21329356946271">
                <text:p>0.621329356946271</text:p>
              </table:table-cell>
              <table:table-cell office:value-type="float" office:value="-0.174120987978016">
                <text:p>-0.174120987978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532817887067172">
                <text:p>0.00532817887067172</text:p>
              </table:table-cell>
              <table:table-cell office:value-type="float" office:value="0.926117939762977">
                <text:p>0.9261179397629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24264804095454">
                <text:p>0.0424264804095454</text:p>
              </table:table-cell>
              <table:table-cell office:value-type="float" office:value="0.753383558573958">
                <text:p>0.7533835585739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7743698401077">
                <text:p>0.237743698401077</text:p>
              </table:table-cell>
              <table:table-cell office:value-type="float" office:value="0.292073813239188">
                <text:p>0.292073813239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22797826514007">
                <text:p>0.622797826514007</text:p>
              </table:table-cell>
              <table:table-cell office:value-type="float" office:value="-0.197595249669328">
                <text:p>-0.1975952496693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3761595966142">
                <text:p>0.413761595966142</text:p>
              </table:table-cell>
              <table:table-cell office:value-type="float" office:value="0.183405683987974">
                <text:p>0.1834056839879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7743698401077">
                <text:p>0.237743698401077</text:p>
              </table:table-cell>
              <table:table-cell office:value-type="float" office:value="0.292073813239188">
                <text:p>0.2920738132391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825280595029612">
                <text:p>0.00825280595029612</text:p>
              </table:table-cell>
              <table:table-cell office:value-type="float" office:value="0.907054363545289">
                <text:p>0.9070543635452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36629926344346">
                <text:p>0.836629926344346</text:p>
              </table:table-cell>
              <table:table-cell office:value-type="float" office:value="-0.678580735007095">
                <text:p>-0.6785807350070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8609294834399">
                <text:p>0.418609294834399</text:p>
              </table:table-cell>
              <table:table-cell office:value-type="float" office:value="0.12197373838848">
                <text:p>0.121973738388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3853072786403">
                <text:p>0.83853072786403</text:p>
              </table:table-cell>
              <table:table-cell office:value-type="float" office:value="-0.700058822041068">
                <text:p>-0.7000588220410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24595208857286">
                <text:p>0.624595208857286</text:p>
              </table:table-cell>
              <table:table-cell office:value-type="float" office:value="-0.217463732430715">
                <text:p>-0.2174637324307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04514521083446">
                <text:p>0.0204514521083446</text:p>
              </table:table-cell>
              <table:table-cell office:value-type="float" office:value="0.844760505147823">
                <text:p>0.8447605051478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40991335422912">
                <text:p>0.0140991335422912</text:p>
              </table:table-cell>
              <table:table-cell office:value-type="float" office:value="0.875218273308917">
                <text:p>0.8752182733089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24289660671851">
                <text:p>0.824289660671851</text:p>
              </table:table-cell>
              <table:table-cell office:value-type="float" office:value="-0.477613395700759">
                <text:p>-0.4776133957007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99950655242354">
                <text:p>0.00199950655242354</text:p>
              </table:table-cell>
              <table:table-cell office:value-type="float" office:value="0.955630199554278">
                <text:p>0.9556301995542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6431159143391">
                <text:p>0.206431159143391</text:p>
              </table:table-cell>
              <table:table-cell office:value-type="float" office:value="0.504234880436893">
                <text:p>0.5042348804368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10195894519997">
                <text:p>0.0110195894519997</text:p>
              </table:table-cell>
              <table:table-cell office:value-type="float" office:value="0.891693257468257">
                <text:p>0.8916932574682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46182131173663">
                <text:p>0.446182131173663</text:p>
              </table:table-cell>
              <table:table-cell office:value-type="float" office:value="-0.110635972378603">
                <text:p>-0.1106359723786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6581170983362">
                <text:p>0.186581170983362</text:p>
              </table:table-cell>
              <table:table-cell office:value-type="float" office:value="0.644396515758564">
                <text:p>0.6443965157585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6596064762303">
                <text:p>0.046596064762303</text:p>
              </table:table-cell>
              <table:table-cell office:value-type="float" office:value="0.737813702979561">
                <text:p>0.737813702979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8194025924728">
                <text:p>0.208194025924728</text:p>
              </table:table-cell>
              <table:table-cell office:value-type="float" office:value="0.490823899284141">
                <text:p>0.490823899284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1852092750619">
                <text:p>0.421852092750619</text:p>
              </table:table-cell>
              <table:table-cell office:value-type="float" office:value="0.0831146998901295">
                <text:p>0.08311469989012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5347888864092">
                <text:p>0.625347888864092</text:p>
              </table:table-cell>
              <table:table-cell office:value-type="float" office:value="-0.237772103633862">
                <text:p>-0.2377721036338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30483130477176">
                <text:p>0.830483130477176</text:p>
              </table:table-cell>
              <table:table-cell office:value-type="float" office:value="-0.59051469689571">
                <text:p>-0.590514696895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16488371090479">
                <text:p>0.416488371090479</text:p>
              </table:table-cell>
              <table:table-cell office:value-type="float" office:value="0.148422228683275">
                <text:p>0.1484222286832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5787388953555">
                <text:p>0.415787388953555</text:p>
              </table:table-cell>
              <table:table-cell office:value-type="float" office:value="0.157315286081512">
                <text:p>0.1573152860815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26859655772713">
                <text:p>0.826859655772713</text:p>
              </table:table-cell>
              <table:table-cell office:value-type="float" office:value="-0.527124035764445">
                <text:p>-0.527124035764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4808839384283">
                <text:p>0.64808839384283</text:p>
              </table:table-cell>
              <table:table-cell office:value-type="float" office:value="-0.451959266985295">
                <text:p>-0.451959266985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44582602440428">
                <text:p>0.844582602440428</text:p>
              </table:table-cell>
              <table:table-cell office:value-type="float" office:value="-0.751391939298149">
                <text:p>-0.751391939298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40083644268006">
                <text:p>0.640083644268006</text:p>
              </table:table-cell>
              <table:table-cell office:value-type="float" office:value="-0.409302515039803">
                <text:p>-0.4093025150398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4585375070276">
                <text:p>0.214585375070276</text:p>
              </table:table-cell>
              <table:table-cell office:value-type="float" office:value="0.441849349971433">
                <text:p>0.4418493499714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7029625621568">
                <text:p>0.427029625621568</text:p>
              </table:table-cell>
              <table:table-cell office:value-type="float" office:value="0.0261531970737303">
                <text:p>0.02615319707373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615317042836">
                <text:p>0.42615317042836</text:p>
              </table:table-cell>
              <table:table-cell office:value-type="float" office:value="0.0351434643500501">
                <text:p>0.03514346435005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24384042638389">
                <text:p>0.224384042638389</text:p>
              </table:table-cell>
              <table:table-cell office:value-type="float" office:value="0.370889028671452">
                <text:p>0.3708890286714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32061456601778">
                <text:p>0.632061456601778</text:p>
              </table:table-cell>
              <table:table-cell office:value-type="float" office:value="-0.329342955824633">
                <text:p>-0.3293429558246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78306186501198">
                <text:p>0.0378306186501198</text:p>
              </table:table-cell>
              <table:table-cell office:value-type="float" office:value="0.770400470077675">
                <text:p>0.7704004700776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442405626017">
                <text:p>0.21442405626017</text:p>
              </table:table-cell>
              <table:table-cell office:value-type="float" office:value="0.443067599364928">
                <text:p>0.4430675993649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33863065544903">
                <text:p>0.833863065544903</text:p>
              </table:table-cell>
              <table:table-cell office:value-type="float" office:value="-0.642145709749521">
                <text:p>-0.6421457097495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309554674831479">
                <text:p>0.00309554674831479</text:p>
              </table:table-cell>
              <table:table-cell office:value-type="float" office:value="0.949142485381487">
                <text:p>0.9491424853814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47513058082269">
                <text:p>0.0647513058082269</text:p>
              </table:table-cell>
              <table:table-cell office:value-type="float" office:value="0.687615476135109">
                <text:p>0.687615476135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68740084167507">
                <text:p>0.000168740084167507</text:p>
              </table:table-cell>
              <table:table-cell office:value-type="float" office:value="0.987010767821002">
                <text:p>0.987010767821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03284336715062">
                <text:p>0.203284336715062</text:p>
              </table:table-cell>
              <table:table-cell office:value-type="float" office:value="0.528482562738529">
                <text:p>0.5284825627385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3729409572304">
                <text:p>0.643729409572304</text:p>
              </table:table-cell>
              <table:table-cell office:value-type="float" office:value="-0.433606455513655">
                <text:p>-0.4336064555136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7043876206383">
                <text:p>0.627043876206383</text:p>
              </table:table-cell>
              <table:table-cell office:value-type="float" office:value="-0.253962459691557">
                <text:p>-0.2539624596915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27688241167882">
                <text:p>0.227688241167882</text:p>
              </table:table-cell>
              <table:table-cell office:value-type="float" office:value="0.34887562200101">
                <text:p>0.348875622001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05348486142007">
                <text:p>0.0305348486142007</text:p>
              </table:table-cell>
              <table:table-cell office:value-type="float" office:value="0.800256706961353">
                <text:p>0.8002567069613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30483130477176">
                <text:p>0.830483130477176</text:p>
              </table:table-cell>
              <table:table-cell office:value-type="float" office:value="-0.59051469689571">
                <text:p>-0.590514696895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35190197572131">
                <text:p>0.635190197572131</text:p>
              </table:table-cell>
              <table:table-cell office:value-type="float" office:value="-0.351192621845476">
                <text:p>-0.3511926218454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3522770402071">
                <text:p>0.183522770402071</text:p>
              </table:table-cell>
              <table:table-cell office:value-type="float" office:value="0.662771061591926">
                <text:p>0.662771061591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6243614068685">
                <text:p>0.636243614068685</text:p>
              </table:table-cell>
              <table:table-cell office:value-type="float" office:value="-0.374826173941291">
                <text:p>-0.3748261739412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60809968258045">
                <text:p>0.0360809968258045</text:p>
              </table:table-cell>
              <table:table-cell office:value-type="float" office:value="0.777445428098811">
                <text:p>0.7774454280988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43014699645175">
                <text:p>0.643014699645175</text:p>
              </table:table-cell>
              <table:table-cell office:value-type="float" office:value="-0.427911326102305">
                <text:p>-0.427911326102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5044312562042">
                <text:p>0.195044312562042</text:p>
              </table:table-cell>
              <table:table-cell office:value-type="float" office:value="0.595242909099724">
                <text:p>0.5952429090997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03679647113649">
                <text:p>0.203679647113649</text:p>
              </table:table-cell>
              <table:table-cell office:value-type="float" office:value="0.525203493334826">
                <text:p>0.5252034933348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24085885626095">
                <text:p>0.424085885626095</text:p>
              </table:table-cell>
              <table:table-cell office:value-type="float" office:value="0.0576415370048723">
                <text:p>0.05764153700487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51857892512076">
                <text:p>0.451857892512076</text:p>
              </table:table-cell>
              <table:table-cell office:value-type="float" office:value="-0.123281162795718">
                <text:p>-0.1232811627957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0949346056387">
                <text:p>0.840949346056387</text:p>
              </table:table-cell>
              <table:table-cell office:value-type="float" office:value="-0.723996166834222">
                <text:p>-0.723996166834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97124273194393">
                <text:p>0.197124273194393</text:p>
              </table:table-cell>
              <table:table-cell office:value-type="float" office:value="0.573801694662757">
                <text:p>0.573801694662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9891940697085">
                <text:p>0.619891940697085</text:p>
              </table:table-cell>
              <table:table-cell office:value-type="float" office:value="-0.149989321080652">
                <text:p>-0.1499893210806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25750053670769">
                <text:p>0.225750053670769</text:p>
              </table:table-cell>
              <table:table-cell office:value-type="float" office:value="0.361527811584294">
                <text:p>0.3615278115842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19802691919749">
                <text:p>0.619802691919749</text:p>
              </table:table-cell>
              <table:table-cell office:value-type="float" office:value="-0.148314592663975">
                <text:p>-0.1483145926639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32669492128684">
                <text:p>0.632669492128684</text:p>
              </table:table-cell>
              <table:table-cell office:value-type="float" office:value="-0.336557327631755">
                <text:p>-0.3365573276317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3229244263875">
                <text:p>0.843229244263875</text:p>
              </table:table-cell>
              <table:table-cell office:value-type="float" office:value="-0.742467672880785">
                <text:p>-0.7424676728807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38049007365475">
                <text:p>0.638049007365475</text:p>
              </table:table-cell>
              <table:table-cell office:value-type="float" office:value="-0.392383538508065">
                <text:p>-0.3923835385080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24763653247898">
                <text:p>0.0324763653247898</text:p>
              </table:table-cell>
              <table:table-cell office:value-type="float" office:value="0.792109988112756">
                <text:p>0.7921099881127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2727113031872">
                <text:p>0.82727113031872</text:p>
              </table:table-cell>
              <table:table-cell office:value-type="float" office:value="-0.534713121002545">
                <text:p>-0.5347131210025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29947428775262">
                <text:p>0.229947428775262</text:p>
              </table:table-cell>
              <table:table-cell office:value-type="float" office:value="0.334679908188993">
                <text:p>0.3346799081889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9cm" svg:height="9.27cm" xlink:href="." xlink:type="simple" chart:class="chart:scatter" chart:style-name="ch1">
        <chart:title svg:x="4.11cm" svg:y="0.321cm" chart:style-name="ch2">
          <text:p>ZDT 3 - population 1000</text:p>
        </chart:title>
        <chart:subtitle svg:x="3.766cm" svg:y="1.285cm" chart:style-name="ch3">
          <text:p>10000 generations, 727506 ms</text:p>
        </chart:subtitle>
        <chart:plot-area chart:style-name="ch4" chart:data-source-has-labels="both" svg:x="0.708cm" svg:y="2.336cm" svg:width="11.762cm" svg:height="6.326cm">
          <chartooo:coordinate-region svg:x="1.541cm" svg:y="2.535cm" svg:width="10.689cm" svg:height="5.928cm"/>
          <chart:axis chart:dimension="x" chart:name="primary-x" chart:style-name="ch5" chartooo:axis-type="auto">
            <chart:categories table:cell-range-address="local-table.$A$2:.$A$100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1001" chart:label-cell-address="local-table.$C$1" chart:class="chart:scatter">
            <chart:domain table:cell-range-address="local-table.$B$2:.$B$1001"/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1832785141302">
                <text:p>0.851832785141302</text:p>
              </table:table-cell>
              <table:table-cell office:value-type="float" office:value="-0.773369012323787">
                <text:p>-0.773369012323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1832785141302">
                <text:p>0.851832785141302</text:p>
              </table:table-cell>
              <table:table-cell office:value-type="float" office:value="-0.773369012323787">
                <text:p>-0.773369012323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2511554441912">
                <text:p>0.652511554441912</text:p>
              </table:table-cell>
              <table:table-cell office:value-type="float" office:value="-0.458263325665384">
                <text:p>-0.458263325665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3331834227272">
                <text:p>0.823331834227272</text:p>
              </table:table-cell>
              <table:table-cell office:value-type="float" office:value="-0.458264059587371">
                <text:p>-0.458264059587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388276774353">
                <text:p>0.45388276774353</text:p>
              </table:table-cell>
              <table:table-cell office:value-type="float" office:value="-0.124218444648805">
                <text:p>-0.124218444648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8396811213119">
                <text:p>0.618396811213119</text:p>
              </table:table-cell>
              <table:table-cell office:value-type="float" office:value="-0.124218737524161">
                <text:p>-0.124218737524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9313761070499">
                <text:p>0.409313761070499</text:p>
              </table:table-cell>
              <table:table-cell office:value-type="float" office:value="0.242159931086703">
                <text:p>0.242159931086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7762509313655">
                <text:p>0.257762509313655</text:p>
              </table:table-cell>
              <table:table-cell office:value-type="float" office:value="0.242161085479589">
                <text:p>0.242161085479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2229037673474">
                <text:p>0.182229037673474</text:p>
              </table:table-cell>
              <table:table-cell office:value-type="float" office:value="0.669650654388007">
                <text:p>0.669650654388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30011215908555">
                <text:p>0.0830011215908555</text:p>
              </table:table-cell>
              <table:table-cell office:value-type="float" office:value="0.66965235655889">
                <text:p>0.66965235655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550025306567">
                <text:p>0.19550025306567</text:p>
              </table:table-cell>
              <table:table-cell office:value-type="float" office:value="0.585390582173704">
                <text:p>0.585390582173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6585232960764">
                <text:p>0.216585232960764</text:p>
              </table:table-cell>
              <table:table-cell office:value-type="float" office:value="0.426800410884106">
                <text:p>0.426800410884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6362802418223">
                <text:p>0.196362802418223</text:p>
              </table:table-cell>
              <table:table-cell office:value-type="float" office:value="0.579260357152349">
                <text:p>0.579260357152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6842386724133">
                <text:p>0.426842386724133</text:p>
              </table:table-cell>
              <table:table-cell office:value-type="float" office:value="0.0278906698258546">
                <text:p>0.027890669825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500378593958">
                <text:p>0.226500378593958</text:p>
              </table:table-cell>
              <table:table-cell office:value-type="float" office:value="0.356550904819412">
                <text:p>0.356550904819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5857839048546">
                <text:p>0.215857839048546</text:p>
              </table:table-cell>
              <table:table-cell office:value-type="float" office:value="0.4322510995012">
                <text:p>0.4322510995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0145326035215">
                <text:p>0.430145326035215</text:p>
              </table:table-cell>
              <table:table-cell office:value-type="float" office:value="-0.00500022367143433">
                <text:p>-0.005000223671434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42856215193779">
                <text:p>0.842856215193779</text:p>
              </table:table-cell>
              <table:table-cell office:value-type="float" office:value="-0.739790593668058">
                <text:p>-0.7397905936680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8271410978769">
                <text:p>0.418271410978769</text:p>
              </table:table-cell>
              <table:table-cell office:value-type="float" office:value="0.126136846029976">
                <text:p>0.126136846029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333513764007">
                <text:p>0.21333513764007</text:p>
              </table:table-cell>
              <table:table-cell office:value-type="float" office:value="0.451335566625161">
                <text:p>0.4513355666251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32946496513762">
                <text:p>0.632946496513762</text:p>
              </table:table-cell>
              <table:table-cell office:value-type="float" office:value="-0.339840660643305">
                <text:p>-0.3398406606433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6298128138647">
                <text:p>0.0236298128138647</text:p>
              </table:table-cell>
              <table:table-cell office:value-type="float" office:value="0.830305780316197">
                <text:p>0.830305780316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2219306865237">
                <text:p>0.642219306865237</text:p>
              </table:table-cell>
              <table:table-cell office:value-type="float" office:value="-0.424506773799674">
                <text:p>-0.424506773799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4018372989327">
                <text:p>0.234018372989327</text:p>
              </table:table-cell>
              <table:table-cell office:value-type="float" office:value="0.311108643549901">
                <text:p>0.311108643549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7126760771547">
                <text:p>0.227126760771547</text:p>
              </table:table-cell>
              <table:table-cell office:value-type="float" office:value="0.352454726993347">
                <text:p>0.352454726993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8692060924838">
                <text:p>0.418692060924838</text:p>
              </table:table-cell>
              <table:table-cell office:value-type="float" office:value="0.120957022163882">
                <text:p>0.1209570221638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7606028704864">
                <text:p>0.247606028704864</text:p>
              </table:table-cell>
              <table:table-cell office:value-type="float" office:value="0.255494541503268">
                <text:p>0.255494541503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22778745855537">
                <text:p>0.0122778745855537</text:p>
              </table:table-cell>
              <table:table-cell office:value-type="float" office:value="0.884575159993152">
                <text:p>0.884575159993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1773748423154">
                <text:p>0.201773748423154</text:p>
              </table:table-cell>
              <table:table-cell office:value-type="float" office:value="0.539569908945222">
                <text:p>0.539569908945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8598967198991">
                <text:p>0.428598967198991</text:p>
              </table:table-cell>
              <table:table-cell office:value-type="float" office:value="0.0100020645057268">
                <text:p>0.01000206450572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1134312137375">
                <text:p>0.201134312137375</text:p>
              </table:table-cell>
              <table:table-cell office:value-type="float" office:value="0.544354259384525">
                <text:p>0.544354259384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4988168314458">
                <text:p>0.444988168314458</text:p>
              </table:table-cell>
              <table:table-cell office:value-type="float" office:value="-0.106558053962539">
                <text:p>-0.1065580539625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6499164919635">
                <text:p>0.426499164919635</text:p>
              </table:table-cell>
              <table:table-cell office:value-type="float" office:value="0.0314864508678534">
                <text:p>0.03148645086785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7636672730565">
                <text:p>0.207636672730565</text:p>
              </table:table-cell>
              <table:table-cell office:value-type="float" office:value="0.496189688668486">
                <text:p>0.4961896886684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3300359521274">
                <text:p>0.413300359521274</text:p>
              </table:table-cell>
              <table:table-cell office:value-type="float" office:value="0.189402407743683">
                <text:p>0.1894024077436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304174463756119">
                <text:p>0.0000304174463756119</text:p>
              </table:table-cell>
              <table:table-cell office:value-type="float" office:value="0.994484769546302">
                <text:p>0.994484769546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91833138842488">
                <text:p>0.0591833138842488</text:p>
              </table:table-cell>
              <table:table-cell office:value-type="float" office:value="0.699986460307903">
                <text:p>0.6999864603079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23633580131026">
                <text:p>0.823633580131026</text:p>
              </table:table-cell>
              <table:table-cell office:value-type="float" office:value="-0.464409894017429">
                <text:p>-0.4644098940174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7365531559388">
                <text:p>0.827365531559388</text:p>
              </table:table-cell>
              <table:table-cell office:value-type="float" office:value="-0.53645450594135">
                <text:p>-0.53645450594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9053936332769">
                <text:p>0.439053936332769</text:p>
              </table:table-cell>
              <table:table-cell office:value-type="float" office:value="-0.0759602712842104">
                <text:p>-0.07596027128421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29380249526133">
                <text:p>0.629380249526133</text:p>
              </table:table-cell>
              <table:table-cell office:value-type="float" office:value="-0.29521540339031">
                <text:p>-0.295215403390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7067156317921">
                <text:p>0.187067156317921</text:p>
              </table:table-cell>
              <table:table-cell office:value-type="float" office:value="0.641418345728886">
                <text:p>0.6414183457288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42237019071271">
                <text:p>0.842237019071271</text:p>
              </table:table-cell>
              <table:table-cell office:value-type="float" office:value="-0.735048330457498">
                <text:p>-0.7350483304574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46972650488684">
                <text:p>0.846972650488684</text:p>
              </table:table-cell>
              <table:table-cell office:value-type="float" office:value="-0.76345612989219">
                <text:p>-0.763456129892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2441251530409">
                <text:p>0.632441251530409</text:p>
              </table:table-cell>
              <table:table-cell office:value-type="float" office:value="-0.333895754135961">
                <text:p>-0.3338957541359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4313502794481">
                <text:p>0.434313502794481</text:p>
              </table:table-cell>
              <table:table-cell office:value-type="float" office:value="-0.0416577873482781">
                <text:p>-0.04165778734827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3227622231008">
                <text:p>0.183227622231008</text:p>
              </table:table-cell>
              <table:table-cell office:value-type="float" office:value="0.664101617150531">
                <text:p>0.6641016171505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39177528473585">
                <text:p>0.639177528473585</text:p>
              </table:table-cell>
              <table:table-cell office:value-type="float" office:value="-0.40207373758134">
                <text:p>-0.402073737581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2051384757993">
                <text:p>0.192051384757993</text:p>
              </table:table-cell>
              <table:table-cell office:value-type="float" office:value="0.609224518608598">
                <text:p>0.6092245186085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39253459906377">
                <text:p>0.0139253459906377</text:p>
              </table:table-cell>
              <table:table-cell office:value-type="float" office:value="0.876119213795777">
                <text:p>0.8761192137957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4353949043463">
                <text:p>0.44353949043463</text:p>
              </table:table-cell>
              <table:table-cell office:value-type="float" office:value="-0.100422831545682">
                <text:p>-0.1004228315456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756082283898">
                <text:p>0.19756082283898</text:p>
              </table:table-cell>
              <table:table-cell office:value-type="float" office:value="0.570645932197069">
                <text:p>0.5706459321970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5708876959466">
                <text:p>0.235708876959466</text:p>
              </table:table-cell>
              <table:table-cell office:value-type="float" office:value="0.302152459582441">
                <text:p>0.302152459582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30146222292266">
                <text:p>0.830146222292266</text:p>
              </table:table-cell>
              <table:table-cell office:value-type="float" office:value="-0.584959194248188">
                <text:p>-0.5849591942481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8150012561897">
                <text:p>0.208150012561897</text:p>
              </table:table-cell>
              <table:table-cell office:value-type="float" office:value="0.491051025639819">
                <text:p>0.4910510256398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46089271319317">
                <text:p>0.846089271319317</text:p>
              </table:table-cell>
              <table:table-cell office:value-type="float" office:value="-0.75954274466626">
                <text:p>-0.759542744666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91656057567511">
                <text:p>0.191656057567511</text:p>
              </table:table-cell>
              <table:table-cell office:value-type="float" office:value="0.611880537086497">
                <text:p>0.6118805370864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38505489198664">
                <text:p>0.638505489198664</text:p>
              </table:table-cell>
              <table:table-cell office:value-type="float" office:value="-0.396390445234185">
                <text:p>-0.3963904452341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9169214674906">
                <text:p>0.419169214674906</text:p>
              </table:table-cell>
              <table:table-cell office:value-type="float" office:value="0.115119503335633">
                <text:p>0.1151195033356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7072757720381">
                <text:p>0.197072757720381</text:p>
              </table:table-cell>
              <table:table-cell office:value-type="float" office:value="0.574168901765924">
                <text:p>0.5741689017659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8832994047131">
                <text:p>0.418832994047131</text:p>
              </table:table-cell>
              <table:table-cell office:value-type="float" office:value="0.119228572687793">
                <text:p>0.1192285726877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11244717481691">
                <text:p>0.0311244717481691</text:p>
              </table:table-cell>
              <table:table-cell office:value-type="float" office:value="0.797768049909002">
                <text:p>0.797768049909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13065967866361">
                <text:p>0.413065967866361</text:p>
              </table:table-cell>
              <table:table-cell office:value-type="float" office:value="0.192464343200602">
                <text:p>0.192464343200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3542606141044">
                <text:p>0.623542606141044</text:p>
              </table:table-cell>
              <table:table-cell office:value-type="float" office:value="-0.209916050816925">
                <text:p>-0.2099160508169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0568737078942">
                <text:p>0.430568737078942</text:p>
              </table:table-cell>
              <table:table-cell office:value-type="float" office:value="-0.00898086826012685">
                <text:p>-0.008980868260126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9215622539456">
                <text:p>0.019215622539456</text:p>
              </table:table-cell>
              <table:table-cell office:value-type="float" office:value="0.850471382485035">
                <text:p>0.8504713824850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027986400624">
                <text:p>0.20027986400624</text:p>
              </table:table-cell>
              <table:table-cell office:value-type="float" office:value="0.550712741077074">
                <text:p>0.5507127410770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31277894865789">
                <text:p>0.631277894865789</text:p>
              </table:table-cell>
              <table:table-cell office:value-type="float" office:value="-0.319725468199039">
                <text:p>-0.319725468199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42760306818935">
                <text:p>0.642760306818935</text:p>
              </table:table-cell>
              <table:table-cell office:value-type="float" office:value="-0.427930278309883">
                <text:p>-0.4279302783098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971978120051">
                <text:p>0.41971978120051</text:p>
              </table:table-cell>
              <table:table-cell office:value-type="float" office:value="0.108435846899515">
                <text:p>0.1084358468995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645148586334">
                <text:p>0.20645148586334</text:p>
              </table:table-cell>
              <table:table-cell office:value-type="float" office:value="0.504073100931505">
                <text:p>0.5040731009315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19100236717203">
                <text:p>0.0319100236717203</text:p>
              </table:table-cell>
              <table:table-cell office:value-type="float" office:value="0.794472449722578">
                <text:p>0.7944724497225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3937145975664">
                <text:p>0.413937145975664</text:p>
              </table:table-cell>
              <table:table-cell office:value-type="float" office:value="0.181114581823205">
                <text:p>0.1811145818232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7476441202885">
                <text:p>0.437476441202885</text:p>
              </table:table-cell>
              <table:table-cell office:value-type="float" office:value="-0.0654715305962703">
                <text:p>-0.06547153059627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6994276678892">
                <text:p>0.626994276678892</text:p>
              </table:table-cell>
              <table:table-cell office:value-type="float" office:value="-0.262070482675954">
                <text:p>-0.2620704826759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66028477924848">
                <text:p>0.0366028477924848</text:p>
              </table:table-cell>
              <table:table-cell office:value-type="float" office:value="0.775272843316095">
                <text:p>0.7752728433160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11885382810815">
                <text:p>0.411885382810815</text:p>
              </table:table-cell>
              <table:table-cell office:value-type="float" office:value="0.207971855152419">
                <text:p>0.2079718551524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4872960617688">
                <text:p>0.194872960617688</text:p>
              </table:table-cell>
              <table:table-cell office:value-type="float" office:value="0.589808600686911">
                <text:p>0.5898086006869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2060294729852">
                <text:p>0.22060294729852</text:p>
              </table:table-cell>
              <table:table-cell office:value-type="float" office:value="0.397292147921842">
                <text:p>0.397292147921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4306060130112">
                <text:p>0.184306060130112</text:p>
              </table:table-cell>
              <table:table-cell office:value-type="float" office:value="0.657924297396962">
                <text:p>0.6579242973969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4465827977761">
                <text:p>0.0144465827977761</text:p>
              </table:table-cell>
              <table:table-cell office:value-type="float" office:value="0.873472258741574">
                <text:p>0.8734722587415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46456722898457">
                <text:p>0.246456722898457</text:p>
              </table:table-cell>
              <table:table-cell office:value-type="float" office:value="0.258624558103611">
                <text:p>0.2586245581036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478759680080154">
                <text:p>0.000478759680080154</text:p>
              </table:table-cell>
              <table:table-cell office:value-type="float" office:value="0.978112221719436">
                <text:p>0.9781122217194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25397390569016">
                <text:p>0.625397390569016</text:p>
              </table:table-cell>
              <table:table-cell office:value-type="float" office:value="-0.238521912139338">
                <text:p>-0.2385219121393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16047632444628">
                <text:p>0.416047632444628</text:p>
              </table:table-cell>
              <table:table-cell office:value-type="float" office:value="0.154004633037207">
                <text:p>0.1540046330372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6918170282204">
                <text:p>0.216918170282204</text:p>
              </table:table-cell>
              <table:table-cell office:value-type="float" office:value="0.424315271287928">
                <text:p>0.4243152712879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34709265099164">
                <text:p>0.434709265099164</text:p>
              </table:table-cell>
              <table:table-cell office:value-type="float" office:value="-0.0448345998617574">
                <text:p>-0.04483459986175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30405909067697">
                <text:p>0.830405909067697</text:p>
              </table:table-cell>
              <table:table-cell office:value-type="float" office:value="-0.58924806406085">
                <text:p>-0.589248064060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41788775060652">
                <text:p>0.641788775060652</text:p>
              </table:table-cell>
              <table:table-cell office:value-type="float" office:value="-0.421670205925315">
                <text:p>-0.4216702059253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34005007867531">
                <text:p>0.434005007867531</text:p>
              </table:table-cell>
              <table:table-cell office:value-type="float" office:value="-0.0391449417892115">
                <text:p>-0.03914494178921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26420270527455">
                <text:p>0.626420270527455</text:p>
              </table:table-cell>
              <table:table-cell office:value-type="float" office:value="-0.253729632924986">
                <text:p>-0.2537296329249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3917203013557">
                <text:p>0.213917203013557</text:p>
              </table:table-cell>
              <table:table-cell office:value-type="float" office:value="0.446910424283527">
                <text:p>0.4469104242835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2420476055878">
                <text:p>0.62420476055878</text:p>
              </table:table-cell>
              <table:table-cell office:value-type="float" office:value="-0.220282065887386">
                <text:p>-0.220282065887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23165995336648">
                <text:p>0.223165995336648</text:p>
              </table:table-cell>
              <table:table-cell office:value-type="float" office:value="0.37914223722914">
                <text:p>0.379142237229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25893305323064">
                <text:p>0.825893305323064</text:p>
              </table:table-cell>
              <table:table-cell office:value-type="float" office:value="-0.508938605527202">
                <text:p>-0.508938605527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27236854079511">
                <text:p>0.827236854079511</text:p>
              </table:table-cell>
              <table:table-cell office:value-type="float" office:value="-0.534098600808971">
                <text:p>-0.534098600808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35577859703503">
                <text:p>0.435577859703503</text:p>
              </table:table-cell>
              <table:table-cell office:value-type="float" office:value="-0.0516117137205624">
                <text:p>-0.05161171372056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31103619720254">
                <text:p>0.631103619720254</text:p>
              </table:table-cell>
              <table:table-cell office:value-type="float" office:value="-0.317545399531477">
                <text:p>-0.317545399531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2629932233018">
                <text:p>0.82629932233018</text:p>
              </table:table-cell>
              <table:table-cell office:value-type="float" office:value="-0.516648648134318">
                <text:p>-0.5166486481343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39526229162713">
                <text:p>0.439526229162713</text:p>
              </table:table-cell>
              <table:table-cell office:value-type="float" office:value="-0.0789106803438485">
                <text:p>-0.07891068034384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14710535679647">
                <text:p>0.214710535679647</text:p>
              </table:table-cell>
              <table:table-cell office:value-type="float" office:value="0.440898500056881">
                <text:p>0.4408985000568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93935613258564">
                <text:p>0.193935613258564</text:p>
              </table:table-cell>
              <table:table-cell office:value-type="float" office:value="0.596343966430137">
                <text:p>0.5963439664301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40396719619923">
                <text:p>0.0340396719619923</text:p>
              </table:table-cell>
              <table:table-cell office:value-type="float" office:value="0.785651968305629">
                <text:p>0.7856519683056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4594397395325">
                <text:p>0.184594397395325</text:p>
              </table:table-cell>
              <table:table-cell office:value-type="float" office:value="0.656249734159457">
                <text:p>0.6562497341594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0023386548272">
                <text:p>0.630023386548272</text:p>
              </table:table-cell>
              <table:table-cell office:value-type="float" office:value="-0.30371169049056">
                <text:p>-0.303711690490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03585800822481">
                <text:p>0.0603585800822481</text:p>
              </table:table-cell>
              <table:table-cell office:value-type="float" office:value="0.697129499719721">
                <text:p>0.6971294997197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28189374753982">
                <text:p>0.428189374753982</text:p>
              </table:table-cell>
              <table:table-cell office:value-type="float" office:value="0.0140946437531271">
                <text:p>0.01409464375312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34613343805701">
                <text:p>0.0134613343805701</text:p>
              </table:table-cell>
              <table:table-cell office:value-type="float" office:value="0.878452384017626">
                <text:p>0.8784523840176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41850688312112">
                <text:p>0.441850688312112</text:p>
              </table:table-cell>
              <table:table-cell office:value-type="float" office:value="-0.0921674937924786">
                <text:p>-0.09216749379247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37809125421145">
                <text:p>0.637809125421145</text:p>
              </table:table-cell>
              <table:table-cell office:value-type="float" office:value="-0.39023086553869">
                <text:p>-0.390230865538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34992557242821">
                <text:p>0.634992557242821</text:p>
              </table:table-cell>
              <table:table-cell office:value-type="float" office:value="-0.362579292265283">
                <text:p>-0.3625792922652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20946058735876">
                <text:p>0.420946058735876</text:p>
              </table:table-cell>
              <table:table-cell office:value-type="float" office:value="0.0937596524412782">
                <text:p>0.09375965244127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243331823565655">
                <text:p>0.000243331823565655</text:p>
              </table:table-cell>
              <table:table-cell office:value-type="float" office:value="0.984399043032387">
                <text:p>0.9843990430323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38333779747187">
                <text:p>0.438333779747187</text:p>
              </table:table-cell>
              <table:table-cell office:value-type="float" office:value="-0.0712896677846938">
                <text:p>-0.07128966778469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40544898512644">
                <text:p>0.440544898512644</text:p>
              </table:table-cell>
              <table:table-cell office:value-type="float" office:value="-0.0849875984326833">
                <text:p>-0.08498759843268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40166867986052">
                <text:p>0.440166867986052</text:p>
              </table:table-cell>
              <table:table-cell office:value-type="float" office:value="-0.0827815456820356">
                <text:p>-0.08278154568203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09458548681145">
                <text:p>0.409458548681145</text:p>
              </table:table-cell>
              <table:table-cell office:value-type="float" office:value="0.240222933836941">
                <text:p>0.2402229338369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11006275556242">
                <text:p>0.411006275556242</text:p>
              </table:table-cell>
              <table:table-cell office:value-type="float" office:value="0.219602816059176">
                <text:p>0.2196028160591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39031694177069">
                <text:p>0.0539031694177069</text:p>
              </table:table-cell>
              <table:table-cell office:value-type="float" office:value="0.714331008167068">
                <text:p>0.7143310081670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17501568305306">
                <text:p>0.417501568305306</text:p>
              </table:table-cell>
              <table:table-cell office:value-type="float" office:value="0.135694878378452">
                <text:p>0.1356948783784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41434277638273">
                <text:p>0.241434277638273</text:p>
              </table:table-cell>
              <table:table-cell office:value-type="float" office:value="0.27589519099189">
                <text:p>0.275895190991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33512860882965">
                <text:p>0.833512860882965</text:p>
              </table:table-cell>
              <table:table-cell office:value-type="float" office:value="-0.637151590166697">
                <text:p>-0.6371515901666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36260165206298">
                <text:p>0.836260165206298</text:p>
              </table:table-cell>
              <table:table-cell office:value-type="float" office:value="-0.673643406398794">
                <text:p>-0.673643406398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2623335562782">
                <text:p>0.622623335562782</text:p>
              </table:table-cell>
              <table:table-cell office:value-type="float" office:value="-0.195257782415397">
                <text:p>-0.1952577824153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25805671346706">
                <text:p>0.425805671346706</text:p>
              </table:table-cell>
              <table:table-cell office:value-type="float" office:value="0.0388484422979299">
                <text:p>0.03884844229792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08272830695244">
                <text:p>0.0208272830695244</text:p>
              </table:table-cell>
              <table:table-cell office:value-type="float" office:value="0.843007687261893">
                <text:p>0.8430076872618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28522528020899">
                <text:p>0.228522528020899</text:p>
              </table:table-cell>
              <table:table-cell office:value-type="float" office:value="0.343512692333637">
                <text:p>0.3435126923336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44438110497195">
                <text:p>0.444438110497195</text:p>
              </table:table-cell>
              <table:table-cell office:value-type="float" office:value="-0.104332647492627">
                <text:p>-0.1043326474926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14227493512041">
                <text:p>0.0214227493512041</text:p>
              </table:table-cell>
              <table:table-cell office:value-type="float" office:value="0.840281074554559">
                <text:p>0.840281074554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21026566439158">
                <text:p>0.221026566439158</text:p>
              </table:table-cell>
              <table:table-cell office:value-type="float" office:value="0.394250919184153">
                <text:p>0.3942509191841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30249920767777">
                <text:p>0.0130249920767777</text:p>
              </table:table-cell>
              <table:table-cell office:value-type="float" office:value="0.88069097265992">
                <text:p>0.880690972659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43822595821092">
                <text:p>0.843822595821092</text:p>
              </table:table-cell>
              <table:table-cell office:value-type="float" office:value="-0.746580244043427">
                <text:p>-0.7465802440434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8229270339558">
                <text:p>0.198229270339558</text:p>
              </table:table-cell>
              <table:table-cell office:value-type="float" office:value="0.565792502742879">
                <text:p>0.5657925027428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23773315109611">
                <text:p>0.823773315109611</text:p>
              </table:table-cell>
              <table:table-cell office:value-type="float" office:value="-0.467240451529348">
                <text:p>-0.4672404515293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37840593355266">
                <text:p>0.837840593355266</text:p>
              </table:table-cell>
              <table:table-cell office:value-type="float" office:value="-0.692786461249903">
                <text:p>-0.6927864612499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32821199663093">
                <text:p>0.232821199663093</text:p>
              </table:table-cell>
              <table:table-cell office:value-type="float" office:value="0.317754398541044">
                <text:p>0.3177543985410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60731936566554">
                <text:p>0.0360731936566554</text:p>
              </table:table-cell>
              <table:table-cell office:value-type="float" office:value="0.777395325266477">
                <text:p>0.7773953252664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44046601048229">
                <text:p>0.444046601048229</text:p>
              </table:table-cell>
              <table:table-cell office:value-type="float" office:value="-0.102670879548098">
                <text:p>-0.1026708795480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02955169643422">
                <text:p>0.0202955169643422</text:p>
              </table:table-cell>
              <table:table-cell office:value-type="float" office:value="0.845457999141831">
                <text:p>0.8454579991418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04980335821553">
                <text:p>0.204980335821553</text:p>
              </table:table-cell>
              <table:table-cell office:value-type="float" office:value="0.515371541329436">
                <text:p>0.5153715413294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32593385627018">
                <text:p>0.832593385627018</text:p>
              </table:table-cell>
              <table:table-cell office:value-type="float" office:value="-0.623641065380941">
                <text:p>-0.6236410653809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19425619469048">
                <text:p>0.419425619469048</text:p>
              </table:table-cell>
              <table:table-cell office:value-type="float" office:value="0.111999806589286">
                <text:p>0.1119998065892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34700670760776">
                <text:p>0.634700670760776</text:p>
              </table:table-cell>
              <table:table-cell office:value-type="float" office:value="-0.359378328470928">
                <text:p>-0.3593783284709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17808567738073">
                <text:p>0.417808567738073</text:p>
              </table:table-cell>
              <table:table-cell office:value-type="float" office:value="0.131871430089123">
                <text:p>0.1318714300891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8867128181232">
                <text:p>0.618867128181232</text:p>
              </table:table-cell>
              <table:table-cell office:value-type="float" office:value="-0.132396362148115">
                <text:p>-0.1323963621481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33367191847474">
                <text:p>0.233367191847474</text:p>
              </table:table-cell>
              <table:table-cell office:value-type="float" office:value="0.314693144713473">
                <text:p>0.3146931447134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3156257833395">
                <text:p>0.63156257833395</text:p>
              </table:table-cell>
              <table:table-cell office:value-type="float" office:value="-0.323254427288413">
                <text:p>-0.3232544272884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15672637787911">
                <text:p>0.415672637787911</text:p>
              </table:table-cell>
              <table:table-cell office:value-type="float" office:value="0.158778086918657">
                <text:p>0.1587780869186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18872673387783">
                <text:p>0.218872673387783</text:p>
              </table:table-cell>
              <table:table-cell office:value-type="float" office:value="0.409862109473725">
                <text:p>0.4098621094737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32784826488817">
                <text:p>0.832784826488817</text:p>
              </table:table-cell>
              <table:table-cell office:value-type="float" office:value="-0.626501334134265">
                <text:p>-0.6265013341342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4575568787924">
                <text:p>0.44575568787924</text:p>
              </table:table-cell>
              <table:table-cell office:value-type="float" office:value="-0.109299467919737">
                <text:p>-0.1092994679197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33743137848452">
                <text:p>0.833743137848452</text:p>
              </table:table-cell>
              <table:table-cell office:value-type="float" office:value="-0.640445078237219">
                <text:p>-0.6404450782372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4542258574374">
                <text:p>0.224542258574374</text:p>
              </table:table-cell>
              <table:table-cell office:value-type="float" office:value="0.369665331319422">
                <text:p>0.3696653313194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53365286197204">
                <text:p>0.253365286197204</text:p>
              </table:table-cell>
              <table:table-cell office:value-type="float" office:value="0.2446953510254">
                <text:p>0.24469535102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37348545624499">
                <text:p>0.837348545624499</text:p>
              </table:table-cell>
              <table:table-cell office:value-type="float" office:value="-0.68612444564507">
                <text:p>-0.686124445645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14204830645408">
                <text:p>0.414204830645408</text:p>
              </table:table-cell>
              <table:table-cell office:value-type="float" office:value="0.177648032403031">
                <text:p>0.1776480324030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2097302460455">
                <text:p>0.62097302460455</text:p>
              </table:table-cell>
              <table:table-cell office:value-type="float" office:value="-0.168201209232741">
                <text:p>-0.1682012092327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44307420600871">
                <text:p>0.0544307420600871</text:p>
              </table:table-cell>
              <table:table-cell office:value-type="float" office:value="0.712791749009034">
                <text:p>0.7127917490090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39861288957744">
                <text:p>0.839861288957744</text:p>
              </table:table-cell>
              <table:table-cell office:value-type="float" office:value="-0.714056464545623">
                <text:p>-0.7140564645456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27245085535294">
                <text:p>0.427245085535294</text:p>
              </table:table-cell>
              <table:table-cell office:value-type="float" office:value="0.0237129192956303">
                <text:p>0.02371291929563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6084731799105">
                <text:p>0.626084731799105</text:p>
              </table:table-cell>
              <table:table-cell office:value-type="float" office:value="-0.248790532544799">
                <text:p>-0.2487905325447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35751458354757">
                <text:p>0.835751458354757</text:p>
              </table:table-cell>
              <table:table-cell office:value-type="float" office:value="-0.667603434224565">
                <text:p>-0.6676034342245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48254968249444">
                <text:p>0.0148254968249444</text:p>
              </table:table-cell>
              <table:table-cell office:value-type="float" office:value="0.871581886730673">
                <text:p>0.8715818867306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658028611479192">
                <text:p>0.000658028611479192</text:p>
              </table:table-cell>
              <table:table-cell office:value-type="float" office:value="0.97433432946002">
                <text:p>0.974334329460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91263752060253">
                <text:p>0.191263752060253</text:p>
              </table:table-cell>
              <table:table-cell office:value-type="float" office:value="0.614505821569463">
                <text:p>0.6145058215694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856916573295057">
                <text:p>0.0000856916573295057</text:p>
              </table:table-cell>
              <table:table-cell office:value-type="float" office:value="0.990855029304431">
                <text:p>0.9908550293044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94506483633654">
                <text:p>0.194506483633654</text:p>
              </table:table-cell>
              <table:table-cell office:value-type="float" office:value="0.592373403033652">
                <text:p>0.5923734030336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323452247825984">
                <text:p>0.00000323452247825984</text:p>
              </table:table-cell>
              <table:table-cell office:value-type="float" office:value="0.998201522157046">
                <text:p>0.9982015221570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24200133562063">
                <text:p>0.824200133562063</text:p>
              </table:table-cell>
              <table:table-cell office:value-type="float" office:value="-0.475824886418397">
                <text:p>-0.4758248864183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4452074027792">
                <text:p>0.204452074027792</text:p>
              </table:table-cell>
              <table:table-cell office:value-type="float" office:value="0.519333474386286">
                <text:p>0.5193334743862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29136898897721">
                <text:p>0.629136898897721</text:p>
              </table:table-cell>
              <table:table-cell office:value-type="float" office:value="-0.291714513715487">
                <text:p>-0.2917145137154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27061371366738">
                <text:p>0.827061371366738</text:p>
              </table:table-cell>
              <table:table-cell office:value-type="float" office:value="-0.530870413482872">
                <text:p>-0.5308704134828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36397844411709">
                <text:p>0.436397844411709</text:p>
              </table:table-cell>
              <table:table-cell office:value-type="float" office:value="-0.0577601870743825">
                <text:p>-0.05776018707438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23443665310174">
                <text:p>0.823443665310174</text:p>
              </table:table-cell>
              <table:table-cell office:value-type="float" office:value="-0.460547100334541">
                <text:p>-0.4605471003345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35243400851198">
                <text:p>0.835243400851198</text:p>
              </table:table-cell>
              <table:table-cell office:value-type="float" office:value="-0.661001608925187">
                <text:p>-0.6610016089251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9713492125258">
                <text:p>0.029713492125258</text:p>
              </table:table-cell>
              <table:table-cell office:value-type="float" office:value="0.803743434241414">
                <text:p>0.8037434342414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31895809180768">
                <text:p>0.231895809180768</text:p>
              </table:table-cell>
              <table:table-cell office:value-type="float" office:value="0.323056047933029">
                <text:p>0.3230560479330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28847688670656">
                <text:p>0.428847688670656</text:p>
              </table:table-cell>
              <table:table-cell office:value-type="float" office:value="0.00754080894750379">
                <text:p>0.007540808947503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31852420372991">
                <text:p>0.631852420372991</text:p>
              </table:table-cell>
              <table:table-cell office:value-type="float" office:value="-0.326806668069993">
                <text:p>-0.3268066680699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9414619045026">
                <text:p>0.189414619045026</text:p>
              </table:table-cell>
              <table:table-cell office:value-type="float" office:value="0.626617253454429">
                <text:p>0.6266172534544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56545506061127">
                <text:p>0.0356545506061127</text:p>
              </table:table-cell>
              <table:table-cell office:value-type="float" office:value="0.77908132243691">
                <text:p>0.779081322436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26097068824697">
                <text:p>0.426097068824697</text:p>
              </table:table-cell>
              <table:table-cell office:value-type="float" office:value="0.035739460441863">
                <text:p>0.0357394604418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852720465742">
                <text:p>0.840852720465742</text:p>
              </table:table-cell>
              <table:table-cell office:value-type="float" office:value="-0.723351704932714">
                <text:p>-0.7233517049327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39485094841464">
                <text:p>0.0439485094841464</text:p>
              </table:table-cell>
              <table:table-cell office:value-type="float" office:value="0.747204320087129">
                <text:p>0.7472043200871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29596770772782">
                <text:p>0.629596770772782</text:p>
              </table:table-cell>
              <table:table-cell office:value-type="float" office:value="-0.298067813616303">
                <text:p>-0.298067813616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28658874038422">
                <text:p>0.0628658874038422</text:p>
              </table:table-cell>
              <table:table-cell office:value-type="float" office:value="0.691469153564653">
                <text:p>0.6914691535646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9219064818994">
                <text:p>0.189219064818994</text:p>
              </table:table-cell>
              <table:table-cell office:value-type="float" office:value="0.627875744094879">
                <text:p>0.6278757440948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41126183437781">
                <text:p>0.841126183437781</text:p>
              </table:table-cell>
              <table:table-cell office:value-type="float" office:value="-0.725611745584182">
                <text:p>-0.7256117455841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2759967314421">
                <text:p>0.82759967314421</text:p>
              </table:table-cell>
              <table:table-cell office:value-type="float" office:value="-0.540716727661799">
                <text:p>-0.5407167276617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12600860482699">
                <text:p>0.212600860482699</text:p>
              </table:table-cell>
              <table:table-cell office:value-type="float" office:value="0.456932604916798">
                <text:p>0.4569326049167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2151860631759">
                <text:p>0.062151860631759</text:p>
              </table:table-cell>
              <table:table-cell office:value-type="float" office:value="0.693019726008805">
                <text:p>0.6930197260088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23672761280925">
                <text:p>0.623672761280925</text:p>
              </table:table-cell>
              <table:table-cell office:value-type="float" office:value="-0.211966546468597">
                <text:p>-0.2119665464685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89858515981457">
                <text:p>0.189858515981457</text:p>
              </table:table-cell>
              <table:table-cell office:value-type="float" office:value="0.623776548536848">
                <text:p>0.6237765485368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22257051728678">
                <text:p>0.222257051728678</text:p>
              </table:table-cell>
              <table:table-cell office:value-type="float" office:value="0.385509293446259">
                <text:p>0.3855092934462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4535351541905">
                <text:p>0.0024535351541905</text:p>
              </table:table-cell>
              <table:table-cell office:value-type="float" office:value="0.950277896282404">
                <text:p>0.9502778962824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4023342703661">
                <text:p>0.824023342703661</text:p>
              </table:table-cell>
              <table:table-cell office:value-type="float" office:value="-0.472280461094611">
                <text:p>-0.4722804610946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82478195951096">
                <text:p>0.00282478195951096</text:p>
              </table:table-cell>
              <table:table-cell office:value-type="float" office:value="0.94660097104888">
                <text:p>0.946600971048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40804130165877">
                <text:p>0.240804130165877</text:p>
              </table:table-cell>
              <table:table-cell office:value-type="float" office:value="0.278457118848488">
                <text:p>0.2784571188484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35918009163835">
                <text:p>0.635918009163835</text:p>
              </table:table-cell>
              <table:table-cell office:value-type="float" office:value="-0.371905525945348">
                <text:p>-0.3719055259453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12852802193778">
                <text:p>0.412852802193778</text:p>
              </table:table-cell>
              <table:table-cell office:value-type="float" office:value="0.195254061739953">
                <text:p>0.1952540617399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9212381603869">
                <text:p>0.199212381603869</text:p>
              </table:table-cell>
              <table:table-cell office:value-type="float" office:value="0.558596618235653">
                <text:p>0.5585966182356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4189760042279">
                <text:p>0.204189760042279</text:p>
              </table:table-cell>
              <table:table-cell office:value-type="float" office:value="0.521328916197653">
                <text:p>0.5213289161976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30732968562647">
                <text:p>0.430732968562647</text:p>
              </table:table-cell>
              <table:table-cell office:value-type="float" office:value="-0.0105098043316743">
                <text:p>-0.01050980433167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22671273865033">
                <text:p>0.222671273865033</text:p>
              </table:table-cell>
              <table:table-cell office:value-type="float" office:value="0.382597034277254">
                <text:p>0.3825970342772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35120726186354">
                <text:p>0.235120726186354</text:p>
              </table:table-cell>
              <table:table-cell office:value-type="float" office:value="0.305667761416721">
                <text:p>0.3056677614167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33700496045048">
                <text:p>0.433700496045048</text:p>
              </table:table-cell>
              <table:table-cell office:value-type="float" office:value="-0.0366313298093286">
                <text:p>-0.03663132980932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3221148220926">
                <text:p>0.83221148220926</text:p>
              </table:table-cell>
              <table:table-cell office:value-type="float" office:value="-0.617862782573897">
                <text:p>-0.6178627825738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16098704271504">
                <text:p>0.0616098704271504</text:p>
              </table:table-cell>
              <table:table-cell office:value-type="float" office:value="0.694229570104264">
                <text:p>0.6942295701042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86532816744946">
                <text:p>0.186532816744946</text:p>
              </table:table-cell>
              <table:table-cell office:value-type="float" office:value="0.6446914222376">
                <text:p>0.64469142223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746623412103856">
                <text:p>0.0746623412103856</text:p>
              </table:table-cell>
              <table:table-cell office:value-type="float" office:value="0.673404593452473">
                <text:p>0.6734045934524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38795621676405">
                <text:p>0.238795621676405</text:p>
              </table:table-cell>
              <table:table-cell office:value-type="float" office:value="0.287178605514371">
                <text:p>0.2871786055143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10049630117975">
                <text:p>0.410049630117975</text:p>
              </table:table-cell>
              <table:table-cell office:value-type="float" office:value="0.232328624764348">
                <text:p>0.2323286247643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31686129463878">
                <text:p>0.831686129463878</text:p>
              </table:table-cell>
              <table:table-cell office:value-type="float" office:value="-0.609754793785915">
                <text:p>-0.6097547937859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39799254856788">
                <text:p>0.439799254856788</text:p>
              </table:table-cell>
              <table:table-cell office:value-type="float" office:value="-0.0805704773850836">
                <text:p>-0.08057047738508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24109943393587">
                <text:p>0.0224109943393587</text:p>
              </table:table-cell>
              <table:table-cell office:value-type="float" office:value="0.835789911181753">
                <text:p>0.8357899111817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771691687451011">
                <text:p>0.00771691687451011</text:p>
              </table:table-cell>
              <table:table-cell office:value-type="float" office:value="0.910301444904041">
                <text:p>0.9103014449040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43582218170908">
                <text:p>0.0343582218170908</text:p>
              </table:table-cell>
              <table:table-cell office:value-type="float" office:value="0.784347586006647">
                <text:p>0.7843475860066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2618903988955">
                <text:p>0.82618903988955</text:p>
              </table:table-cell>
              <table:table-cell office:value-type="float" office:value="-0.514563480254501">
                <text:p>-0.5145634802545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9425858694154">
                <text:p>0.19425858694154</text:p>
              </table:table-cell>
              <table:table-cell office:value-type="float" office:value="0.594118200165511">
                <text:p>0.5941182001655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15853198925311">
                <text:p>0.0115853198925311</text:p>
              </table:table-cell>
              <table:table-cell office:value-type="float" office:value="0.888240723077074">
                <text:p>0.8882407230770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02743424544208">
                <text:p>0.0302743424544208</text:p>
              </table:table-cell>
              <table:table-cell office:value-type="float" office:value="0.801359848626098">
                <text:p>0.8013598486260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83776178752216">
                <text:p>0.183776178752216</text:p>
              </table:table-cell>
              <table:table-cell office:value-type="float" office:value="0.660973803189435">
                <text:p>0.6609738031894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87419752797647">
                <text:p>0.187419752797647</text:p>
              </table:table-cell>
              <table:table-cell office:value-type="float" office:value="0.639238704697106">
                <text:p>0.6392387046971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8601532833846">
                <text:p>0.018601532833846</text:p>
              </table:table-cell>
              <table:table-cell office:value-type="float" office:value="0.853350357641856">
                <text:p>0.8533503576418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11434215612747">
                <text:p>0.211434215612747</text:p>
              </table:table-cell>
              <table:table-cell office:value-type="float" office:value="0.465852476261682">
                <text:p>0.4658524762616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05282646345834">
                <text:p>0.205282646345834</text:p>
              </table:table-cell>
              <table:table-cell office:value-type="float" office:value="0.51300634368162">
                <text:p>0.513006343681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35558584622815">
                <text:p>0.835558584622815</text:p>
              </table:table-cell>
              <table:table-cell office:value-type="float" office:value="-0.665118870732959">
                <text:p>-0.6651188707329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19378614394292">
                <text:p>0.0119378614394292</text:p>
              </table:table-cell>
              <table:table-cell office:value-type="float" office:value="0.886369516695584">
                <text:p>0.8863695166955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25092473219443">
                <text:p>0.425092473219443</text:p>
              </table:table-cell>
              <table:table-cell office:value-type="float" office:value="0.0465510975605782">
                <text:p>0.04655109756057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26231538897352">
                <text:p>0.426231538897352</text:p>
              </table:table-cell>
              <table:table-cell office:value-type="float" office:value="0.0343123365856882">
                <text:p>0.03431233658568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9424609660035">
                <text:p>0.0019424609660035</text:p>
              </table:table-cell>
              <table:table-cell office:value-type="float" office:value="0.955808177496956">
                <text:p>0.9558081774969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29456520611326">
                <text:p>0.829456520611326</text:p>
              </table:table-cell>
              <table:table-cell office:value-type="float" office:value="-0.573367800389257">
                <text:p>-0.5733678003892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25437439131279">
                <text:p>0.825437439131279</text:p>
              </table:table-cell>
              <table:table-cell office:value-type="float" office:value="-0.500174070686412">
                <text:p>-0.5001740706864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81028326596512">
                <text:p>0.0181028326596512</text:p>
              </table:table-cell>
              <table:table-cell office:value-type="float" office:value="0.855703921892408">
                <text:p>0.8557039218924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3196599109783">
                <text:p>0.83196599109783</text:p>
              </table:table-cell>
              <table:table-cell office:value-type="float" office:value="-0.614097124911894">
                <text:p>-0.6140971249118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4462801196172">
                <text:p>0.234462801196172</text:p>
              </table:table-cell>
              <table:table-cell office:value-type="float" office:value="0.308704599198627">
                <text:p>0.3087045991986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36797259786166">
                <text:p>0.836797259786166</text:p>
              </table:table-cell>
              <table:table-cell office:value-type="float" office:value="-0.680608510668594">
                <text:p>-0.6806085106685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09341580934464">
                <text:p>0.209341580934464</text:p>
              </table:table-cell>
              <table:table-cell office:value-type="float" office:value="0.48190323503818">
                <text:p>0.481903235038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80586140867806">
                <text:p>0.0680586140867806</text:p>
              </table:table-cell>
              <table:table-cell office:value-type="float" office:value="0.681723001710876">
                <text:p>0.6817230017108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21361062331749">
                <text:p>0.421361062331749</text:p>
              </table:table-cell>
              <table:table-cell office:value-type="float" office:value="0.088861645037141">
                <text:p>0.0888616450371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24765908071101">
                <text:p>0.424765908071101</text:p>
              </table:table-cell>
              <table:table-cell office:value-type="float" office:value="0.0501214469750159">
                <text:p>0.05012144697501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03855177131318">
                <text:p>0.203855177131318</text:p>
              </table:table-cell>
              <table:table-cell office:value-type="float" office:value="0.523867374223136">
                <text:p>0.5238673742231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20006148514943">
                <text:p>0.220006148514943</text:p>
              </table:table-cell>
              <table:table-cell office:value-type="float" office:value="0.401601122197543">
                <text:p>0.4016011221975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25272928657322">
                <text:p>0.625272928657322</text:p>
              </table:table-cell>
              <table:table-cell office:value-type="float" office:value="-0.236651439120918">
                <text:p>-0.2366514391209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98467613042582">
                <text:p>0.198467613042582</text:p>
              </table:table-cell>
              <table:table-cell office:value-type="float" office:value="0.564057530561452">
                <text:p>0.5640575305614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346168564865526">
                <text:p>0.00346168564865526</text:p>
              </table:table-cell>
              <table:table-cell office:value-type="float" office:value="0.940788187430415">
                <text:p>0.9407881874304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29887968032162">
                <text:p>0.229887968032162</text:p>
              </table:table-cell>
              <table:table-cell office:value-type="float" office:value="0.335027124836404">
                <text:p>0.3350271248364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36153680792447">
                <text:p>0.636153680792447</text:p>
              </table:table-cell>
              <table:table-cell office:value-type="float" office:value="-0.374502497754764">
                <text:p>-0.3745024977547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43127081409335">
                <text:p>0.843127081409335</text:p>
              </table:table-cell>
              <table:table-cell office:value-type="float" office:value="-0.741769097174645">
                <text:p>-0.7417690971746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18509422095347">
                <text:p>0.218509422095347</text:p>
              </table:table-cell>
              <table:table-cell office:value-type="float" office:value="0.412529385228267">
                <text:p>0.4125293852282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13771152328361">
                <text:p>0.413771152328361</text:p>
              </table:table-cell>
              <table:table-cell office:value-type="float" office:value="0.183270555442578">
                <text:p>0.1832705554425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11084285476838">
                <text:p>0.211084285476838</text:p>
              </table:table-cell>
              <table:table-cell office:value-type="float" office:value="0.468533013159303">
                <text:p>0.4685330131593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31357649793593">
                <text:p>0.831357649793593</text:p>
              </table:table-cell>
              <table:table-cell office:value-type="float" office:value="-0.604594859388727">
                <text:p>-0.6045948593887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06724398204339">
                <text:p>0.206724398204339</text:p>
              </table:table-cell>
              <table:table-cell office:value-type="float" office:value="0.501983362829728">
                <text:p>0.5019833628297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37589221406199">
                <text:p>0.837589221406199</text:p>
              </table:table-cell>
              <table:table-cell office:value-type="float" office:value="-0.689925944952747">
                <text:p>-0.6899259449527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38761016683029">
                <text:p>0.838761016683029</text:p>
              </table:table-cell>
              <table:table-cell office:value-type="float" office:value="-0.702856620603264">
                <text:p>-0.7028566206032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26525007436463">
                <text:p>0.826525007436463</text:p>
              </table:table-cell>
              <table:table-cell office:value-type="float" office:value="-0.520689674997333">
                <text:p>-0.520689674997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0055316512888">
                <text:p>0.250055316512888</text:p>
              </table:table-cell>
              <table:table-cell office:value-type="float" office:value="0.250170783878229">
                <text:p>0.2501707838782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42987661392027">
                <text:p>0.442987661392027</text:p>
              </table:table-cell>
              <table:table-cell office:value-type="float" office:value="-0.0978547669003488">
                <text:p>-0.09785476690034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38680474578921">
                <text:p>0.838680474578921</text:p>
              </table:table-cell>
              <table:table-cell office:value-type="float" office:value="-0.700224437033253">
                <text:p>-0.7002244370332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45150356660894">
                <text:p>0.845150356660894</text:p>
              </table:table-cell>
              <table:table-cell office:value-type="float" office:value="-0.754680712274591">
                <text:p>-0.7546807122745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17832242881022">
                <text:p>0.217832242881022</text:p>
              </table:table-cell>
              <table:table-cell office:value-type="float" office:value="0.417525630937996">
                <text:p>0.4175256309379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91770604266761">
                <text:p>0.0391770604266761</text:p>
              </table:table-cell>
              <table:table-cell office:value-type="float" office:value="0.765133850070695">
                <text:p>0.7651338500706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34757456952002">
                <text:p>0.834757456952002</text:p>
              </table:table-cell>
              <table:table-cell office:value-type="float" office:value="-0.654515739189369">
                <text:p>-0.6545157391893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39895113962011">
                <text:p>0.239895113962011</text:p>
              </table:table-cell>
              <table:table-cell office:value-type="float" office:value="0.282300811301216">
                <text:p>0.2823008113012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164772803727578">
                <text:p>0.000164772803727578</text:p>
              </table:table-cell>
              <table:table-cell office:value-type="float" office:value="0.987162761148003">
                <text:p>0.9871627611480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31800094672778">
                <text:p>0.831800094672778</text:p>
              </table:table-cell>
              <table:table-cell office:value-type="float" office:value="-0.611529875016646">
                <text:p>-0.6115298750166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27753954629629">
                <text:p>0.627753954629629</text:p>
              </table:table-cell>
              <table:table-cell office:value-type="float" office:value="-0.272894549018102">
                <text:p>-0.2728945490181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792263942709818">
                <text:p>0.0792263942709818</text:p>
              </table:table-cell>
              <table:table-cell office:value-type="float" office:value="0.670416216305768">
                <text:p>0.6704162163057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06047608962903">
                <text:p>0.206047608962903</text:p>
              </table:table-cell>
              <table:table-cell office:value-type="float" office:value="0.507163228484124">
                <text:p>0.5071632284841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09645464032282">
                <text:p>0.0409645464032282</text:p>
              </table:table-cell>
              <table:table-cell office:value-type="float" office:value="0.758277756626899">
                <text:p>0.7582777566268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46596207243508">
                <text:p>0.446596207243508</text:p>
              </table:table-cell>
              <table:table-cell office:value-type="float" office:value="-0.112323825721906">
                <text:p>-0.1123238257219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28753770327527">
                <text:p>0.628753770327527</text:p>
              </table:table-cell>
              <table:table-cell office:value-type="float" office:value="-0.286757038441849">
                <text:p>-0.2867570384418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2426968690208">
                <text:p>0.22426968690208</text:p>
              </table:table-cell>
              <table:table-cell office:value-type="float" office:value="0.37152603029604">
                <text:p>0.371526030296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32516973464672">
                <text:p>0.232516973464672</text:p>
              </table:table-cell>
              <table:table-cell office:value-type="float" office:value="0.319482121595673">
                <text:p>0.3194821215956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21313176090196">
                <text:p>0.621313176090196</text:p>
              </table:table-cell>
              <table:table-cell office:value-type="float" office:value="-0.173853091003601">
                <text:p>-0.1738530910036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22374965794181">
                <text:p>0.622374965794181</text:p>
              </table:table-cell>
              <table:table-cell office:value-type="float" office:value="-0.191245557057797">
                <text:p>-0.1912455570577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22273020981617">
                <text:p>0.422273020981617</text:p>
              </table:table-cell>
              <table:table-cell office:value-type="float" office:value="0.0782268644426999">
                <text:p>0.07822686444269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26685820139624">
                <text:p>0.626685820139624</text:p>
              </table:table-cell>
              <table:table-cell office:value-type="float" office:value="-0.257605467184769">
                <text:p>-0.2576054671847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57851750910813">
                <text:p>0.0157851750910813</text:p>
              </table:table-cell>
              <table:table-cell office:value-type="float" office:value="0.866850887474783">
                <text:p>0.8668508874747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32192649233348">
                <text:p>0.232192649233348</text:p>
              </table:table-cell>
              <table:table-cell office:value-type="float" office:value="0.321340141317333">
                <text:p>0.321340141317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46278758295012">
                <text:p>0.246278758295012</text:p>
              </table:table-cell>
              <table:table-cell office:value-type="float" office:value="0.259137474052959">
                <text:p>0.2591374740529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30428921075203">
                <text:p>0.630428921075203</text:p>
              </table:table-cell>
              <table:table-cell office:value-type="float" office:value="-0.308970034500269">
                <text:p>-0.3089700345002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515480036862198">
                <text:p>0.0515480036862198</text:p>
              </table:table-cell>
              <table:table-cell office:value-type="float" office:value="0.721471087179125">
                <text:p>0.7214710871791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40930897362339">
                <text:p>0.440930897362339</text:p>
              </table:table-cell>
              <table:table-cell office:value-type="float" office:value="-0.0871813786758973">
                <text:p>-0.08718137867589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731350660277557">
                <text:p>0.00731350660277557</text:p>
              </table:table-cell>
              <table:table-cell office:value-type="float" office:value="0.912815347542408">
                <text:p>0.9128153475424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643019090990026">
                <text:p>0.643019090990026</text:p>
              </table:table-cell>
              <table:table-cell office:value-type="float" office:value="-0.429501747113512">
                <text:p>-0.4295017471135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28829574556968">
                <text:p>0.228829574556968</text:p>
              </table:table-cell>
              <table:table-cell office:value-type="float" office:value="0.341581346719745">
                <text:p>0.3415813467197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11572473816015">
                <text:p>0.411572473816015</text:p>
              </table:table-cell>
              <table:table-cell office:value-type="float" office:value="0.212104130344485">
                <text:p>0.2121041303444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23667711515365">
                <text:p>0.223667711515365</text:p>
              </table:table-cell>
              <table:table-cell office:value-type="float" office:value="0.378422486947163">
                <text:p>0.3784224869471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18138378449857">
                <text:p>0.218138378449857</text:p>
              </table:table-cell>
              <table:table-cell office:value-type="float" office:value="0.415263169332973">
                <text:p>0.4152631693329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03370562297183">
                <text:p>0.203370562297183</text:p>
              </table:table-cell>
              <table:table-cell office:value-type="float" office:value="0.527544174754625">
                <text:p>0.527544174754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96822921293819">
                <text:p>0.196822921293819</text:p>
              </table:table-cell>
              <table:table-cell office:value-type="float" office:value="0.575965171664883">
                <text:p>0.5759651716648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200496500384">
                <text:p>0.6200496500384</text:p>
              </table:table-cell>
              <table:table-cell office:value-type="float" office:value="-0.152666700714925">
                <text:p>-0.1526667007149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30109867446413">
                <text:p>0.0230109867446413</text:p>
              </table:table-cell>
              <table:table-cell office:value-type="float" office:value="0.833082877990568">
                <text:p>0.8330828779905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09141920187986">
                <text:p>0.209141920187986</text:p>
              </table:table-cell>
              <table:table-cell office:value-type="float" office:value="0.483797164579223">
                <text:p>0.4837971645792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23295842313501">
                <text:p>0.623295842313501</text:p>
              </table:table-cell>
              <table:table-cell office:value-type="float" office:value="-0.206011347947528">
                <text:p>-0.2060113479475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27432617803145">
                <text:p>0.627432617803145</text:p>
              </table:table-cell>
              <table:table-cell office:value-type="float" office:value="-0.268345982724386">
                <text:p>-0.2683459827243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86149697396378">
                <text:p>0.186149697396378</text:p>
              </table:table-cell>
              <table:table-cell office:value-type="float" office:value="0.647015005796517">
                <text:p>0.6470150057965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22206178058382">
                <text:p>0.622206178058382</text:p>
              </table:table-cell>
              <table:table-cell office:value-type="float" office:value="-0.188506593461617">
                <text:p>-0.1885065934616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10251917795009">
                <text:p>0.410251917795009</text:p>
              </table:table-cell>
              <table:table-cell office:value-type="float" office:value="0.229632162332324">
                <text:p>0.2296321623323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2990463058059">
                <text:p>0.82990463058059</text:p>
              </table:table-cell>
              <table:table-cell office:value-type="float" office:value="-0.580933430372329">
                <text:p>-0.5809334303723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463473363868659">
                <text:p>0.0463473363868659</text:p>
              </table:table-cell>
              <table:table-cell office:value-type="float" office:value="0.73867316404207">
                <text:p>0.738673164042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11727879579105">
                <text:p>0.411727879579105</text:p>
              </table:table-cell>
              <table:table-cell office:value-type="float" office:value="0.210050756848515">
                <text:p>0.2100507568485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469868696582897">
                <text:p>0.0469868696582897</text:p>
              </table:table-cell>
              <table:table-cell office:value-type="float" office:value="0.736464116654587">
                <text:p>0.7364641166545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23496313702622">
                <text:p>0.423496313702622</text:p>
              </table:table-cell>
              <table:table-cell office:value-type="float" office:value="0.0642520143747944">
                <text:p>0.06425201437479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35411244322578">
                <text:p>0.835411244322578</text:p>
              </table:table-cell>
              <table:table-cell office:value-type="float" office:value="-0.663202955794767">
                <text:p>-0.6632029557947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57371961528649">
                <text:p>0.0557371961528649</text:p>
              </table:table-cell>
              <table:table-cell office:value-type="float" office:value="0.709104689494484">
                <text:p>0.7091046894944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09699764562259">
                <text:p>0.409699764562259</text:p>
              </table:table-cell>
              <table:table-cell office:value-type="float" office:value="0.236998675496279">
                <text:p>0.2369986754962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24705179954855">
                <text:p>0.624705179954855</text:p>
              </table:table-cell>
              <table:table-cell office:value-type="float" office:value="-0.22800590048169">
                <text:p>-0.228005900481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22797091091128">
                <text:p>0.622797091091128</text:p>
              </table:table-cell>
              <table:table-cell office:value-type="float" office:value="-0.198051697979324">
                <text:p>-0.1980516979793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09622625252301">
                <text:p>0.209622625252301</text:p>
              </table:table-cell>
              <table:table-cell office:value-type="float" office:value="0.479745471640213">
                <text:p>0.4797454716402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583940293315943">
                <text:p>0.00583940293315943</text:p>
              </table:table-cell>
              <table:table-cell office:value-type="float" office:value="0.92251877248269">
                <text:p>0.922518772482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811736634425584">
                <text:p>0.0811736634425584</text:p>
              </table:table-cell>
              <table:table-cell office:value-type="float" office:value="0.669831106260579">
                <text:p>0.6698311062605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19412326733261">
                <text:p>0.619412326733261</text:p>
              </table:table-cell>
              <table:table-cell office:value-type="float" office:value="-0.141795696960079">
                <text:p>-0.1417956969600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26723910635562">
                <text:p>0.826723910635562</text:p>
              </table:table-cell>
              <table:table-cell office:value-type="float" office:value="-0.524613029708187">
                <text:p>-0.5246130297081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26077105666446">
                <text:p>0.226077105666446</text:p>
              </table:table-cell>
              <table:table-cell office:value-type="float" office:value="0.359346820634906">
                <text:p>0.3593468206349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351862296805836">
                <text:p>0.0351862296805836</text:p>
              </table:table-cell>
              <table:table-cell office:value-type="float" office:value="0.780976037232751">
                <text:p>0.7809760372327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35169743534874">
                <text:p>0.635169743534874</text:p>
              </table:table-cell>
              <table:table-cell office:value-type="float" office:value="-0.364444829006855">
                <text:p>-0.3644448290068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19525011548239">
                <text:p>0.619525011548239</text:p>
              </table:table-cell>
              <table:table-cell office:value-type="float" office:value="-0.143727411143987">
                <text:p>-0.1437274111439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127134087832409">
                <text:p>0.00127134087832409</text:p>
              </table:table-cell>
              <table:table-cell office:value-type="float" office:value="0.96429336832636">
                <text:p>0.964293368326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65603143287868">
                <text:p>0.0265603143287868</text:p>
              </table:table-cell>
              <table:table-cell office:value-type="float" office:value="0.817347975398589">
                <text:p>0.8173479753985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03669872991139">
                <text:p>0.203669872991139</text:p>
              </table:table-cell>
              <table:table-cell office:value-type="float" office:value="0.525272398732372">
                <text:p>0.5252723987323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32054311611724">
                <text:p>0.632054311611724</text:p>
              </table:table-cell>
              <table:table-cell office:value-type="float" office:value="-0.329256621700898">
                <text:p>-0.3292566217008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24165824898985">
                <text:p>0.424165824898985</text:p>
              </table:table-cell>
              <table:table-cell office:value-type="float" office:value="0.0567515070527217">
                <text:p>0.05675150705272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82486487309079">
                <text:p>0.182486487309079</text:p>
              </table:table-cell>
              <table:table-cell office:value-type="float" office:value="0.668230600099986">
                <text:p>0.6682306000999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29599492355948">
                <text:p>0.829599492355948</text:p>
              </table:table-cell>
              <table:table-cell office:value-type="float" office:value="-0.575795177310508">
                <text:p>-0.5757951773105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50144475982832">
                <text:p>0.0250144475982832</text:p>
              </table:table-cell>
              <table:table-cell office:value-type="float" office:value="0.824144524445585">
                <text:p>0.8241445244455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03543062432206">
                <text:p>0.0103543062432206</text:p>
              </table:table-cell>
              <table:table-cell office:value-type="float" office:value="0.894934820916955">
                <text:p>0.8949348209169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23232912365692">
                <text:p>0.423232912365692</text:p>
              </table:table-cell>
              <table:table-cell office:value-type="float" office:value="0.067232041783121">
                <text:p>0.0672320417831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83360780667883">
                <text:p>0.0283360780667883</text:p>
              </table:table-cell>
              <table:table-cell office:value-type="float" office:value="0.809643958629049">
                <text:p>0.8096439586290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457047806138588">
                <text:p>0.0457047806138588</text:p>
              </table:table-cell>
              <table:table-cell office:value-type="float" office:value="0.740923928460133">
                <text:p>0.7409239284601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801873301405304">
                <text:p>0.0801873301405304</text:p>
              </table:table-cell>
              <table:table-cell office:value-type="float" office:value="0.670075996784037">
                <text:p>0.6700759967840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46741008114006">
                <text:p>0.646741008114006</text:p>
              </table:table-cell>
              <table:table-cell office:value-type="float" office:value="-0.447556286338315">
                <text:p>-0.4475562863383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40228293537008">
                <text:p>0.640228293537008</text:p>
              </table:table-cell>
              <table:table-cell office:value-type="float" office:value="-0.410439218056978">
                <text:p>-0.4104392180569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52099668219898">
                <text:p>0.252099668219898</text:p>
              </table:table-cell>
              <table:table-cell office:value-type="float" office:value="0.246353312921298">
                <text:p>0.2463533129212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96375538347898">
                <text:p>0.0396375538347898</text:p>
              </table:table-cell>
              <table:table-cell office:value-type="float" office:value="0.763352709641906">
                <text:p>0.7633527096419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34308531210009">
                <text:p>0.0634308531210009</text:p>
              </table:table-cell>
              <table:table-cell office:value-type="float" office:value="0.690277520332798">
                <text:p>0.6902775203327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2052288186552">
                <text:p>0.62052288186552</text:p>
              </table:table-cell>
              <table:table-cell office:value-type="float" office:value="-0.160663852115076">
                <text:p>-0.1606638521150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1911390907951">
                <text:p>0.21911390907951</text:p>
              </table:table-cell>
              <table:table-cell office:value-type="float" office:value="0.408095933254257">
                <text:p>0.4080959332542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05946229721435">
                <text:p>0.205946229721435</text:p>
              </table:table-cell>
              <table:table-cell office:value-type="float" office:value="0.507938320939167">
                <text:p>0.5079383209391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99653861592031">
                <text:p>0.0199653861592031</text:p>
              </table:table-cell>
              <table:table-cell office:value-type="float" office:value="0.846983288475814">
                <text:p>0.8469832884758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17009669292142">
                <text:p>0.417009669292142</text:p>
              </table:table-cell>
              <table:table-cell office:value-type="float" office:value="0.14185292457291">
                <text:p>0.141852924572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2055858122517">
                <text:p>0.022055858122517</text:p>
              </table:table-cell>
              <table:table-cell office:value-type="float" office:value="0.837399118342304">
                <text:p>0.8373991183423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1356964973587">
                <text:p>0.41356964973587</text:p>
              </table:table-cell>
              <table:table-cell office:value-type="float" office:value="0.185891986045426">
                <text:p>0.1858919860454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27538133916144">
                <text:p>0.427538133916144</text:p>
              </table:table-cell>
              <table:table-cell office:value-type="float" office:value="0.0207010385568683">
                <text:p>0.02070103855686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924540912232">
                <text:p>0.1924540912232</text:p>
              </table:table-cell>
              <table:table-cell office:value-type="float" office:value="0.606502118264001">
                <text:p>0.6065021182640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36893955695872">
                <text:p>0.636893955695872</text:p>
              </table:table-cell>
              <table:table-cell office:value-type="float" office:value="-0.381718808962351">
                <text:p>-0.3817188089623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34987521687632">
                <text:p>0.834987521687632</text:p>
              </table:table-cell>
              <table:table-cell office:value-type="float" office:value="-0.657607183867679">
                <text:p>-0.6576071838676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10687542598532">
                <text:p>0.410687542598532</text:p>
              </table:table-cell>
              <table:table-cell office:value-type="float" office:value="0.223835152559959">
                <text:p>0.2238351525599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34474974392842">
                <text:p>0.834474974392842</text:p>
              </table:table-cell>
              <table:table-cell office:value-type="float" office:value="-0.650669074945993">
                <text:p>-0.6506690749459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21577528157437">
                <text:p>0.221577528157437</text:p>
              </table:table-cell>
              <table:table-cell office:value-type="float" office:value="0.390319358327072">
                <text:p>0.3903193583270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660088659137106">
                <text:p>0.0660088659137106</text:p>
              </table:table-cell>
              <table:table-cell office:value-type="float" office:value="0.685242943138135">
                <text:p>0.6852429431381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625646339571305">
                <text:p>0.625646339571305</text:p>
              </table:table-cell>
              <table:table-cell office:value-type="float" office:value="-0.242268107614765">
                <text:p>-0.2422681076147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341669530137173">
                <text:p>0.000341669530137173</text:p>
              </table:table-cell>
              <table:table-cell office:value-type="float" office:value="0.981512027719494">
                <text:p>0.9815120277194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44928434687663">
                <text:p>0.0244928434687663</text:p>
              </table:table-cell>
              <table:table-cell office:value-type="float" office:value="0.82645723169953">
                <text:p>0.826457231699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22473293186366">
                <text:p>0.622473293186366</text:p>
              </table:table-cell>
              <table:table-cell office:value-type="float" office:value="-0.192836555052292">
                <text:p>-0.1928365550522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30031579744025">
                <text:p>0.830031579744025</text:p>
              </table:table-cell>
              <table:table-cell office:value-type="float" office:value="-0.583054041969793">
                <text:p>-0.5830540419697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22113313660452">
                <text:p>0.622113313660452</text:p>
              </table:table-cell>
              <table:table-cell office:value-type="float" office:value="-0.186995439069818">
                <text:p>-0.1869954390698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42785390137136">
                <text:p>0.0242785390137136</text:p>
              </table:table-cell>
              <table:table-cell office:value-type="float" office:value="0.827410243456557">
                <text:p>0.8274102434565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11795152725051">
                <text:p>0.211795152725051</text:p>
              </table:table-cell>
              <table:table-cell office:value-type="float" office:value="0.463090189159286">
                <text:p>0.4630901891592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26484781925663">
                <text:p>0.826484781925663</text:p>
              </table:table-cell>
              <table:table-cell office:value-type="float" office:value="-0.520139928595989">
                <text:p>-0.5201399285959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24008921780226">
                <text:p>0.424008921780226</text:p>
              </table:table-cell>
              <table:table-cell office:value-type="float" office:value="0.0584996612086857">
                <text:p>0.05849966120868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24560909109035">
                <text:p>0.424560909109035</text:p>
              </table:table-cell>
              <table:table-cell office:value-type="float" office:value="0.052376376817336">
                <text:p>0.0523763768173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690427860031085">
                <text:p>0.0690427860031085</text:p>
              </table:table-cell>
              <table:table-cell office:value-type="float" office:value="0.68018832857624">
                <text:p>0.680188328576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36016269230106">
                <text:p>0.436016269230106</text:p>
              </table:table-cell>
              <table:table-cell office:value-type="float" office:value="-0.054929426546">
                <text:p>-0.0549294265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415364268644131">
                <text:p>0.0415364268644131</text:p>
              </table:table-cell>
              <table:table-cell office:value-type="float" office:value="0.756118345364698">
                <text:p>0.7561183453646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35716046180121">
                <text:p>0.635716046180121</text:p>
              </table:table-cell>
              <table:table-cell office:value-type="float" office:value="-0.370093652361054">
                <text:p>-0.3700936523610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54651828327959">
                <text:p>0.254651828327959</text:p>
              </table:table-cell>
              <table:table-cell office:value-type="float" office:value="0.243432289931422">
                <text:p>0.2434322899314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8781174249717">
                <text:p>0.18781174249717</text:p>
              </table:table-cell>
              <table:table-cell office:value-type="float" office:value="0.636797146528639">
                <text:p>0.6367971465286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21510474237043">
                <text:p>0.621510474237043</text:p>
              </table:table-cell>
              <table:table-cell office:value-type="float" office:value="-0.177113801388161">
                <text:p>-0.1771138013881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4477907018103">
                <text:p>0.84477907018103</text:p>
              </table:table-cell>
              <table:table-cell office:value-type="float" office:value="-0.752559749621003">
                <text:p>-0.7525597496210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29057390173143">
                <text:p>0.829057390173143</text:p>
              </table:table-cell>
              <table:table-cell office:value-type="float" office:value="-0.566522601385095">
                <text:p>-0.5665226013850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427522664399788">
                <text:p>0.0427522664399788</text:p>
              </table:table-cell>
              <table:table-cell office:value-type="float" office:value="0.751584980530897">
                <text:p>0.7515849805308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34683341399743">
                <text:p>0.834683341399743</text:p>
              </table:table-cell>
              <table:table-cell office:value-type="float" office:value="-0.65330813789895">
                <text:p>-0.653308137898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67856269605996">
                <text:p>0.0167856269605996</text:p>
              </table:table-cell>
              <table:table-cell office:value-type="float" office:value="0.861993560828372">
                <text:p>0.8619935608283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29600604434005">
                <text:p>0.229600604434005</text:p>
              </table:table-cell>
              <table:table-cell office:value-type="float" office:value="0.336790557313111">
                <text:p>0.3367905573131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38021188798153">
                <text:p>0.838021188798153</text:p>
              </table:table-cell>
              <table:table-cell office:value-type="float" office:value="-0.694812551160743">
                <text:p>-0.6948125511607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29741311382419">
                <text:p>0.629741311382419</text:p>
              </table:table-cell>
              <table:table-cell office:value-type="float" office:value="-0.300008838462008">
                <text:p>-0.3000088384620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28725669419597">
                <text:p>0.028725669419597</text:p>
              </table:table-cell>
              <table:table-cell office:value-type="float" office:value="0.807968405684698">
                <text:p>0.8079684056846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63679335172293">
                <text:p>0.0163679335172293</text:p>
              </table:table-cell>
              <table:table-cell office:value-type="float" office:value="0.864012199305905">
                <text:p>0.8640121993059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07366484160736">
                <text:p>0.207366484160736</text:p>
              </table:table-cell>
              <table:table-cell office:value-type="float" office:value="0.497062347237267">
                <text:p>0.4970623472372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37564123127723">
                <text:p>0.637564123127723</text:p>
              </table:table-cell>
              <table:table-cell office:value-type="float" office:value="-0.387998879256727">
                <text:p>-0.3879988792567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65368085379213">
                <text:p>0.0065368085379213</text:p>
              </table:table-cell>
              <table:table-cell office:value-type="float" office:value="0.917816485141976">
                <text:p>0.9178164851419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30797444340045">
                <text:p>0.830797444340045</text:p>
              </table:table-cell>
              <table:table-cell office:value-type="float" office:value="-0.595631773928531">
                <text:p>-0.5956317739285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35374633157579">
                <text:p>0.435374633157579</text:p>
              </table:table-cell>
              <table:table-cell office:value-type="float" office:value="-0.0500502645791893">
                <text:p>-0.05005026457918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85075814377756">
                <text:p>0.185075814377756</text:p>
              </table:table-cell>
              <table:table-cell office:value-type="float" office:value="0.653425278180279">
                <text:p>0.6534252781802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42238715930688">
                <text:p>0.442238715930688</text:p>
              </table:table-cell>
              <table:table-cell office:value-type="float" office:value="-0.0941680123846283">
                <text:p>-0.09416801238462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50393914063425">
                <text:p>0.850393914063425</text:p>
              </table:table-cell>
              <table:table-cell office:value-type="float" office:value="-0.772496848936308">
                <text:p>-0.7724968489363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24507608748">
                <text:p>0.824507608748</text:p>
              </table:table-cell>
              <table:table-cell office:value-type="float" office:value="-0.48195092600697">
                <text:p>-0.481950926006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19493524057553">
                <text:p>0.0719493524057553</text:p>
              </table:table-cell>
              <table:table-cell office:value-type="float" office:value="0.676255403645655">
                <text:p>0.6762554036456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23770638430948">
                <text:p>0.423770638430948</text:p>
              </table:table-cell>
              <table:table-cell office:value-type="float" office:value="0.0611658050294367">
                <text:p>0.06116580502943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14481113753978">
                <text:p>0.214481113753978</text:p>
              </table:table-cell>
              <table:table-cell office:value-type="float" office:value="0.442634598710105">
                <text:p>0.4426345987101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52418451481093">
                <text:p>0.0152418451481093</text:p>
              </table:table-cell>
              <table:table-cell office:value-type="float" office:value="0.869519497532947">
                <text:p>0.8695194975329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28129469250638">
                <text:p>0.628129469250638</text:p>
              </table:table-cell>
              <table:table-cell office:value-type="float" office:value="-0.278152644035356">
                <text:p>-0.2781526440353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20336344587691">
                <text:p>0.620336344587691</text:p>
              </table:table-cell>
              <table:table-cell office:value-type="float" office:value="-0.157521408349018">
                <text:p>-0.1575214083490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09912118247443">
                <text:p>0.409912118247443</text:p>
              </table:table-cell>
              <table:table-cell office:value-type="float" office:value="0.234163205264593">
                <text:p>0.2341632052645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30283975053934">
                <text:p>0.230283975053934</text:p>
              </table:table-cell>
              <table:table-cell office:value-type="float" office:value="0.333197180521903">
                <text:p>0.3331971805219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35996488762316">
                <text:p>0.835996488762316</text:p>
              </table:table-cell>
              <table:table-cell office:value-type="float" office:value="-0.670721405719041">
                <text:p>-0.6707214057190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28397718301384">
                <text:p>0.828397718301384</text:p>
              </table:table-cell>
              <table:table-cell office:value-type="float" office:value="-0.555002686528353">
                <text:p>-0.55500268652835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37061160016594">
                <text:p>0.837061160016594</text:p>
              </table:table-cell>
              <table:table-cell office:value-type="float" office:value="-0.683764542847942">
                <text:p>-0.6837645428479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36382188565174">
                <text:p>0.236382188565174</text:p>
              </table:table-cell>
              <table:table-cell office:value-type="float" office:value="0.298730487960294">
                <text:p>0.2987304879602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25368732320085">
                <text:p>0.425368732320085</text:p>
              </table:table-cell>
              <table:table-cell office:value-type="float" office:value="0.0435518908649969">
                <text:p>0.04355189086499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28595254170395">
                <text:p>0.628595254170395</text:p>
              </table:table-cell>
              <table:table-cell office:value-type="float" office:value="-0.28458876997078">
                <text:p>-0.284588769970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22925199276135">
                <text:p>0.422925199276135</text:p>
              </table:table-cell>
              <table:table-cell office:value-type="float" office:value="0.0707339928755494">
                <text:p>0.07073399287554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29100776106016">
                <text:p>0.229100776106016</text:p>
              </table:table-cell>
              <table:table-cell office:value-type="float" office:value="0.339886494739459">
                <text:p>0.3398864947394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3349676758926">
                <text:p>0.43349676758926</text:p>
              </table:table-cell>
              <table:table-cell office:value-type="float" office:value="-0.0349318551810898">
                <text:p>-0.03493185518108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38136858255587">
                <text:p>0.638136858255587</text:p>
              </table:table-cell>
              <table:table-cell office:value-type="float" office:value="-0.393163864949405">
                <text:p>-0.3931638649494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37471251333732">
                <text:p>0.837471251333732</text:p>
              </table:table-cell>
              <table:table-cell office:value-type="float" office:value="-0.688567324498237">
                <text:p>-0.6885673244982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00948929706246">
                <text:p>0.200948929706246</text:p>
              </table:table-cell>
              <table:table-cell office:value-type="float" office:value="0.545737021400524">
                <text:p>0.5457370214005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40126326800877">
                <text:p>0.240126326800877</text:p>
              </table:table-cell>
              <table:table-cell office:value-type="float" office:value="0.281306741945973">
                <text:p>0.2813067419459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20665740149086">
                <text:p>0.420665740149086</text:p>
              </table:table-cell>
              <table:table-cell office:value-type="float" office:value="0.0970881239094561">
                <text:p>0.09708812390945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17253138441936">
                <text:p>0.217253138441936</text:p>
              </table:table-cell>
              <table:table-cell office:value-type="float" office:value="0.421821329904617">
                <text:p>0.4218213299046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3208942910241">
                <text:p>0.83208942910241</text:p>
              </table:table-cell>
              <table:table-cell office:value-type="float" office:value="-0.615995557029646">
                <text:p>-0.6159955570296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43863957785912">
                <text:p>0.243863957785912</text:p>
              </table:table-cell>
              <table:table-cell office:value-type="float" office:value="0.266827190883936">
                <text:p>0.2668271908839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27721877423883">
                <text:p>0.827721877423883</text:p>
              </table:table-cell>
              <table:table-cell office:value-type="float" office:value="-0.542928619358158">
                <text:p>-0.5429286193581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32927866409298">
                <text:p>0.832927866409298</text:p>
              </table:table-cell>
              <table:table-cell office:value-type="float" office:value="-0.628622165743608">
                <text:p>-0.6286221657436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85422424911869">
                <text:p>0.185422424911869</text:p>
              </table:table-cell>
              <table:table-cell office:value-type="float" office:value="0.651373114072852">
                <text:p>0.6513731140728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12969493461586">
                <text:p>0.212969493461586</text:p>
              </table:table-cell>
              <table:table-cell office:value-type="float" office:value="0.454138361173994">
                <text:p>0.4541383611739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40571631463147">
                <text:p>0.240571631463147</text:p>
              </table:table-cell>
              <table:table-cell office:value-type="float" office:value="0.279423690986951">
                <text:p>0.2794236909869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15479912543415">
                <text:p>0.415479912543415</text:p>
              </table:table-cell>
              <table:table-cell office:value-type="float" office:value="0.161239006605151">
                <text:p>0.1612390066051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10533717953428">
                <text:p>0.410533717953428</text:p>
              </table:table-cell>
              <table:table-cell office:value-type="float" office:value="0.225880580894086">
                <text:p>0.2258805808940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44164094088725">
                <text:p>0.844164094088725</text:p>
              </table:table-cell>
              <table:table-cell office:value-type="float" office:value="-0.748800082682159">
                <text:p>-0.7488000826821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96552597397304">
                <text:p>0.196552597397304</text:p>
              </table:table-cell>
              <table:table-cell office:value-type="float" office:value="0.577903200001595">
                <text:p>0.5779032000015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20849075926753">
                <text:p>0.620849075926753</text:p>
              </table:table-cell>
              <table:table-cell office:value-type="float" office:value="-0.166132284669442">
                <text:p>-0.1661322846694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639747828738957">
                <text:p>0.0639747828738957</text:p>
              </table:table-cell>
              <table:table-cell office:value-type="float" office:value="0.689159956395076">
                <text:p>0.6891599563950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34400456403087">
                <text:p>0.634400456403087</text:p>
              </table:table-cell>
              <table:table-cell office:value-type="float" office:value="-0.356222834885409">
                <text:p>-0.3562228348854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51878480504228">
                <text:p>0.451878480504228</text:p>
              </table:table-cell>
              <table:table-cell office:value-type="float" office:value="-0.123310888618818">
                <text:p>-0.1233108886188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48138295761395">
                <text:p>0.248138295761395</text:p>
              </table:table-cell>
              <table:table-cell office:value-type="float" office:value="0.254151175747685">
                <text:p>0.2541511757476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2902153749593">
                <text:p>0.62902153749593</text:p>
              </table:table-cell>
              <table:table-cell office:value-type="float" office:value="-0.290394015163518">
                <text:p>-0.2903940151635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5128808145556">
                <text:p>0.435128808145556</text:p>
              </table:table-cell>
              <table:table-cell office:value-type="float" office:value="-0.0481417584544578">
                <text:p>-0.04814175845445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333688190118067">
                <text:p>0.0333688190118067</text:p>
              </table:table-cell>
              <table:table-cell office:value-type="float" office:value="0.788411831488008">
                <text:p>0.7884118314880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98855138573646">
                <text:p>0.198855138573646</text:p>
              </table:table-cell>
              <table:table-cell office:value-type="float" office:value="0.561218906944612">
                <text:p>0.5612189069446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21526748885486">
                <text:p>0.421526748885486</text:p>
              </table:table-cell>
              <table:table-cell office:value-type="float" office:value="0.0869264885450172">
                <text:p>0.08692648854501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27262786426218">
                <text:p>0.627262786426218</text:p>
              </table:table-cell>
              <table:table-cell office:value-type="float" office:value="-0.265924510174084">
                <text:p>-0.2659245101740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02183960476585">
                <text:p>0.202183960476585</text:p>
              </table:table-cell>
              <table:table-cell office:value-type="float" office:value="0.536490100961233">
                <text:p>0.5364901009612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33268153616751">
                <text:p>0.233268153616751</text:p>
              </table:table-cell>
              <table:table-cell office:value-type="float" office:value="0.315261346048236">
                <text:p>0.3152613460482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12151160011187">
                <text:p>0.412151160011187</text:p>
              </table:table-cell>
              <table:table-cell office:value-type="float" office:value="0.204468963762775">
                <text:p>0.2044689637627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15117571022177">
                <text:p>0.215117571022177</text:p>
              </table:table-cell>
              <table:table-cell office:value-type="float" office:value="0.437823689591323">
                <text:p>0.4378236895913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19890705329767">
                <text:p>0.419890705329767</text:p>
              </table:table-cell>
              <table:table-cell office:value-type="float" office:value="0.106372772079669">
                <text:p>0.1063727720796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99662120331012">
                <text:p>0.199662120331012</text:p>
              </table:table-cell>
              <table:table-cell office:value-type="float" office:value="0.55528365955245">
                <text:p>0.555283659552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28506012622431">
                <text:p>0.828506012622431</text:p>
              </table:table-cell>
              <table:table-cell office:value-type="float" office:value="-0.556912179265254">
                <text:p>-0.5569121792652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34989184794621">
                <text:p>0.434989184794621</text:p>
              </table:table-cell>
              <table:table-cell office:value-type="float" office:value="-0.0466183354863612">
                <text:p>-0.04661833548636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21552786683367">
                <text:p>0.621552786683367</text:p>
              </table:table-cell>
              <table:table-cell office:value-type="float" office:value="-0.177811398448129">
                <text:p>-0.1778113984481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38818080054399">
                <text:p>0.638818080054399</text:p>
              </table:table-cell>
              <table:table-cell office:value-type="float" office:value="-0.39906607607857">
                <text:p>-0.399066076078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32710990863017">
                <text:p>0.432710990863017</text:p>
              </table:table-cell>
              <table:table-cell office:value-type="float" office:value="-0.0282449963140872">
                <text:p>-0.02824499631408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31160469557808">
                <text:p>0.431160469557808</text:p>
              </table:table-cell>
              <table:table-cell office:value-type="float" office:value="-0.0130349512853636">
                <text:p>-0.01303495128536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39042316755218">
                <text:p>0.839042316755218</text:p>
              </table:table-cell>
              <table:table-cell office:value-type="float" office:value="-0.705808454687402">
                <text:p>-0.70580845468740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31673231630696">
                <text:p>0.631673231630696</text:p>
              </table:table-cell>
              <table:table-cell office:value-type="float" office:value="-0.324615422972126">
                <text:p>-0.3246154229721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29840676346305">
                <text:p>0.429840676346305</text:p>
              </table:table-cell>
              <table:table-cell office:value-type="float" office:value="-0.00163894499247462">
                <text:p>-0.001638944992474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49923817720718">
                <text:p>0.049923817720718</text:p>
              </table:table-cell>
              <table:table-cell office:value-type="float" office:value="0.72663994512374">
                <text:p>0.726639945123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41348417694748">
                <text:p>0.841348417694748</text:p>
              </table:table-cell>
              <table:table-cell office:value-type="float" office:value="-0.727712896156715">
                <text:p>-0.7277128961567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23066181295356">
                <text:p>0.423066181295356</text:p>
              </table:table-cell>
              <table:table-cell office:value-type="float" office:value="0.0691267315612569">
                <text:p>0.06912673156125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645229279795451">
                <text:p>0.645229279795451</text:p>
              </table:table-cell>
              <table:table-cell office:value-type="float" office:value="-0.441257594908013">
                <text:p>-0.4412575949080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573097103369951">
                <text:p>0.0573097103369951</text:p>
              </table:table-cell>
              <table:table-cell office:value-type="float" office:value="0.704800312327512">
                <text:p>0.7048003123275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33287192886808">
                <text:p>0.433287192886808</text:p>
              </table:table-cell>
              <table:table-cell office:value-type="float" office:value="-0.0331688287888157">
                <text:p>-0.03316882878881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329591891956934">
                <text:p>0.0329591891956934</text:p>
              </table:table-cell>
              <table:table-cell office:value-type="float" office:value="0.790106456946601">
                <text:p>0.7901064569466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645502773981748">
                <text:p>0.645502773981748</text:p>
              </table:table-cell>
              <table:table-cell office:value-type="float" office:value="-0.442502742035471">
                <text:p>-0.4425027420354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14739993847428">
                <text:p>0.414739993847428</text:p>
              </table:table-cell>
              <table:table-cell office:value-type="float" office:value="0.170733623850169">
                <text:p>0.1707336238501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25221679278392">
                <text:p>0.825221679278392</text:p>
              </table:table-cell>
              <table:table-cell office:value-type="float" office:value="-0.495986574311435">
                <text:p>-0.4959865743114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19077022949572">
                <text:p>0.619077022949572</text:p>
              </table:table-cell>
              <table:table-cell office:value-type="float" office:value="-0.136025337322954">
                <text:p>-0.1360253373229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175703411696743">
                <text:p>0.00175703411696743</text:p>
              </table:table-cell>
              <table:table-cell office:value-type="float" office:value="0.957986206165456">
                <text:p>0.9579862061654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29333158091201">
                <text:p>0.829333158091201</text:p>
              </table:table-cell>
              <table:table-cell office:value-type="float" office:value="-0.571263219263785">
                <text:p>-0.5712632192637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32393501271994">
                <text:p>0.832393501271994</text:p>
              </table:table-cell>
              <table:table-cell office:value-type="float" office:value="-0.620629027736388">
                <text:p>-0.6206290277363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28854007678401">
                <text:p>0.828854007678401</text:p>
              </table:table-cell>
              <table:table-cell office:value-type="float" office:value="-0.562997616768827">
                <text:p>-0.5629976167688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619047947294224">
                <text:p>0.619047947294224</text:p>
              </table:table-cell>
              <table:table-cell office:value-type="float" office:value="-0.135523401115996">
                <text:p>-0.1355234011159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12492423549233">
                <text:p>0.412492423549233</text:p>
              </table:table-cell>
              <table:table-cell office:value-type="float" office:value="0.20000919723937">
                <text:p>0.200009197239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88293722721673">
                <text:p>0.188293722721673</text:p>
              </table:table-cell>
              <table:table-cell office:value-type="float" office:value="0.63376888809926">
                <text:p>0.633768888099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88778795098398">
                <text:p>0.188778795098398</text:p>
              </table:table-cell>
              <table:table-cell office:value-type="float" office:value="0.630692499102578">
                <text:p>0.6306924991025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24739431527502">
                <text:p>0.824739431527502</text:p>
              </table:table-cell>
              <table:table-cell office:value-type="float" office:value="-0.486537113249909">
                <text:p>-0.4865371132499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61475651622334">
                <text:p>0.0161475651622334</text:p>
              </table:table-cell>
              <table:table-cell office:value-type="float" office:value="0.865082265969932">
                <text:p>0.8650822659699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84193733169598">
                <text:p>0.0084193733169598</text:p>
              </table:table-cell>
              <table:table-cell office:value-type="float" office:value="0.906041788513192">
                <text:p>0.9060417885131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27895409433601">
                <text:p>0.827895409433601</text:p>
              </table:table-cell>
              <table:table-cell office:value-type="float" office:value="-0.546054528084469">
                <text:p>-0.5460545280844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19363339182253">
                <text:p>0.219363339182253</text:p>
              </table:table-cell>
              <table:table-cell office:value-type="float" office:value="0.40627421865077">
                <text:p>0.406274218650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88220032675443">
                <text:p>0.188220032675443</text:p>
              </table:table-cell>
              <table:table-cell office:value-type="float" office:value="0.63423378841345">
                <text:p>0.634233788413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16431142655846">
                <text:p>0.416431142655846</text:p>
              </table:table-cell>
              <table:table-cell office:value-type="float" office:value="0.149143790471094">
                <text:p>0.1491437904710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27770336695385">
                <text:p>0.227770336695385</text:p>
              </table:table-cell>
              <table:table-cell office:value-type="float" office:value="0.348299123173932">
                <text:p>0.3482991231739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94120450979656">
                <text:p>0.0294120450979656</text:p>
              </table:table-cell>
              <table:table-cell office:value-type="float" office:value="0.805029122628286">
                <text:p>0.80502912262828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39536231570981">
                <text:p>0.839536231570981</text:p>
              </table:table-cell>
              <table:table-cell office:value-type="float" office:value="-0.71084193682969">
                <text:p>-0.710841936829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21903025176073">
                <text:p>0.621903025176073</text:p>
              </table:table-cell>
              <table:table-cell office:value-type="float" office:value="-0.183553431308533">
                <text:p>-0.1835534313085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40437144495638">
                <text:p>0.840437144495638</text:p>
              </table:table-cell>
              <table:table-cell office:value-type="float" office:value="-0.719507511818664">
                <text:p>-0.7195075118186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476976825434287">
                <text:p>0.0476976825434287</text:p>
              </table:table-cell>
              <table:table-cell office:value-type="float" office:value="0.734029038478447">
                <text:p>0.7340290384784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561492663733768">
                <text:p>0.0561492663733768</text:p>
              </table:table-cell>
              <table:table-cell office:value-type="float" office:value="0.707936880757283">
                <text:p>0.7079368807572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30336624170953">
                <text:p>0.630336624170953</text:p>
              </table:table-cell>
              <table:table-cell office:value-type="float" office:value="-0.3077800686868">
                <text:p>-0.30778006868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3421676577715">
                <text:p>0.63421676577715</text:p>
              </table:table-cell>
              <table:table-cell office:value-type="float" office:value="-0.354212966543588">
                <text:p>-0.3542129665435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211752029154518">
                <text:p>0.0211752029154518</text:p>
              </table:table-cell>
              <table:table-cell office:value-type="float" office:value="0.841412652555231">
                <text:p>0.8414126525552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37169308974938">
                <text:p>0.637169308974938</text:p>
              </table:table-cell>
              <table:table-cell office:value-type="float" office:value="-0.384331634731552">
                <text:p>-0.3843316347315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28976264112103">
                <text:p>0.0228976264112103</text:p>
              </table:table-cell>
              <table:table-cell office:value-type="float" office:value="0.833593233041356">
                <text:p>0.8335932330413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9327130246972">
                <text:p>0.19327130246972</text:p>
              </table:table-cell>
              <table:table-cell office:value-type="float" office:value="0.600925373702996">
                <text:p>0.6009253737029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28976577696133">
                <text:p>0.828976577696133</text:p>
              </table:table-cell>
              <table:table-cell office:value-type="float" office:value="-0.565127459863062">
                <text:p>-0.56512745986306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374051095452102">
                <text:p>0.00374051095452102</text:p>
              </table:table-cell>
              <table:table-cell office:value-type="float" office:value="0.938401740716663">
                <text:p>0.9384017407166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53797220682863">
                <text:p>0.253797220682863</text:p>
              </table:table-cell>
              <table:table-cell office:value-type="float" office:value="0.244224333194394">
                <text:p>0.2442243331943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10212215760165">
                <text:p>0.0110212215760165</text:p>
              </table:table-cell>
              <table:table-cell office:value-type="float" office:value="0.891277775795394">
                <text:p>0.8912777757953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16295860006654">
                <text:p>0.416295860006654</text:p>
              </table:table-cell>
              <table:table-cell office:value-type="float" office:value="0.150855978011903">
                <text:p>0.1508559780119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2813127415412">
                <text:p>0.22813127415412</text:p>
              </table:table-cell>
              <table:table-cell office:value-type="float" office:value="0.345992726325224">
                <text:p>0.3459927263252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21149670071147">
                <text:p>0.621149670071147</text:p>
              </table:table-cell>
              <table:table-cell office:value-type="float" office:value="-0.171141062279321">
                <text:p>-0.1711410622793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01962702991315">
                <text:p>0.201962702991315</text:p>
              </table:table-cell>
              <table:table-cell office:value-type="float" office:value="0.538152235607251">
                <text:p>0.5381522356072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47248938331504">
                <text:p>0.447248938331504</text:p>
              </table:table-cell>
              <table:table-cell office:value-type="float" office:value="-0.114346197551643">
                <text:p>-0.1143461975516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835051310667237">
                <text:p>0.835051310667237</text:p>
              </table:table-cell>
              <table:table-cell office:value-type="float" office:value="-0.658457725824832">
                <text:p>-0.6584577258248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619260315008043">
                <text:p>0.619260315008043</text:p>
              </table:table-cell>
              <table:table-cell office:value-type="float" office:value="-0.139183796532392">
                <text:p>-0.13918379653239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07060622920592">
                <text:p>0.207060622920592</text:p>
              </table:table-cell>
              <table:table-cell office:value-type="float" office:value="0.499407207423069">
                <text:p>0.4994072074230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34274278425448">
                <text:p>0.834274278425448</text:p>
              </table:table-cell>
              <table:table-cell office:value-type="float" office:value="-0.647900907865492">
                <text:p>-0.64790090786549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475322133121992">
                <text:p>0.0475322133121992</text:p>
              </table:table-cell>
              <table:table-cell office:value-type="float" office:value="0.734591727695">
                <text:p>0.7345917276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619715510334474">
                <text:p>0.619715510334474</text:p>
              </table:table-cell>
              <table:table-cell office:value-type="float" office:value="-0.146984352343999">
                <text:p>-0.1469843523439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640556209994993">
                <text:p>0.640556209994993</text:p>
              </table:table-cell>
              <table:table-cell office:value-type="float" office:value="-0.412683296697136">
                <text:p>-0.41268329669713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812331674162584">
                <text:p>0.00812331674162584</text:p>
              </table:table-cell>
              <table:table-cell office:value-type="float" office:value="0.907819902242254">
                <text:p>0.90781990224225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48887344654346">
                <text:p>0.248887344654346</text:p>
              </table:table-cell>
              <table:table-cell office:value-type="float" office:value="0.252378589655838">
                <text:p>0.2523785896558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834136548751875">
                <text:p>0.834136548751875</text:p>
              </table:table-cell>
              <table:table-cell office:value-type="float" office:value="-0.645973279594637">
                <text:p>-0.6459732795946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38161273465642">
                <text:p>0.238161273465642</text:p>
              </table:table-cell>
              <table:table-cell office:value-type="float" office:value="0.290104194098327">
                <text:p>0.2901041940983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10055626021608">
                <text:p>0.210055626021608</text:p>
              </table:table-cell>
              <table:table-cell office:value-type="float" office:value="0.4764219676433">
                <text:p>0.47642196764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986941002247027">
                <text:p>0.00986941002247027</text:p>
              </table:table-cell>
              <table:table-cell office:value-type="float" office:value="0.89764381434331">
                <text:p>0.897643814343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24898299238886">
                <text:p>0.824898299238886</text:p>
              </table:table-cell>
              <table:table-cell office:value-type="float" office:value="-0.489663698082043">
                <text:p>-0.4896636980820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21960338079766">
                <text:p>0.621960338079766</text:p>
              </table:table-cell>
              <table:table-cell office:value-type="float" office:value="-0.184499625562485">
                <text:p>-0.1844996255624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3676029523444">
                <text:p>0.43676029523444</text:p>
              </table:table-cell>
              <table:table-cell office:value-type="float" office:value="-0.06039961682003">
                <text:p>-0.060399616820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37901117344888">
                <text:p>0.437901117344888</text:p>
              </table:table-cell>
              <table:table-cell office:value-type="float" office:value="-0.0683882215938995">
                <text:p>-0.06838822159389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34696624527839">
                <text:p>0.234696624527839</text:p>
              </table:table-cell>
              <table:table-cell office:value-type="float" office:value="0.307453791213585">
                <text:p>0.3074537912135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224950800753558">
                <text:p>0.224950800753558</text:p>
              </table:table-cell>
              <table:table-cell office:value-type="float" office:value="0.36689202367931">
                <text:p>0.366892023679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38650902524942">
                <text:p>0.438650902524942</text:p>
              </table:table-cell>
              <table:table-cell office:value-type="float" office:value="-0.0733710370518148">
                <text:p>-0.073371037051814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119455786921574">
                <text:p>0.000119455786921574</text:p>
              </table:table-cell>
              <table:table-cell office:value-type="float" office:value="0.989069968615566">
                <text:p>0.98906996861556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15091529437559">
                <text:p>0.415091529437559</text:p>
              </table:table-cell>
              <table:table-cell office:value-type="float" office:value="0.166213701694717">
                <text:p>0.1662137016947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26990387470662">
                <text:p>0.826990387470662</text:p>
              </table:table-cell>
              <table:table-cell office:value-type="float" office:value="-0.529106651017826">
                <text:p>-0.5291066510178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829777213304428">
                <text:p>0.829777213304428</text:p>
              </table:table-cell>
              <table:table-cell office:value-type="float" office:value="-0.578794879532481">
                <text:p>-0.57879487953248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445800638120355">
                <text:p>0.0445800638120355</text:p>
              </table:table-cell>
              <table:table-cell office:value-type="float" office:value="0.744924708529154">
                <text:p>0.74492470852915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279980908115064">
                <text:p>0.0279980908115064</text:p>
              </table:table-cell>
              <table:table-cell office:value-type="float" office:value="0.811101870312636">
                <text:p>0.8111018703126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19784579378408">
                <text:p>0.219784579378408</text:p>
              </table:table-cell>
              <table:table-cell office:value-type="float" office:value="0.403208284421886">
                <text:p>0.40320828442188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14256376661656">
                <text:p>0.214256376661656</text:p>
              </table:table-cell>
              <table:table-cell office:value-type="float" office:value="0.444337238451484">
                <text:p>0.44433723845148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85834807982758">
                <text:p>0.185834807982758</text:p>
              </table:table-cell>
              <table:table-cell office:value-type="float" office:value="0.64891056084249">
                <text:p>0.6489105608424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371388199124477">
                <text:p>0.0371388199124477</text:p>
              </table:table-cell>
              <table:table-cell office:value-type="float" office:value="0.773137327284629">
                <text:p>0.7731373272846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37909092719921">
                <text:p>0.437909092719921</text:p>
              </table:table-cell>
              <table:table-cell office:value-type="float" office:value="-0.0684425265669826">
                <text:p>-0.06844252656698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50768339332118">
                <text:p>0.250768339332118</text:p>
              </table:table-cell>
              <table:table-cell office:value-type="float" office:value="0.248536962098946">
                <text:p>0.2485369620989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3286558650362">
                <text:p>0.43286558650362</text:p>
              </table:table-cell>
              <table:table-cell office:value-type="float" office:value="-0.0295770159982632">
                <text:p>-0.02957701599826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544884040798">
                <text:p>0.01544884040798</text:p>
              </table:table-cell>
              <table:table-cell office:value-type="float" office:value="0.868499615747235">
                <text:p>0.8684996157472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23992296424884">
                <text:p>0.623992296424884</text:p>
              </table:table-cell>
              <table:table-cell office:value-type="float" office:value="-0.216973852823507">
                <text:p>-0.2169738528235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388084203340802">
                <text:p>0.0388084203340802</text:p>
              </table:table-cell>
              <table:table-cell office:value-type="float" office:value="0.766567156252975">
                <text:p>0.7665671562529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737439911184853">
                <text:p>0.0737439911184853</text:p>
              </table:table-cell>
              <table:table-cell office:value-type="float" office:value="0.674280229965208">
                <text:p>0.6742802299652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624556221826431">
                <text:p>0.624556221826431</text:p>
              </table:table-cell>
              <table:table-cell office:value-type="float" office:value="-0.22571401131315">
                <text:p>-0.225714011313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43494840372174">
                <text:p>0.843494840372174</text:p>
              </table:table-cell>
              <table:table-cell office:value-type="float" office:value="-0.744361402933173">
                <text:p>-0.74436140293317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28285400344453">
                <text:p>0.828285400344453</text:p>
              </table:table-cell>
              <table:table-cell office:value-type="float" office:value="-0.55301482866228">
                <text:p>-0.553014828662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97844998868186">
                <text:p>0.197844998868186</text:p>
              </table:table-cell>
              <table:table-cell office:value-type="float" office:value="0.568586439613675">
                <text:p>0.5685864396136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34543770942075">
                <text:p>0.634543770942075</text:p>
              </table:table-cell>
              <table:table-cell office:value-type="float" office:value="-0.357775497292199">
                <text:p>-0.3577754972921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22583715891274">
                <text:p>0.222583715891274</text:p>
              </table:table-cell>
              <table:table-cell office:value-type="float" office:value="0.383211086514797">
                <text:p>0.3832110865147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625789531087765">
                <text:p>0.625789531087765</text:p>
              </table:table-cell>
              <table:table-cell office:value-type="float" office:value="-0.244407086544798">
                <text:p>-0.24440708654479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17208109393377">
                <text:p>0.417208109393377</text:p>
              </table:table-cell>
              <table:table-cell office:value-type="float" office:value="0.139364060943149">
                <text:p>0.1393640609431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630854946831747">
                <text:p>0.630854946831747</text:p>
              </table:table-cell>
              <table:table-cell office:value-type="float" office:value="-0.314406856797136">
                <text:p>-0.3144068567971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39360152208191">
                <text:p>0.239360152208191</text:p>
              </table:table-cell>
              <table:table-cell office:value-type="float" office:value="0.284643224790372">
                <text:p>0.2846432247903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88702299087938">
                <text:p>0.188702299087938</text:p>
              </table:table-cell>
              <table:table-cell office:value-type="float" office:value="0.631179537263297">
                <text:p>0.6311795372632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62623395610932">
                <text:p>0.62623395610932</text:p>
              </table:table-cell>
              <table:table-cell office:value-type="float" office:value="-0.250992825592526">
                <text:p>-0.25099282559252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20758924187664">
                <text:p>0.620758924187664</text:p>
              </table:table-cell>
              <table:table-cell office:value-type="float" office:value="-0.164397684854892">
                <text:p>-0.16439768485489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618752881001365">
                <text:p>0.618752881001365</text:p>
              </table:table-cell>
              <table:table-cell office:value-type="float" office:value="-0.130408057233197">
                <text:p>-0.13040805723319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308259395596513">
                <text:p>0.0308259395596513</text:p>
              </table:table-cell>
              <table:table-cell office:value-type="float" office:value="0.799026417883354">
                <text:p>0.79902641788335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4149696896815">
                <text:p>0.84149696896815</text:p>
              </table:table-cell>
              <table:table-cell office:value-type="float" office:value="-0.728982431863432">
                <text:p>-0.7289824318634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624138613984696">
                <text:p>0.624138613984696</text:p>
              </table:table-cell>
              <table:table-cell office:value-type="float" office:value="-0.217841863753653">
                <text:p>-0.2178418637536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26113980455189">
                <text:p>0.026113980455189</text:p>
              </table:table-cell>
              <table:table-cell office:value-type="float" office:value="0.819301631543484">
                <text:p>0.8193016315434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532486215716531">
                <text:p>0.0532486215716531</text:p>
              </table:table-cell>
              <table:table-cell office:value-type="float" office:value="0.716271826279055">
                <text:p>0.7162718262790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798949768524751">
                <text:p>0.000798949768524751</text:p>
              </table:table-cell>
              <table:table-cell office:value-type="float" office:value="0.971714252610263">
                <text:p>0.9717142526102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39928023548636">
                <text:p>0.639928023548636</text:p>
              </table:table-cell>
              <table:table-cell office:value-type="float" office:value="-0.408114024025287">
                <text:p>-0.40811402402528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665588950165288">
                <text:p>0.0665588950165288</text:p>
              </table:table-cell>
              <table:table-cell office:value-type="float" office:value="0.684255854599564">
                <text:p>0.6842558545995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5154440882644">
                <text:p>0.005154440882644</text:p>
              </table:table-cell>
              <table:table-cell office:value-type="float" office:value="0.927374582307774">
                <text:p>0.92737458230777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37811669353534">
                <text:p>0.237811669353534</text:p>
              </table:table-cell>
              <table:table-cell office:value-type="float" office:value="0.291750753532045">
                <text:p>0.2917507535320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754971090626571">
                <text:p>0.0754971090626571</text:p>
              </table:table-cell>
              <table:table-cell office:value-type="float" office:value="0.672688299268693">
                <text:p>0.67268829926869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633449062150929">
                <text:p>0.633449062150929</text:p>
              </table:table-cell>
              <table:table-cell office:value-type="float" office:value="-0.345626007164474">
                <text:p>-0.34562600716447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00690977284746">
                <text:p>0.0100690977284746</text:p>
              </table:table-cell>
              <table:table-cell office:value-type="float" office:value="0.896522803254655">
                <text:p>0.8965228032546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28045220255338">
                <text:p>0.828045220255338</text:p>
              </table:table-cell>
              <table:table-cell office:value-type="float" office:value="-0.548738898849408">
                <text:p>-0.5487388988494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3102895115826">
                <text:p>0.83102895115826</text:p>
              </table:table-cell>
              <table:table-cell office:value-type="float" office:value="-0.599360358277401">
                <text:p>-0.5993603582774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637416074027482">
                <text:p>0.637416074027482</text:p>
              </table:table-cell>
              <table:table-cell office:value-type="float" office:value="-0.38663388618824">
                <text:p>-0.386633886188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713626800268012">
                <text:p>0.00713626800268012</text:p>
              </table:table-cell>
              <table:table-cell office:value-type="float" office:value="0.913937036636604">
                <text:p>0.9139370366366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39312609900546">
                <text:p>0.239312609900546</text:p>
              </table:table-cell>
              <table:table-cell office:value-type="float" office:value="0.284854231729115">
                <text:p>0.2848542317291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40832041921218">
                <text:p>0.640832041921218</text:p>
              </table:table-cell>
              <table:table-cell office:value-type="float" office:value="-0.414927167164781">
                <text:p>-0.41492716716478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24408364736165">
                <text:p>0.824408364736165</text:p>
              </table:table-cell>
              <table:table-cell office:value-type="float" office:value="-0.479978980969766">
                <text:p>-0.4799789809697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36961737294761">
                <text:p>0.836961737294761</text:p>
              </table:table-cell>
              <table:table-cell office:value-type="float" office:value="-0.6825815190627">
                <text:p>-0.682581519062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41704341823815">
                <text:p>0.841704341823815</text:p>
              </table:table-cell>
              <table:table-cell office:value-type="float" office:value="-0.730725697853638">
                <text:p>-0.7307256978536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392654976150708">
                <text:p>0.000392654976150708</text:p>
              </table:table-cell>
              <table:table-cell office:value-type="float" office:value="0.980179636259347">
                <text:p>0.98017963625934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92566696532997">
                <text:p>0.192566696532997</text:p>
              </table:table-cell>
              <table:table-cell office:value-type="float" office:value="0.605737140807288">
                <text:p>0.6057371408072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614130626403913">
                <text:p>0.00614130626403913</text:p>
              </table:table-cell>
              <table:table-cell office:value-type="float" office:value="0.920455978523524">
                <text:p>0.9204559785235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27825731873976">
                <text:p>0.427825731873976</text:p>
              </table:table-cell>
              <table:table-cell office:value-type="float" office:value="0.0180215336171788">
                <text:p>0.01802153361717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303724823434498">
                <text:p>0.00303724823434498</text:p>
              </table:table-cell>
              <table:table-cell office:value-type="float" office:value="0.94459939645653">
                <text:p>0.944599396456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640924248514297">
                <text:p>0.640924248514297</text:p>
              </table:table-cell>
              <table:table-cell office:value-type="float" office:value="-0.415625675556287">
                <text:p>-0.41562567555628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10598372502969">
                <text:p>0.210598372502969</text:p>
              </table:table-cell>
              <table:table-cell office:value-type="float" office:value="0.472263779214682">
                <text:p>0.4722637792146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619656861081183">
                <text:p>0.619656861081183</text:p>
              </table:table-cell>
              <table:table-cell office:value-type="float" office:value="-0.145982495722604">
                <text:p>-0.1459824957226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19315357066774">
                <text:p>0.419315357066774</text:p>
              </table:table-cell>
              <table:table-cell office:value-type="float" office:value="0.113339885769833">
                <text:p>0.1133398857698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98763812221093">
                <text:p>0.198763812221093</text:p>
              </table:table-cell>
              <table:table-cell office:value-type="float" office:value="0.561887900720762">
                <text:p>0.5618879007207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630662623222138">
                <text:p>0.630662623222138</text:p>
              </table:table-cell>
              <table:table-cell office:value-type="float" office:value="-0.311965086010065">
                <text:p>-0.31196508601006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31501197374897">
                <text:p>0.231501197374897</text:p>
              </table:table-cell>
              <table:table-cell office:value-type="float" office:value="0.325359172458748">
                <text:p>0.32535917245874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31365479513175">
                <text:p>0.431365479513175</text:p>
              </table:table-cell>
              <table:table-cell office:value-type="float" office:value="-0.0163185604187638">
                <text:p>-0.01631856041876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823893584859755">
                <text:p>0.823893584859755</text:p>
              </table:table-cell>
              <table:table-cell office:value-type="float" office:value="-0.4696688023091">
                <text:p>-0.469668802309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35935571758457">
                <text:p>0.835935571758457</text:p>
              </table:table-cell>
              <table:table-cell office:value-type="float" office:value="-0.669950277210328">
                <text:p>-0.6699502772103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824994004590316">
                <text:p>0.824994004590316</text:p>
              </table:table-cell>
              <table:table-cell office:value-type="float" office:value="-0.491540774132156">
                <text:p>-0.4915407741321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36043777529907">
                <text:p>0.436043777529907</text:p>
              </table:table-cell>
              <table:table-cell office:value-type="float" office:value="-0.0551352799160982">
                <text:p>-0.05513527991609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90679446155971">
                <text:p>0.190679446155971</text:p>
              </table:table-cell>
              <table:table-cell office:value-type="float" office:value="0.618370554980426">
                <text:p>0.61837055498042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05577561643373">
                <text:p>0.205577561643373</text:p>
              </table:table-cell>
              <table:table-cell office:value-type="float" office:value="0.510790954697793">
                <text:p>0.5107909546977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24906990719739">
                <text:p>0.224906990719739</text:p>
              </table:table-cell>
              <table:table-cell office:value-type="float" office:value="0.367188512456501">
                <text:p>0.3671885124565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627948923027528">
                <text:p>0.627948923027528</text:p>
              </table:table-cell>
              <table:table-cell office:value-type="float" office:value="-0.275630416316303">
                <text:p>-0.27563041631630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448570729682462">
                <text:p>0.448570729682462</text:p>
              </table:table-cell>
              <table:table-cell office:value-type="float" office:value="-0.117872837626255">
                <text:p>-0.1178728376262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152560029382059">
                <text:p>0.00152560029382059</text:p>
              </table:table-cell>
              <table:table-cell office:value-type="float" office:value="0.960867975273246">
                <text:p>0.96086797527324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638108404890293">
                <text:p>0.638108404890293</text:p>
              </table:table-cell>
              <table:table-cell office:value-type="float" office:value="-0.39291151508863">
                <text:p>-0.392911515088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619861324384004">
                <text:p>0.619861324384004</text:p>
              </table:table-cell>
              <table:table-cell office:value-type="float" office:value="-0.149469865476752">
                <text:p>-0.1494698654767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2558761471766">
                <text:p>0.82558761471766</text:p>
              </table:table-cell>
              <table:table-cell office:value-type="float" office:value="-0.503073860879708">
                <text:p>-0.5030738608797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256465173285581">
                <text:p>0.0256465173285581</text:p>
              </table:table-cell>
              <table:table-cell office:value-type="float" office:value="0.821355303454393">
                <text:p>0.8213553034543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833494634488573">
                <text:p>0.833494634488573</text:p>
              </table:table-cell>
              <table:table-cell office:value-type="float" office:value="-0.635052203654698">
                <text:p>-0.6350522036546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56866994927221">
                <text:p>0.056866994927221</text:p>
              </table:table-cell>
              <table:table-cell office:value-type="float" office:value="0.705983181013389">
                <text:p>0.70598318101338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14312731719055">
                <text:p>0.414312731719055</text:p>
              </table:table-cell>
              <table:table-cell office:value-type="float" office:value="0.176253518627504">
                <text:p>0.17625351862750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829206719486252">
                <text:p>0.829206719486252</text:p>
              </table:table-cell>
              <table:table-cell office:value-type="float" office:value="-0.569096458614617">
                <text:p>-0.5690964586146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92961355300173">
                <text:p>0.192961355300173</text:p>
              </table:table-cell>
              <table:table-cell office:value-type="float" office:value="0.603048315942436">
                <text:p>0.60304831594243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442228531345728">
                <text:p>0.0442228531345728</text:p>
              </table:table-cell>
              <table:table-cell office:value-type="float" office:value="0.746211201094258">
                <text:p>0.7462112010942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19904163051911">
                <text:p>0.619904163051911</text:p>
              </table:table-cell>
              <table:table-cell office:value-type="float" office:value="-0.150198845497432">
                <text:p>-0.1501988454974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644631341238366">
                <text:p>0.0644631341238366</text:p>
              </table:table-cell>
              <table:table-cell office:value-type="float" office:value="0.68818160929387">
                <text:p>0.6881816092938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33286981517776">
                <text:p>0.633286981517776</text:p>
              </table:table-cell>
              <table:table-cell office:value-type="float" office:value="-0.343718587177179">
                <text:p>-0.3437185871771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3761435136671">
                <text:p>0.23761435136671</text:p>
              </table:table-cell>
              <table:table-cell office:value-type="float" office:value="0.292690690613106">
                <text:p>0.29269069061310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30424088065119">
                <text:p>0.230424088065119</text:p>
              </table:table-cell>
              <table:table-cell office:value-type="float" office:value="0.33177106616573">
                <text:p>0.3317710661657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25157643977255">
                <text:p>0.425157643977255</text:p>
              </table:table-cell>
              <table:table-cell office:value-type="float" office:value="0.0458418143578808">
                <text:p>0.04584181435788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43697708379283">
                <text:p>0.643697708379283</text:p>
              </table:table-cell>
              <table:table-cell office:value-type="float" office:value="-0.433429822793044">
                <text:p>-0.4334298227930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31168086024447">
                <text:p>0.831168086024447</text:p>
              </table:table-cell>
              <table:table-cell office:value-type="float" office:value="-0.601583570631169">
                <text:p>-0.60158357063116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22414153749713">
                <text:p>0.422414153749713</text:p>
              </table:table-cell>
              <table:table-cell office:value-type="float" office:value="0.0765972983033814">
                <text:p>0.07659729830338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13039843684734">
                <text:p>0.213039843684734</text:p>
              </table:table-cell>
              <table:table-cell office:value-type="float" office:value="0.453584612375844">
                <text:p>0.4535846123758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32694526095457">
                <text:p>0.032694526095457</text:p>
              </table:table-cell>
              <table:table-cell office:value-type="float" office:value="0.791203181049341">
                <text:p>0.7912031810493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50409385616003">
                <text:p>0.650409385616003</text:p>
              </table:table-cell>
              <table:table-cell office:value-type="float" office:value="-0.456835203159038">
                <text:p>-0.45683520315903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828767344304979">
                <text:p>0.828767344304979</text:p>
              </table:table-cell>
              <table:table-cell office:value-type="float" office:value="-0.561491102355524">
                <text:p>-0.5614911023555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41223806196624">
                <text:p>0.641223806196624</text:p>
              </table:table-cell>
              <table:table-cell office:value-type="float" office:value="-0.417770285024855">
                <text:p>-0.4177702850248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32182200374314">
                <text:p>0.632182200374314</text:p>
              </table:table-cell>
              <table:table-cell office:value-type="float" office:value="-0.330794108801165">
                <text:p>-0.3307941088011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432773992045399">
                <text:p>0.0432773992045399</text:p>
              </table:table-cell>
              <table:table-cell office:value-type="float" office:value="0.749651985292212">
                <text:p>0.7496519852922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20192060797636">
                <text:p>0.420192060797636</text:p>
              </table:table-cell>
              <table:table-cell office:value-type="float" office:value="0.102748446564248">
                <text:p>0.10274844656424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21735558771502">
                <text:p>0.621735558771502</text:p>
              </table:table-cell>
              <table:table-cell office:value-type="float" office:value="-0.180817795303163">
                <text:p>-0.1808177953031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838934221657643">
                <text:p>0.838934221657643</text:p>
              </table:table-cell>
              <table:table-cell office:value-type="float" office:value="-0.704681663111554">
                <text:p>-0.70468166311155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848878050632785">
                <text:p>0.848878050632785</text:p>
              </table:table-cell>
              <table:table-cell office:value-type="float" office:value="-0.769696582928077">
                <text:p>-0.7696965829280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48852005825109">
                <text:p>0.048852005825109</text:p>
              </table:table-cell>
              <table:table-cell office:value-type="float" office:value="0.730154863136927">
                <text:p>0.7301548631369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23412473983505">
                <text:p>0.423412473983505</text:p>
              </table:table-cell>
              <table:table-cell office:value-type="float" office:value="0.065198860068432">
                <text:p>0.0651988600684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35367104690467">
                <text:p>0.635367104690467</text:p>
              </table:table-cell>
              <table:table-cell office:value-type="float" office:value="-0.366497127104792">
                <text:p>-0.3664971271047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712437777794292">
                <text:p>0.0712437777794292</text:p>
              </table:table-cell>
              <table:table-cell office:value-type="float" office:value="0.677683535234393">
                <text:p>0.67768353523439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4738126972699">
                <text:p>0.84738126972699</text:p>
              </table:table-cell>
              <table:table-cell office:value-type="float" office:value="-0.765048354639832">
                <text:p>-0.7650483546398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728798065645412">
                <text:p>0.0728798065645412</text:p>
              </table:table-cell>
              <table:table-cell office:value-type="float" office:value="0.675710364261002">
                <text:p>0.67571036426100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44897932741873">
                <text:p>0.044897932741873</text:p>
              </table:table-cell>
              <table:table-cell office:value-type="float" office:value="0.743786261761915">
                <text:p>0.7437862617619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15385973480962">
                <text:p>0.415385973480962</text:p>
              </table:table-cell>
              <table:table-cell office:value-type="float" office:value="0.162440417283955">
                <text:p>0.1624404172839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11609737169925">
                <text:p>0.211609737169925</text:p>
              </table:table-cell>
              <table:table-cell office:value-type="float" office:value="0.464508715052652">
                <text:p>0.4645087150526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92868469363847">
                <text:p>0.192868469363847</text:p>
              </table:table-cell>
              <table:table-cell office:value-type="float" office:value="0.603682432547638">
                <text:p>0.6036824325476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18341336045717">
                <text:p>0.218341336045717</text:p>
              </table:table-cell>
              <table:table-cell office:value-type="float" office:value="0.413766704651777">
                <text:p>0.41376670465177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425909336655618">
                <text:p>0.00425909336655618</text:p>
              </table:table-cell>
              <table:table-cell office:value-type="float" office:value="0.934170088211435">
                <text:p>0.93417008821143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44496726689179">
                <text:p>0.644496726689179</text:p>
              </table:table-cell>
              <table:table-cell office:value-type="float" office:value="-0.437693872712685">
                <text:p>-0.43769387271268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1035170410195">
                <text:p>0.21035170410195</text:p>
              </table:table-cell>
              <table:table-cell office:value-type="float" office:value="0.474150167056723">
                <text:p>0.4741501670567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44277597511315">
                <text:p>0.244277597511315</text:p>
              </table:table-cell>
              <table:table-cell office:value-type="float" office:value="0.265419046851084">
                <text:p>0.2654190468510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93576498988097">
                <text:p>0.193576498988097</text:p>
              </table:table-cell>
              <table:table-cell office:value-type="float" office:value="0.598825894461022">
                <text:p>0.5988258944610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406982142511533">
                <text:p>0.0406982142511533</text:p>
              </table:table-cell>
              <table:table-cell office:value-type="float" office:value="0.759289182630647">
                <text:p>0.75928918263064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272136153907573">
                <text:p>0.0272136153907573</text:p>
              </table:table-cell>
              <table:table-cell office:value-type="float" office:value="0.814500954430798">
                <text:p>0.8145009544307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47105971654473">
                <text:p>0.647105971654473</text:p>
              </table:table-cell>
              <table:table-cell office:value-type="float" office:value="-0.448846688631233">
                <text:p>-0.4488466886312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4222898973396">
                <text:p>0.24222898973396</text:p>
              </table:table-cell>
              <table:table-cell office:value-type="float" office:value="0.272965645442985">
                <text:p>0.2729656454429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452024025593604">
                <text:p>0.0452024025593604</text:p>
              </table:table-cell>
              <table:table-cell office:value-type="float" office:value="0.742701486922136">
                <text:p>0.74270148692213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827843283875392">
                <text:p>0.827843283875392</text:p>
              </table:table-cell>
              <table:table-cell office:value-type="float" office:value="-0.545117422076664">
                <text:p>-0.5451174220766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487951620310156">
                <text:p>0.00487951620310156</text:p>
              </table:table-cell>
              <table:table-cell office:value-type="float" office:value="0.929401389412459">
                <text:p>0.92940138941245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838375160385504">
                <text:p>0.838375160385504</text:p>
              </table:table-cell>
              <table:table-cell office:value-type="float" office:value="-0.698711586512731">
                <text:p>-0.6987115865127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376332201868839">
                <text:p>0.0376332201868839</text:p>
              </table:table-cell>
              <table:table-cell office:value-type="float" office:value="0.771179094422354">
                <text:p>0.7711790944223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22535023742437">
                <text:p>0.422535023742437</text:p>
              </table:table-cell>
              <table:table-cell office:value-type="float" office:value="0.0752052398515768">
                <text:p>0.075205239851576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305277564008441">
                <text:p>0.0305277564008441</text:p>
              </table:table-cell>
              <table:table-cell office:value-type="float" office:value="0.800286487404047">
                <text:p>0.80028648740404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08226957989921">
                <text:p>0.208226957989921</text:p>
              </table:table-cell>
              <table:table-cell office:value-type="float" office:value="0.490460435612847">
                <text:p>0.49046043561284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41173083035513">
                <text:p>0.441173083035513</text:p>
              </table:table-cell>
              <table:table-cell office:value-type="float" office:value="-0.0885273267960997">
                <text:p>-0.088527326796099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625306507765489">
                <text:p>0.00625306507765489</text:p>
              </table:table-cell>
              <table:table-cell office:value-type="float" office:value="0.919703221722149">
                <text:p>0.91970322172214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31357181444298">
                <text:p>0.231357181444298</text:p>
              </table:table-cell>
              <table:table-cell office:value-type="float" office:value="0.326494480370327">
                <text:p>0.32649448037032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17367576265413">
                <text:p>0.217367576265413</text:p>
              </table:table-cell>
              <table:table-cell office:value-type="float" office:value="0.420970814941235">
                <text:p>0.4209708149412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824815139903133">
                <text:p>0.824815139903133</text:p>
              </table:table-cell>
              <table:table-cell office:value-type="float" office:value="-0.488028748337636">
                <text:p>-0.48802874833763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25740504608082">
                <text:p>0.825740504608082</text:p>
              </table:table-cell>
              <table:table-cell office:value-type="float" office:value="-0.506013471871772">
                <text:p>-0.50601347187177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565545755928075">
                <text:p>0.0565545755928075</text:p>
              </table:table-cell>
              <table:table-cell office:value-type="float" office:value="0.706828155037828">
                <text:p>0.7068281550378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177155333176426">
                <text:p>0.0177155333176426</text:p>
              </table:table-cell>
              <table:table-cell office:value-type="float" office:value="0.857541881844428">
                <text:p>0.8575418818444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422745290897213">
                <text:p>0.422745290897213</text:p>
              </table:table-cell>
              <table:table-cell office:value-type="float" office:value="0.0727912713455131">
                <text:p>0.07279127134551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47811408050589">
                <text:p>0.647811408050589</text:p>
              </table:table-cell>
              <table:table-cell office:value-type="float" office:value="-0.451148076983619">
                <text:p>-0.4511480769836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418102896989885">
                <text:p>0.418102896989885</text:p>
              </table:table-cell>
              <table:table-cell office:value-type="float" office:value="0.128246439229789">
                <text:p>0.12824643922978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39269542961182">
                <text:p>0.839269542961182</text:p>
              </table:table-cell>
              <table:table-cell office:value-type="float" office:value="-0.708148159915061">
                <text:p>-0.70814815991506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41413145612483">
                <text:p>0.441413145612483</text:p>
              </table:table-cell>
              <table:table-cell office:value-type="float" office:value="-0.0898382218391193">
                <text:p>-0.08983822183911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696937025073887">
                <text:p>0.0696937025073887</text:p>
              </table:table-cell>
              <table:table-cell office:value-type="float" office:value="0.679229390651492">
                <text:p>0.67922939065149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12696168778035">
                <text:p>0.412696168778035</text:p>
              </table:table-cell>
              <table:table-cell office:value-type="float" office:value="0.197306928650811">
                <text:p>0.1973069286508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832447689708054">
                <text:p>0.832447689708054</text:p>
              </table:table-cell>
              <table:table-cell office:value-type="float" office:value="-0.621448299067837">
                <text:p>-0.62144829906783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844322200733905">
                <text:p>0.844322200733905</text:p>
              </table:table-cell>
              <table:table-cell office:value-type="float" office:value="-0.749795926167407">
                <text:p>-0.74979592616740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551732560866867">
                <text:p>0.0551732560866867</text:p>
              </table:table-cell>
              <table:table-cell office:value-type="float" office:value="0.710663992418727">
                <text:p>0.7106639924187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842110982234501">
                <text:p>0.842110982234501</text:p>
              </table:table-cell>
              <table:table-cell office:value-type="float" office:value="-0.734045791006275">
                <text:p>-0.7340457910062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24414998904385">
                <text:p>0.624414998904385</text:p>
              </table:table-cell>
              <table:table-cell office:value-type="float" office:value="-0.223538668170676">
                <text:p>-0.2235386681706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831226662522241">
                <text:p>0.831226662522241</text:p>
              </table:table-cell>
              <table:table-cell office:value-type="float" office:value="-0.602517271643209">
                <text:p>-0.6025172716432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2029162548174">
                <text:p>0.62029162548174</text:p>
              </table:table-cell>
              <table:table-cell office:value-type="float" office:value="-0.156766427667902">
                <text:p>-0.1567664276679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25955704241883">
                <text:p>0.625955704241883</text:p>
              </table:table-cell>
              <table:table-cell office:value-type="float" office:value="-0.245947482369667">
                <text:p>-0.2459474823696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45494307654172">
                <text:p>0.245494307654172</text:p>
              </table:table-cell>
              <table:table-cell office:value-type="float" office:value="0.261487195937556">
                <text:p>0.2614871959375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32305378662591">
                <text:p>0.632305378662591</text:p>
              </table:table-cell>
              <table:table-cell office:value-type="float" office:value="-0.33227520693088">
                <text:p>-0.3322752069308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436625277389526">
                <text:p>0.436625277389526</text:p>
              </table:table-cell>
              <table:table-cell office:value-type="float" office:value="-0.0594220513803105">
                <text:p>-0.05942205138031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826034552387051">
                <text:p>0.826034552387051</text:p>
              </table:table-cell>
              <table:table-cell office:value-type="float" office:value="-0.511623928799247">
                <text:p>-0.51162392879924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84593786543353">
                <text:p>0.0184593786543353</text:p>
              </table:table-cell>
              <table:table-cell office:value-type="float" office:value="0.854019992532588">
                <text:p>0.85401999253258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95215245396286">
                <text:p>0.195215245396286</text:p>
              </table:table-cell>
              <table:table-cell office:value-type="float" office:value="0.58740258426933">
                <text:p>0.587402584269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44687685975115">
                <text:p>0.44687685975115</text:p>
              </table:table-cell>
              <table:table-cell office:value-type="float" office:value="-0.113216059137822">
                <text:p>-0.1132160591378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67665077639657">
                <text:p>0.067665077639657</text:p>
              </table:table-cell>
              <table:table-cell office:value-type="float" office:value="0.682365045893103">
                <text:p>0.6823650458931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2534522839016">
                <text:p>0.22534522839016</text:p>
              </table:table-cell>
              <table:table-cell office:value-type="float" office:value="0.364232671057083">
                <text:p>0.36423267105708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0072593062048">
                <text:p>0.20072593062048</text:p>
              </table:table-cell>
              <table:table-cell office:value-type="float" office:value="0.547803839585532">
                <text:p>0.5478038395855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825116976426914">
                <text:p>0.825116976426914</text:p>
              </table:table-cell>
              <table:table-cell office:value-type="float" office:value="-0.49394548039262">
                <text:p>-0.4939454803926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829701646543179">
                <text:p>0.829701646543179</text:p>
              </table:table-cell>
              <table:table-cell office:value-type="float" office:value="-0.577514645765409">
                <text:p>-0.57751464576540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99978914676463">
                <text:p>0.199978914676463</text:p>
              </table:table-cell>
              <table:table-cell office:value-type="float" office:value="0.552945278227255">
                <text:p>0.5529452782272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420402516941443">
                <text:p>0.420402516941443</text:p>
              </table:table-cell>
              <table:table-cell office:value-type="float" office:value="0.10022805122556">
                <text:p>0.100228051225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451167339046169">
                <text:p>0.451167339046169</text:p>
              </table:table-cell>
              <table:table-cell office:value-type="float" office:value="-0.122553895765121">
                <text:p>-0.1225538957651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276060642851366">
                <text:p>0.0276060642851366</text:p>
              </table:table-cell>
              <table:table-cell office:value-type="float" office:value="0.812822100736049">
                <text:p>0.8128221007360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164983555254087">
                <text:p>0.00164983555254087</text:p>
              </table:table-cell>
              <table:table-cell office:value-type="float" office:value="0.959296357749044">
                <text:p>0.95929635774904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843396360809914">
                <text:p>0.843396360809914</text:p>
              </table:table-cell>
              <table:table-cell office:value-type="float" office:value="-0.743677853891561">
                <text:p>-0.74367785389156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431593486531921">
                <text:p>0.431593486531921</text:p>
              </table:table-cell>
              <table:table-cell office:value-type="float" office:value="-0.0183811221833944">
                <text:p>-0.018381122183394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452587796242967">
                <text:p>0.452587796242967</text:p>
              </table:table-cell>
              <table:table-cell office:value-type="float" office:value="-0.123839304993014">
                <text:p>-0.1238393049930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422056738192871">
                <text:p>0.422056738192871</text:p>
              </table:table-cell>
              <table:table-cell office:value-type="float" office:value="0.0807327338654255">
                <text:p>0.08073273386542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41122346656795">
                <text:p>0.41122346656795</text:p>
              </table:table-cell>
              <table:table-cell office:value-type="float" office:value="0.216723111893257">
                <text:p>0.2167231118932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27447816111664">
                <text:p>0.227447816111664</text:p>
              </table:table-cell>
              <table:table-cell office:value-type="float" office:value="0.350374853885664">
                <text:p>0.3503748538856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450279903824399">
                <text:p>0.450279903824399</text:p>
              </table:table-cell>
              <table:table-cell office:value-type="float" office:value="-0.121291470487299">
                <text:p>-0.12129147048729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48537013916509">
                <text:p>0.248537013916509</text:p>
              </table:table-cell>
              <table:table-cell office:value-type="float" office:value="0.25319057977514">
                <text:p>0.253190579775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11074921252505">
                <text:p>0.411074921252505</text:p>
              </table:table-cell>
              <table:table-cell office:value-type="float" office:value="0.218692121699336">
                <text:p>0.2186921216993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432773992045399">
                <text:p>0.0432773992045399</text:p>
              </table:table-cell>
              <table:table-cell office:value-type="float" office:value="0.749651985292212">
                <text:p>0.74965198529221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793961656709102">
                <text:p>0.00793961656709102</text:p>
              </table:table-cell>
              <table:table-cell office:value-type="float" office:value="0.908949684370454">
                <text:p>0.9089496843704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39501768004663">
                <text:p>0.639501768004663</text:p>
              </table:table-cell>
              <table:table-cell office:value-type="float" office:value="-0.404704729512734">
                <text:p>-0.40470472951273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638778862590671">
                <text:p>0.638778862590671</text:p>
              </table:table-cell>
              <table:table-cell office:value-type="float" office:value="-0.398733447070464">
                <text:p>-0.3987334470704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85678484331786">
                <text:p>0.185678484331786</text:p>
              </table:table-cell>
              <table:table-cell office:value-type="float" office:value="0.649846717861834">
                <text:p>0.6498467178618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20507170044723">
                <text:p>0.420507170044723</text:p>
              </table:table-cell>
              <table:table-cell office:value-type="float" office:value="0.0989780079210722">
                <text:p>0.098978007921072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782123494958545">
                <text:p>0.0782123494958545</text:p>
              </table:table-cell>
              <table:table-cell office:value-type="float" office:value="0.670883997683269">
                <text:p>0.67088399768326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44176146902441">
                <text:p>0.644176146902441</text:p>
              </table:table-cell>
              <table:table-cell office:value-type="float" office:value="-0.436030140307667">
                <text:p>-0.4360301403076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520314513263918">
                <text:p>0.0520314513263918</text:p>
              </table:table-cell>
              <table:table-cell office:value-type="float" office:value="0.719970508445802">
                <text:p>0.7199705084458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385418809423891">
                <text:p>0.0385418809423891</text:p>
              </table:table-cell>
              <table:table-cell office:value-type="float" office:value="0.767607473607992">
                <text:p>0.76760747360799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12299162553567">
                <text:p>0.212299162553567</text:p>
              </table:table-cell>
              <table:table-cell office:value-type="float" office:value="0.459236441138781">
                <text:p>0.4592364411387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838174993172522">
                <text:p>0.838174993172522</text:p>
              </table:table-cell>
              <table:table-cell office:value-type="float" office:value="-0.696518880522779">
                <text:p>-0.6965188805227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28222154806703">
                <text:p>0.628222154806703</text:p>
              </table:table-cell>
              <table:table-cell office:value-type="float" office:value="-0.279441120357688">
                <text:p>-0.27944112035768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41444973536943">
                <text:p>0.41444973536943</text:p>
              </table:table-cell>
              <table:table-cell office:value-type="float" office:value="0.174558897271995">
                <text:p>0.1745588972719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772453566074658">
                <text:p>0.0772453566074658</text:p>
              </table:table-cell>
              <table:table-cell office:value-type="float" office:value="0.671434381087603">
                <text:p>0.6714343810876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633828746796262">
                <text:p>0.633828746796262</text:p>
              </table:table-cell>
              <table:table-cell office:value-type="float" office:value="-0.349911143512742">
                <text:p>-0.34991114351274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47870256545263">
                <text:p>0.0047870256545263</text:p>
              </table:table-cell>
              <table:table-cell office:value-type="float" office:value="0.930094460715805">
                <text:p>0.9300944607158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623140263741359">
                <text:p>0.623140263741359</text:p>
              </table:table-cell>
              <table:table-cell office:value-type="float" office:value="-0.203538093796271">
                <text:p>-0.20353809379627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622975360497132">
                <text:p>0.622975360497132</text:p>
              </table:table-cell>
              <table:table-cell office:value-type="float" office:value="-0.200899240953694">
                <text:p>-0.2008992409536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323874405292458">
                <text:p>0.0323874405292458</text:p>
              </table:table-cell>
              <table:table-cell office:value-type="float" office:value="0.792480071062157">
                <text:p>0.7924800710621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47847604732685">
                <text:p>0.847847604732685</text:p>
              </table:table-cell>
              <table:table-cell office:value-type="float" office:value="-0.766696401411386">
                <text:p>-0.76669640141138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06963640400056">
                <text:p>0.206963640400056</text:p>
              </table:table-cell>
              <table:table-cell office:value-type="float" office:value="0.500150459427094">
                <text:p>0.5001504594270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3385996726865">
                <text:p>0.83385996726865</text:p>
              </table:table-cell>
              <table:table-cell office:value-type="float" office:value="-0.642102078788348">
                <text:p>-0.6421020787883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348777425048635">
                <text:p>0.0348777425048635</text:p>
              </table:table-cell>
              <table:table-cell office:value-type="float" office:value="0.782228912773403">
                <text:p>0.7822289127734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2605379968219">
                <text:p>0.82605379968219</text:p>
              </table:table-cell>
              <table:table-cell office:value-type="float" office:value="-0.511997203561986">
                <text:p>-0.51199720356198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635533311487177">
                <text:p>0.635533311487177</text:p>
              </table:table-cell>
              <table:table-cell office:value-type="float" office:value="-0.368222158413414">
                <text:p>-0.3682221584134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87686260846431">
                <text:p>0.187686260846431</text:p>
              </table:table-cell>
              <table:table-cell office:value-type="float" office:value="0.637580817695445">
                <text:p>0.63758081769544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25167519462255">
                <text:p>0.625167519462255</text:p>
              </table:table-cell>
              <table:table-cell office:value-type="float" office:value="-0.233982991987705">
                <text:p>-0.2339829919877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641497529204865">
                <text:p>0.641497529204865</text:p>
              </table:table-cell>
              <table:table-cell office:value-type="float" office:value="-0.419683468299725">
                <text:p>-0.4196834682997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63308659133129">
                <text:p>0.63308659133129</text:p>
              </table:table-cell>
              <table:table-cell office:value-type="float" office:value="-0.341052866406335">
                <text:p>-0.34105286640633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412311969445261">
                <text:p>0.412311969445261</text:p>
              </table:table-cell>
              <table:table-cell office:value-type="float" office:value="0.202352820207417">
                <text:p>0.2023528202074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56478756610224">
                <text:p>0.256478756610224</text:p>
              </table:table-cell>
              <table:table-cell office:value-type="float" office:value="0.24237817858405">
                <text:p>0.2423781785840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429609223409698">
                <text:p>0.429609223409698</text:p>
              </table:table-cell>
              <table:table-cell office:value-type="float" office:value="0.00011919439967231">
                <text:p>0.0001191943996723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648448727333205">
                <text:p>0.648448727333205</text:p>
              </table:table-cell>
              <table:table-cell office:value-type="float" office:value="-0.452941966477598">
                <text:p>-0.45294196647759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920660139173354">
                <text:p>0.00920660139173354</text:p>
              </table:table-cell>
              <table:table-cell office:value-type="float" office:value="0.901423074745926">
                <text:p>0.9014230747459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425636162838829">
                <text:p>0.425636162838829</text:p>
              </table:table-cell>
              <table:table-cell office:value-type="float" office:value="0.0406672329019136">
                <text:p>0.04066723290191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1682921518817">
                <text:p>0.41682921518817</text:p>
              </table:table-cell>
              <table:table-cell office:value-type="float" office:value="0.144121966230739">
                <text:p>0.14412196623073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37290702665229">
                <text:p>0.237290702665229</text:p>
              </table:table-cell>
              <table:table-cell office:value-type="float" office:value="0.29424885789885">
                <text:p>0.294248857898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45494307654172">
                <text:p>0.245494307654172</text:p>
              </table:table-cell>
              <table:table-cell office:value-type="float" office:value="0.261487195937556">
                <text:p>0.26148719593755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268407568574048">
                <text:p>0.0268407568574048</text:p>
              </table:table-cell>
              <table:table-cell office:value-type="float" office:value="0.816124014465782">
                <text:p>0.81612401446578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578758516964735">
                <text:p>0.0578758516964735</text:p>
              </table:table-cell>
              <table:table-cell office:value-type="float" office:value="0.703312721817663">
                <text:p>0.70331272181766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108919464023987">
                <text:p>0.00108919464023987</text:p>
              </table:table-cell>
              <table:table-cell office:value-type="float" office:value="0.966959788236487">
                <text:p>0.9669597882364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484612810980896">
                <text:p>0.0484612810980896</text:p>
              </table:table-cell>
              <table:table-cell office:value-type="float" office:value="0.73145609850724">
                <text:p>0.731456098507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84545239472403">
                <text:p>0.84545239472403</text:p>
              </table:table-cell>
              <table:table-cell office:value-type="float" office:value="-0.756100659665002">
                <text:p>-0.7561006596650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68747533277277">
                <text:p>0.0068747533277277</text:p>
              </table:table-cell>
              <table:table-cell office:value-type="float" office:value="0.915612604530723">
                <text:p>0.9156126045307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448104590326007">
                <text:p>0.448104590326007</text:p>
              </table:table-cell>
              <table:table-cell office:value-type="float" office:value="-0.116716543008878">
                <text:p>-0.1167165430088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627599292898856">
                <text:p>0.627599292898856</text:p>
              </table:table-cell>
              <table:table-cell office:value-type="float" office:value="-0.270711004630671">
                <text:p>-0.27071100463067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41141247890738">
                <text:p>0.41141247890738</text:p>
              </table:table-cell>
              <table:table-cell office:value-type="float" office:value="0.214220326426849">
                <text:p>0.21422032642684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8343824891671">
                <text:p>0.8343824891671</text:p>
              </table:table-cell>
              <table:table-cell office:value-type="float" office:value="-0.649383544238671">
                <text:p>-0.64938354423867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25689435641135">
                <text:p>0.225689435641135</text:p>
              </table:table-cell>
              <table:table-cell office:value-type="float" office:value="0.361926823120761">
                <text:p>0.36192682312076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213240920007757">
                <text:p>0.00213240920007757</text:p>
              </table:table-cell>
              <table:table-cell office:value-type="float" office:value="0.95368104916653">
                <text:p>0.9536810491665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423825418593773">
                <text:p>0.423825418593773</text:p>
              </table:table-cell>
              <table:table-cell office:value-type="float" office:value="0.0605516454359369">
                <text:p>0.060551645435936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651395353975776">
                <text:p>0.651395353975776</text:p>
              </table:table-cell>
              <table:table-cell office:value-type="float" office:value="-0.457860258222277">
                <text:p>-0.45786025822227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21257832264132">
                <text:p>0.221257832264132</text:p>
              </table:table-cell>
              <table:table-cell office:value-type="float" office:value="0.392597346466949">
                <text:p>0.39259734646694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431900841036034">
                <text:p>0.431900841036034</text:p>
              </table:table-cell>
              <table:table-cell office:value-type="float" office:value="-0.0211348793781903">
                <text:p>-0.02113487937819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02791211617058">
                <text:p>0.202791211617058</text:p>
              </table:table-cell>
              <table:table-cell office:value-type="float" office:value="0.53191687108509">
                <text:p>0.5319168710850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43361055594004">
                <text:p>0.643361055594004</text:p>
              </table:table-cell>
              <table:table-cell office:value-type="float" office:value="-0.431515316938713">
                <text:p>-0.4315153169387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845578675107887">
                <text:p>0.845578675107887</text:p>
              </table:table-cell>
              <table:table-cell office:value-type="float" office:value="-0.756988335031117">
                <text:p>-0.7569883350311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130792321642699">
                <text:p>0.0130792321642699</text:p>
              </table:table-cell>
              <table:table-cell office:value-type="float" office:value="0.880411277347361">
                <text:p>0.88041127734736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620649147965874">
                <text:p>0.620649147965874</text:p>
              </table:table-cell>
              <table:table-cell office:value-type="float" office:value="-0.162784675473591">
                <text:p>-0.1627846754735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427933474085022">
                <text:p>0.427933474085022</text:p>
              </table:table-cell>
              <table:table-cell office:value-type="float" office:value="0.0166762675172894">
                <text:p>0.01667626751728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431964750556176">
                <text:p>0.431964750556176</text:p>
              </table:table-cell>
              <table:table-cell office:value-type="float" office:value="-0.0217036152028828">
                <text:p>-0.02170361520288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627903823363058">
                <text:p>0.627903823363058</text:p>
              </table:table-cell>
              <table:table-cell office:value-type="float" office:value="-0.275000509455343">
                <text:p>-0.27500050945534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822613079180205">
                <text:p>0.0822613079180205</text:p>
              </table:table-cell>
              <table:table-cell office:value-type="float" office:value="0.669681533126867">
                <text:p>0.6696815331268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649201173825907">
                <text:p>0.649201173825907</text:p>
              </table:table-cell>
              <table:table-cell office:value-type="float" office:value="-0.454191178252851">
                <text:p>-0.45419117825285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32200571448484">
                <text:p>0.432200571448484</text:p>
              </table:table-cell>
              <table:table-cell office:value-type="float" office:value="-0.0237906350025638">
                <text:p>-0.02379063500256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831505497645165">
                <text:p>0.831505497645165</text:p>
              </table:table-cell>
              <table:table-cell office:value-type="float" office:value="-0.606926484768146">
                <text:p>-0.60692648476814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849196294885572">
                <text:p>0.849196294885572</text:p>
              </table:table-cell>
              <table:table-cell office:value-type="float" office:value="-0.770444092181767">
                <text:p>-0.7704440921817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39320768159451">
                <text:p>0.839320768159451</text:p>
              </table:table-cell>
              <table:table-cell office:value-type="float" office:value="-0.708670191676846">
                <text:p>-0.70867019167684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36687857475533">
                <text:p>0.236687857475533</text:p>
              </table:table-cell>
              <table:table-cell office:value-type="float" office:value="0.29720507833566">
                <text:p>0.2972050783356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08797991362137">
                <text:p>0.208797991362137</text:p>
              </table:table-cell>
              <table:table-cell office:value-type="float" office:value="0.486076671298192">
                <text:p>0.48607667129819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2534522839016">
                <text:p>0.22534522839016</text:p>
              </table:table-cell>
              <table:table-cell office:value-type="float" office:value="0.364232671057083">
                <text:p>0.3642326710570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626308515227861">
                <text:p>0.626308515227861</text:p>
              </table:table-cell>
              <table:table-cell office:value-type="float" office:value="-0.252089759744965">
                <text:p>-0.25208975974496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1092133799283">
                <text:p>0.21092133799283</text:p>
              </table:table-cell>
              <table:table-cell office:value-type="float" office:value="0.469781853047196">
                <text:p>0.4697818530471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86425578386314">
                <text:p>0.186425578386314</text:p>
              </table:table-cell>
              <table:table-cell office:value-type="float" office:value="0.645343559334845">
                <text:p>0.64534355933484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428138959295239">
                <text:p>0.428138959295239</text:p>
              </table:table-cell>
              <table:table-cell office:value-type="float" office:value="0.0151360337630011">
                <text:p>0.01513603376300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414618861224617">
                <text:p>0.414618861224617</text:p>
              </table:table-cell>
              <table:table-cell office:value-type="float" office:value="0.172297769532997">
                <text:p>0.17229776953299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450834028460757">
                <text:p>0.450834028460757</text:p>
              </table:table-cell>
              <table:table-cell office:value-type="float" office:value="-0.122121015860485">
                <text:p>-0.12212101586048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44503267579658">
                <text:p>0.244503267579658</text:p>
              </table:table-cell>
              <table:table-cell office:value-type="float" office:value="0.264660520259703">
                <text:p>0.2646605202597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636775875787513">
                <text:p>0.636775875787513</text:p>
              </table:table-cell>
              <table:table-cell office:value-type="float" office:value="-0.380591266313473">
                <text:p>-0.38059126631347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646303483286245">
                <text:p>0.646303483286245</text:p>
              </table:table-cell>
              <table:table-cell office:value-type="float" office:value="-0.445880358781654">
                <text:p>-0.44588035878165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521861134247711">
                <text:p>0.0521861134247711</text:p>
              </table:table-cell>
              <table:table-cell office:value-type="float" office:value="0.71949411210792">
                <text:p>0.7194941121079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447657797532088">
                <text:p>0.447657797532088</text:p>
              </table:table-cell>
              <table:table-cell office:value-type="float" office:value="-0.115518790826995">
                <text:p>-0.11551879082699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621743704717369">
                <text:p>0.621743704717369</text:p>
              </table:table-cell>
              <table:table-cell office:value-type="float" office:value="-0.180951524188806">
                <text:p>-0.18095152418880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633184510408625">
                <text:p>0.633184510408625</text:p>
              </table:table-cell>
              <table:table-cell office:value-type="float" office:value="-0.34259251259937">
                <text:p>-0.342592512599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310399797394">
                <text:p>0.2310399797394</text:p>
              </table:table-cell>
              <table:table-cell office:value-type="float" office:value="0.32837986702766">
                <text:p>0.3283798670276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429104884720863">
                <text:p>0.429104884720863</text:p>
              </table:table-cell>
              <table:table-cell office:value-type="float" office:value="0.00501488587499939">
                <text:p>0.0050148858749993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83403070909055">
                <text:p>0.83403070909055</text:p>
              </table:table-cell>
              <table:table-cell office:value-type="float" office:value="-0.644506795095385">
                <text:p>-0.64450679509538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453114019868765">
                <text:p>0.453114019868765</text:p>
              </table:table-cell>
              <table:table-cell office:value-type="float" office:value="-0.124084890442655">
                <text:p>-0.1240848904426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23700915487986">
                <text:p>0.223700915487986</text:p>
              </table:table-cell>
              <table:table-cell office:value-type="float" office:value="0.375434855472928">
                <text:p>0.3754348554729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429055251735556">
                <text:p>0.429055251735556</text:p>
              </table:table-cell>
              <table:table-cell office:value-type="float" office:value="0.00550079981030474">
                <text:p>0.005500799810304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824284257567433">
                <text:p>0.824284257567433</text:p>
              </table:table-cell>
              <table:table-cell office:value-type="float" office:value="-0.477291824123529">
                <text:p>-0.47729182412352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2805522804104">
                <text:p>0.22805522804104</text:p>
              </table:table-cell>
              <table:table-cell office:value-type="float" office:value="0.34647721030037">
                <text:p>0.3464772103003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28336148943325">
                <text:p>0.628336148943325</text:p>
              </table:table-cell>
              <table:table-cell office:value-type="float" office:value="-0.281020447719376">
                <text:p>-0.28102044771937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510983013211113">
                <text:p>0.0510983013211113</text:p>
              </table:table-cell>
              <table:table-cell office:value-type="float" office:value="0.72288322464285">
                <text:p>0.7228832246428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429511021120948">
                <text:p>0.429511021120948</text:p>
              </table:table-cell>
              <table:table-cell office:value-type="float" office:value="0.0010664523755245">
                <text:p>0.001066452375524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20323417425455">
                <text:p>0.220323417425455</text:p>
              </table:table-cell>
              <table:table-cell office:value-type="float" office:value="0.399306591915993">
                <text:p>0.39930659191599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38088687382834">
                <text:p>0.038088687382834</text:p>
              </table:table-cell>
              <table:table-cell office:value-type="float" office:value="0.771078212344363">
                <text:p>0.77107821234436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33069244877222">
                <text:p>0.833069244877222</text:p>
              </table:table-cell>
              <table:table-cell office:value-type="float" office:value="-0.630704794925949">
                <text:p>-0.63070479492594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170096490393272">
                <text:p>0.0170096490393272</text:p>
              </table:table-cell>
              <table:table-cell office:value-type="float" office:value="0.860915901203746">
                <text:p>0.86091590120374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259803041574781">
                <text:p>0.0259803041574781</text:p>
              </table:table-cell>
              <table:table-cell office:value-type="float" office:value="0.819888112352781">
                <text:p>0.81988811235278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27433391590375">
                <text:p>0.427433391590375</text:p>
              </table:table-cell>
              <table:table-cell office:value-type="float" office:value="0.0217747958913037">
                <text:p>0.02177479589130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636321416310051">
                <text:p>0.636321416310051</text:p>
              </table:table-cell>
              <table:table-cell office:value-type="float" office:value="-0.376080906668564">
                <text:p>-0.37608090666856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653990043517062">
                <text:p>0.0653990043517062</text:p>
              </table:table-cell>
              <table:table-cell office:value-type="float" office:value="0.686379703924028">
                <text:p>0.6863797039240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90210912915326">
                <text:p>0.0090210912915326</text:p>
              </table:table-cell>
              <table:table-cell office:value-type="float" office:value="0.902503718889394">
                <text:p>0.90250371888939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397897658489711">
                <text:p>0.00397897658489711</text:p>
              </table:table-cell>
              <table:table-cell office:value-type="float" office:value="0.936424779914988">
                <text:p>0.93642477991498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623844151289641">
                <text:p>0.623844151289641</text:p>
              </table:table-cell>
              <table:table-cell office:value-type="float" office:value="-0.21465707241204">
                <text:p>-0.214657072412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454020200887773">
                <text:p>0.00454020200887773</text:p>
              </table:table-cell>
              <table:table-cell office:value-type="float" office:value="0.931986926525496">
                <text:p>0.9319869265254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0072593062048">
                <text:p>0.20072593062048</text:p>
              </table:table-cell>
              <table:table-cell office:value-type="float" office:value="0.547803839585532">
                <text:p>0.54780383958553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205046795715568">
                <text:p>0.205046795715568</text:p>
              </table:table-cell>
              <table:table-cell office:value-type="float" office:value="0.514804983493992">
                <text:p>0.51480498349399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43504908523919">
                <text:p>0.243504908523919</text:p>
              </table:table-cell>
              <table:table-cell office:value-type="float" office:value="0.268084663036022">
                <text:p>0.2680846630360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372310579179262">
                <text:p>0.0372310579179262</text:p>
              </table:table-cell>
              <table:table-cell office:value-type="float" office:value="0.772775757088955">
                <text:p>0.7727757570889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42116204123613">
                <text:p>0.42116204123613</text:p>
              </table:table-cell>
              <table:table-cell office:value-type="float" office:value="0.0912060896122306">
                <text:p>0.091206089612230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251470945569225">
                <text:p>0.251470945569225</text:p>
              </table:table-cell>
              <table:table-cell office:value-type="float" office:value="0.247328723883132">
                <text:p>0.2473287238831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321693128304061">
                <text:p>0.0321693128304061</text:p>
              </table:table-cell>
              <table:table-cell office:value-type="float" office:value="0.793389191311694">
                <text:p>0.7933891913116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627262786426218">
                <text:p>0.627262786426218</text:p>
              </table:table-cell>
              <table:table-cell office:value-type="float" office:value="-0.265924510174084">
                <text:p>-0.26592451017408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82486487309079">
                <text:p>0.182486487309079</text:p>
              </table:table-cell>
              <table:table-cell office:value-type="float" office:value="0.668230600099986">
                <text:p>0.6682306000999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36825560090607">
                <text:p>0.236825560090607</text:p>
              </table:table-cell>
              <table:table-cell office:value-type="float" office:value="0.296523681579577">
                <text:p>0.2965236815795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431266705606038">
                <text:p>0.431266705606038</text:p>
              </table:table-cell>
              <table:table-cell office:value-type="float" office:value="-0.0154198517384277">
                <text:p>-0.01541985173842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420267239436998">
                <text:p>0.420267239436998</text:p>
              </table:table-cell>
              <table:table-cell office:value-type="float" office:value="0.101847113961229">
                <text:p>0.1018471139612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414983112872879">
                <text:p>0.414983112872879</text:p>
              </table:table-cell>
              <table:table-cell office:value-type="float" office:value="0.16829037697071">
                <text:p>0.1682903769707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55584053223513">
                <text:p>0.255584053223513</text:p>
              </table:table-cell>
              <table:table-cell office:value-type="float" office:value="0.242785462763364">
                <text:p>0.24278546276336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414893383089095">
                <text:p>0.414893383089095</text:p>
              </table:table-cell>
              <table:table-cell office:value-type="float" office:value="0.168759426997636">
                <text:p>0.16875942699763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24338917355269">
                <text:p>0.824338917355269</text:p>
              </table:table-cell>
              <table:table-cell office:value-type="float" office:value="-0.478596039919183">
                <text:p>-0.47859603991918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61852479155344">
                <text:p>0.61852479155344</text:p>
              </table:table-cell>
              <table:table-cell office:value-type="float" office:value="-0.126450232234477">
                <text:p>-0.1264502322344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618673490203609">
                <text:p>0.618673490203609</text:p>
              </table:table-cell>
              <table:table-cell office:value-type="float" office:value="-0.129037140197223">
                <text:p>-0.12903714019722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493374802599936">
                <text:p>0.0493374802599936</text:p>
              </table:table-cell>
              <table:table-cell office:value-type="float" office:value="0.728552787716215">
                <text:p>0.7285527877162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12413248359643">
                <text:p>0.212413248359643</text:p>
              </table:table-cell>
              <table:table-cell office:value-type="float" office:value="0.458365005628798">
                <text:p>0.45836500562879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619280387441579">
                <text:p>0.619280387441579</text:p>
              </table:table-cell>
              <table:table-cell office:value-type="float" office:value="-0.139529084531746">
                <text:p>-0.13952908453174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505930813360346">
                <text:p>0.0505930813360346</text:p>
              </table:table-cell>
              <table:table-cell office:value-type="float" office:value="0.724486642189023">
                <text:p>0.72448664218902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0263011199008">
                <text:p>0.20263011199008</text:p>
              </table:table-cell>
              <table:table-cell office:value-type="float" office:value="0.533131698833986">
                <text:p>0.53313169883398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9096374491689">
                <text:p>0.19096374491689</text:p>
              </table:table-cell>
              <table:table-cell office:value-type="float" office:value="0.616492033471265">
                <text:p>0.6164920334712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4260941820835">
                <text:p>0.24260941820835</text:p>
              </table:table-cell>
              <table:table-cell office:value-type="float" office:value="0.271346643354287">
                <text:p>0.2713466433542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23992521322095">
                <text:p>0.223992521322095</text:p>
              </table:table-cell>
              <table:table-cell office:value-type="float" office:value="0.373426453709021">
                <text:p>0.3734264537090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726890911456109">
                <text:p>0.000726890911456109</text:p>
              </table:table-cell>
              <table:table-cell office:value-type="float" office:value="0.973022578215917">
                <text:p>0.97302257821591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94203022954086">
                <text:p>0.00094203022954086</text:p>
              </table:table-cell>
              <table:table-cell office:value-type="float" office:value="0.969279614048808">
                <text:p>0.96927961404880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432477368165819">
                <text:p>0.432477368165819</text:p>
              </table:table-cell>
              <table:table-cell office:value-type="float" office:value="-0.0262169320723983">
                <text:p>-0.026216932072398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630164989631896">
                <text:p>0.630164989631896</text:p>
              </table:table-cell>
              <table:table-cell office:value-type="float" office:value="-0.305546488230022">
                <text:p>-0.30554648823002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676083062152096">
                <text:p>0.00676083062152096</text:p>
              </table:table-cell>
              <table:table-cell office:value-type="float" office:value="0.916350517024816">
                <text:p>0.9163505170248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449769831807711">
                <text:p>0.449769831807711</text:p>
              </table:table-cell>
              <table:table-cell office:value-type="float" office:value="-0.12040688744801">
                <text:p>-0.120406887448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417142554614786">
                <text:p>0.417142554614786</text:p>
              </table:table-cell>
              <table:table-cell office:value-type="float" office:value="0.140185548323033">
                <text:p>0.14018554832303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429315239184089">
                <text:p>0.429315239184089</text:p>
              </table:table-cell>
              <table:table-cell office:value-type="float" office:value="0.00296365140164155">
                <text:p>0.002963651401641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715410357398008">
                <text:p>0.0715410357398008</text:p>
              </table:table-cell>
              <table:table-cell office:value-type="float" office:value="0.677309574671443">
                <text:p>0.6773095746714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10340694156946">
                <text:p>0.210340694156946</text:p>
              </table:table-cell>
              <table:table-cell office:value-type="float" office:value="0.475230074492126">
                <text:p>0.47523007449212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30561493118719">
                <text:p>0.830561493118719</text:p>
              </table:table-cell>
              <table:table-cell office:value-type="float" office:value="-0.591796461339054">
                <text:p>-0.59179646133905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416789707248082">
                <text:p>0.416789707248082</text:p>
              </table:table-cell>
              <table:table-cell office:value-type="float" office:value="0.144618963688645">
                <text:p>0.14461896368864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24629340849886">
                <text:p>0.824629340849886</text:p>
              </table:table-cell>
              <table:table-cell office:value-type="float" office:value="-0.484362683382625">
                <text:p>-0.4843626833826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422670490387256">
                <text:p>0.422670490387256</text:p>
              </table:table-cell>
              <table:table-cell office:value-type="float" office:value="0.0736488262951171">
                <text:p>0.073648826295117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3660381116355">
                <text:p>0.83660381116355</text:p>
              </table:table-cell>
              <table:table-cell office:value-type="float" office:value="-0.678262677891912">
                <text:p>-0.6782626778919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587154043970306">
                <text:p>0.0587154043970306</text:p>
              </table:table-cell>
              <table:table-cell office:value-type="float" office:value="0.70115914592324">
                <text:p>0.701159145923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634096381038997">
                <text:p>0.634096381038997</text:p>
              </table:table-cell>
              <table:table-cell office:value-type="float" office:value="-0.352886993099461">
                <text:p>-0.35288699309946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412698474066476">
                <text:p>0.00412698474066476</text:p>
              </table:table-cell>
              <table:table-cell office:value-type="float" office:value="0.935224809506689">
                <text:p>0.93522480950668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415243714462227">
                <text:p>0.415243714462227</text:p>
              </table:table-cell>
              <table:table-cell office:value-type="float" office:value="0.164261989305867">
                <text:p>0.1642619893058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416633021379058">
                <text:p>0.416633021379058</text:p>
              </table:table-cell>
              <table:table-cell office:value-type="float" office:value="0.146595766426323">
                <text:p>0.14659576642632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425085668593712">
                <text:p>0.0425085668593712</text:p>
              </table:table-cell>
              <table:table-cell office:value-type="float" office:value="0.752487221166896">
                <text:p>0.75248722116689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205576864883965">
                <text:p>0.205576864883965</text:p>
              </table:table-cell>
              <table:table-cell office:value-type="float" office:value="0.510793219119416">
                <text:p>0.5107932191194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242911395200492">
                <text:p>0.242911395200492</text:p>
              </table:table-cell>
              <table:table-cell office:value-type="float" office:value="0.270226696072049">
                <text:p>0.27022669607204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455167817406641">
                <text:p>0.0455167817406641</text:p>
              </table:table-cell>
              <table:table-cell office:value-type="float" office:value="0.741587326371685">
                <text:p>0.74158732637168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531613379493924">
                <text:p>0.0531613379493924</text:p>
              </table:table-cell>
              <table:table-cell office:value-type="float" office:value="0.71653320568636">
                <text:p>0.716533205686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415864073241657">
                <text:p>0.415864073241657</text:p>
              </table:table-cell>
              <table:table-cell office:value-type="float" office:value="0.156338942931421">
                <text:p>0.1563389429314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208506645494523">
                <text:p>0.208506645494523</text:p>
              </table:table-cell>
              <table:table-cell office:value-type="float" office:value="0.488313450970647">
                <text:p>0.48831345097064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637246966906423">
                <text:p>0.637246966906423</text:p>
              </table:table-cell>
              <table:table-cell office:value-type="float" office:value="-0.384948184118767">
                <text:p>-0.38494818411876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648875514675301">
                <text:p>0.648875514675301</text:p>
              </table:table-cell>
              <table:table-cell office:value-type="float" office:value="-0.453998761896836">
                <text:p>-0.4539987618968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90149675058162">
                <text:p>0.190149675058162</text:p>
              </table:table-cell>
              <table:table-cell office:value-type="float" office:value="0.621846928211221">
                <text:p>0.6218469282112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36424828726049">
                <text:p>0.836424828726049</text:p>
              </table:table-cell>
              <table:table-cell office:value-type="float" office:value="-0.676067991673877">
                <text:p>-0.67606799167387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83648669958286">
                <text:p>0.183648669958286</text:p>
              </table:table-cell>
              <table:table-cell office:value-type="float" office:value="0.661701781685973">
                <text:p>0.66170178168597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639664869039392">
                <text:p>0.639664869039392</text:p>
              </table:table-cell>
              <table:table-cell office:value-type="float" office:value="-0.406033128323724">
                <text:p>-0.4060331283237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399546150368052">
                <text:p>0.0399546150368052</text:p>
              </table:table-cell>
              <table:table-cell office:value-type="float" office:value="0.762132040292084">
                <text:p>0.76213204029208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24943825888008">
                <text:p>0.24943825888008</text:p>
              </table:table-cell>
              <table:table-cell office:value-type="float" office:value="0.251162639472825">
                <text:p>0.2511626394728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25350661592375">
                <text:p>0.825350661592375</text:p>
              </table:table-cell>
              <table:table-cell office:value-type="float" office:value="-0.498492893724921">
                <text:p>-0.4984928937249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172262401792412">
                <text:p>0.0172262401792412</text:p>
              </table:table-cell>
              <table:table-cell office:value-type="float" office:value="0.859878064337222">
                <text:p>0.85987806433722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628443876644811">
                <text:p>0.628443876644811</text:p>
              </table:table-cell>
              <table:table-cell office:value-type="float" office:value="-0.282028308437214">
                <text:p>-0.2820283084372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24499180402094">
                <text:p>0.24499180402094</text:p>
              </table:table-cell>
              <table:table-cell office:value-type="float" office:value="0.263067925245315">
                <text:p>0.2630679252453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421098870891727">
                <text:p>0.421098870891727</text:p>
              </table:table-cell>
              <table:table-cell office:value-type="float" office:value="0.0919519587527532">
                <text:p>0.09195195875275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25307519740107">
                <text:p>0.825307519740107</text:p>
              </table:table-cell>
              <table:table-cell office:value-type="float" office:value="-0.49765557834342">
                <text:p>-0.4976555783434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8514687260357">
                <text:p>0.18514687260357</text:p>
              </table:table-cell>
              <table:table-cell office:value-type="float" office:value="0.653005903439187">
                <text:p>0.65300590343918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447844581979401">
                <text:p>0.00447844581979401</text:p>
              </table:table-cell>
              <table:table-cell office:value-type="float" office:value="0.932450792805924">
                <text:p>0.9324507928059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36401398591592">
                <text:p>0.836401398591592</text:p>
              </table:table-cell>
              <table:table-cell office:value-type="float" office:value="-0.675778968094798">
                <text:p>-0.6757789680947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76710400734736">
                <text:p>0.076710400734736</text:p>
              </table:table-cell>
              <table:table-cell office:value-type="float" office:value="0.671782670665934">
                <text:p>0.67178267066593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28610179726195">
                <text:p>0.828610179726195</text:p>
              </table:table-cell>
              <table:table-cell office:value-type="float" office:value="-0.558742267470365">
                <text:p>-0.55874226747036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644661439654486">
                <text:p>0.644661439654486</text:p>
              </table:table-cell>
              <table:table-cell office:value-type="float" office:value="-0.438524075419443">
                <text:p>-0.43852407541944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33944642352607">
                <text:p>0.833944642352607</text:p>
              </table:table-cell>
              <table:table-cell office:value-type="float" office:value="-0.643297151906193">
                <text:p>-0.64329715190619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636405673337898">
                <text:p>0.636405673337898</text:p>
              </table:table-cell>
              <table:table-cell office:value-type="float" office:value="-0.376986219278654">
                <text:p>-0.37698621927865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208506645494523">
                <text:p>0.208506645494523</text:p>
              </table:table-cell>
              <table:table-cell office:value-type="float" office:value="0.488313450970647">
                <text:p>0.48831345097064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26853285098717">
                <text:p>0.826853285098717</text:p>
              </table:table-cell>
              <table:table-cell office:value-type="float" office:value="-0.527019617944195">
                <text:p>-0.52701961794419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703363924149495">
                <text:p>0.0703363924149495</text:p>
              </table:table-cell>
              <table:table-cell office:value-type="float" office:value="0.678326655070199">
                <text:p>0.67832665507019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415864073241657">
                <text:p>0.415864073241657</text:p>
              </table:table-cell>
              <table:table-cell office:value-type="float" office:value="0.156338942931421">
                <text:p>0.15633894293142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918038703378893">
                <text:p>0.000918038703378893</text:p>
              </table:table-cell>
              <table:table-cell office:value-type="float" office:value="0.969674373055306">
                <text:p>0.9696743730553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238519240812477">
                <text:p>0.238519240812477</text:p>
              </table:table-cell>
              <table:table-cell office:value-type="float" office:value="0.288443360969801">
                <text:p>0.28844336096980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448911719754886">
                <text:p>0.448911719754886</text:p>
              </table:table-cell>
              <table:table-cell office:value-type="float" office:value="-0.118658122536905">
                <text:p>-0.11865812253690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21666070741668">
                <text:p>0.421666070741668</text:p>
              </table:table-cell>
              <table:table-cell office:value-type="float" office:value="0.0852855874161403">
                <text:p>0.085285587416140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37179196980754">
                <text:p>0.437179196980754</text:p>
              </table:table-cell>
              <table:table-cell office:value-type="float" office:value="-0.063389591123478">
                <text:p>-0.0633895911234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27557234835287">
                <text:p>0.627557234835287</text:p>
              </table:table-cell>
              <table:table-cell office:value-type="float" office:value="-0.270115432826524">
                <text:p>-0.2701154328265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624828016076585">
                <text:p>0.624828016076585</text:p>
              </table:table-cell>
              <table:table-cell office:value-type="float" office:value="-0.22988715594651">
                <text:p>-0.229887155946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208848849397451">
                <text:p>0.208848849397451</text:p>
              </table:table-cell>
              <table:table-cell office:value-type="float" office:value="0.485686195743462">
                <text:p>0.48568619574346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410687542598532">
                <text:p>0.410687542598532</text:p>
              </table:table-cell>
              <table:table-cell office:value-type="float" office:value="0.223835152559959">
                <text:p>0.22383515255995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626868668536609">
                <text:p>0.626868668536609</text:p>
              </table:table-cell>
              <table:table-cell office:value-type="float" office:value="-0.260257097600197">
                <text:p>-0.2602570976001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831505497645165">
                <text:p>0.831505497645165</text:p>
              </table:table-cell>
              <table:table-cell office:value-type="float" office:value="-0.606926484768146">
                <text:p>-0.60692648476814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28206411429633">
                <text:p>0.828206411429633</text:p>
              </table:table-cell>
              <table:table-cell office:value-type="float" office:value="-0.551612377242182">
                <text:p>-0.55161237724218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381370560587237">
                <text:p>0.0381370560587237</text:p>
              </table:table-cell>
              <table:table-cell office:value-type="float" office:value="0.769193829927306">
                <text:p>0.76919382992730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526947395589792">
                <text:p>0.0526947395589792</text:p>
              </table:table-cell>
              <table:table-cell office:value-type="float" office:value="0.717940630398257">
                <text:p>0.71794063039825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624861026295757">
                <text:p>0.624861026295757</text:p>
              </table:table-cell>
              <table:table-cell office:value-type="float" office:value="-0.230391695150721">
                <text:p>-0.2303916951507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636629293552864">
                <text:p>0.636629293552864</text:p>
              </table:table-cell>
              <table:table-cell office:value-type="float" office:value="-0.379175900978523">
                <text:p>-0.37917590097852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417312398355079">
                <text:p>0.0417312398355079</text:p>
              </table:table-cell>
              <table:table-cell office:value-type="float" office:value="0.755386634463782">
                <text:p>0.75538663446378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112431028754376">
                <text:p>0.0112431028754376</text:p>
              </table:table-cell>
              <table:table-cell office:value-type="float" office:value="0.890077400699821">
                <text:p>0.8900774006998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424705888341466">
                <text:p>0.424705888341466</text:p>
              </table:table-cell>
              <table:table-cell office:value-type="float" office:value="0.0507805619114103">
                <text:p>0.050780561911410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26741680348009">
                <text:p>0.826741680348009</text:p>
              </table:table-cell>
              <table:table-cell office:value-type="float" office:value="-0.524944138936192">
                <text:p>-0.5249441389361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623844151289641">
                <text:p>0.623844151289641</text:p>
              </table:table-cell>
              <table:table-cell office:value-type="float" office:value="-0.21465707241204">
                <text:p>-0.214657072412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195953956435591">
                <text:p>0.0195953956435591</text:p>
              </table:table-cell>
              <table:table-cell office:value-type="float" office:value="0.848700993572457">
                <text:p>0.8487009935724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250944735376212">
                <text:p>0.250944735376212</text:p>
              </table:table-cell>
              <table:table-cell office:value-type="float" office:value="0.248221938929697">
                <text:p>0.24822193892969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234985318085137">
                <text:p>0.234985318085137</text:p>
              </table:table-cell>
              <table:table-cell office:value-type="float" office:value="0.305922935529751">
                <text:p>0.30592293552975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24608526656644">
                <text:p>0.824608526656644</text:p>
              </table:table-cell>
              <table:table-cell office:value-type="float" office:value="-0.483950860756041">
                <text:p>-0.48395086075604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410410721654828">
                <text:p>0.410410721654828</text:p>
              </table:table-cell>
              <table:table-cell office:value-type="float" office:value="0.227517446396127">
                <text:p>0.22751744639612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577407349465082">
                <text:p>0.0577407349465082</text:p>
              </table:table-cell>
              <table:table-cell office:value-type="float" office:value="0.703665176007108">
                <text:p>0.7036651760071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825065596796922">
                <text:p>0.825065596796922</text:p>
              </table:table-cell>
              <table:table-cell office:value-type="float" office:value="-0.49294173509267">
                <text:p>-0.4929417350926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830644160431898">
                <text:p>0.830644160431898</text:p>
              </table:table-cell>
              <table:table-cell office:value-type="float" office:value="-0.593144257118414">
                <text:p>-0.5931442571184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40620589129133">
                <text:p>0.840620589129133</text:p>
              </table:table-cell>
              <table:table-cell office:value-type="float" office:value="-0.721243562519097">
                <text:p>-0.72124356251909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636546443526655">
                <text:p>0.636546443526655</text:p>
              </table:table-cell>
              <table:table-cell office:value-type="float" office:value="-0.378370702287322">
                <text:p>-0.37837070228732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509647514084366">
                <text:p>0.0509647514084366</text:p>
              </table:table-cell>
              <table:table-cell office:value-type="float" office:value="0.723304926358926">
                <text:p>0.72330492635892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97824763987865">
                <text:p>0.197824763987865</text:p>
              </table:table-cell>
              <table:table-cell office:value-type="float" office:value="0.568733283545305">
                <text:p>0.56873328354530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645859718442523">
                <text:p>0.645859718442523</text:p>
              </table:table-cell>
              <table:table-cell office:value-type="float" office:value="-0.444056946654333">
                <text:p>-0.4440569466543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25697125703227">
                <text:p>0.825697125703227</text:p>
              </table:table-cell>
              <table:table-cell office:value-type="float" office:value="-0.504980831600662">
                <text:p>-0.5049808316006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651221515175088">
                <text:p>0.651221515175088</text:p>
              </table:table-cell>
              <table:table-cell office:value-type="float" office:value="-0.45772487742513">
                <text:p>-0.457724877425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322453615779485">
                <text:p>0.00322453615779485</text:p>
              </table:table-cell>
              <table:table-cell office:value-type="float" office:value="0.942888907705743">
                <text:p>0.94288890770574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41900055118886">
                <text:p>0.841900055118886</text:p>
              </table:table-cell>
              <table:table-cell office:value-type="float" office:value="-0.732339917554285">
                <text:p>-0.73233991755428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230936452404952">
                <text:p>0.230936452404952</text:p>
              </table:table-cell>
              <table:table-cell office:value-type="float" office:value="0.328697991806512">
                <text:p>0.3286979918065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23602303570442">
                <text:p>0.23602303570442</text:p>
              </table:table-cell>
              <table:table-cell office:value-type="float" office:value="0.300545281524203">
                <text:p>0.30054528152420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48430912270499">
                <text:p>0.848430912270499</text:p>
              </table:table-cell>
              <table:table-cell office:value-type="float" office:value="-0.768501292079209">
                <text:p>-0.7685012920792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537303825785891">
                <text:p>0.00537303825785891</text:p>
              </table:table-cell>
              <table:table-cell office:value-type="float" office:value="0.9257963262529">
                <text:p>0.925796326252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63984836387156">
                <text:p>0.63984836387156</text:p>
              </table:table-cell>
              <table:table-cell office:value-type="float" office:value="-0.407488357685009">
                <text:p>-0.40748835768500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106791760203362">
                <text:p>0.0106791760203362</text:p>
              </table:table-cell>
              <table:table-cell office:value-type="float" office:value="0.893143913402493">
                <text:p>0.89314391340249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649626402589464">
                <text:p>0.649626402589464</text:p>
              </table:table-cell>
              <table:table-cell office:value-type="float" office:value="-0.455575704687691">
                <text:p>-0.45557570468769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108006562247372">
                <text:p>0.00108006562247372</text:p>
              </table:table-cell>
              <table:table-cell office:value-type="float" office:value="0.967099007199897">
                <text:p>0.96709900719989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437043405680688">
                <text:p>0.437043405680688</text:p>
              </table:table-cell>
              <table:table-cell office:value-type="float" office:value="-0.0624273930123964">
                <text:p>-0.06242739301239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214085952966345">
                <text:p>0.214085952966345</text:p>
              </table:table-cell>
              <table:table-cell office:value-type="float" office:value="0.445629659327024">
                <text:p>0.4456296593270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3952656190839">
                <text:p>0.83952656190839</text:p>
              </table:table-cell>
              <table:table-cell office:value-type="float" office:value="-0.710747255608808">
                <text:p>-0.71074725560880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41740058215276">
                <text:p>0.41740058215276</text:p>
              </table:table-cell>
              <table:table-cell office:value-type="float" office:value="0.136955954515129">
                <text:p>0.13695595451512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643880330216577">
                <text:p>0.643880330216577</text:p>
              </table:table-cell>
              <table:table-cell office:value-type="float" office:value="-0.434429137186959">
                <text:p>-0.43442913718695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643414885812426">
                <text:p>0.643414885812426</text:p>
              </table:table-cell>
              <table:table-cell office:value-type="float" office:value="-0.431826858879104">
                <text:p>-0.43182685887910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414532108600409">
                <text:p>0.414532108600409</text:p>
              </table:table-cell>
              <table:table-cell office:value-type="float" office:value="0.173413993452533">
                <text:p>0.1734139934525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491144969165399">
                <text:p>0.0491144969165399</text:p>
              </table:table-cell>
              <table:table-cell office:value-type="float" office:value="0.729286622896328">
                <text:p>0.72928662289632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526311431504438">
                <text:p>0.0526311431504438</text:p>
              </table:table-cell>
              <table:table-cell office:value-type="float" office:value="0.718133775835484">
                <text:p>0.71813377583548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421723148113222">
                <text:p>0.421723148113222</text:p>
              </table:table-cell>
              <table:table-cell office:value-type="float" office:value="0.0846177468103813">
                <text:p>0.08461774681038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91015574425765">
                <text:p>0.191015574425765</text:p>
              </table:table-cell>
              <table:table-cell office:value-type="float" office:value="0.616148604393057">
                <text:p>0.61614860439305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838272389911956">
                <text:p>0.838272389911956</text:p>
              </table:table-cell>
              <table:table-cell office:value-type="float" office:value="-0.6975902582454">
                <text:p>-0.697590258245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31212556524057">
                <text:p>0.431212556524057</text:p>
              </table:table-cell>
              <table:table-cell office:value-type="float" office:value="-0.0136765723122288">
                <text:p>-0.013676572312228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95296838657588">
                <text:p>0.195296838657588</text:p>
              </table:table-cell>
              <table:table-cell office:value-type="float" office:value="0.587301602064078">
                <text:p>0.58730160206407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432477368165819">
                <text:p>0.432477368165819</text:p>
              </table:table-cell>
              <table:table-cell office:value-type="float" office:value="-0.0262169320723983">
                <text:p>-0.026216932072398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24362754597722">
                <text:p>0.424362754597722</text:p>
              </table:table-cell>
              <table:table-cell office:value-type="float" office:value="0.0545659284021376">
                <text:p>0.054565928402137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943136298608988">
                <text:p>0.00943136298608988</text:p>
              </table:table-cell>
              <table:table-cell office:value-type="float" office:value="0.900131066545976">
                <text:p>0.90013106654597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212073510740113">
                <text:p>0.212073510740113</text:p>
              </table:table-cell>
              <table:table-cell office:value-type="float" office:value="0.460960973320493">
                <text:p>0.46096097332049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24362754597722">
                <text:p>0.424362754597722</text:p>
              </table:table-cell>
              <table:table-cell office:value-type="float" office:value="0.0545659284021376">
                <text:p>0.05456592840213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25423991187079">
                <text:p>0.025423991187079</text:p>
              </table:table-cell>
              <table:table-cell office:value-type="float" office:value="0.822335640233116">
                <text:p>0.8223356402331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220334257701858">
                <text:p>0.220334257701858</text:p>
              </table:table-cell>
              <table:table-cell office:value-type="float" office:value="0.399241110617484">
                <text:p>0.39924111061748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671555241592994">
                <text:p>0.0671555241592994</text:p>
              </table:table-cell>
              <table:table-cell office:value-type="float" office:value="0.683220303640517">
                <text:p>0.68322030364051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327378154120093">
                <text:p>0.00327378154120093</text:p>
              </table:table-cell>
              <table:table-cell office:value-type="float" office:value="0.942446929799438">
                <text:p>0.94244692979943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21565630618605">
                <text:p>0.21565630618605</text:p>
              </table:table-cell>
              <table:table-cell office:value-type="float" office:value="0.433765215967287">
                <text:p>0.43376521596728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255327973895">
                <text:p>0.255327973895</text:p>
              </table:table-cell>
              <table:table-cell office:value-type="float" office:value="0.242940579262842">
                <text:p>0.24294057926284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62683589140206">
                <text:p>0.62683589140206</text:p>
              </table:table-cell>
              <table:table-cell office:value-type="float" office:value="-0.259691910229018">
                <text:p>-0.25969191022901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431678238128852">
                <text:p>0.431678238128852</text:p>
              </table:table-cell>
              <table:table-cell office:value-type="float" office:value="-0.0191435287624698">
                <text:p>-0.019143528762469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107004117232679">
                <text:p>0.0107004117232679</text:p>
              </table:table-cell>
              <table:table-cell office:value-type="float" office:value="0.89302748770961">
                <text:p>0.893027487709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43218802069079">
                <text:p>0.43218802069079</text:p>
              </table:table-cell>
              <table:table-cell office:value-type="float" office:value="-0.023680021327236">
                <text:p>-0.0236800213272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505930813360346">
                <text:p>0.0505930813360346</text:p>
              </table:table-cell>
              <table:table-cell office:value-type="float" office:value="0.724486642189023">
                <text:p>0.72448664218902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630714367018899">
                <text:p>0.630714367018899</text:p>
              </table:table-cell>
              <table:table-cell office:value-type="float" office:value="-0.312624708912313">
                <text:p>-0.3126247089123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836596781829851">
                <text:p>0.836596781829851</text:p>
              </table:table-cell>
              <table:table-cell office:value-type="float" office:value="-0.678176923751341">
                <text:p>-0.67817692375134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445966513691216">
                <text:p>0.445966513691216</text:p>
              </table:table-cell>
              <table:table-cell office:value-type="float" office:value="-0.11019587107261">
                <text:p>-0.1101958710726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779329102062358">
                <text:p>0.0779329102062358</text:p>
              </table:table-cell>
              <table:table-cell office:value-type="float" office:value="0.671032575673318">
                <text:p>0.67103257567331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236075682821071">
                <text:p>0.236075682821071</text:p>
              </table:table-cell>
              <table:table-cell office:value-type="float" office:value="0.300277746864052">
                <text:p>0.30027774686405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956622635143892">
                <text:p>0.00956622635143892</text:p>
              </table:table-cell>
              <table:table-cell office:value-type="float" office:value="0.899361041164027">
                <text:p>0.89936104116402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74150277015866">
                <text:p>0.0174150277015866</text:p>
              </table:table-cell>
              <table:table-cell office:value-type="float" office:value="0.858974334251714">
                <text:p>0.8589743342517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333572349310298">
                <text:p>0.0333572349310298</text:p>
              </table:table-cell>
              <table:table-cell office:value-type="float" office:value="0.788459640235091">
                <text:p>0.78845964023509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433067300713932">
                <text:p>0.433067300713932</text:p>
              </table:table-cell>
              <table:table-cell office:value-type="float" office:value="-0.0313029828825278">
                <text:p>-0.031302982882527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04403176750931">
                <text:p>0.204403176750931</text:p>
              </table:table-cell>
              <table:table-cell office:value-type="float" office:value="0.51970841100434">
                <text:p>0.519708411004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413606444210704">
                <text:p>0.413606444210704</text:p>
              </table:table-cell>
              <table:table-cell office:value-type="float" office:value="0.185429744112212">
                <text:p>0.18542974411221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33219025066597">
                <text:p>0.833219025066597</text:p>
              </table:table-cell>
              <table:table-cell office:value-type="float" office:value="-0.63289642436955">
                <text:p>-0.6328964243695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277376583075806">
                <text:p>0.0277376583075806</text:p>
              </table:table-cell>
              <table:table-cell office:value-type="float" office:value="0.81222794515115">
                <text:p>0.812227945151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90038007147069">
                <text:p>0.190038007147069</text:p>
              </table:table-cell>
              <table:table-cell office:value-type="float" office:value="0.622575637443541">
                <text:p>0.62257563744354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650132379332552">
                <text:p>0.650132379332552</text:p>
              </table:table-cell>
              <table:table-cell office:value-type="float" office:value="-0.456434625892234">
                <text:p>-0.4564346258922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496623401152152">
                <text:p>0.0496623401152152</text:p>
              </table:table-cell>
              <table:table-cell office:value-type="float" office:value="0.727490034846982">
                <text:p>0.7274900348469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567135691965684">
                <text:p>0.00567135691965684</text:p>
              </table:table-cell>
              <table:table-cell office:value-type="float" office:value="0.924190321965229">
                <text:p>0.92419032196522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241775065211501">
                <text:p>0.241775065211501</text:p>
              </table:table-cell>
              <table:table-cell office:value-type="float" office:value="0.274545196708909">
                <text:p>0.27454519670890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823388549723466">
                <text:p>0.823388549723466</text:p>
              </table:table-cell>
              <table:table-cell office:value-type="float" office:value="-0.459422690270035">
                <text:p>-0.45942269027003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47970244542654">
                <text:p>0.847970244542654</text:p>
              </table:table-cell>
              <table:table-cell office:value-type="float" office:value="-0.767099824670148">
                <text:p>-0.76709982467014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620156973937312">
                <text:p>0.620156973937312</text:p>
              </table:table-cell>
              <table:table-cell office:value-type="float" office:value="-0.154489351359219">
                <text:p>-0.1544893513592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618409219032475">
                <text:p>0.618409219032475</text:p>
              </table:table-cell>
              <table:table-cell office:value-type="float" office:value="-0.124435285367646">
                <text:p>-0.12443528536764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623274247328629">
                <text:p>0.623274247328629</text:p>
              </table:table-cell>
              <table:table-cell office:value-type="float" office:value="-0.205668490496406">
                <text:p>-0.20566849049640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862503448435009">
                <text:p>0.00862503448435009</text:p>
              </table:table-cell>
              <table:table-cell office:value-type="float" office:value="0.90482036073708">
                <text:p>0.9048203607370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28159948910235">
                <text:p>0.828159948910235</text:p>
              </table:table-cell>
              <table:table-cell office:value-type="float" office:value="-0.550569069311753">
                <text:p>-0.55056906931175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196120597524721">
                <text:p>0.0196120597524721</text:p>
              </table:table-cell>
              <table:table-cell office:value-type="float" office:value="0.848624337552516">
                <text:p>0.8486243375525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99907856450649">
                <text:p>0.199907856450649</text:p>
              </table:table-cell>
              <table:table-cell office:value-type="float" office:value="0.553470939212327">
                <text:p>0.55347093921232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383430265103402">
                <text:p>0.00383430265103402</text:p>
              </table:table-cell>
              <table:table-cell office:value-type="float" office:value="0.937617496905761">
                <text:p>0.9376174969057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624488004342692">
                <text:p>0.624488004342692</text:p>
              </table:table-cell>
              <table:table-cell office:value-type="float" office:value="-0.224665692130519">
                <text:p>-0.2246656921305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840262403536579">
                <text:p>0.840262403536579</text:p>
              </table:table-cell>
              <table:table-cell office:value-type="float" office:value="-0.71790864506365">
                <text:p>-0.717908645063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93403525479895">
                <text:p>0.193403525479895</text:p>
              </table:table-cell>
              <table:table-cell office:value-type="float" office:value="0.600017120867925">
                <text:p>0.6000171208679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827631371732033">
                <text:p>0.827631371732033</text:p>
              </table:table-cell>
              <table:table-cell office:value-type="float" office:value="-0.541291268000752">
                <text:p>-0.54129126800075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622883932392758">
                <text:p>0.622883932392758</text:p>
              </table:table-cell>
              <table:table-cell office:value-type="float" office:value="-0.199444060304294">
                <text:p>-0.19944406030429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12160286343188">
                <text:p>0.412160286343188</text:p>
              </table:table-cell>
              <table:table-cell office:value-type="float" office:value="0.204348797292887">
                <text:p>0.2043487972928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